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2.2035in"/>
    </style:style>
    <style:style style:name="co4" style:family="table-column">
      <style:table-column-properties fo:break-before="auto" style:column-width="9.9673in"/>
    </style:style>
    <style:style style:name="co5" style:family="table-column">
      <style:table-column-properties fo:break-before="auto" style:column-width="1.1063in"/>
    </style:style>
    <style:style style:name="co6" style:family="table-column">
      <style:table-column-properties fo:break-before="auto" style:column-width="2.0063in"/>
    </style:style>
    <style:style style:name="co7" style:family="table-column">
      <style:table-column-properties fo:break-before="auto" style:column-width="10.3898in"/>
    </style:style>
    <style:style style:name="co8" style:family="table-column">
      <style:table-column-properties fo:break-before="auto" style:column-width="4.3508in"/>
    </style:style>
    <style:style style:name="co9" style:family="table-column">
      <style:table-column-properties fo:break-before="auto" style:column-width="12.8555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2.8307in"/>
    </style:style>
    <style:style style:name="co12" style:family="table-column">
      <style:table-column-properties fo:break-before="auto" style:column-width="2.1764in"/>
    </style:style>
    <style:style style:name="co13" style:family="table-column">
      <style:table-column-properties fo:break-before="auto" style:column-width="3.1409in"/>
    </style:style>
    <style:style style:name="co14" style:family="table-column">
      <style:table-column-properties fo:break-before="auto" style:column-width="3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0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 reason or other reason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StStatusOp_not_ready</text:p>
          </table:table-cell>
          <table:table-cell office:value-type="string" calcext:value-type="string">
            <text:p>Charging station is signalling StStatusOp = not_ready. For further information see which StReasonCode signals are set.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EV_Energy_Management_Fault</text:p>
          </table:table-cell>
          <table:table-cell office:value-type="string" calcext:value-type="string">
            <text:p>Energy management reason at EV, e.g. battery is full or charging is scheduled to start at a later point in time. Simultaneously, EvRequestedCurrent will be set to 0.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e.g. S3 button or unlock button pressed.</text:p>
          </table:table-cell>
        </table:table-row>
        <table:table-row table:style-name="ro1">
          <table:table-cell table:style-name="ce4" office:value-type="float" office:value="4" calcext:value-type="float">
            <text:p>04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Maximum_current_too_low</text:p>
          </table:table-cell>
          <table:table-cell office:value-type="string" calcext:value-type="string">
            <text:p>Maximum allowable current too low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Version_fails</text:p>
          </table:table-cell>
          <table:table-cell office:value-type="string" calcext:value-type="string">
            <text:p>EV determines that Version selection fails 10.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itialization_fails</text:p>
          </table:table-cell>
          <table:table-cell office:value-type="string" calcext:value-type="string">
            <text:p>EV determines that initialization fails 10.4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Version_Restart</text:p>
          </table:table-cell>
          <table:table-cell office:value-type="string" calcext:value-type="string">
            <text:p>EV determines to restart the Control Sequence to reselect version 10.2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Bit_Rate_Restart</text:p>
          </table:table-cell>
          <table:table-cell office:value-type="string" calcext:value-type="string">
            <text:p>EV determines to restart the Control Sequence to request a change of bit rate 10.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MCU_Reset_Restart</text:p>
          </table:table-cell>
          <table:table-cell office:value-type="string" calcext:value-type="string">
            <text:p>EV needs to restart the Control Sequence after an MCU reset 10.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Pilot_Fault_Restart</text:p>
          </table:table-cell>
          <table:table-cell office:value-type="string" calcext:value-type="string">
            <text:p>EV needs to restart the Control Sequence after detecting CP Level 0 while the proximity circuit is connected (e.g., SE 10.5 control power outage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No_LIN</text:p>
          </table:table-cell>
          <table:table-cell office:value-type="string" calcext:value-type="string">
            <text:p>EV detects no LIN Headers for longer than T noLIN 10.7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_Fault_Restart</text:p>
          </table:table-cell>
          <table:table-cell office:value-type="string" calcext:value-type="string">
            <text:p>EV determines to restart the Control Sequence after detecting a recoverable internal fault 10.7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_Fault_Termination</text:p>
          </table:table-cell>
          <table:table-cell office:value-type="string" calcext:value-type="string">
            <text:p>EV will terminate charging, an unrecoverable internal fault was detected 10.8.1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current_too_low</text:p>
          </table:table-cell>
          <table:table-cell office:value-type="string" calcext:value-type="string">
            <text:p>Maximum available current is too low 10.4.1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voltage_too_high</text:p>
          </table:table-cell>
          <table:table-cell office:value-type="string" calcext:value-type="string">
            <text:p>Minimum available voltage is too high 10.4.1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Frequency_Mismatch</text:p>
          </table:table-cell>
          <table:table-cell office:value-type="string" calcext:value-type="string">
            <text:p>Frequency does not match 10.4.1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EMS_Charging_delayed</text:p>
          </table:table-cell>
          <table:table-cell office:value-type="string" calcext:value-type="string">
            <text:p>Charging delayed due to energy management system 9.7.2.1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solation_fault</text:p>
          </table:table-cell>
          <table:table-cell office:value-type="string" calcext:value-type="string">
            <text:p>EV isolation fault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harging_Delayed</text:p>
          </table:table-cell>
          <table:table-cell office:value-type="string" calcext:value-type="string">
            <text:p>EV is not immediately ready to receive AC voltage 9.7.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errupt_Clean</text:p>
          </table:table-cell>
          <table:table-cell office:value-type="string" calcext:value-type="string">
            <text:p>EV requests the AC supply voltage to be interrupted by reducing the load current to &lt; 1A, writing EvStatusOp = Deny_V and opening S2 9.7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errupt_Dirty</text:p>
          </table:table-cell>
          <table:table-cell office:value-type="string" calcext:value-type="string">
            <text:p>EV requests the AC supply voltage to be interrupted by immediately opening S2 9.7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voltage_too_low</text:p>
          </table:table-cell>
          <table:table-cell office:value-type="string" calcext:value-type="string">
            <text:p>Maximum available voltage is too low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EvInfoEntry</text:p>
          </table:table-cell>
          <table:table-cell table:number-columns-repeated="2" office:value-type="string" calcext:value-type="string">
            <text:p>Empty</text:p>
          </table:table-cell>
        </table:table-row>
      </table:table>
      <table:table table:name="S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 reason or other reason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V is requesting to go to sleep (EvAwake = 0).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Energy_Unavailable</text:p>
          </table:table-cell>
          <table:table-cell office:value-type="string" calcext:value-type="string">
            <text:p>Energy management reason. Simultaneously, all StAllowableCurrent signals will be set to 0. Station will become available again automatically after some time.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e.g. stop button on charging station pressed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ersion_fails</text:p>
          </table:table-cell>
          <table:table-cell office:value-type="string" calcext:value-type="string">
            <text:p>SE determines that Version selection fails 10.3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itialization_fails</text:p>
          </table:table-cell>
          <table:table-cell office:value-type="string" calcext:value-type="string">
            <text:p>SE determines that initialization fails 10.4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ersion_Restart</text:p>
          </table:table-cell>
          <table:table-cell office:value-type="string" calcext:value-type="string">
            <text:p>SE determines to restart the Control Sequence to reselect version 10.2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Bit_Rate_Restart</text:p>
          </table:table-cell>
          <table:table-cell office:value-type="string" calcext:value-type="string">
            <text:p>SE determines to restart the Control Sequence to request a change of bit rate 10.2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MCU_Reset_Restart</text:p>
          </table:table-cell>
          <table:table-cell office:value-type="string" calcext:value-type="string">
            <text:p>SE needs to restart the Control Sequence after an MCU reset 10.6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ower_Fault_Restart</text:p>
          </table:table-cell>
          <table:table-cell office:value-type="string" calcext:value-type="string">
            <text:p>SE needs to restart the Control Sequence after a control power outage 10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No_LIN</text:p>
          </table:table-cell>
          <table:table-cell office:value-type="string" calcext:value-type="string">
            <text:p>SE detects no LIN Responses for longer than T noLIN 10.7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t_Fault_Restart</text:p>
          </table:table-cell>
          <table:table-cell office:value-type="string" calcext:value-type="string">
            <text:p>SE needs to restart the Control Sequence after detecting an internal fault 10.8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EMS_Charging_delayed</text:p>
          </table:table-cell>
          <table:table-cell office:value-type="string" calcext:value-type="string">
            <text:p>Charging delayed due to energy management system 9.7.2.2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for example the stop button on charging station pressed 1B 16 Maximum available current is too low (SeMaxCurrents &lt; EvMinCurrents) 10.4.2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current_too_low</text:p>
          </table:table-cell>
          <table:table-cell office:value-type="string" calcext:value-type="string">
            <text:p>Maximum available current is too low (SeMaxCurrents &lt; EvMinCurrents) 10.4.2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voltage_too_high</text:p>
          </table:table-cell>
          <table:table-cell office:value-type="string" calcext:value-type="string">
            <text:p>Minimum available voltage is too high (lowest SeNomVoltage &gt; EvMaxVoltage) 10.4.2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Frequency_Mismatch</text:p>
          </table:table-cell>
          <table:table-cell office:value-type="string" calcext:value-type="string">
            <text:p>Frequency does not match 10.4.2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it_timeout</text:p>
          </table:table-cell>
          <table:table-cell office:value-type="string" calcext:value-type="string">
            <text:p>Initialization timeout at charging station 10.4.2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nector_Over_Temp</text:p>
          </table:table-cell>
          <table:table-cell office:value-type="string" calcext:value-type="string">
            <text:p>Over-temperature in Connec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Over_Temp</text:p>
          </table:table-cell>
          <table:table-cell office:value-type="string" calcext:value-type="string">
            <text:p>Over-temperature internal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Temp_Sense_Invalid</text:p>
          </table:table-cell>
          <table:table-cell office:value-type="string" calcext:value-type="string">
            <text:p>Temperature sensor irra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Overcurrent</text:p>
          </table:table-cell>
          <table:table-cell office:value-type="string" calcext:value-type="string">
            <text:p>Overcurrent (EV load current is too high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urrent_Sense_Invalid</text:p>
          </table:table-cell>
          <table:table-cell office:value-type="string" calcext:value-type="string">
            <text:p>Current sensor irra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oltage_Sense_Invalid</text:p>
          </table:table-cell>
          <table:table-cell office:value-type="string" calcext:value-type="string">
            <text:p>Voltage sensor irra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ilot_fault</text:p>
          </table:table-cell>
          <table:table-cell office:value-type="string" calcext:value-type="string">
            <text:p>Pilot voltage faul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tactor_fault</text:p>
          </table:table-cell>
          <table:table-cell office:value-type="string" calcext:value-type="string">
            <text:p>Contactor faul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miswired</text:p>
          </table:table-cell>
          <table:table-cell office:value-type="string" calcext:value-type="string">
            <text:p>Input miswir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over_voltage</text:p>
          </table:table-cell>
          <table:table-cell office:value-type="string" calcext:value-type="string">
            <text:p>Input over voltag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under_voltage</text:p>
          </table:table-cell>
          <table:table-cell office:value-type="string" calcext:value-type="string">
            <text:p>Input under voltage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self_test_fault</text:p>
          </table:table-cell>
          <table:table-cell office:value-type="string" calcext:value-type="string">
            <text:p>CCID self-test fault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tripped_retry</text:p>
          </table:table-cell>
          <table:table-cell office:value-type="string" calcext:value-type="string">
            <text:p>CCID tripped -- retry allowed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tripped_no_retry</text:p>
          </table:table-cell>
          <table:table-cell office:value-type="string" calcext:value-type="string">
            <text:p>CCID tripped -- retry limit exceeded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Breaker_tripped</text:p>
          </table:table-cell>
          <table:table-cell office:value-type="string" calcext:value-type="string">
            <text:p>Breaker tripped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Ground_Monitor_fault</text:p>
          </table:table-cell>
          <table:table-cell office:value-type="string" calcext:value-type="string">
            <text:p>Ground monitor circuit fault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figuration_error</text:p>
          </table:table-cell>
          <table:table-cell office:value-type="string" calcext:value-type="string">
            <text:p>Station configuration err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Ground_fault</text:p>
          </table:table-cell>
          <table:table-cell office:value-type="string" calcext:value-type="string">
            <text:p>Improper grounding or Ground is not prese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mm_Fault</text:p>
          </table:table-cell>
          <table:table-cell office:value-type="string" calcext:value-type="string">
            <text:p>Problem with EV communications -- Disconnect and restar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ternal_Fault</text:p>
          </table:table-cell>
          <table:table-cell office:value-type="string" calcext:value-type="string">
            <text:p>Internal EVSE fault -- Call for servic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voltage_too_low</text:p>
          </table:table-cell>
          <table:table-cell office:value-type="string" calcext:value-type="string">
            <text:p>Maximum available voltage is too low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SeInfoEntry</text:p>
          </table:table-cell>
          <table:table-cell table:number-columns-repeated="2" office:value-type="string" calcext:value-type="string">
            <text:p>Empty</text:p>
          </table:table-cell>
        </table:table-row>
      </table:table>
      <table:table table:name="out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ifndef _<text:span text:style-name="T1">INFO_</text:span>CODES_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fine _INFO_CODES_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COM.MICROSOFT.CONCAT(&quot;#define &quot;; UPPER([$Ev.B1]); &quot;_&quot;; UPPER([$Ev.C1]))" office:value-type="string" office:string-value="#define EVREASONCODE_UNSPECIFIED" calcext:value-type="string">
            <text:p>#define EVREASONCODE_UNSPECIFIED</text:p>
          </table:table-cell>
          <table:table-cell table:formula="of:=COM.MICROSOFT.CONCAT(&quot;0x&quot;;TEXT([$Ev.A1];&quot;00&quot;))" office:value-type="string" office:string-value="0x00" calcext:value-type="string">
            <text:p>0x00</text:p>
          </table:table-cell>
          <table:table-cell table:formula="of:=COM.MICROSOFT.CONCAT(&quot;//&quot;;[$Ev.D1])" office:value-type="string" office:string-value="//Unspecified reason or other reason" calcext:value-type="string">
            <text:p>//Unspecified reason or other reason</text:p>
          </table:table-cell>
        </table:table-row>
        <table:table-row table:style-name="ro1">
          <table:table-cell table:formula="of:=COM.MICROSOFT.CONCAT(&quot;#define &quot;; UPPER([$Ev.B2]); &quot;_&quot;; UPPER([$Ev.C2]))" office:value-type="string" office:string-value="#define EVREASONCODE_STSTATUSOP_NOT_READY" calcext:value-type="string">
            <text:p>#define EVREASONCODE_STSTATUSOP_NOT_READY</text:p>
          </table:table-cell>
          <table:table-cell table:formula="of:=COM.MICROSOFT.CONCAT(&quot;0x&quot;;TEXT([$Ev.A2];&quot;00&quot;))" office:value-type="string" office:string-value="0x01" calcext:value-type="string">
            <text:p>0x01</text:p>
          </table:table-cell>
          <table:table-cell table:formula="of:=COM.MICROSOFT.CONCAT(&quot;//&quot;;[$Ev.D2])" office:value-type="string" office:string-value="//Charging station is signalling StStatusOp = not_ready. For further information see which StReasonCode signals are set." calcext:value-type="string">
            <text:p>//Charging station is signalling StStatusOp = not_ready. For further information see which StReasonCode signals are set.</text:p>
          </table:table-cell>
        </table:table-row>
        <table:table-row table:style-name="ro1">
          <table:table-cell table:formula="of:=COM.MICROSOFT.CONCAT(&quot;#define &quot;; UPPER([$Ev.B3]); &quot;_&quot;; UPPER([$Ev.C3]))" office:value-type="string" office:string-value="#define EVREASONCODE_EV_ENERGY_MANAGEMENT_FAULT" calcext:value-type="string">
            <text:p>#define EVREASONCODE_EV_ENERGY_MANAGEMENT_FAULT</text:p>
          </table:table-cell>
          <table:table-cell table:formula="of:=COM.MICROSOFT.CONCAT(&quot;0x&quot;;TEXT([$Ev.A3];&quot;00&quot;))" office:value-type="string" office:string-value="0x02" calcext:value-type="string">
            <text:p>0x02</text:p>
          </table:table-cell>
          <table:table-cell table:formula="of:=COM.MICROSOFT.CONCAT(&quot;//&quot;;[$Ev.D3])" office:value-type="string" office:string-value="//Energy management reason at EV, e.g. battery is full or charging is scheduled to start at a later point in time. Simultaneously, EvRequestedCurrent will be set to 0." calcext:value-type="string">
            <text:p>//Energy management reason at EV, e.g. battery is full or charging is scheduled to start at a later point in time. Simultaneously, EvRequestedCurrent will be set to 0.</text:p>
          </table:table-cell>
        </table:table-row>
        <table:table-row table:style-name="ro1">
          <table:table-cell table:formula="of:=COM.MICROSOFT.CONCAT(&quot;#define &quot;; UPPER([$Ev.B4]); &quot;_&quot;; UPPER([$Ev.C4]))" office:value-type="string" office:string-value="#define EVREASONCODE_USER_STOP" calcext:value-type="string">
            <text:p>#define EVREASONCODE_USER_STOP</text:p>
          </table:table-cell>
          <table:table-cell table:formula="of:=COM.MICROSOFT.CONCAT(&quot;0x&quot;;TEXT([$Ev.A4];&quot;00&quot;))" office:value-type="string" office:string-value="0x03" calcext:value-type="string">
            <text:p>0x03</text:p>
          </table:table-cell>
          <table:table-cell table:formula="of:=COM.MICROSOFT.CONCAT(&quot;//&quot;;[$Ev.D4])" office:value-type="string" office:string-value="//Charging stopped by user, e.g. S3 button or unlock button pressed." calcext:value-type="string">
            <text:p>//Charging stopped by user, e.g. S3 button or unlock button pressed.</text:p>
          </table:table-cell>
        </table:table-row>
        <table:table-row table:style-name="ro1">
          <table:table-cell table:formula="of:=COM.MICROSOFT.CONCAT(&quot;#define &quot;; UPPER([$Ev.B5]); &quot;_&quot;; UPPER([$Ev.C5]))" office:value-type="string" office:string-value="#define EVREASONCODE_MAXIMUM_CURRENT_TOO_LOW" calcext:value-type="string">
            <text:p>#define EVREASONCODE_MAXIMUM_CURRENT_TOO_LOW</text:p>
          </table:table-cell>
          <table:table-cell table:formula="of:=COM.MICROSOFT.CONCAT(&quot;0x&quot;;TEXT([$Ev.A5];&quot;00&quot;))" office:value-type="string" office:string-value="0x04" calcext:value-type="string">
            <text:p>0x04</text:p>
          </table:table-cell>
          <table:table-cell table:formula="of:=COM.MICROSOFT.CONCAT(&quot;//&quot;;[$Ev.D5])" office:value-type="string" office:string-value="//Maximum allowable current too low." calcext:value-type="string">
            <text:p>//Maximum allowable current too low.</text:p>
          </table:table-cell>
        </table:table-row>
        <table:table-row table:style-name="ro1">
          <table:table-cell table:formula="of:=COM.MICROSOFT.CONCAT(&quot;#define &quot;; UPPER([$Ev.B6]); &quot;_&quot;; UPPER([$Ev.C6]))" office:value-type="string" office:string-value="#define EVINFOENTRY_VERSION_FAILS" calcext:value-type="string">
            <text:p>#define EVINFOENTRY_VERSION_FAILS</text:p>
          </table:table-cell>
          <table:table-cell table:formula="of:=COM.MICROSOFT.CONCAT(&quot;0x&quot;;TEXT([$Ev.A6];&quot;00&quot;))" office:value-type="string" office:string-value="0x11" calcext:value-type="string">
            <text:p>0x11</text:p>
          </table:table-cell>
          <table:table-cell table:formula="of:=COM.MICROSOFT.CONCAT(&quot;//&quot;;[$Ev.D6])" office:value-type="string" office:string-value="//EV determines that Version selection fails 10.3.1" calcext:value-type="string">
            <text:p>//EV determines that Version selection fails 10.3.1</text:p>
          </table:table-cell>
        </table:table-row>
        <table:table-row table:style-name="ro1">
          <table:table-cell table:formula="of:=COM.MICROSOFT.CONCAT(&quot;#define &quot;; UPPER([$Ev.B7]); &quot;_&quot;; UPPER([$Ev.C7]))" office:value-type="string" office:string-value="#define EVINFOENTRY_INITIALIZATION_FAILS" calcext:value-type="string">
            <text:p>#define EVINFOENTRY_INITIALIZATION_FAILS</text:p>
          </table:table-cell>
          <table:table-cell table:formula="of:=COM.MICROSOFT.CONCAT(&quot;0x&quot;;TEXT([$Ev.A7];&quot;00&quot;))" office:value-type="string" office:string-value="0x12" calcext:value-type="string">
            <text:p>0x12</text:p>
          </table:table-cell>
          <table:table-cell table:formula="of:=COM.MICROSOFT.CONCAT(&quot;//&quot;;[$Ev.D7])" office:value-type="string" office:string-value="//EV determines that initialization fails 10.4.1" calcext:value-type="string">
            <text:p>//EV determines that initialization fails 10.4.1</text:p>
          </table:table-cell>
        </table:table-row>
        <table:table-row table:style-name="ro1">
          <table:table-cell table:formula="of:=COM.MICROSOFT.CONCAT(&quot;#define &quot;; UPPER([$Ev.B8]); &quot;_&quot;; UPPER([$Ev.C8]))" office:value-type="string" office:string-value="#define EVINFOENTRY_VERSION_RESTART" calcext:value-type="string">
            <text:p>#define EVINFOENTRY_VERSION_RESTART</text:p>
          </table:table-cell>
          <table:table-cell table:formula="of:=COM.MICROSOFT.CONCAT(&quot;0x&quot;;TEXT([$Ev.A8];&quot;00&quot;))" office:value-type="string" office:string-value="0x13" calcext:value-type="string">
            <text:p>0x13</text:p>
          </table:table-cell>
          <table:table-cell table:formula="of:=COM.MICROSOFT.CONCAT(&quot;//&quot;;[$Ev.D8])" office:value-type="string" office:string-value="//EV determines to restart the Control Sequence to reselect version 10.2.1" calcext:value-type="string">
            <text:p>//EV determines to restart the Control Sequence to reselect version 10.2.1</text:p>
          </table:table-cell>
        </table:table-row>
        <table:table-row table:style-name="ro1">
          <table:table-cell table:formula="of:=COM.MICROSOFT.CONCAT(&quot;#define &quot;; UPPER([$Ev.B9]); &quot;_&quot;; UPPER([$Ev.C9]))" office:value-type="string" office:string-value="#define EVINFOENTRY_BIT_RATE_RESTART" calcext:value-type="string">
            <text:p>#define EVINFOENTRY_BIT_RATE_RESTART</text:p>
          </table:table-cell>
          <table:table-cell table:formula="of:=COM.MICROSOFT.CONCAT(&quot;0x&quot;;TEXT([$Ev.A9];&quot;00&quot;))" office:value-type="string" office:string-value="0x14" calcext:value-type="string">
            <text:p>0x14</text:p>
          </table:table-cell>
          <table:table-cell table:formula="of:=COM.MICROSOFT.CONCAT(&quot;//&quot;;[$Ev.D9])" office:value-type="string" office:string-value="//EV determines to restart the Control Sequence to request a change of bit rate 10.2.1" calcext:value-type="string">
            <text:p>//EV determines to restart the Control Sequence to request a change of bit rate 10.2.1</text:p>
          </table:table-cell>
        </table:table-row>
        <table:table-row table:style-name="ro1">
          <table:table-cell table:formula="of:=COM.MICROSOFT.CONCAT(&quot;#define &quot;; UPPER([$Ev.B10]); &quot;_&quot;; UPPER([$Ev.C10]))" office:value-type="string" office:string-value="#define EVINFOENTRY_MCU_RESET_RESTART" calcext:value-type="string">
            <text:p>#define EVINFOENTRY_MCU_RESET_RESTART</text:p>
          </table:table-cell>
          <table:table-cell table:formula="of:=COM.MICROSOFT.CONCAT(&quot;0x&quot;;TEXT([$Ev.A10];&quot;00&quot;))" office:value-type="string" office:string-value="0x15" calcext:value-type="string">
            <text:p>0x15</text:p>
          </table:table-cell>
          <table:table-cell table:formula="of:=COM.MICROSOFT.CONCAT(&quot;//&quot;;[$Ev.D10])" office:value-type="string" office:string-value="//EV needs to restart the Control Sequence after an MCU reset 10.6.2" calcext:value-type="string">
            <text:p>//EV needs to restart the Control Sequence after an MCU reset 10.6.2</text:p>
          </table:table-cell>
        </table:table-row>
        <table:table-row table:style-name="ro1">
          <table:table-cell table:formula="of:=COM.MICROSOFT.CONCAT(&quot;#define &quot;; UPPER([$Ev.B11]); &quot;_&quot;; UPPER([$Ev.C11]))" office:value-type="string" office:string-value="#define EVINFOENTRY_PILOT_FAULT_RESTART" calcext:value-type="string">
            <text:p>#define EVINFOENTRY_PILOT_FAULT_RESTART</text:p>
          </table:table-cell>
          <table:table-cell table:formula="of:=COM.MICROSOFT.CONCAT(&quot;0x&quot;;TEXT([$Ev.A11];&quot;00&quot;))" office:value-type="string" office:string-value="0x16" calcext:value-type="string">
            <text:p>0x16</text:p>
          </table:table-cell>
          <table:table-cell table:formula="of:=COM.MICROSOFT.CONCAT(&quot;//&quot;;[$Ev.D11])" office:value-type="string" office:string-value="//EV needs to restart the Control Sequence after detecting CP Level 0 while the proximity circuit is connected (e.g., SE 10.5 control power outage)" calcext:value-type="string">
            <text:p>//EV needs to restart the Control Sequence after detecting CP Level 0 while the proximity circuit is connected (e.g., SE 10.5 control power outage)</text:p>
          </table:table-cell>
        </table:table-row>
        <table:table-row table:style-name="ro1">
          <table:table-cell table:formula="of:=COM.MICROSOFT.CONCAT(&quot;#define &quot;; UPPER([$Ev.B12]); &quot;_&quot;; UPPER([$Ev.C12]))" office:value-type="string" office:string-value="#define EVINFOENTRY_NO_LIN" calcext:value-type="string">
            <text:p>#define EVINFOENTRY_NO_LIN</text:p>
          </table:table-cell>
          <table:table-cell table:formula="of:=COM.MICROSOFT.CONCAT(&quot;0x&quot;;TEXT([$Ev.A12];&quot;00&quot;))" office:value-type="string" office:string-value="0x17" calcext:value-type="string">
            <text:p>0x17</text:p>
          </table:table-cell>
          <table:table-cell table:formula="of:=COM.MICROSOFT.CONCAT(&quot;//&quot;;[$Ev.D12])" office:value-type="string" office:string-value="//EV detects no LIN Headers for longer than T noLIN 10.7.1" calcext:value-type="string">
            <text:p>//EV detects no LIN Headers for longer than T noLIN 10.7.1</text:p>
          </table:table-cell>
        </table:table-row>
        <table:table-row table:style-name="ro1">
          <table:table-cell table:formula="of:=COM.MICROSOFT.CONCAT(&quot;#define &quot;; UPPER([$Ev.B13]); &quot;_&quot;; UPPER([$Ev.C13]))" office:value-type="string" office:string-value="#define EVINFOENTRY_INT_FAULT_RESTART" calcext:value-type="string">
            <text:p>#define EVINFOENTRY_INT_FAULT_RESTART</text:p>
          </table:table-cell>
          <table:table-cell table:formula="of:=COM.MICROSOFT.CONCAT(&quot;0x&quot;;TEXT([$Ev.A13];&quot;00&quot;))" office:value-type="string" office:string-value="0x18" calcext:value-type="string">
            <text:p>0x18</text:p>
          </table:table-cell>
          <table:table-cell table:formula="of:=COM.MICROSOFT.CONCAT(&quot;//&quot;;[$Ev.D13])" office:value-type="string" office:string-value="//EV determines to restart the Control Sequence after detecting a recoverable internal fault 10.7.2" calcext:value-type="string">
            <text:p>//EV determines to restart the Control Sequence after detecting a recoverable internal fault 10.7.2</text:p>
          </table:table-cell>
        </table:table-row>
        <table:table-row table:style-name="ro1">
          <table:table-cell table:formula="of:=COM.MICROSOFT.CONCAT(&quot;#define &quot;; UPPER([$Ev.B14]); &quot;_&quot;; UPPER([$Ev.C14]))" office:value-type="string" office:string-value="#define EVINFOENTRY_INT_FAULT_TERMINATION" calcext:value-type="string">
            <text:p>#define EVINFOENTRY_INT_FAULT_TERMINATION</text:p>
          </table:table-cell>
          <table:table-cell table:formula="of:=COM.MICROSOFT.CONCAT(&quot;0x&quot;;TEXT([$Ev.A14];&quot;00&quot;))" office:value-type="string" office:string-value="0x19" calcext:value-type="string">
            <text:p>0x19</text:p>
          </table:table-cell>
          <table:table-cell table:formula="of:=COM.MICROSOFT.CONCAT(&quot;//&quot;;[$Ev.D14])" office:value-type="string" office:string-value="//EV will terminate charging, an unrecoverable internal fault was detected 10.8.1" calcext:value-type="string">
            <text:p>//EV will terminate charging, an unrecoverable internal fault was detected 10.8.1</text:p>
          </table:table-cell>
        </table:table-row>
        <table:table-row table:style-name="ro1">
          <table:table-cell table:formula="of:=COM.MICROSOFT.CONCAT(&quot;#define &quot;; UPPER([$Ev.B15]); &quot;_&quot;; UPPER([$Ev.C15]))" office:value-type="string" office:string-value="#define EVINFOENTRY_AVAILABLE_CURRENT_TOO_LOW" calcext:value-type="string">
            <text:p>#define EVINFOENTRY_AVAILABLE_CURRENT_TOO_LOW</text:p>
          </table:table-cell>
          <table:table-cell table:formula="of:=COM.MICROSOFT.CONCAT(&quot;0x&quot;;TEXT([$Ev.A15];&quot;00&quot;))" office:value-type="string" office:string-value="0x1A" calcext:value-type="string">
            <text:p>0x1A</text:p>
          </table:table-cell>
          <table:table-cell table:formula="of:=COM.MICROSOFT.CONCAT(&quot;//&quot;;[$Ev.D15])" office:value-type="string" office:string-value="//Maximum available current is too low 10.4.1" calcext:value-type="string">
            <text:p>//Maximum available current is too low 10.4.1</text:p>
          </table:table-cell>
        </table:table-row>
        <table:table-row table:style-name="ro1">
          <table:table-cell table:formula="of:=COM.MICROSOFT.CONCAT(&quot;#define &quot;; UPPER([$Ev.B16]); &quot;_&quot;; UPPER([$Ev.C16]))" office:value-type="string" office:string-value="#define EVINFOENTRY_AVAILABLE_VOLTAGE_TOO_HIGH" calcext:value-type="string">
            <text:p>#define EVINFOENTRY_AVAILABLE_VOLTAGE_TOO_HIGH</text:p>
          </table:table-cell>
          <table:table-cell table:formula="of:=COM.MICROSOFT.CONCAT(&quot;0x&quot;;TEXT([$Ev.A16];&quot;00&quot;))" office:value-type="string" office:string-value="0x1B" calcext:value-type="string">
            <text:p>0x1B</text:p>
          </table:table-cell>
          <table:table-cell table:formula="of:=COM.MICROSOFT.CONCAT(&quot;//&quot;;[$Ev.D16])" office:value-type="string" office:string-value="//Minimum available voltage is too high 10.4.1" calcext:value-type="string">
            <text:p>//Minimum available voltage is too high 10.4.1</text:p>
          </table:table-cell>
        </table:table-row>
        <table:table-row table:style-name="ro1">
          <table:table-cell table:formula="of:=COM.MICROSOFT.CONCAT(&quot;#define &quot;; UPPER([$Ev.B17]); &quot;_&quot;; UPPER([$Ev.C17]))" office:value-type="string" office:string-value="#define EVINFOENTRY_FREQUENCY_MISMATCH" calcext:value-type="string">
            <text:p>#define EVINFOENTRY_FREQUENCY_MISMATCH</text:p>
          </table:table-cell>
          <table:table-cell table:formula="of:=COM.MICROSOFT.CONCAT(&quot;0x&quot;;TEXT([$Ev.A17];&quot;00&quot;))" office:value-type="string" office:string-value="0x1C" calcext:value-type="string">
            <text:p>0x1C</text:p>
          </table:table-cell>
          <table:table-cell table:formula="of:=COM.MICROSOFT.CONCAT(&quot;//&quot;;[$Ev.D17])" office:value-type="string" office:string-value="//Frequency does not match 10.4.1" calcext:value-type="string">
            <text:p>//Frequency does not match 10.4.1</text:p>
          </table:table-cell>
        </table:table-row>
        <table:table-row table:style-name="ro1">
          <table:table-cell table:formula="of:=COM.MICROSOFT.CONCAT(&quot;#define &quot;; UPPER([$Ev.B18]); &quot;_&quot;; UPPER([$Ev.C18]))" office:value-type="string" office:string-value="#define EVINFOENTRY_EMS_CHARGING_DELAYED" calcext:value-type="string">
            <text:p>#define EVINFOENTRY_EMS_CHARGING_DELAYED</text:p>
          </table:table-cell>
          <table:table-cell table:formula="of:=COM.MICROSOFT.CONCAT(&quot;0x&quot;;TEXT([$Ev.A18];&quot;00&quot;))" office:value-type="string" office:string-value="0x1D" calcext:value-type="string">
            <text:p>0x1D</text:p>
          </table:table-cell>
          <table:table-cell table:formula="of:=COM.MICROSOFT.CONCAT(&quot;//&quot;;[$Ev.D18])" office:value-type="string" office:string-value="//Charging delayed due to energy management system 9.7.2.1" calcext:value-type="string">
            <text:p>//Charging delayed due to energy management system 9.7.2.1</text:p>
          </table:table-cell>
        </table:table-row>
        <table:table-row table:style-name="ro1">
          <table:table-cell table:formula="of:=COM.MICROSOFT.CONCAT(&quot;#define &quot;; UPPER([$Ev.B19]); &quot;_&quot;; UPPER([$Ev.C19]))" office:value-type="string" office:string-value="#define EVINFOENTRY_ISOLATION_FAULT" calcext:value-type="string">
            <text:p>#define EVINFOENTRY_ISOLATION_FAULT</text:p>
          </table:table-cell>
          <table:table-cell table:formula="of:=COM.MICROSOFT.CONCAT(&quot;0x&quot;;TEXT([$Ev.A19];&quot;00&quot;))" office:value-type="string" office:string-value="0x1E" calcext:value-type="string">
            <text:p>0x1E</text:p>
          </table:table-cell>
          <table:table-cell table:formula="of:=COM.MICROSOFT.CONCAT(&quot;//&quot;;[$Ev.D19])" office:value-type="string" office:string-value="//EV isolation fault" calcext:value-type="string">
            <text:p>//EV isolation fault</text:p>
          </table:table-cell>
        </table:table-row>
        <table:table-row table:style-name="ro1">
          <table:table-cell table:formula="of:=COM.MICROSOFT.CONCAT(&quot;#define &quot;; UPPER([$Ev.B20]); &quot;_&quot;; UPPER([$Ev.C20]))" office:value-type="string" office:string-value="#define EVINFOENTRY_CHARGING_DELAYED" calcext:value-type="string">
            <text:p>#define EVINFOENTRY_CHARGING_DELAYED</text:p>
          </table:table-cell>
          <table:table-cell table:formula="of:=COM.MICROSOFT.CONCAT(&quot;0x&quot;;TEXT([$Ev.A20];&quot;00&quot;))" office:value-type="string" office:string-value="0x1F" calcext:value-type="string">
            <text:p>0x1F</text:p>
          </table:table-cell>
          <table:table-cell table:formula="of:=COM.MICROSOFT.CONCAT(&quot;//&quot;;[$Ev.D20])" office:value-type="string" office:string-value="//EV is not immediately ready to receive AC voltage 9.7.2.1" calcext:value-type="string">
            <text:p>//EV is not immediately ready to receive AC voltage 9.7.2.1</text:p>
          </table:table-cell>
        </table:table-row>
        <table:table-row table:style-name="ro1">
          <table:table-cell table:formula="of:=COM.MICROSOFT.CONCAT(&quot;#define &quot;; UPPER([$Ev.B21]); &quot;_&quot;; UPPER([$Ev.C21]))" office:value-type="string" office:string-value="#define EVINFOENTRY_INTERRUPT_CLEAN" calcext:value-type="string">
            <text:p>#define EVINFOENTRY_INTERRUPT_CLEAN</text:p>
          </table:table-cell>
          <table:table-cell table:formula="of:=COM.MICROSOFT.CONCAT(&quot;0x&quot;;TEXT([$Ev.A21];&quot;00&quot;))" office:value-type="string" office:string-value="0x20" calcext:value-type="string">
            <text:p>0x20</text:p>
          </table:table-cell>
          <table:table-cell table:formula="of:=COM.MICROSOFT.CONCAT(&quot;//&quot;;[$Ev.D21])" office:value-type="string" office:string-value="//EV requests the AC supply voltage to be interrupted by reducing the load current to &lt; 1A, writing EvStatusOp = Deny_V and opening S2 9.7.4" calcext:value-type="string">
            <text:p>//EV requests the AC supply voltage to be interrupted by reducing the load current to &lt; 1A, writing EvStatusOp = Deny_V and opening S2 9.7.4</text:p>
          </table:table-cell>
        </table:table-row>
        <table:table-row table:style-name="ro1">
          <table:table-cell table:formula="of:=COM.MICROSOFT.CONCAT(&quot;#define &quot;; UPPER([$Ev.B22]); &quot;_&quot;; UPPER([$Ev.C22]))" office:value-type="string" office:string-value="#define EVINFOENTRY_INTERRUPT_DIRTY" calcext:value-type="string">
            <text:p>#define EVINFOENTRY_INTERRUPT_DIRTY</text:p>
          </table:table-cell>
          <table:table-cell table:formula="of:=COM.MICROSOFT.CONCAT(&quot;0x&quot;;TEXT([$Ev.A22];&quot;00&quot;))" office:value-type="string" office:string-value="0x21" calcext:value-type="string">
            <text:p>0x21</text:p>
          </table:table-cell>
          <table:table-cell table:formula="of:=COM.MICROSOFT.CONCAT(&quot;//&quot;;[$Ev.D22])" office:value-type="string" office:string-value="//EV requests the AC supply voltage to be interrupted by immediately opening S2 9.7.4" calcext:value-type="string">
            <text:p>//EV requests the AC supply voltage to be interrupted by immediately opening S2 9.7.4</text:p>
          </table:table-cell>
        </table:table-row>
        <table:table-row table:style-name="ro1">
          <table:table-cell table:formula="of:=COM.MICROSOFT.CONCAT(&quot;#define &quot;; UPPER([$Ev.B23]); &quot;_&quot;; UPPER([$Ev.C23]))" office:value-type="string" office:string-value="#define EVINFOENTRY_AVAILABLE_VOLTAGE_TOO_LOW" calcext:value-type="string">
            <text:p>#define EVINFOENTRY_AVAILABLE_VOLTAGE_TOO_LOW</text:p>
          </table:table-cell>
          <table:table-cell table:formula="of:=COM.MICROSOFT.CONCAT(&quot;0x&quot;;TEXT([$Ev.A23];&quot;00&quot;))" office:value-type="string" office:string-value="0x22" calcext:value-type="string">
            <text:p>0x22</text:p>
          </table:table-cell>
          <table:table-cell table:formula="of:=COM.MICROSOFT.CONCAT(&quot;//&quot;;[$Ev.D23])" office:value-type="string" office:string-value="//Maximum available voltage is too low" calcext:value-type="string">
            <text:p>//Maximum available voltage is too low</text:p>
          </table:table-cell>
        </table:table-row>
        <table:table-row table:style-name="ro1">
          <table:table-cell table:formula="of:=COM.MICROSOFT.CONCAT(&quot;#define &quot;; UPPER([$Ev.B24]); &quot;_&quot;; UPPER([$Ev.C24]))" office:value-type="string" office:string-value="#define EVINFOENTRY_EMPTY" calcext:value-type="string">
            <text:p>#define EVINFOENTRY_EMPTY</text:p>
          </table:table-cell>
          <table:table-cell table:formula="of:=COM.MICROSOFT.CONCAT(&quot;0x&quot;;TEXT([$Ev.A24];&quot;00&quot;))" office:value-type="string" office:string-value="0xFF" calcext:value-type="string">
            <text:p>0xFF</text:p>
          </table:table-cell>
          <table:table-cell table:formula="of:=COM.MICROSOFT.CONCAT(&quot;//&quot;;[$Ev.D24])" office:value-type="string" office:string-value="//Empty" calcext:value-type="string">
            <text:p>//Emp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efine MAX_EVINFOENTRIES</text:p>
          </table:table-cell>
          <table:table-cell table:style-name="ce3" table:formula="of:=(CEILING((COUNTIF([.B4:.B27];&quot;*&quot;)/6)))*6" office:value-type="float" office:value="24" calcext:value-type="float">
            <text:p>24</text:p>
          </table:table-cell>
          <table:table-cell office:value-type="string" calcext:value-type="string">
            <text:p>//Maximum space required to store all EvInfo codes rounded up to the page size (6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COM.MICROSOFT.CONCAT(&quot;#define &quot;; UPPER([$Se.B1]); &quot;_&quot;; UPPER([$Se.C1]))" office:value-type="string" office:string-value="#define STREASONCODE_UNSPECIFIED" calcext:value-type="string">
            <text:p>#define STREASONCODE_UNSPECIFIED</text:p>
          </table:table-cell>
          <table:table-cell table:formula="of:=COM.MICROSOFT.CONCAT(&quot;0x&quot;;TEXT([$Se.A1];&quot;00&quot;))" office:value-type="string" office:string-value="0x00" calcext:value-type="string">
            <text:p>0x00</text:p>
          </table:table-cell>
          <table:table-cell table:formula="of:=COM.MICROSOFT.CONCAT(&quot;//&quot;;[$Se.D1])" office:value-type="string" office:string-value="//Unspecified reason or other reason" calcext:value-type="string">
            <text:p>//Unspecified reason or other reason</text:p>
          </table:table-cell>
        </table:table-row>
        <table:table-row table:style-name="ro1">
          <table:table-cell table:formula="of:=COM.MICROSOFT.CONCAT(&quot;#define &quot;; UPPER([$Se.B2]); &quot;_&quot;; UPPER([$Se.C2]))" office:value-type="string" office:string-value="#define STREASONCODE_SLEEP" calcext:value-type="string">
            <text:p>#define STREASONCODE_SLEEP</text:p>
          </table:table-cell>
          <table:table-cell table:formula="of:=COM.MICROSOFT.CONCAT(&quot;0x&quot;;TEXT([$Se.A2];&quot;00&quot;))" office:value-type="string" office:string-value="0x01" calcext:value-type="string">
            <text:p>0x01</text:p>
          </table:table-cell>
          <table:table-cell table:formula="of:=COM.MICROSOFT.CONCAT(&quot;//&quot;;[$Se.D2])" office:value-type="string" office:string-value="//EV is requesting to go to sleep (EvAwake = 0)." calcext:value-type="string">
            <text:p>//EV is requesting to go to sleep (EvAwake = 0).</text:p>
          </table:table-cell>
        </table:table-row>
        <table:table-row table:style-name="ro1">
          <table:table-cell table:formula="of:=COM.MICROSOFT.CONCAT(&quot;#define &quot;; UPPER([$Se.B3]); &quot;_&quot;; UPPER([$Se.C3]))" office:value-type="string" office:string-value="#define STREASONCODE_ENERGY_UNAVAILABLE" calcext:value-type="string">
            <text:p>#define STREASONCODE_ENERGY_UNAVAILABLE</text:p>
          </table:table-cell>
          <table:table-cell table:formula="of:=COM.MICROSOFT.CONCAT(&quot;0x&quot;;TEXT([$Se.A3];&quot;00&quot;))" office:value-type="string" office:string-value="0x02" calcext:value-type="string">
            <text:p>0x02</text:p>
          </table:table-cell>
          <table:table-cell table:formula="of:=COM.MICROSOFT.CONCAT(&quot;//&quot;;[$Se.D3])" office:value-type="string" office:string-value="//Energy management reason. Simultaneously, all StAllowableCurrent signals will be set to 0. Station will become available again automatically after some time." calcext:value-type="string">
            <text:p>//Energy management reason. Simultaneously, all StAllowableCurrent signals will be set to 0. Station will become available again automatically after some time.</text:p>
          </table:table-cell>
        </table:table-row>
        <table:table-row table:style-name="ro1">
          <table:table-cell table:formula="of:=COM.MICROSOFT.CONCAT(&quot;#define &quot;; UPPER([$Se.B4]); &quot;_&quot;; UPPER([$Se.C4]))" office:value-type="string" office:string-value="#define STREASONCODE_USER_STOP" calcext:value-type="string">
            <text:p>#define STREASONCODE_USER_STOP</text:p>
          </table:table-cell>
          <table:table-cell table:formula="of:=COM.MICROSOFT.CONCAT(&quot;0x&quot;;TEXT([$Se.A4];&quot;00&quot;))" office:value-type="string" office:string-value="0x03" calcext:value-type="string">
            <text:p>0x03</text:p>
          </table:table-cell>
          <table:table-cell table:formula="of:=COM.MICROSOFT.CONCAT(&quot;//&quot;;[$Se.D4])" office:value-type="string" office:string-value="//Charging stopped by user, e.g. stop button on charging station pressed." calcext:value-type="string">
            <text:p>//Charging stopped by user, e.g. stop button on charging station pressed.</text:p>
          </table:table-cell>
        </table:table-row>
        <table:table-row table:style-name="ro1">
          <table:table-cell table:formula="of:=COM.MICROSOFT.CONCAT(&quot;#define &quot;; UPPER([$Se.B5]); &quot;_&quot;; UPPER([$Se.C5]))" office:value-type="string" office:string-value="#define SEINFOENTRY_VERSION_FAILS" calcext:value-type="string">
            <text:p>#define SEINFOENTRY_VERSION_FAILS</text:p>
          </table:table-cell>
          <table:table-cell table:formula="of:=COM.MICROSOFT.CONCAT(&quot;0x&quot;;TEXT([$Se.A5];&quot;00&quot;))" office:value-type="string" office:string-value="0x11" calcext:value-type="string">
            <text:p>0x11</text:p>
          </table:table-cell>
          <table:table-cell table:formula="of:=COM.MICROSOFT.CONCAT(&quot;//&quot;;[$Se.D5])" office:value-type="string" office:string-value="//SE determines that Version selection fails 10.3.2" calcext:value-type="string">
            <text:p>//SE determines that Version selection fails 10.3.2</text:p>
          </table:table-cell>
        </table:table-row>
        <table:table-row table:style-name="ro1">
          <table:table-cell table:formula="of:=COM.MICROSOFT.CONCAT(&quot;#define &quot;; UPPER([$Se.B6]); &quot;_&quot;; UPPER([$Se.C6]))" office:value-type="string" office:string-value="#define SEINFOENTRY_INITIALIZATION_FAILS" calcext:value-type="string">
            <text:p>#define SEINFOENTRY_INITIALIZATION_FAILS</text:p>
          </table:table-cell>
          <table:table-cell table:formula="of:=COM.MICROSOFT.CONCAT(&quot;0x&quot;;TEXT([$Se.A6];&quot;00&quot;))" office:value-type="string" office:string-value="0x12" calcext:value-type="string">
            <text:p>0x12</text:p>
          </table:table-cell>
          <table:table-cell table:formula="of:=COM.MICROSOFT.CONCAT(&quot;//&quot;;[$Se.D6])" office:value-type="string" office:string-value="//SE determines that initialization fails 10.4.2" calcext:value-type="string">
            <text:p>//SE determines that initialization fails 10.4.2</text:p>
          </table:table-cell>
        </table:table-row>
        <table:table-row table:style-name="ro1">
          <table:table-cell table:formula="of:=COM.MICROSOFT.CONCAT(&quot;#define &quot;; UPPER([$Se.B7]); &quot;_&quot;; UPPER([$Se.C7]))" office:value-type="string" office:string-value="#define SEINFOENTRY_VERSION_RESTART" calcext:value-type="string">
            <text:p>#define SEINFOENTRY_VERSION_RESTART</text:p>
          </table:table-cell>
          <table:table-cell table:formula="of:=COM.MICROSOFT.CONCAT(&quot;0x&quot;;TEXT([$Se.A7];&quot;00&quot;))" office:value-type="string" office:string-value="0x13" calcext:value-type="string">
            <text:p>0x13</text:p>
          </table:table-cell>
          <table:table-cell table:formula="of:=COM.MICROSOFT.CONCAT(&quot;//&quot;;[$Se.D7])" office:value-type="string" office:string-value="//SE determines to restart the Control Sequence to reselect version 10.2.2" calcext:value-type="string">
            <text:p>//SE determines to restart the Control Sequence to reselect version 10.2.2</text:p>
          </table:table-cell>
        </table:table-row>
        <table:table-row table:style-name="ro1">
          <table:table-cell table:formula="of:=COM.MICROSOFT.CONCAT(&quot;#define &quot;; UPPER([$Se.B8]); &quot;_&quot;; UPPER([$Se.C8]))" office:value-type="string" office:string-value="#define SEINFOENTRY_BIT_RATE_RESTART" calcext:value-type="string">
            <text:p>#define SEINFOENTRY_BIT_RATE_RESTART</text:p>
          </table:table-cell>
          <table:table-cell table:formula="of:=COM.MICROSOFT.CONCAT(&quot;0x&quot;;TEXT([$Se.A8];&quot;00&quot;))" office:value-type="string" office:string-value="0x14" calcext:value-type="string">
            <text:p>0x14</text:p>
          </table:table-cell>
          <table:table-cell table:formula="of:=COM.MICROSOFT.CONCAT(&quot;//&quot;;[$Se.D8])" office:value-type="string" office:string-value="//SE determines to restart the Control Sequence to request a change of bit rate 10.2.2" calcext:value-type="string">
            <text:p>//SE determines to restart the Control Sequence to request a change of bit rate 10.2.2</text:p>
          </table:table-cell>
        </table:table-row>
        <table:table-row table:style-name="ro1">
          <table:table-cell table:formula="of:=COM.MICROSOFT.CONCAT(&quot;#define &quot;; UPPER([$Se.B9]); &quot;_&quot;; UPPER([$Se.C9]))" office:value-type="string" office:string-value="#define SEINFOENTRY_MCU_RESET_RESTART" calcext:value-type="string">
            <text:p>#define SEINFOENTRY_MCU_RESET_RESTART</text:p>
          </table:table-cell>
          <table:table-cell table:formula="of:=COM.MICROSOFT.CONCAT(&quot;0x&quot;;TEXT([$Se.A9];&quot;00&quot;))" office:value-type="string" office:string-value="0x15" calcext:value-type="string">
            <text:p>0x15</text:p>
          </table:table-cell>
          <table:table-cell table:formula="of:=COM.MICROSOFT.CONCAT(&quot;//&quot;;[$Se.D9])" office:value-type="string" office:string-value="//SE needs to restart the Control Sequence after an MCU reset 10.6.1" calcext:value-type="string">
            <text:p>//SE needs to restart the Control Sequence after an MCU reset 10.6.1</text:p>
          </table:table-cell>
        </table:table-row>
        <table:table-row table:style-name="ro1">
          <table:table-cell table:formula="of:=COM.MICROSOFT.CONCAT(&quot;#define &quot;; UPPER([$Se.B10]); &quot;_&quot;; UPPER([$Se.C10]))" office:value-type="string" office:string-value="#define SEINFOENTRY_POWER_FAULT_RESTART" calcext:value-type="string">
            <text:p>#define SEINFOENTRY_POWER_FAULT_RESTART</text:p>
          </table:table-cell>
          <table:table-cell table:formula="of:=COM.MICROSOFT.CONCAT(&quot;0x&quot;;TEXT([$Se.A10];&quot;00&quot;))" office:value-type="string" office:string-value="0x16" calcext:value-type="string">
            <text:p>0x16</text:p>
          </table:table-cell>
          <table:table-cell table:formula="of:=COM.MICROSOFT.CONCAT(&quot;//&quot;;[$Se.D10])" office:value-type="string" office:string-value="//SE needs to restart the Control Sequence after a control power outage 10.5" calcext:value-type="string">
            <text:p>//SE needs to restart the Control Sequence after a control power outage 10.5</text:p>
          </table:table-cell>
        </table:table-row>
        <table:table-row table:style-name="ro1">
          <table:table-cell table:formula="of:=COM.MICROSOFT.CONCAT(&quot;#define &quot;; UPPER([$Se.B11]); &quot;_&quot;; UPPER([$Se.C11]))" office:value-type="string" office:string-value="#define SEINFOENTRY_NO_LIN" calcext:value-type="string">
            <text:p>#define SEINFOENTRY_NO_LIN</text:p>
          </table:table-cell>
          <table:table-cell table:formula="of:=COM.MICROSOFT.CONCAT(&quot;0x&quot;;TEXT([$Se.A11];&quot;00&quot;))" office:value-type="string" office:string-value="0x17" calcext:value-type="string">
            <text:p>0x17</text:p>
          </table:table-cell>
          <table:table-cell table:formula="of:=COM.MICROSOFT.CONCAT(&quot;//&quot;;[$Se.D11])" office:value-type="string" office:string-value="//SE detects no LIN Responses for longer than T noLIN 10.7.2" calcext:value-type="string">
            <text:p>//SE detects no LIN Responses for longer than T noLIN 10.7.2</text:p>
          </table:table-cell>
        </table:table-row>
        <table:table-row table:style-name="ro1">
          <table:table-cell table:formula="of:=COM.MICROSOFT.CONCAT(&quot;#define &quot;; UPPER([$Se.B12]); &quot;_&quot;; UPPER([$Se.C12]))" office:value-type="string" office:string-value="#define SEINFOENTRY_INT_FAULT_RESTART" calcext:value-type="string">
            <text:p>#define SEINFOENTRY_INT_FAULT_RESTART</text:p>
          </table:table-cell>
          <table:table-cell table:formula="of:=COM.MICROSOFT.CONCAT(&quot;0x&quot;;TEXT([$Se.A12];&quot;00&quot;))" office:value-type="string" office:string-value="0x18" calcext:value-type="string">
            <text:p>0x18</text:p>
          </table:table-cell>
          <table:table-cell table:formula="of:=COM.MICROSOFT.CONCAT(&quot;//&quot;;[$Se.D12])" office:value-type="string" office:string-value="//SE needs to restart the Control Sequence after detecting an internal fault 10.8.2" calcext:value-type="string">
            <text:p>//SE needs to restart the Control Sequence after detecting an internal fault 10.8.2</text:p>
          </table:table-cell>
        </table:table-row>
        <table:table-row table:style-name="ro1">
          <table:table-cell table:formula="of:=COM.MICROSOFT.CONCAT(&quot;#define &quot;; UPPER([$Se.B13]); &quot;_&quot;; UPPER([$Se.C13]))" office:value-type="string" office:string-value="#define SEINFOENTRY_EMS_CHARGING_DELAYED" calcext:value-type="string">
            <text:p>#define SEINFOENTRY_EMS_CHARGING_DELAYED</text:p>
          </table:table-cell>
          <table:table-cell table:formula="of:=COM.MICROSOFT.CONCAT(&quot;0x&quot;;TEXT([$Se.A13];&quot;00&quot;))" office:value-type="string" office:string-value="0x19" calcext:value-type="string">
            <text:p>0x19</text:p>
          </table:table-cell>
          <table:table-cell table:formula="of:=COM.MICROSOFT.CONCAT(&quot;//&quot;;[$Se.D13])" office:value-type="string" office:string-value="//Charging delayed due to energy management system 9.7.2.2" calcext:value-type="string">
            <text:p>//Charging delayed due to energy management system 9.7.2.2</text:p>
          </table:table-cell>
        </table:table-row>
        <table:table-row table:style-name="ro1">
          <table:table-cell table:formula="of:=COM.MICROSOFT.CONCAT(&quot;#define &quot;; UPPER([$Se.B14]); &quot;_&quot;; UPPER([$Se.C14]))" office:value-type="string" office:string-value="#define SEINFOENTRY_USER_STOP" calcext:value-type="string">
            <text:p>#define SEINFOENTRY_USER_STOP</text:p>
          </table:table-cell>
          <table:table-cell table:formula="of:=COM.MICROSOFT.CONCAT(&quot;0x&quot;;TEXT([$Se.A14];&quot;00&quot;))" office:value-type="string" office:string-value="0x1A" calcext:value-type="string">
            <text:p>0x1A</text:p>
          </table:table-cell>
          <table:table-cell table:formula="of:=COM.MICROSOFT.CONCAT(&quot;//&quot;;[$Se.D14])" office:value-type="string" office:string-value="//Charging stopped by user, for example the stop button on charging station pressed 1B 16 Maximum available current is too low (SeMaxCurrents &lt; EvMinCurrents) 10.4.2" calcext:value-type="string">
            <text:p>//Charging stopped by user, for example the stop button on charging station pressed 1B 16 Maximum available current is too low (SeMaxCurrents &lt; EvMinCurrents) 10.4.2</text:p>
          </table:table-cell>
        </table:table-row>
        <table:table-row table:style-name="ro1">
          <table:table-cell table:formula="of:=COM.MICROSOFT.CONCAT(&quot;#define &quot;; UPPER([$Se.B15]); &quot;_&quot;; UPPER([$Se.C15]))" office:value-type="string" office:string-value="#define SEINFOENTRY_AVAILABLE_CURRENT_TOO_LOW" calcext:value-type="string">
            <text:p>#define SEINFOENTRY_AVAILABLE_CURRENT_TOO_LOW</text:p>
          </table:table-cell>
          <table:table-cell table:formula="of:=COM.MICROSOFT.CONCAT(&quot;0x&quot;;TEXT([$Se.A15];&quot;00&quot;))" office:value-type="string" office:string-value="0x1B" calcext:value-type="string">
            <text:p>0x1B</text:p>
          </table:table-cell>
          <table:table-cell table:formula="of:=COM.MICROSOFT.CONCAT(&quot;//&quot;;[$Se.D15])" office:value-type="string" office:string-value="//Maximum available current is too low (SeMaxCurrents &lt; EvMinCurrents) 10.4.2" calcext:value-type="string">
            <text:p>//Maximum available current is too low (SeMaxCurrents &lt; EvMinCurrents) 10.4.2</text:p>
          </table:table-cell>
        </table:table-row>
        <table:table-row table:style-name="ro1">
          <table:table-cell table:formula="of:=COM.MICROSOFT.CONCAT(&quot;#define &quot;; UPPER([$Se.B16]); &quot;_&quot;; UPPER([$Se.C16]))" office:value-type="string" office:string-value="#define SEINFOENTRY_AVAILABLE_VOLTAGE_TOO_HIGH" calcext:value-type="string">
            <text:p>#define SEINFOENTRY_AVAILABLE_VOLTAGE_TOO_HIGH</text:p>
          </table:table-cell>
          <table:table-cell table:formula="of:=COM.MICROSOFT.CONCAT(&quot;0x&quot;;TEXT([$Se.A16];&quot;00&quot;))" office:value-type="string" office:string-value="0x1C" calcext:value-type="string">
            <text:p>0x1C</text:p>
          </table:table-cell>
          <table:table-cell table:formula="of:=COM.MICROSOFT.CONCAT(&quot;//&quot;;[$Se.D16])" office:value-type="string" office:string-value="//Minimum available voltage is too high (lowest SeNomVoltage &gt; EvMaxVoltage) 10.4.2" calcext:value-type="string">
            <text:p>//Minimum available voltage is too high (lowest SeNomVoltage &gt; EvMaxVoltage) 10.4.2</text:p>
          </table:table-cell>
        </table:table-row>
        <table:table-row table:style-name="ro1">
          <table:table-cell table:formula="of:=COM.MICROSOFT.CONCAT(&quot;#define &quot;; UPPER([$Se.B17]); &quot;_&quot;; UPPER([$Se.C17]))" office:value-type="string" office:string-value="#define SEINFOENTRY_FREQUENCY_MISMATCH" calcext:value-type="string">
            <text:p>#define SEINFOENTRY_FREQUENCY_MISMATCH</text:p>
          </table:table-cell>
          <table:table-cell table:formula="of:=COM.MICROSOFT.CONCAT(&quot;0x&quot;;TEXT([$Se.A17];&quot;00&quot;))" office:value-type="string" office:string-value="0x1D" calcext:value-type="string">
            <text:p>0x1D</text:p>
          </table:table-cell>
          <table:table-cell table:formula="of:=COM.MICROSOFT.CONCAT(&quot;//&quot;;[$Se.D17])" office:value-type="string" office:string-value="//Frequency does not match 10.4.2" calcext:value-type="string">
            <text:p>//Frequency does not match 10.4.2</text:p>
          </table:table-cell>
        </table:table-row>
        <table:table-row table:style-name="ro1">
          <table:table-cell table:formula="of:=COM.MICROSOFT.CONCAT(&quot;#define &quot;; UPPER([$Se.B18]); &quot;_&quot;; UPPER([$Se.C18]))" office:value-type="string" office:string-value="#define SEINFOENTRY_INIT_TIMEOUT" calcext:value-type="string">
            <text:p>#define SEINFOENTRY_INIT_TIMEOUT</text:p>
          </table:table-cell>
          <table:table-cell table:formula="of:=COM.MICROSOFT.CONCAT(&quot;0x&quot;;TEXT([$Se.A18];&quot;00&quot;))" office:value-type="string" office:string-value="0x1E" calcext:value-type="string">
            <text:p>0x1E</text:p>
          </table:table-cell>
          <table:table-cell table:formula="of:=COM.MICROSOFT.CONCAT(&quot;//&quot;;[$Se.D18])" office:value-type="string" office:string-value="//Initialization timeout at charging station 10.4.2" calcext:value-type="string">
            <text:p>//Initialization timeout at charging station 10.4.2</text:p>
          </table:table-cell>
        </table:table-row>
        <table:table-row table:style-name="ro1">
          <table:table-cell table:formula="of:=COM.MICROSOFT.CONCAT(&quot;#define &quot;; UPPER([$Se.B19]); &quot;_&quot;; UPPER([$Se.C19]))" office:value-type="string" office:string-value="#define SEINFOENTRY_CONNECTOR_OVER_TEMP" calcext:value-type="string">
            <text:p>#define SEINFOENTRY_CONNECTOR_OVER_TEMP</text:p>
          </table:table-cell>
          <table:table-cell table:formula="of:=COM.MICROSOFT.CONCAT(&quot;0x&quot;;TEXT([$Se.A19];&quot;00&quot;))" office:value-type="string" office:string-value="0x1F" calcext:value-type="string">
            <text:p>0x1F</text:p>
          </table:table-cell>
          <table:table-cell table:formula="of:=COM.MICROSOFT.CONCAT(&quot;//&quot;;[$Se.D19])" office:value-type="string" office:string-value="//Over-temperature in Connector" calcext:value-type="string">
            <text:p>//Over-temperature in Connector</text:p>
          </table:table-cell>
        </table:table-row>
        <table:table-row table:style-name="ro1">
          <table:table-cell table:formula="of:=COM.MICROSOFT.CONCAT(&quot;#define &quot;; UPPER([$Se.B20]); &quot;_&quot;; UPPER([$Se.C20]))" office:value-type="string" office:string-value="#define SEINFOENTRY_OVER_TEMP" calcext:value-type="string">
            <text:p>#define SEINFOENTRY_OVER_TEMP</text:p>
          </table:table-cell>
          <table:table-cell table:formula="of:=COM.MICROSOFT.CONCAT(&quot;0x&quot;;TEXT([$Se.A20];&quot;00&quot;))" office:value-type="string" office:string-value="0x20" calcext:value-type="string">
            <text:p>0x20</text:p>
          </table:table-cell>
          <table:table-cell table:formula="of:=COM.MICROSOFT.CONCAT(&quot;//&quot;;[$Se.D20])" office:value-type="string" office:string-value="//Over-temperature internally" calcext:value-type="string">
            <text:p>//Over-temperature internally</text:p>
          </table:table-cell>
        </table:table-row>
        <table:table-row table:style-name="ro1">
          <table:table-cell table:formula="of:=COM.MICROSOFT.CONCAT(&quot;#define &quot;; UPPER([$Se.B21]); &quot;_&quot;; UPPER([$Se.C21]))" office:value-type="string" office:string-value="#define SEINFOENTRY_TEMP_SENSE_INVALID" calcext:value-type="string">
            <text:p>#define SEINFOENTRY_TEMP_SENSE_INVALID</text:p>
          </table:table-cell>
          <table:table-cell table:formula="of:=COM.MICROSOFT.CONCAT(&quot;0x&quot;;TEXT([$Se.A21];&quot;00&quot;))" office:value-type="string" office:string-value="0x21" calcext:value-type="string">
            <text:p>0x21</text:p>
          </table:table-cell>
          <table:table-cell table:formula="of:=COM.MICROSOFT.CONCAT(&quot;//&quot;;[$Se.D21])" office:value-type="string" office:string-value="//Temperature sensor irrational" calcext:value-type="string">
            <text:p>//Temperature sensor irrational</text:p>
          </table:table-cell>
        </table:table-row>
        <table:table-row table:style-name="ro1">
          <table:table-cell table:formula="of:=COM.MICROSOFT.CONCAT(&quot;#define &quot;; UPPER([$Se.B22]); &quot;_&quot;; UPPER([$Se.C22]))" office:value-type="string" office:string-value="#define SEINFOENTRY_OVERCURRENT" calcext:value-type="string">
            <text:p>#define SEINFOENTRY_OVERCURRENT</text:p>
          </table:table-cell>
          <table:table-cell table:formula="of:=COM.MICROSOFT.CONCAT(&quot;0x&quot;;TEXT([$Se.A22];&quot;00&quot;))" office:value-type="string" office:string-value="0x22" calcext:value-type="string">
            <text:p>0x22</text:p>
          </table:table-cell>
          <table:table-cell table:formula="of:=COM.MICROSOFT.CONCAT(&quot;//&quot;;[$Se.D22])" office:value-type="string" office:string-value="//Overcurrent (EV load current is too high)" calcext:value-type="string">
            <text:p>//Overcurrent (EV load current is too high)</text:p>
          </table:table-cell>
        </table:table-row>
        <table:table-row table:style-name="ro1">
          <table:table-cell table:formula="of:=COM.MICROSOFT.CONCAT(&quot;#define &quot;; UPPER([$Se.B23]); &quot;_&quot;; UPPER([$Se.C23]))" office:value-type="string" office:string-value="#define SEINFOENTRY_CURRENT_SENSE_INVALID" calcext:value-type="string">
            <text:p>#define SEINFOENTRY_CURRENT_SENSE_INVALID</text:p>
          </table:table-cell>
          <table:table-cell table:formula="of:=COM.MICROSOFT.CONCAT(&quot;0x&quot;;TEXT([$Se.A23];&quot;00&quot;))" office:value-type="string" office:string-value="0x23" calcext:value-type="string">
            <text:p>0x23</text:p>
          </table:table-cell>
          <table:table-cell table:formula="of:=COM.MICROSOFT.CONCAT(&quot;//&quot;;[$Se.D23])" office:value-type="string" office:string-value="//Current sensor irrational" calcext:value-type="string">
            <text:p>//Current sensor irrational</text:p>
          </table:table-cell>
        </table:table-row>
        <table:table-row table:style-name="ro1">
          <table:table-cell table:formula="of:=COM.MICROSOFT.CONCAT(&quot;#define &quot;; UPPER([$Se.B24]); &quot;_&quot;; UPPER([$Se.C24]))" office:value-type="string" office:string-value="#define SEINFOENTRY_VOLTAGE_SENSE_INVALID" calcext:value-type="string">
            <text:p>#define SEINFOENTRY_VOLTAGE_SENSE_INVALID</text:p>
          </table:table-cell>
          <table:table-cell table:formula="of:=COM.MICROSOFT.CONCAT(&quot;0x&quot;;TEXT([$Se.A24];&quot;00&quot;))" office:value-type="string" office:string-value="0x24" calcext:value-type="string">
            <text:p>0x24</text:p>
          </table:table-cell>
          <table:table-cell table:formula="of:=COM.MICROSOFT.CONCAT(&quot;//&quot;;[$Se.D24])" office:value-type="string" office:string-value="//Voltage sensor irrational" calcext:value-type="string">
            <text:p>//Voltage sensor irrational</text:p>
          </table:table-cell>
        </table:table-row>
        <table:table-row table:style-name="ro1">
          <table:table-cell table:formula="of:=COM.MICROSOFT.CONCAT(&quot;#define &quot;; UPPER([$Se.B25]); &quot;_&quot;; UPPER([$Se.C25]))" office:value-type="string" office:string-value="#define SEINFOENTRY_PILOT_FAULT" calcext:value-type="string">
            <text:p>#define SEINFOENTRY_PILOT_FAULT</text:p>
          </table:table-cell>
          <table:table-cell table:formula="of:=COM.MICROSOFT.CONCAT(&quot;0x&quot;;TEXT([$Se.A25];&quot;00&quot;))" office:value-type="string" office:string-value="0x25" calcext:value-type="string">
            <text:p>0x25</text:p>
          </table:table-cell>
          <table:table-cell table:formula="of:=COM.MICROSOFT.CONCAT(&quot;//&quot;;[$Se.D25])" office:value-type="string" office:string-value="//Pilot voltage fault" calcext:value-type="string">
            <text:p>//Pilot voltage fault</text:p>
          </table:table-cell>
        </table:table-row>
        <table:table-row table:style-name="ro1">
          <table:table-cell table:formula="of:=COM.MICROSOFT.CONCAT(&quot;#define &quot;; UPPER([$Se.B26]); &quot;_&quot;; UPPER([$Se.C26]))" office:value-type="string" office:string-value="#define SEINFOENTRY_CONTACTOR_FAULT" calcext:value-type="string">
            <text:p>#define SEINFOENTRY_CONTACTOR_FAULT</text:p>
          </table:table-cell>
          <table:table-cell table:formula="of:=COM.MICROSOFT.CONCAT(&quot;0x&quot;;TEXT([$Se.A26];&quot;00&quot;))" office:value-type="string" office:string-value="0x26" calcext:value-type="string">
            <text:p>0x26</text:p>
          </table:table-cell>
          <table:table-cell table:formula="of:=COM.MICROSOFT.CONCAT(&quot;//&quot;;[$Se.D26])" office:value-type="string" office:string-value="//Contactor fault" calcext:value-type="string">
            <text:p>//Contactor fault</text:p>
          </table:table-cell>
        </table:table-row>
        <table:table-row table:style-name="ro1">
          <table:table-cell table:formula="of:=COM.MICROSOFT.CONCAT(&quot;#define &quot;; UPPER([$Se.B27]); &quot;_&quot;; UPPER([$Se.C27]))" office:value-type="string" office:string-value="#define SEINFOENTRY_INPUT_MISWIRED" calcext:value-type="string">
            <text:p>#define SEINFOENTRY_INPUT_MISWIRED</text:p>
          </table:table-cell>
          <table:table-cell table:formula="of:=COM.MICROSOFT.CONCAT(&quot;0x&quot;;TEXT([$Se.A27];&quot;00&quot;))" office:value-type="string" office:string-value="0x27" calcext:value-type="string">
            <text:p>0x27</text:p>
          </table:table-cell>
          <table:table-cell table:formula="of:=COM.MICROSOFT.CONCAT(&quot;//&quot;;[$Se.D27])" office:value-type="string" office:string-value="//Input miswired" calcext:value-type="string">
            <text:p>//Input miswired</text:p>
          </table:table-cell>
        </table:table-row>
        <table:table-row table:style-name="ro1">
          <table:table-cell table:formula="of:=COM.MICROSOFT.CONCAT(&quot;#define &quot;; UPPER([$Se.B28]); &quot;_&quot;; UPPER([$Se.C28]))" office:value-type="string" office:string-value="#define SEINFOENTRY_INPUT_OVER_VOLTAGE" calcext:value-type="string">
            <text:p>#define SEINFOENTRY_INPUT_OVER_VOLTAGE</text:p>
          </table:table-cell>
          <table:table-cell table:formula="of:=COM.MICROSOFT.CONCAT(&quot;0x&quot;;TEXT([$Se.A28];&quot;00&quot;))" office:value-type="string" office:string-value="0x28" calcext:value-type="string">
            <text:p>0x28</text:p>
          </table:table-cell>
          <table:table-cell table:formula="of:=COM.MICROSOFT.CONCAT(&quot;//&quot;;[$Se.D28])" office:value-type="string" office:string-value="//Input over voltage" calcext:value-type="string">
            <text:p>//Input over voltage</text:p>
          </table:table-cell>
        </table:table-row>
        <table:table-row table:style-name="ro1">
          <table:table-cell table:formula="of:=COM.MICROSOFT.CONCAT(&quot;#define &quot;; UPPER([$Se.B29]); &quot;_&quot;; UPPER([$Se.C29]))" office:value-type="string" office:string-value="#define SEINFOENTRY_INPUT_UNDER_VOLTAGE" calcext:value-type="string">
            <text:p>#define SEINFOENTRY_INPUT_UNDER_VOLTAGE</text:p>
          </table:table-cell>
          <table:table-cell table:formula="of:=COM.MICROSOFT.CONCAT(&quot;0x&quot;;TEXT([$Se.A29];&quot;00&quot;))" office:value-type="string" office:string-value="0x29" calcext:value-type="string">
            <text:p>0x29</text:p>
          </table:table-cell>
          <table:table-cell table:formula="of:=COM.MICROSOFT.CONCAT(&quot;//&quot;;[$Se.D29])" office:value-type="string" office:string-value="//Input under voltage" calcext:value-type="string">
            <text:p>//Input under voltage</text:p>
          </table:table-cell>
        </table:table-row>
        <table:table-row table:style-name="ro1">
          <table:table-cell table:formula="of:=COM.MICROSOFT.CONCAT(&quot;#define &quot;; UPPER([$Se.B30]); &quot;_&quot;; UPPER([$Se.C30]))" office:value-type="string" office:string-value="#define SEINFOENTRY_CCID_SELF_TEST_FAULT" calcext:value-type="string">
            <text:p>#define SEINFOENTRY_CCID_SELF_TEST_FAULT</text:p>
          </table:table-cell>
          <table:table-cell table:formula="of:=COM.MICROSOFT.CONCAT(&quot;0x&quot;;TEXT([$Se.A30];&quot;00&quot;))" office:value-type="string" office:string-value="0x2A" calcext:value-type="string">
            <text:p>0x2A</text:p>
          </table:table-cell>
          <table:table-cell table:formula="of:=COM.MICROSOFT.CONCAT(&quot;//&quot;;[$Se.D30])" office:value-type="string" office:string-value="//CCID self-test fault" calcext:value-type="string">
            <text:p>//CCID self-test fault</text:p>
          </table:table-cell>
        </table:table-row>
        <table:table-row table:style-name="ro1">
          <table:table-cell table:formula="of:=COM.MICROSOFT.CONCAT(&quot;#define &quot;; UPPER([$Se.B31]); &quot;_&quot;; UPPER([$Se.C31]))" office:value-type="string" office:string-value="#define SEINFOENTRY_CCID_TRIPPED_RETRY" calcext:value-type="string">
            <text:p>#define SEINFOENTRY_CCID_TRIPPED_RETRY</text:p>
          </table:table-cell>
          <table:table-cell table:formula="of:=COM.MICROSOFT.CONCAT(&quot;0x&quot;;TEXT([$Se.A31];&quot;00&quot;))" office:value-type="string" office:string-value="0x2B" calcext:value-type="string">
            <text:p>0x2B</text:p>
          </table:table-cell>
          <table:table-cell table:formula="of:=COM.MICROSOFT.CONCAT(&quot;//&quot;;[$Se.D31])" office:value-type="string" office:string-value="//CCID tripped -- retry allowed" calcext:value-type="string">
            <text:p>//CCID tripped -- retry allowed</text:p>
          </table:table-cell>
        </table:table-row>
        <table:table-row table:style-name="ro1">
          <table:table-cell table:formula="of:=COM.MICROSOFT.CONCAT(&quot;#define &quot;; UPPER([$Se.B32]); &quot;_&quot;; UPPER([$Se.C32]))" office:value-type="string" office:string-value="#define SEINFOENTRY_CCID_TRIPPED_NO_RETRY" calcext:value-type="string">
            <text:p>#define SEINFOENTRY_CCID_TRIPPED_NO_RETRY</text:p>
          </table:table-cell>
          <table:table-cell table:formula="of:=COM.MICROSOFT.CONCAT(&quot;0x&quot;;TEXT([$Se.A32];&quot;00&quot;))" office:value-type="string" office:string-value="0x2C" calcext:value-type="string">
            <text:p>0x2C</text:p>
          </table:table-cell>
          <table:table-cell table:formula="of:=COM.MICROSOFT.CONCAT(&quot;//&quot;;[$Se.D32])" office:value-type="string" office:string-value="//CCID tripped -- retry limit exceeded" calcext:value-type="string">
            <text:p>//CCID tripped -- retry limit exceeded</text:p>
          </table:table-cell>
        </table:table-row>
        <table:table-row table:style-name="ro1">
          <table:table-cell table:formula="of:=COM.MICROSOFT.CONCAT(&quot;#define &quot;; UPPER([$Se.B33]); &quot;_&quot;; UPPER([$Se.C33]))" office:value-type="string" office:string-value="#define SEINFOENTRY_BREAKER_TRIPPED" calcext:value-type="string">
            <text:p>#define SEINFOENTRY_BREAKER_TRIPPED</text:p>
          </table:table-cell>
          <table:table-cell table:formula="of:=COM.MICROSOFT.CONCAT(&quot;0x&quot;;TEXT([$Se.A33];&quot;00&quot;))" office:value-type="string" office:string-value="0x2D" calcext:value-type="string">
            <text:p>0x2D</text:p>
          </table:table-cell>
          <table:table-cell table:formula="of:=COM.MICROSOFT.CONCAT(&quot;//&quot;;[$Se.D33])" office:value-type="string" office:string-value="//Breaker tripped" calcext:value-type="string">
            <text:p>//Breaker tripped</text:p>
          </table:table-cell>
        </table:table-row>
        <table:table-row table:style-name="ro1">
          <table:table-cell table:formula="of:=COM.MICROSOFT.CONCAT(&quot;#define &quot;; UPPER([$Se.B34]); &quot;_&quot;; UPPER([$Se.C34]))" office:value-type="string" office:string-value="#define SEINFOENTRY_GROUND_MONITOR_FAULT" calcext:value-type="string">
            <text:p>#define SEINFOENTRY_GROUND_MONITOR_FAULT</text:p>
          </table:table-cell>
          <table:table-cell table:formula="of:=COM.MICROSOFT.CONCAT(&quot;0x&quot;;TEXT([$Se.A34];&quot;00&quot;))" office:value-type="string" office:string-value="0x2E" calcext:value-type="string">
            <text:p>0x2E</text:p>
          </table:table-cell>
          <table:table-cell table:formula="of:=COM.MICROSOFT.CONCAT(&quot;//&quot;;[$Se.D34])" office:value-type="string" office:string-value="//Ground monitor circuit fault" calcext:value-type="string">
            <text:p>//Ground monitor circuit fault</text:p>
          </table:table-cell>
        </table:table-row>
        <table:table-row table:style-name="ro1">
          <table:table-cell table:formula="of:=COM.MICROSOFT.CONCAT(&quot;#define &quot;; UPPER([$Se.B35]); &quot;_&quot;; UPPER([$Se.C35]))" office:value-type="string" office:string-value="#define SEINFOENTRY_CONFIGURATION_ERROR" calcext:value-type="string">
            <text:p>#define SEINFOENTRY_CONFIGURATION_ERROR</text:p>
          </table:table-cell>
          <table:table-cell table:formula="of:=COM.MICROSOFT.CONCAT(&quot;0x&quot;;TEXT([$Se.A35];&quot;00&quot;))" office:value-type="string" office:string-value="0x2F" calcext:value-type="string">
            <text:p>0x2F</text:p>
          </table:table-cell>
          <table:table-cell table:formula="of:=COM.MICROSOFT.CONCAT(&quot;//&quot;;[$Se.D35])" office:value-type="string" office:string-value="//Station configuration error" calcext:value-type="string">
            <text:p>//Station configuration error</text:p>
          </table:table-cell>
        </table:table-row>
        <table:table-row table:style-name="ro1">
          <table:table-cell table:formula="of:=COM.MICROSOFT.CONCAT(&quot;#define &quot;; UPPER([$Se.B36]); &quot;_&quot;; UPPER([$Se.C36]))" office:value-type="string" office:string-value="#define SEINFOENTRY_GROUND_FAULT" calcext:value-type="string">
            <text:p>#define SEINFOENTRY_GROUND_FAULT</text:p>
          </table:table-cell>
          <table:table-cell table:formula="of:=COM.MICROSOFT.CONCAT(&quot;0x&quot;;TEXT([$Se.A36];&quot;00&quot;))" office:value-type="string" office:string-value="0x30" calcext:value-type="string">
            <text:p>0x30</text:p>
          </table:table-cell>
          <table:table-cell table:formula="of:=COM.MICROSOFT.CONCAT(&quot;//&quot;;[$Se.D36])" office:value-type="string" office:string-value="//Improper grounding or Ground is not present" calcext:value-type="string">
            <text:p>//Improper grounding or Ground is not present</text:p>
          </table:table-cell>
        </table:table-row>
        <table:table-row table:style-name="ro1">
          <table:table-cell table:formula="of:=COM.MICROSOFT.CONCAT(&quot;#define &quot;; UPPER([$Se.B37]); &quot;_&quot;; UPPER([$Se.C37]))" office:value-type="string" office:string-value="#define SEINFOENTRY_COMM_FAULT" calcext:value-type="string">
            <text:p>#define SEINFOENTRY_COMM_FAULT</text:p>
          </table:table-cell>
          <table:table-cell table:formula="of:=COM.MICROSOFT.CONCAT(&quot;0x&quot;;TEXT([$Se.A37];&quot;00&quot;))" office:value-type="string" office:string-value="0x31" calcext:value-type="string">
            <text:p>0x31</text:p>
          </table:table-cell>
          <table:table-cell table:formula="of:=COM.MICROSOFT.CONCAT(&quot;//&quot;;[$Se.D37])" office:value-type="string" office:string-value="//Problem with EV communications -- Disconnect and restart" calcext:value-type="string">
            <text:p>//Problem with EV communications -- Disconnect and restart</text:p>
          </table:table-cell>
        </table:table-row>
        <table:table-row table:style-name="ro1">
          <table:table-cell table:formula="of:=COM.MICROSOFT.CONCAT(&quot;#define &quot;; UPPER([$Se.B38]); &quot;_&quot;; UPPER([$Se.C38]))" office:value-type="string" office:string-value="#define SEINFOENTRY_INTERNAL_FAULT" calcext:value-type="string">
            <text:p>#define SEINFOENTRY_INTERNAL_FAULT</text:p>
          </table:table-cell>
          <table:table-cell table:formula="of:=COM.MICROSOFT.CONCAT(&quot;0x&quot;;TEXT([$Se.A38];&quot;00&quot;))" office:value-type="string" office:string-value="0x32" calcext:value-type="string">
            <text:p>0x32</text:p>
          </table:table-cell>
          <table:table-cell table:formula="of:=COM.MICROSOFT.CONCAT(&quot;//&quot;;[$Se.D38])" office:value-type="string" office:string-value="//Internal EVSE fault -- Call for service" calcext:value-type="string">
            <text:p>//Internal EVSE fault -- Call for service</text:p>
          </table:table-cell>
        </table:table-row>
        <table:table-row table:style-name="ro1">
          <table:table-cell table:formula="of:=COM.MICROSOFT.CONCAT(&quot;#define &quot;; UPPER([$Se.B39]); &quot;_&quot;; UPPER([$Se.C39]))" office:value-type="string" office:string-value="#define SEINFOENTRY_AVAILABLE_VOLTAGE_TOO_LOW" calcext:value-type="string">
            <text:p>#define SEINFOENTRY_AVAILABLE_VOLTAGE_TOO_LOW</text:p>
          </table:table-cell>
          <table:table-cell table:formula="of:=COM.MICROSOFT.CONCAT(&quot;0x&quot;;TEXT([$Se.A39];&quot;00&quot;))" office:value-type="string" office:string-value="0x33" calcext:value-type="string">
            <text:p>0x33</text:p>
          </table:table-cell>
          <table:table-cell table:formula="of:=COM.MICROSOFT.CONCAT(&quot;//&quot;;[$Se.D39])" office:value-type="string" office:string-value="//Maximum available voltage is too low" calcext:value-type="string">
            <text:p>//Maximum available voltage is too low</text:p>
          </table:table-cell>
        </table:table-row>
        <table:table-row table:style-name="ro1">
          <table:table-cell table:formula="of:=COM.MICROSOFT.CONCAT(&quot;#define &quot;; UPPER([$Se.B40]); &quot;_&quot;; UPPER([$Se.C40]))" office:value-type="string" office:string-value="#define SEINFOENTRY_EMPTY" calcext:value-type="string">
            <text:p>#define SEINFOENTRY_EMPTY</text:p>
          </table:table-cell>
          <table:table-cell table:formula="of:=COM.MICROSOFT.CONCAT(&quot;0x&quot;;TEXT([$Se.A40];&quot;00&quot;))" office:value-type="string" office:string-value="0xFF" calcext:value-type="string">
            <text:p>0xFF</text:p>
          </table:table-cell>
          <table:table-cell table:formula="of:=COM.MICROSOFT.CONCAT(&quot;//&quot;;[$Se.D40])" office:value-type="string" office:string-value="//Empty" calcext:value-type="string">
            <text:p>//Emp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efine MAX_SEINFOENTRIES</text:p>
          </table:table-cell>
          <table:table-cell table:style-name="ce3" table:formula="of:=(CEILING((COUNTIF([.B32:.B71];&quot;*&quot;)/6)))*6" office:value-type="float" office:value="42" calcext:value-type="float">
            <text:p>42</text:p>
          </table:table-cell>
          <table:table-cell office:value-type="string" calcext:value-type="string">
            <text:p>//Maximum space required to store all SeInfo codes rounded up to the page size (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endif</text:p>
          </table:table-cell>
          <table:table-cell table:number-columns-repeated="2"/>
        </table:table-row>
      </table:table>
      <table:table table:name="intermediate" table:style-name="ta1">
        <table:table-column table:style-name="co10" table:default-cell-style-name="Default"/>
        <table:table-column table:style-name="co1" table:default-cell-style-name="Default"/>
        <table:table-column table:style-name="co1" table:default-cell-style-name="ce5"/>
        <table:table-column table:style-name="co1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2" table:default-cell-style-name="Default"/>
        <table:table-row table:style-name="ro1">
          <table:table-cell table:formula="of:=DEC2HEX( ROW() - 1)" office:value-type="string" office:string-value="0" calcext:value-type="string">
            <text:p>0</text:p>
          </table:table-cell>
          <table:table-cell table:formula="of:=MATCH([.A1];[$Ev.$A$1:.$A$100];0)" office:value-type="float" office:value="1" calcext:value-type="float">
            <text:p>1</text:p>
          </table:table-cell>
          <table:table-cell table:formula="of:=IF(IFNA(IF(INDIRECT(ADDRESS([.B1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1]; INDIRECT(ADDRESS([.B1];3;1;;&quot;Ev&quot;)))" office:value-type="string" office:string-value="Depricated_Unspecified" calcext:value-type="string">
            <text:p>Depricated_Unspecified</text:p>
          </table:table-cell>
          <table:table-cell/>
          <table:table-cell table:formula="of:=MATCH([.A1];[$Se.$A$1:.$A$100];0)" office:value-type="float" office:value="1" calcext:value-type="float">
            <text:p>1</text:p>
          </table:table-cell>
          <table:table-cell table:formula="of:=IF(IFNA(IF(INDIRECT(ADDRESS([.F1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1]; INDIRECT(ADDRESS([.F1];3;1;;&quot;Se&quot;)))" office:value-type="string" office:string-value="Depricated_Unspecified" calcext:value-type="string">
            <text:p>Depricated_Unspecified</text:p>
          </table:table-cell>
        </table:table-row>
        <table:table-row table:style-name="ro1">
          <table:table-cell table:formula="of:=DEC2HEX( ROW() - 1)" office:value-type="string" office:string-value="1" calcext:value-type="string">
            <text:p>1</text:p>
          </table:table-cell>
          <table:table-cell table:formula="of:=MATCH([.A2];[$Ev.$A$1:.$A$100];0)" office:value-type="float" office:value="2" calcext:value-type="float">
            <text:p>2</text:p>
          </table:table-cell>
          <table:table-cell table:formula="of:=IF(IFNA(IF(INDIRECT(ADDRESS([.B2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2]; INDIRECT(ADDRESS([.B2];3;1;;&quot;Ev&quot;)))" office:value-type="string" office:string-value="Depricated_StStatusOp_not_ready" calcext:value-type="string">
            <text:p>Depricated_StStatusOp_not_ready</text:p>
          </table:table-cell>
          <table:table-cell/>
          <table:table-cell table:formula="of:=MATCH([.A2];[$Se.$A$1:.$A$100];0)" office:value-type="float" office:value="2" calcext:value-type="float">
            <text:p>2</text:p>
          </table:table-cell>
          <table:table-cell table:formula="of:=IF(IFNA(IF(INDIRECT(ADDRESS([.F2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2]; INDIRECT(ADDRESS([.F2];3;1;;&quot;Se&quot;)))" office:value-type="string" office:string-value="Depricated_sleep" calcext:value-type="string">
            <text:p>Depricated_sleep</text:p>
          </table:table-cell>
        </table:table-row>
        <table:table-row table:style-name="ro1">
          <table:table-cell table:formula="of:=DEC2HEX( ROW() - 1)" office:value-type="string" office:string-value="2" calcext:value-type="string">
            <text:p>2</text:p>
          </table:table-cell>
          <table:table-cell table:formula="of:=MATCH([.A3];[$Ev.$A$1:.$A$100];0)" office:value-type="float" office:value="3" calcext:value-type="float">
            <text:p>3</text:p>
          </table:table-cell>
          <table:table-cell table:formula="of:=IF(IFNA(IF(INDIRECT(ADDRESS([.B3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3]; INDIRECT(ADDRESS([.B3];3;1;;&quot;Ev&quot;)))" office:value-type="string" office:string-value="Depricated_EV_Energy_Management_Fault" calcext:value-type="string">
            <text:p>Depricated_EV_Energy_Management_Fault</text:p>
          </table:table-cell>
          <table:table-cell/>
          <table:table-cell table:formula="of:=MATCH([.A3];[$Se.$A$1:.$A$100];0)" office:value-type="float" office:value="3" calcext:value-type="float">
            <text:p>3</text:p>
          </table:table-cell>
          <table:table-cell table:formula="of:=IF(IFNA(IF(INDIRECT(ADDRESS([.F3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3]; INDIRECT(ADDRESS([.F3];3;1;;&quot;Se&quot;)))" office:value-type="string" office:string-value="Depricated_Energy_Unavailable" calcext:value-type="string">
            <text:p>Depricated_Energy_Unavailable</text:p>
          </table:table-cell>
        </table:table-row>
        <table:table-row table:style-name="ro1">
          <table:table-cell table:formula="of:=DEC2HEX( ROW() - 1)" office:value-type="string" office:string-value="3" calcext:value-type="string">
            <text:p>3</text:p>
          </table:table-cell>
          <table:table-cell table:formula="of:=MATCH([.A4];[$Ev.$A$1:.$A$100];0)" office:value-type="float" office:value="4" calcext:value-type="float">
            <text:p>4</text:p>
          </table:table-cell>
          <table:table-cell table:formula="of:=IF(IFNA(IF(INDIRECT(ADDRESS([.B4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4]; INDIRECT(ADDRESS([.B4];3;1;;&quot;Ev&quot;)))" office:value-type="string" office:string-value="Depricated_User_Stop" calcext:value-type="string">
            <text:p>Depricated_User_Stop</text:p>
          </table:table-cell>
          <table:table-cell/>
          <table:table-cell table:formula="of:=MATCH([.A4];[$Se.$A$1:.$A$100];0)" office:value-type="float" office:value="4" calcext:value-type="float">
            <text:p>4</text:p>
          </table:table-cell>
          <table:table-cell table:formula="of:=IF(IFNA(IF(INDIRECT(ADDRESS([.F4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4]; INDIRECT(ADDRESS([.F4];3;1;;&quot;Se&quot;)))" office:value-type="string" office:string-value="Depricated_User_Stop" calcext:value-type="string">
            <text:p>Depricated_User_Stop</text:p>
          </table:table-cell>
        </table:table-row>
        <table:table-row table:style-name="ro1">
          <table:table-cell table:formula="of:=DEC2HEX( ROW() - 1)" office:value-type="string" office:string-value="4" calcext:value-type="string">
            <text:p>4</text:p>
          </table:table-cell>
          <table:table-cell table:formula="of:=MATCH([.A5];[$Ev.$A$1:.$A$100];0)" office:value-type="float" office:value="5" calcext:value-type="float">
            <text:p>5</text:p>
          </table:table-cell>
          <table:table-cell table:formula="of:=IF(IFNA(IF(INDIRECT(ADDRESS([.B5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5]; INDIRECT(ADDRESS([.B5];3;1;;&quot;Ev&quot;)))" office:value-type="string" office:string-value="Depricated_Maximum_current_too_low" calcext:value-type="string">
            <text:p>Depricated_Maximum_current_too_low</text:p>
          </table:table-cell>
          <table:table-cell/>
          <table:table-cell table:formula="of:=MATCH([.A5];[$Se.$A$1:.$A$100];0)" office:value-type="string" office:string-value="" calcext:value-type="error">
            <text:p>#N/A</text:p>
          </table:table-cell>
          <table:table-cell table:formula="of:=IF(IFNA(IF(INDIRECT(ADDRESS([.F5];2;1;;&quot;Se&quot;)) = &quot;StReasonCode&quot;);0);&quot;Depricated_&quot;; &quot;&quot;)">
            <text:p/>
          </table:table-cell>
          <table:table-cell table:formula="of:=COM.MICROSOFT.CONCAT([.G5]; INDIRECT(ADDRESS([.F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" calcext:value-type="string">
            <text:p>5</text:p>
          </table:table-cell>
          <table:table-cell table:formula="of:=MATCH([.A6];[$Ev.$A$1:.$A$100];0)" office:value-type="string" office:string-value="" calcext:value-type="error">
            <text:p>#N/A</text:p>
          </table:table-cell>
          <table:table-cell table:formula="of:=IF(IFNA(IF(INDIRECT(ADDRESS([.B6];2;1;;&quot;Ev&quot;)) = &quot;EvReasonCode&quot;);0);&quot;Depricated_&quot;; &quot;&quot;)">
            <text:p/>
          </table:table-cell>
          <table:table-cell table:formula="of:=COM.MICROSOFT.CONCAT([.C6]; INDIRECT(ADDRESS([.B6];3;1;;&quot;Ev&quot;)))" office:value-type="string" office:string-value="" calcext:value-type="error">
            <text:p>#N/A</text:p>
          </table:table-cell>
          <table:table-cell/>
          <table:table-cell table:formula="of:=MATCH([.A6];[$Se.$A$1:.$A$100];0)" office:value-type="string" office:string-value="" calcext:value-type="error">
            <text:p>#N/A</text:p>
          </table:table-cell>
          <table:table-cell table:formula="of:=IF(IFNA(IF(INDIRECT(ADDRESS([.F6];2;1;;&quot;Se&quot;)) = &quot;StReasonCode&quot;);0);&quot;Depricated_&quot;; &quot;&quot;)">
            <text:p/>
          </table:table-cell>
          <table:table-cell table:formula="of:=COM.MICROSOFT.CONCAT([.G6]; INDIRECT(ADDRESS([.F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" calcext:value-type="string">
            <text:p>6</text:p>
          </table:table-cell>
          <table:table-cell table:formula="of:=MATCH([.A7];[$Ev.$A$1:.$A$100];0)" office:value-type="string" office:string-value="" calcext:value-type="error">
            <text:p>#N/A</text:p>
          </table:table-cell>
          <table:table-cell table:formula="of:=IF(IFNA(IF(INDIRECT(ADDRESS([.B7];2;1;;&quot;Ev&quot;)) = &quot;EvReasonCode&quot;);0);&quot;Depricated_&quot;; &quot;&quot;)">
            <text:p/>
          </table:table-cell>
          <table:table-cell table:formula="of:=COM.MICROSOFT.CONCAT([.C7]; INDIRECT(ADDRESS([.B7];3;1;;&quot;Ev&quot;)))" office:value-type="string" office:string-value="" calcext:value-type="error">
            <text:p>#N/A</text:p>
          </table:table-cell>
          <table:table-cell/>
          <table:table-cell table:formula="of:=MATCH([.A7];[$Se.$A$1:.$A$100];0)" office:value-type="string" office:string-value="" calcext:value-type="error">
            <text:p>#N/A</text:p>
          </table:table-cell>
          <table:table-cell table:formula="of:=IF(IFNA(IF(INDIRECT(ADDRESS([.F7];2;1;;&quot;Se&quot;)) = &quot;StReasonCode&quot;);0);&quot;Depricated_&quot;; &quot;&quot;)">
            <text:p/>
          </table:table-cell>
          <table:table-cell table:formula="of:=COM.MICROSOFT.CONCAT([.G7]; INDIRECT(ADDRESS([.F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" calcext:value-type="string">
            <text:p>7</text:p>
          </table:table-cell>
          <table:table-cell table:formula="of:=MATCH([.A8];[$Ev.$A$1:.$A$100];0)" office:value-type="string" office:string-value="" calcext:value-type="error">
            <text:p>#N/A</text:p>
          </table:table-cell>
          <table:table-cell table:formula="of:=IF(IFNA(IF(INDIRECT(ADDRESS([.B8];2;1;;&quot;Ev&quot;)) = &quot;EvReasonCode&quot;);0);&quot;Depricated_&quot;; &quot;&quot;)">
            <text:p/>
          </table:table-cell>
          <table:table-cell table:formula="of:=COM.MICROSOFT.CONCAT([.C8]; INDIRECT(ADDRESS([.B8];3;1;;&quot;Ev&quot;)))" office:value-type="string" office:string-value="" calcext:value-type="error">
            <text:p>#N/A</text:p>
          </table:table-cell>
          <table:table-cell/>
          <table:table-cell table:formula="of:=MATCH([.A8];[$Se.$A$1:.$A$100];0)" office:value-type="string" office:string-value="" calcext:value-type="error">
            <text:p>#N/A</text:p>
          </table:table-cell>
          <table:table-cell table:formula="of:=IF(IFNA(IF(INDIRECT(ADDRESS([.F8];2;1;;&quot;Se&quot;)) = &quot;StReasonCode&quot;);0);&quot;Depricated_&quot;; &quot;&quot;)">
            <text:p/>
          </table:table-cell>
          <table:table-cell table:formula="of:=COM.MICROSOFT.CONCAT([.G8]; INDIRECT(ADDRESS([.F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" calcext:value-type="string">
            <text:p>8</text:p>
          </table:table-cell>
          <table:table-cell table:formula="of:=MATCH([.A9];[$Ev.$A$1:.$A$100];0)" office:value-type="string" office:string-value="" calcext:value-type="error">
            <text:p>#N/A</text:p>
          </table:table-cell>
          <table:table-cell table:formula="of:=IF(IFNA(IF(INDIRECT(ADDRESS([.B9];2;1;;&quot;Ev&quot;)) = &quot;EvReasonCode&quot;);0);&quot;Depricated_&quot;; &quot;&quot;)">
            <text:p/>
          </table:table-cell>
          <table:table-cell table:formula="of:=COM.MICROSOFT.CONCAT([.C9]; INDIRECT(ADDRESS([.B9];3;1;;&quot;Ev&quot;)))" office:value-type="string" office:string-value="" calcext:value-type="error">
            <text:p>#N/A</text:p>
          </table:table-cell>
          <table:table-cell/>
          <table:table-cell table:formula="of:=MATCH([.A9];[$Se.$A$1:.$A$100];0)" office:value-type="string" office:string-value="" calcext:value-type="error">
            <text:p>#N/A</text:p>
          </table:table-cell>
          <table:table-cell table:formula="of:=IF(IFNA(IF(INDIRECT(ADDRESS([.F9];2;1;;&quot;Se&quot;)) = &quot;StReasonCode&quot;);0);&quot;Depricated_&quot;; &quot;&quot;)">
            <text:p/>
          </table:table-cell>
          <table:table-cell table:formula="of:=COM.MICROSOFT.CONCAT([.G9]; INDIRECT(ADDRESS([.F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" calcext:value-type="string">
            <text:p>9</text:p>
          </table:table-cell>
          <table:table-cell table:formula="of:=MATCH([.A10];[$Ev.$A$1:.$A$100];0)" office:value-type="string" office:string-value="" calcext:value-type="error">
            <text:p>#N/A</text:p>
          </table:table-cell>
          <table:table-cell table:formula="of:=IF(IFNA(IF(INDIRECT(ADDRESS([.B10];2;1;;&quot;Ev&quot;)) = &quot;EvReasonCode&quot;);0);&quot;Depricated_&quot;; &quot;&quot;)">
            <text:p/>
          </table:table-cell>
          <table:table-cell table:formula="of:=COM.MICROSOFT.CONCAT([.C10]; INDIRECT(ADDRESS([.B10];3;1;;&quot;Ev&quot;)))" office:value-type="string" office:string-value="" calcext:value-type="error">
            <text:p>#N/A</text:p>
          </table:table-cell>
          <table:table-cell/>
          <table:table-cell table:formula="of:=MATCH([.A10];[$Se.$A$1:.$A$100];0)" office:value-type="string" office:string-value="" calcext:value-type="error">
            <text:p>#N/A</text:p>
          </table:table-cell>
          <table:table-cell table:formula="of:=IF(IFNA(IF(INDIRECT(ADDRESS([.F10];2;1;;&quot;Se&quot;)) = &quot;StReasonCode&quot;);0);&quot;Depricated_&quot;; &quot;&quot;)">
            <text:p/>
          </table:table-cell>
          <table:table-cell table:formula="of:=COM.MICROSOFT.CONCAT([.G10]; INDIRECT(ADDRESS([.F1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" calcext:value-type="string">
            <text:p>A</text:p>
          </table:table-cell>
          <table:table-cell table:formula="of:=MATCH([.A11];[$Ev.$A$1:.$A$100];0)" office:value-type="string" office:string-value="" calcext:value-type="error">
            <text:p>#N/A</text:p>
          </table:table-cell>
          <table:table-cell table:formula="of:=IF(IFNA(IF(INDIRECT(ADDRESS([.B11];2;1;;&quot;Ev&quot;)) = &quot;EvReasonCode&quot;);0);&quot;Depricated_&quot;; &quot;&quot;)">
            <text:p/>
          </table:table-cell>
          <table:table-cell table:formula="of:=COM.MICROSOFT.CONCAT([.C11]; INDIRECT(ADDRESS([.B11];3;1;;&quot;Ev&quot;)))" office:value-type="string" office:string-value="" calcext:value-type="error">
            <text:p>#N/A</text:p>
          </table:table-cell>
          <table:table-cell/>
          <table:table-cell table:formula="of:=MATCH([.A11];[$Se.$A$1:.$A$100];0)" office:value-type="string" office:string-value="" calcext:value-type="error">
            <text:p>#N/A</text:p>
          </table:table-cell>
          <table:table-cell table:formula="of:=IF(IFNA(IF(INDIRECT(ADDRESS([.F11];2;1;;&quot;Se&quot;)) = &quot;StReasonCode&quot;);0);&quot;Depricated_&quot;; &quot;&quot;)">
            <text:p/>
          </table:table-cell>
          <table:table-cell table:formula="of:=COM.MICROSOFT.CONCAT([.G11]; INDIRECT(ADDRESS([.F1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" calcext:value-type="string">
            <text:p>B</text:p>
          </table:table-cell>
          <table:table-cell table:formula="of:=MATCH([.A12];[$Ev.$A$1:.$A$100];0)" office:value-type="string" office:string-value="" calcext:value-type="error">
            <text:p>#N/A</text:p>
          </table:table-cell>
          <table:table-cell table:formula="of:=IF(IFNA(IF(INDIRECT(ADDRESS([.B12];2;1;;&quot;Ev&quot;)) = &quot;EvReasonCode&quot;);0);&quot;Depricated_&quot;; &quot;&quot;)">
            <text:p/>
          </table:table-cell>
          <table:table-cell table:formula="of:=COM.MICROSOFT.CONCAT([.C12]; INDIRECT(ADDRESS([.B12];3;1;;&quot;Ev&quot;)))" office:value-type="string" office:string-value="" calcext:value-type="error">
            <text:p>#N/A</text:p>
          </table:table-cell>
          <table:table-cell/>
          <table:table-cell table:formula="of:=MATCH([.A12];[$Se.$A$1:.$A$100];0)" office:value-type="string" office:string-value="" calcext:value-type="error">
            <text:p>#N/A</text:p>
          </table:table-cell>
          <table:table-cell table:formula="of:=IF(IFNA(IF(INDIRECT(ADDRESS([.F12];2;1;;&quot;Se&quot;)) = &quot;StReasonCode&quot;);0);&quot;Depricated_&quot;; &quot;&quot;)">
            <text:p/>
          </table:table-cell>
          <table:table-cell table:formula="of:=COM.MICROSOFT.CONCAT([.G12]; INDIRECT(ADDRESS([.F1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" calcext:value-type="string">
            <text:p>C</text:p>
          </table:table-cell>
          <table:table-cell table:formula="of:=MATCH([.A13];[$Ev.$A$1:.$A$100];0)" office:value-type="string" office:string-value="" calcext:value-type="error">
            <text:p>#N/A</text:p>
          </table:table-cell>
          <table:table-cell table:formula="of:=IF(IFNA(IF(INDIRECT(ADDRESS([.B13];2;1;;&quot;Ev&quot;)) = &quot;EvReasonCode&quot;);0);&quot;Depricated_&quot;; &quot;&quot;)">
            <text:p/>
          </table:table-cell>
          <table:table-cell table:formula="of:=COM.MICROSOFT.CONCAT([.C13]; INDIRECT(ADDRESS([.B13];3;1;;&quot;Ev&quot;)))" office:value-type="string" office:string-value="" calcext:value-type="error">
            <text:p>#N/A</text:p>
          </table:table-cell>
          <table:table-cell/>
          <table:table-cell table:formula="of:=MATCH([.A13];[$Se.$A$1:.$A$100];0)" office:value-type="string" office:string-value="" calcext:value-type="error">
            <text:p>#N/A</text:p>
          </table:table-cell>
          <table:table-cell table:formula="of:=IF(IFNA(IF(INDIRECT(ADDRESS([.F13];2;1;;&quot;Se&quot;)) = &quot;StReasonCode&quot;);0);&quot;Depricated_&quot;; &quot;&quot;)">
            <text:p/>
          </table:table-cell>
          <table:table-cell table:formula="of:=COM.MICROSOFT.CONCAT([.G13]; INDIRECT(ADDRESS([.F1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" calcext:value-type="string">
            <text:p>D</text:p>
          </table:table-cell>
          <table:table-cell table:formula="of:=MATCH([.A14];[$Ev.$A$1:.$A$100];0)" office:value-type="string" office:string-value="" calcext:value-type="error">
            <text:p>#N/A</text:p>
          </table:table-cell>
          <table:table-cell table:formula="of:=IF(IFNA(IF(INDIRECT(ADDRESS([.B14];2;1;;&quot;Ev&quot;)) = &quot;EvReasonCode&quot;);0);&quot;Depricated_&quot;; &quot;&quot;)">
            <text:p/>
          </table:table-cell>
          <table:table-cell table:formula="of:=COM.MICROSOFT.CONCAT([.C14]; INDIRECT(ADDRESS([.B14];3;1;;&quot;Ev&quot;)))" office:value-type="string" office:string-value="" calcext:value-type="error">
            <text:p>#N/A</text:p>
          </table:table-cell>
          <table:table-cell/>
          <table:table-cell table:formula="of:=MATCH([.A14];[$Se.$A$1:.$A$100];0)" office:value-type="string" office:string-value="" calcext:value-type="error">
            <text:p>#N/A</text:p>
          </table:table-cell>
          <table:table-cell table:formula="of:=IF(IFNA(IF(INDIRECT(ADDRESS([.F14];2;1;;&quot;Se&quot;)) = &quot;StReasonCode&quot;);0);&quot;Depricated_&quot;; &quot;&quot;)">
            <text:p/>
          </table:table-cell>
          <table:table-cell table:formula="of:=COM.MICROSOFT.CONCAT([.G14]; INDIRECT(ADDRESS([.F1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" calcext:value-type="string">
            <text:p>E</text:p>
          </table:table-cell>
          <table:table-cell table:formula="of:=MATCH([.A15];[$Ev.$A$1:.$A$100];0)" office:value-type="string" office:string-value="" calcext:value-type="error">
            <text:p>#N/A</text:p>
          </table:table-cell>
          <table:table-cell table:formula="of:=IF(IFNA(IF(INDIRECT(ADDRESS([.B15];2;1;;&quot;Ev&quot;)) = &quot;EvReasonCode&quot;);0);&quot;Depricated_&quot;; &quot;&quot;)">
            <text:p/>
          </table:table-cell>
          <table:table-cell table:formula="of:=COM.MICROSOFT.CONCAT([.C15]; INDIRECT(ADDRESS([.B15];3;1;;&quot;Ev&quot;)))" office:value-type="string" office:string-value="" calcext:value-type="error">
            <text:p>#N/A</text:p>
          </table:table-cell>
          <table:table-cell/>
          <table:table-cell table:formula="of:=MATCH([.A15];[$Se.$A$1:.$A$100];0)" office:value-type="string" office:string-value="" calcext:value-type="error">
            <text:p>#N/A</text:p>
          </table:table-cell>
          <table:table-cell table:formula="of:=IF(IFNA(IF(INDIRECT(ADDRESS([.F15];2;1;;&quot;Se&quot;)) = &quot;StReasonCode&quot;);0);&quot;Depricated_&quot;; &quot;&quot;)">
            <text:p/>
          </table:table-cell>
          <table:table-cell table:formula="of:=COM.MICROSOFT.CONCAT([.G15]; INDIRECT(ADDRESS([.F1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" calcext:value-type="string">
            <text:p>F</text:p>
          </table:table-cell>
          <table:table-cell table:formula="of:=MATCH([.A16];[$Ev.$A$1:.$A$100];0)" office:value-type="string" office:string-value="" calcext:value-type="error">
            <text:p>#N/A</text:p>
          </table:table-cell>
          <table:table-cell table:formula="of:=IF(IFNA(IF(INDIRECT(ADDRESS([.B16];2;1;;&quot;Ev&quot;)) = &quot;EvReasonCode&quot;);0);&quot;Depricated_&quot;; &quot;&quot;)">
            <text:p/>
          </table:table-cell>
          <table:table-cell table:formula="of:=COM.MICROSOFT.CONCAT([.C16]; INDIRECT(ADDRESS([.B16];3;1;;&quot;Ev&quot;)))" office:value-type="string" office:string-value="" calcext:value-type="error">
            <text:p>#N/A</text:p>
          </table:table-cell>
          <table:table-cell/>
          <table:table-cell table:formula="of:=MATCH([.A16];[$Se.$A$1:.$A$100];0)" office:value-type="string" office:string-value="" calcext:value-type="error">
            <text:p>#N/A</text:p>
          </table:table-cell>
          <table:table-cell table:formula="of:=IF(IFNA(IF(INDIRECT(ADDRESS([.F16];2;1;;&quot;Se&quot;)) = &quot;StReasonCode&quot;);0);&quot;Depricated_&quot;; &quot;&quot;)">
            <text:p/>
          </table:table-cell>
          <table:table-cell table:formula="of:=COM.MICROSOFT.CONCAT([.G16]; INDIRECT(ADDRESS([.F1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10" calcext:value-type="string">
            <text:p>10</text:p>
          </table:table-cell>
          <table:table-cell table:formula="of:=MATCH([.A17];[$Ev.$A$1:.$A$100];0)" office:value-type="string" office:string-value="" calcext:value-type="error">
            <text:p>#N/A</text:p>
          </table:table-cell>
          <table:table-cell table:formula="of:=IF(IFNA(IF(INDIRECT(ADDRESS([.B17];2;1;;&quot;Ev&quot;)) = &quot;EvReasonCode&quot;);0);&quot;Depricated_&quot;; &quot;&quot;)">
            <text:p/>
          </table:table-cell>
          <table:table-cell table:formula="of:=COM.MICROSOFT.CONCAT([.C17]; INDIRECT(ADDRESS([.B17];3;1;;&quot;Ev&quot;)))" office:value-type="string" office:string-value="" calcext:value-type="error">
            <text:p>#N/A</text:p>
          </table:table-cell>
          <table:table-cell/>
          <table:table-cell table:formula="of:=MATCH([.A17];[$Se.$A$1:.$A$100];0)" office:value-type="string" office:string-value="" calcext:value-type="error">
            <text:p>#N/A</text:p>
          </table:table-cell>
          <table:table-cell table:formula="of:=IF(IFNA(IF(INDIRECT(ADDRESS([.F17];2;1;;&quot;Se&quot;)) = &quot;StReasonCode&quot;);0);&quot;Depricated_&quot;; &quot;&quot;)">
            <text:p/>
          </table:table-cell>
          <table:table-cell table:formula="of:=COM.MICROSOFT.CONCAT([.G17]; INDIRECT(ADDRESS([.F1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11" calcext:value-type="string">
            <text:p>11</text:p>
          </table:table-cell>
          <table:table-cell table:formula="of:=MATCH([.A18];[$Ev.$A$1:.$A$100];0)" office:value-type="float" office:value="6" calcext:value-type="float">
            <text:p>6</text:p>
          </table:table-cell>
          <table:table-cell table:formula="of:=IF(IFNA(IF(INDIRECT(ADDRESS([.B18];2;1;;&quot;Ev&quot;)) = &quot;EvReasonCode&quot;);0);&quot;Depricated_&quot;; &quot;&quot;)">
            <text:p/>
          </table:table-cell>
          <table:table-cell table:formula="of:=COM.MICROSOFT.CONCAT([.C18]; INDIRECT(ADDRESS([.B18];3;1;;&quot;Ev&quot;)))" office:value-type="string" office:string-value="Version_fails" calcext:value-type="string">
            <text:p>Version_fails</text:p>
          </table:table-cell>
          <table:table-cell/>
          <table:table-cell table:formula="of:=MATCH([.A18];[$Se.$A$1:.$A$100];0)" office:value-type="float" office:value="5" calcext:value-type="float">
            <text:p>5</text:p>
          </table:table-cell>
          <table:table-cell table:formula="of:=IF(IFNA(IF(INDIRECT(ADDRESS([.F18];2;1;;&quot;Se&quot;)) = &quot;StReasonCode&quot;);0);&quot;Depricated_&quot;; &quot;&quot;)">
            <text:p/>
          </table:table-cell>
          <table:table-cell table:formula="of:=COM.MICROSOFT.CONCAT([.G18]; INDIRECT(ADDRESS([.F18];3;1;;&quot;Se&quot;)))" office:value-type="string" office:string-value="Version_fails" calcext:value-type="string">
            <text:p>Version_fails</text:p>
          </table:table-cell>
        </table:table-row>
        <table:table-row table:style-name="ro1">
          <table:table-cell table:formula="of:=DEC2HEX( ROW() - 1)" office:value-type="string" office:string-value="12" calcext:value-type="string">
            <text:p>12</text:p>
          </table:table-cell>
          <table:table-cell table:formula="of:=MATCH([.A19];[$Ev.$A$1:.$A$100];0)" office:value-type="float" office:value="7" calcext:value-type="float">
            <text:p>7</text:p>
          </table:table-cell>
          <table:table-cell table:formula="of:=IF(IFNA(IF(INDIRECT(ADDRESS([.B19];2;1;;&quot;Ev&quot;)) = &quot;EvReasonCode&quot;);0);&quot;Depricated_&quot;; &quot;&quot;)">
            <text:p/>
          </table:table-cell>
          <table:table-cell table:formula="of:=COM.MICROSOFT.CONCAT([.C19]; INDIRECT(ADDRESS([.B19];3;1;;&quot;Ev&quot;)))" office:value-type="string" office:string-value="Initialization_fails" calcext:value-type="string">
            <text:p>Initialization_fails</text:p>
          </table:table-cell>
          <table:table-cell/>
          <table:table-cell table:formula="of:=MATCH([.A19];[$Se.$A$1:.$A$100];0)" office:value-type="float" office:value="6" calcext:value-type="float">
            <text:p>6</text:p>
          </table:table-cell>
          <table:table-cell table:formula="of:=IF(IFNA(IF(INDIRECT(ADDRESS([.F19];2;1;;&quot;Se&quot;)) = &quot;StReasonCode&quot;);0);&quot;Depricated_&quot;; &quot;&quot;)">
            <text:p/>
          </table:table-cell>
          <table:table-cell table:formula="of:=COM.MICROSOFT.CONCAT([.G19]; INDIRECT(ADDRESS([.F19];3;1;;&quot;Se&quot;)))" office:value-type="string" office:string-value="Initialization_fails" calcext:value-type="string">
            <text:p>Initialization_fails</text:p>
          </table:table-cell>
        </table:table-row>
        <table:table-row table:style-name="ro1">
          <table:table-cell table:formula="of:=DEC2HEX( ROW() - 1)" office:value-type="string" office:string-value="13" calcext:value-type="string">
            <text:p>13</text:p>
          </table:table-cell>
          <table:table-cell table:formula="of:=MATCH([.A20];[$Ev.$A$1:.$A$100];0)" office:value-type="float" office:value="8" calcext:value-type="float">
            <text:p>8</text:p>
          </table:table-cell>
          <table:table-cell table:formula="of:=IF(IFNA(IF(INDIRECT(ADDRESS([.B20];2;1;;&quot;Ev&quot;)) = &quot;EvReasonCode&quot;);0);&quot;Depricated_&quot;; &quot;&quot;)">
            <text:p/>
          </table:table-cell>
          <table:table-cell table:formula="of:=COM.MICROSOFT.CONCAT([.C20]; INDIRECT(ADDRESS([.B20];3;1;;&quot;Ev&quot;)))" office:value-type="string" office:string-value="Version_Restart" calcext:value-type="string">
            <text:p>Version_Restart</text:p>
          </table:table-cell>
          <table:table-cell/>
          <table:table-cell table:formula="of:=MATCH([.A20];[$Se.$A$1:.$A$100];0)" office:value-type="float" office:value="7" calcext:value-type="float">
            <text:p>7</text:p>
          </table:table-cell>
          <table:table-cell table:formula="of:=IF(IFNA(IF(INDIRECT(ADDRESS([.F20];2;1;;&quot;Se&quot;)) = &quot;StReasonCode&quot;);0);&quot;Depricated_&quot;; &quot;&quot;)">
            <text:p/>
          </table:table-cell>
          <table:table-cell table:formula="of:=COM.MICROSOFT.CONCAT([.G20]; INDIRECT(ADDRESS([.F20];3;1;;&quot;Se&quot;)))" office:value-type="string" office:string-value="Version_Restart" calcext:value-type="string">
            <text:p>Version_Restart</text:p>
          </table:table-cell>
        </table:table-row>
        <table:table-row table:style-name="ro1">
          <table:table-cell table:formula="of:=DEC2HEX( ROW() - 1)" office:value-type="string" office:string-value="14" calcext:value-type="string">
            <text:p>14</text:p>
          </table:table-cell>
          <table:table-cell table:formula="of:=MATCH([.A21];[$Ev.$A$1:.$A$100];0)" office:value-type="float" office:value="9" calcext:value-type="float">
            <text:p>9</text:p>
          </table:table-cell>
          <table:table-cell table:formula="of:=IF(IFNA(IF(INDIRECT(ADDRESS([.B21];2;1;;&quot;Ev&quot;)) = &quot;EvReasonCode&quot;);0);&quot;Depricated_&quot;; &quot;&quot;)">
            <text:p/>
          </table:table-cell>
          <table:table-cell table:formula="of:=COM.MICROSOFT.CONCAT([.C21]; INDIRECT(ADDRESS([.B21];3;1;;&quot;Ev&quot;)))" office:value-type="string" office:string-value="Bit_Rate_Restart" calcext:value-type="string">
            <text:p>Bit_Rate_Restart</text:p>
          </table:table-cell>
          <table:table-cell/>
          <table:table-cell table:formula="of:=MATCH([.A21];[$Se.$A$1:.$A$100];0)" office:value-type="float" office:value="8" calcext:value-type="float">
            <text:p>8</text:p>
          </table:table-cell>
          <table:table-cell table:formula="of:=IF(IFNA(IF(INDIRECT(ADDRESS([.F21];2;1;;&quot;Se&quot;)) = &quot;StReasonCode&quot;);0);&quot;Depricated_&quot;; &quot;&quot;)">
            <text:p/>
          </table:table-cell>
          <table:table-cell table:formula="of:=COM.MICROSOFT.CONCAT([.G21]; INDIRECT(ADDRESS([.F21];3;1;;&quot;Se&quot;)))" office:value-type="string" office:string-value="Bit_Rate_Restart" calcext:value-type="string">
            <text:p>Bit_Rate_Restart</text:p>
          </table:table-cell>
        </table:table-row>
        <table:table-row table:style-name="ro1">
          <table:table-cell table:formula="of:=DEC2HEX( ROW() - 1)" office:value-type="string" office:string-value="15" calcext:value-type="string">
            <text:p>15</text:p>
          </table:table-cell>
          <table:table-cell table:formula="of:=MATCH([.A22];[$Ev.$A$1:.$A$100];0)" office:value-type="float" office:value="10" calcext:value-type="float">
            <text:p>10</text:p>
          </table:table-cell>
          <table:table-cell table:formula="of:=IF(IFNA(IF(INDIRECT(ADDRESS([.B22];2;1;;&quot;Ev&quot;)) = &quot;EvReasonCode&quot;);0);&quot;Depricated_&quot;; &quot;&quot;)">
            <text:p/>
          </table:table-cell>
          <table:table-cell table:formula="of:=COM.MICROSOFT.CONCAT([.C22]; INDIRECT(ADDRESS([.B22];3;1;;&quot;Ev&quot;)))" office:value-type="string" office:string-value="MCU_Reset_Restart" calcext:value-type="string">
            <text:p>MCU_Reset_Restart</text:p>
          </table:table-cell>
          <table:table-cell/>
          <table:table-cell table:formula="of:=MATCH([.A22];[$Se.$A$1:.$A$100];0)" office:value-type="float" office:value="9" calcext:value-type="float">
            <text:p>9</text:p>
          </table:table-cell>
          <table:table-cell table:formula="of:=IF(IFNA(IF(INDIRECT(ADDRESS([.F22];2;1;;&quot;Se&quot;)) = &quot;StReasonCode&quot;);0);&quot;Depricated_&quot;; &quot;&quot;)">
            <text:p/>
          </table:table-cell>
          <table:table-cell table:formula="of:=COM.MICROSOFT.CONCAT([.G22]; INDIRECT(ADDRESS([.F22];3;1;;&quot;Se&quot;)))" office:value-type="string" office:string-value="MCU_Reset_Restart" calcext:value-type="string">
            <text:p>MCU_Reset_Restart</text:p>
          </table:table-cell>
        </table:table-row>
        <table:table-row table:style-name="ro1">
          <table:table-cell table:formula="of:=DEC2HEX( ROW() - 1)" office:value-type="string" office:string-value="16" calcext:value-type="string">
            <text:p>16</text:p>
          </table:table-cell>
          <table:table-cell table:formula="of:=MATCH([.A23];[$Ev.$A$1:.$A$100];0)" office:value-type="float" office:value="11" calcext:value-type="float">
            <text:p>11</text:p>
          </table:table-cell>
          <table:table-cell table:formula="of:=IF(IFNA(IF(INDIRECT(ADDRESS([.B23];2;1;;&quot;Ev&quot;)) = &quot;EvReasonCode&quot;);0);&quot;Depricated_&quot;; &quot;&quot;)">
            <text:p/>
          </table:table-cell>
          <table:table-cell table:formula="of:=COM.MICROSOFT.CONCAT([.C23]; INDIRECT(ADDRESS([.B23];3;1;;&quot;Ev&quot;)))" office:value-type="string" office:string-value="Pilot_Fault_Restart" calcext:value-type="string">
            <text:p>Pilot_Fault_Restart</text:p>
          </table:table-cell>
          <table:table-cell/>
          <table:table-cell table:formula="of:=MATCH([.A23];[$Se.$A$1:.$A$100];0)" office:value-type="float" office:value="10" calcext:value-type="float">
            <text:p>10</text:p>
          </table:table-cell>
          <table:table-cell table:formula="of:=IF(IFNA(IF(INDIRECT(ADDRESS([.F23];2;1;;&quot;Se&quot;)) = &quot;StReasonCode&quot;);0);&quot;Depricated_&quot;; &quot;&quot;)">
            <text:p/>
          </table:table-cell>
          <table:table-cell table:formula="of:=COM.MICROSOFT.CONCAT([.G23]; INDIRECT(ADDRESS([.F23];3;1;;&quot;Se&quot;)))" office:value-type="string" office:string-value="Power_Fault_Restart" calcext:value-type="string">
            <text:p>Power_Fault_Restart</text:p>
          </table:table-cell>
        </table:table-row>
        <table:table-row table:style-name="ro1">
          <table:table-cell table:formula="of:=DEC2HEX( ROW() - 1)" office:value-type="string" office:string-value="17" calcext:value-type="string">
            <text:p>17</text:p>
          </table:table-cell>
          <table:table-cell table:formula="of:=MATCH([.A24];[$Ev.$A$1:.$A$100];0)" office:value-type="float" office:value="12" calcext:value-type="float">
            <text:p>12</text:p>
          </table:table-cell>
          <table:table-cell table:formula="of:=IF(IFNA(IF(INDIRECT(ADDRESS([.B24];2;1;;&quot;Ev&quot;)) = &quot;EvReasonCode&quot;);0);&quot;Depricated_&quot;; &quot;&quot;)">
            <text:p/>
          </table:table-cell>
          <table:table-cell table:formula="of:=COM.MICROSOFT.CONCAT([.C24]; INDIRECT(ADDRESS([.B24];3;1;;&quot;Ev&quot;)))" office:value-type="string" office:string-value="No_LIN" calcext:value-type="string">
            <text:p>No_LIN</text:p>
          </table:table-cell>
          <table:table-cell/>
          <table:table-cell table:formula="of:=MATCH([.A24];[$Se.$A$1:.$A$100];0)" office:value-type="float" office:value="11" calcext:value-type="float">
            <text:p>11</text:p>
          </table:table-cell>
          <table:table-cell table:formula="of:=IF(IFNA(IF(INDIRECT(ADDRESS([.F24];2;1;;&quot;Se&quot;)) = &quot;StReasonCode&quot;);0);&quot;Depricated_&quot;; &quot;&quot;)">
            <text:p/>
          </table:table-cell>
          <table:table-cell table:formula="of:=COM.MICROSOFT.CONCAT([.G24]; INDIRECT(ADDRESS([.F24];3;1;;&quot;Se&quot;)))" office:value-type="string" office:string-value="No_LIN" calcext:value-type="string">
            <text:p>No_LIN</text:p>
          </table:table-cell>
        </table:table-row>
        <table:table-row table:style-name="ro1">
          <table:table-cell table:formula="of:=DEC2HEX( ROW() - 1)" office:value-type="string" office:string-value="18" calcext:value-type="string">
            <text:p>18</text:p>
          </table:table-cell>
          <table:table-cell table:formula="of:=MATCH([.A25];[$Ev.$A$1:.$A$100];0)" office:value-type="float" office:value="13" calcext:value-type="float">
            <text:p>13</text:p>
          </table:table-cell>
          <table:table-cell table:formula="of:=IF(IFNA(IF(INDIRECT(ADDRESS([.B25];2;1;;&quot;Ev&quot;)) = &quot;EvReasonCode&quot;);0);&quot;Depricated_&quot;; &quot;&quot;)">
            <text:p/>
          </table:table-cell>
          <table:table-cell table:formula="of:=COM.MICROSOFT.CONCAT([.C25]; INDIRECT(ADDRESS([.B25];3;1;;&quot;Ev&quot;)))" office:value-type="string" office:string-value="Int_Fault_Restart" calcext:value-type="string">
            <text:p>Int_Fault_Restart</text:p>
          </table:table-cell>
          <table:table-cell/>
          <table:table-cell table:formula="of:=MATCH([.A25];[$Se.$A$1:.$A$100];0)" office:value-type="float" office:value="12" calcext:value-type="float">
            <text:p>12</text:p>
          </table:table-cell>
          <table:table-cell table:formula="of:=IF(IFNA(IF(INDIRECT(ADDRESS([.F25];2;1;;&quot;Se&quot;)) = &quot;StReasonCode&quot;);0);&quot;Depricated_&quot;; &quot;&quot;)">
            <text:p/>
          </table:table-cell>
          <table:table-cell table:formula="of:=COM.MICROSOFT.CONCAT([.G25]; INDIRECT(ADDRESS([.F25];3;1;;&quot;Se&quot;)))" office:value-type="string" office:string-value="Int_Fault_Restart" calcext:value-type="string">
            <text:p>Int_Fault_Restart</text:p>
          </table:table-cell>
        </table:table-row>
        <table:table-row table:style-name="ro1">
          <table:table-cell table:formula="of:=DEC2HEX( ROW() - 1)" office:value-type="string" office:string-value="19" calcext:value-type="string">
            <text:p>19</text:p>
          </table:table-cell>
          <table:table-cell table:formula="of:=MATCH([.A26];[$Ev.$A$1:.$A$100];0)" office:value-type="float" office:value="14" calcext:value-type="float">
            <text:p>14</text:p>
          </table:table-cell>
          <table:table-cell table:formula="of:=IF(IFNA(IF(INDIRECT(ADDRESS([.B26];2;1;;&quot;Ev&quot;)) = &quot;EvReasonCode&quot;);0);&quot;Depricated_&quot;; &quot;&quot;)">
            <text:p/>
          </table:table-cell>
          <table:table-cell table:formula="of:=COM.MICROSOFT.CONCAT([.C26]; INDIRECT(ADDRESS([.B26];3;1;;&quot;Ev&quot;)))" office:value-type="string" office:string-value="Int_Fault_Termination" calcext:value-type="string">
            <text:p>Int_Fault_Termination</text:p>
          </table:table-cell>
          <table:table-cell/>
          <table:table-cell table:formula="of:=MATCH([.A26];[$Se.$A$1:.$A$100];0)" office:value-type="float" office:value="13" calcext:value-type="float">
            <text:p>13</text:p>
          </table:table-cell>
          <table:table-cell table:formula="of:=IF(IFNA(IF(INDIRECT(ADDRESS([.F26];2;1;;&quot;Se&quot;)) = &quot;StReasonCode&quot;);0);&quot;Depricated_&quot;; &quot;&quot;)">
            <text:p/>
          </table:table-cell>
          <table:table-cell table:formula="of:=COM.MICROSOFT.CONCAT([.G26]; INDIRECT(ADDRESS([.F26];3;1;;&quot;Se&quot;)))" office:value-type="string" office:string-value="EMS_Charging_delayed" calcext:value-type="string">
            <text:p>EMS_Charging_delayed</text:p>
          </table:table-cell>
        </table:table-row>
        <table:table-row table:style-name="ro1">
          <table:table-cell table:formula="of:=DEC2HEX( ROW() - 1)" office:value-type="string" office:string-value="1A" calcext:value-type="string">
            <text:p>1A</text:p>
          </table:table-cell>
          <table:table-cell table:formula="of:=MATCH([.A27];[$Ev.$A$1:.$A$100];0)" office:value-type="float" office:value="15" calcext:value-type="float">
            <text:p>15</text:p>
          </table:table-cell>
          <table:table-cell table:formula="of:=IF(IFNA(IF(INDIRECT(ADDRESS([.B27];2;1;;&quot;Ev&quot;)) = &quot;EvReasonCode&quot;);0);&quot;Depricated_&quot;; &quot;&quot;)">
            <text:p/>
          </table:table-cell>
          <table:table-cell table:formula="of:=COM.MICROSOFT.CONCAT([.C27]; INDIRECT(ADDRESS([.B27];3;1;;&quot;Ev&quot;)))" office:value-type="string" office:string-value="Available_current_too_low" calcext:value-type="string">
            <text:p>Available_current_too_low</text:p>
          </table:table-cell>
          <table:table-cell/>
          <table:table-cell table:formula="of:=MATCH([.A27];[$Se.$A$1:.$A$100];0)" office:value-type="float" office:value="14" calcext:value-type="float">
            <text:p>14</text:p>
          </table:table-cell>
          <table:table-cell table:formula="of:=IF(IFNA(IF(INDIRECT(ADDRESS([.F27];2;1;;&quot;Se&quot;)) = &quot;StReasonCode&quot;);0);&quot;Depricated_&quot;; &quot;&quot;)">
            <text:p/>
          </table:table-cell>
          <table:table-cell table:formula="of:=COM.MICROSOFT.CONCAT([.G27]; INDIRECT(ADDRESS([.F27];3;1;;&quot;Se&quot;)))" office:value-type="string" office:string-value="User_Stop" calcext:value-type="string">
            <text:p>User_Stop</text:p>
          </table:table-cell>
        </table:table-row>
        <table:table-row table:style-name="ro1">
          <table:table-cell table:formula="of:=DEC2HEX( ROW() - 1)" office:value-type="string" office:string-value="1B" calcext:value-type="string">
            <text:p>1B</text:p>
          </table:table-cell>
          <table:table-cell table:formula="of:=MATCH([.A28];[$Ev.$A$1:.$A$100];0)" office:value-type="float" office:value="16" calcext:value-type="float">
            <text:p>16</text:p>
          </table:table-cell>
          <table:table-cell table:formula="of:=IF(IFNA(IF(INDIRECT(ADDRESS([.B28];2;1;;&quot;Ev&quot;)) = &quot;EvReasonCode&quot;);0);&quot;Depricated_&quot;; &quot;&quot;)">
            <text:p/>
          </table:table-cell>
          <table:table-cell table:formula="of:=COM.MICROSOFT.CONCAT([.C28]; INDIRECT(ADDRESS([.B28];3;1;;&quot;Ev&quot;)))" office:value-type="string" office:string-value="Available_voltage_too_high" calcext:value-type="string">
            <text:p>Available_voltage_too_high</text:p>
          </table:table-cell>
          <table:table-cell/>
          <table:table-cell table:formula="of:=MATCH([.A28];[$Se.$A$1:.$A$100];0)" office:value-type="float" office:value="15" calcext:value-type="float">
            <text:p>15</text:p>
          </table:table-cell>
          <table:table-cell table:formula="of:=IF(IFNA(IF(INDIRECT(ADDRESS([.F28];2;1;;&quot;Se&quot;)) = &quot;StReasonCode&quot;);0);&quot;Depricated_&quot;; &quot;&quot;)">
            <text:p/>
          </table:table-cell>
          <table:table-cell table:formula="of:=COM.MICROSOFT.CONCAT([.G28]; INDIRECT(ADDRESS([.F28];3;1;;&quot;Se&quot;)))" office:value-type="string" office:string-value="Available_current_too_low" calcext:value-type="string">
            <text:p>Available_current_too_low</text:p>
          </table:table-cell>
        </table:table-row>
        <table:table-row table:style-name="ro1">
          <table:table-cell table:formula="of:=DEC2HEX( ROW() - 1)" office:value-type="string" office:string-value="1C" calcext:value-type="string">
            <text:p>1C</text:p>
          </table:table-cell>
          <table:table-cell table:formula="of:=MATCH([.A29];[$Ev.$A$1:.$A$100];0)" office:value-type="float" office:value="17" calcext:value-type="float">
            <text:p>17</text:p>
          </table:table-cell>
          <table:table-cell table:formula="of:=IF(IFNA(IF(INDIRECT(ADDRESS([.B29];2;1;;&quot;Ev&quot;)) = &quot;EvReasonCode&quot;);0);&quot;Depricated_&quot;; &quot;&quot;)">
            <text:p/>
          </table:table-cell>
          <table:table-cell table:formula="of:=COM.MICROSOFT.CONCAT([.C29]; INDIRECT(ADDRESS([.B29];3;1;;&quot;Ev&quot;)))" office:value-type="string" office:string-value="Frequency_Mismatch" calcext:value-type="string">
            <text:p>Frequency_Mismatch</text:p>
          </table:table-cell>
          <table:table-cell/>
          <table:table-cell table:formula="of:=MATCH([.A29];[$Se.$A$1:.$A$100];0)" office:value-type="float" office:value="16" calcext:value-type="float">
            <text:p>16</text:p>
          </table:table-cell>
          <table:table-cell table:formula="of:=IF(IFNA(IF(INDIRECT(ADDRESS([.F29];2;1;;&quot;Se&quot;)) = &quot;StReasonCode&quot;);0);&quot;Depricated_&quot;; &quot;&quot;)">
            <text:p/>
          </table:table-cell>
          <table:table-cell table:formula="of:=COM.MICROSOFT.CONCAT([.G29]; INDIRECT(ADDRESS([.F29];3;1;;&quot;Se&quot;)))" office:value-type="string" office:string-value="Available_voltage_too_high" calcext:value-type="string">
            <text:p>Available_voltage_too_high</text:p>
          </table:table-cell>
        </table:table-row>
        <table:table-row table:style-name="ro1">
          <table:table-cell table:formula="of:=DEC2HEX( ROW() - 1)" office:value-type="string" office:string-value="1D" calcext:value-type="string">
            <text:p>1D</text:p>
          </table:table-cell>
          <table:table-cell table:formula="of:=MATCH([.A30];[$Ev.$A$1:.$A$100];0)" office:value-type="float" office:value="18" calcext:value-type="float">
            <text:p>18</text:p>
          </table:table-cell>
          <table:table-cell table:formula="of:=IF(IFNA(IF(INDIRECT(ADDRESS([.B30];2;1;;&quot;Ev&quot;)) = &quot;EvReasonCode&quot;);0);&quot;Depricated_&quot;; &quot;&quot;)">
            <text:p/>
          </table:table-cell>
          <table:table-cell table:formula="of:=COM.MICROSOFT.CONCAT([.C30]; INDIRECT(ADDRESS([.B30];3;1;;&quot;Ev&quot;)))" office:value-type="string" office:string-value="EMS_Charging_delayed" calcext:value-type="string">
            <text:p>EMS_Charging_delayed</text:p>
          </table:table-cell>
          <table:table-cell/>
          <table:table-cell table:formula="of:=MATCH([.A30];[$Se.$A$1:.$A$100];0)" office:value-type="float" office:value="17" calcext:value-type="float">
            <text:p>17</text:p>
          </table:table-cell>
          <table:table-cell table:formula="of:=IF(IFNA(IF(INDIRECT(ADDRESS([.F30];2;1;;&quot;Se&quot;)) = &quot;StReasonCode&quot;);0);&quot;Depricated_&quot;; &quot;&quot;)">
            <text:p/>
          </table:table-cell>
          <table:table-cell table:formula="of:=COM.MICROSOFT.CONCAT([.G30]; INDIRECT(ADDRESS([.F30];3;1;;&quot;Se&quot;)))" office:value-type="string" office:string-value="Frequency_Mismatch" calcext:value-type="string">
            <text:p>Frequency_Mismatch</text:p>
          </table:table-cell>
        </table:table-row>
        <table:table-row table:style-name="ro1">
          <table:table-cell table:formula="of:=DEC2HEX( ROW() - 1)" office:value-type="string" office:string-value="1E" calcext:value-type="string">
            <text:p>1E</text:p>
          </table:table-cell>
          <table:table-cell table:formula="of:=MATCH([.A31];[$Ev.$A$1:.$A$100];0)" office:value-type="float" office:value="19" calcext:value-type="float">
            <text:p>19</text:p>
          </table:table-cell>
          <table:table-cell table:formula="of:=IF(IFNA(IF(INDIRECT(ADDRESS([.B31];2;1;;&quot;Ev&quot;)) = &quot;EvReasonCode&quot;);0);&quot;Depricated_&quot;; &quot;&quot;)">
            <text:p/>
          </table:table-cell>
          <table:table-cell table:formula="of:=COM.MICROSOFT.CONCAT([.C31]; INDIRECT(ADDRESS([.B31];3;1;;&quot;Ev&quot;)))" office:value-type="string" office:string-value="Isolation_fault" calcext:value-type="string">
            <text:p>Isolation_fault</text:p>
          </table:table-cell>
          <table:table-cell/>
          <table:table-cell table:formula="of:=MATCH([.A31];[$Se.$A$1:.$A$100];0)" office:value-type="float" office:value="18" calcext:value-type="float">
            <text:p>18</text:p>
          </table:table-cell>
          <table:table-cell table:formula="of:=IF(IFNA(IF(INDIRECT(ADDRESS([.F31];2;1;;&quot;Se&quot;)) = &quot;StReasonCode&quot;);0);&quot;Depricated_&quot;; &quot;&quot;)">
            <text:p/>
          </table:table-cell>
          <table:table-cell table:formula="of:=COM.MICROSOFT.CONCAT([.G31]; INDIRECT(ADDRESS([.F31];3;1;;&quot;Se&quot;)))" office:value-type="string" office:string-value="Init_timeout" calcext:value-type="string">
            <text:p>Init_timeout</text:p>
          </table:table-cell>
        </table:table-row>
        <table:table-row table:style-name="ro1">
          <table:table-cell table:formula="of:=DEC2HEX( ROW() - 1)" office:value-type="string" office:string-value="1F" calcext:value-type="string">
            <text:p>1F</text:p>
          </table:table-cell>
          <table:table-cell table:formula="of:=MATCH([.A32];[$Ev.$A$1:.$A$100];0)" office:value-type="float" office:value="20" calcext:value-type="float">
            <text:p>20</text:p>
          </table:table-cell>
          <table:table-cell table:formula="of:=IF(IFNA(IF(INDIRECT(ADDRESS([.B32];2;1;;&quot;Ev&quot;)) = &quot;EvReasonCode&quot;);0);&quot;Depricated_&quot;; &quot;&quot;)">
            <text:p/>
          </table:table-cell>
          <table:table-cell table:formula="of:=COM.MICROSOFT.CONCAT([.C32]; INDIRECT(ADDRESS([.B32];3;1;;&quot;Ev&quot;)))" office:value-type="string" office:string-value="Charging_Delayed" calcext:value-type="string">
            <text:p>Charging_Delayed</text:p>
          </table:table-cell>
          <table:table-cell/>
          <table:table-cell table:formula="of:=MATCH([.A32];[$Se.$A$1:.$A$100];0)" office:value-type="float" office:value="19" calcext:value-type="float">
            <text:p>19</text:p>
          </table:table-cell>
          <table:table-cell table:formula="of:=IF(IFNA(IF(INDIRECT(ADDRESS([.F32];2;1;;&quot;Se&quot;)) = &quot;StReasonCode&quot;);0);&quot;Depricated_&quot;; &quot;&quot;)">
            <text:p/>
          </table:table-cell>
          <table:table-cell table:formula="of:=COM.MICROSOFT.CONCAT([.G32]; INDIRECT(ADDRESS([.F32];3;1;;&quot;Se&quot;)))" office:value-type="string" office:string-value="Connector_Over_Temp" calcext:value-type="string">
            <text:p>Connector_Over_Temp</text:p>
          </table:table-cell>
        </table:table-row>
        <table:table-row table:style-name="ro1">
          <table:table-cell table:formula="of:=DEC2HEX( ROW() - 1)" office:value-type="string" office:string-value="20" calcext:value-type="string">
            <text:p>20</text:p>
          </table:table-cell>
          <table:table-cell table:formula="of:=MATCH([.A33];[$Ev.$A$1:.$A$100];0)" office:value-type="float" office:value="21" calcext:value-type="float">
            <text:p>21</text:p>
          </table:table-cell>
          <table:table-cell table:formula="of:=IF(IFNA(IF(INDIRECT(ADDRESS([.B33];2;1;;&quot;Ev&quot;)) = &quot;EvReasonCode&quot;);0);&quot;Depricated_&quot;; &quot;&quot;)">
            <text:p/>
          </table:table-cell>
          <table:table-cell table:formula="of:=COM.MICROSOFT.CONCAT([.C33]; INDIRECT(ADDRESS([.B33];3;1;;&quot;Ev&quot;)))" office:value-type="string" office:string-value="Interrupt_Clean" calcext:value-type="string">
            <text:p>Interrupt_Clean</text:p>
          </table:table-cell>
          <table:table-cell/>
          <table:table-cell table:formula="of:=MATCH([.A33];[$Se.$A$1:.$A$100];0)" office:value-type="float" office:value="20" calcext:value-type="float">
            <text:p>20</text:p>
          </table:table-cell>
          <table:table-cell table:formula="of:=IF(IFNA(IF(INDIRECT(ADDRESS([.F33];2;1;;&quot;Se&quot;)) = &quot;StReasonCode&quot;);0);&quot;Depricated_&quot;; &quot;&quot;)">
            <text:p/>
          </table:table-cell>
          <table:table-cell table:formula="of:=COM.MICROSOFT.CONCAT([.G33]; INDIRECT(ADDRESS([.F33];3;1;;&quot;Se&quot;)))" office:value-type="string" office:string-value="Over_Temp" calcext:value-type="string">
            <text:p>Over_Temp</text:p>
          </table:table-cell>
        </table:table-row>
        <table:table-row table:style-name="ro1">
          <table:table-cell table:formula="of:=DEC2HEX( ROW() - 1)" office:value-type="string" office:string-value="21" calcext:value-type="string">
            <text:p>21</text:p>
          </table:table-cell>
          <table:table-cell table:formula="of:=MATCH([.A34];[$Ev.$A$1:.$A$100];0)" office:value-type="float" office:value="22" calcext:value-type="float">
            <text:p>22</text:p>
          </table:table-cell>
          <table:table-cell table:formula="of:=IF(IFNA(IF(INDIRECT(ADDRESS([.B34];2;1;;&quot;Ev&quot;)) = &quot;EvReasonCode&quot;);0);&quot;Depricated_&quot;; &quot;&quot;)">
            <text:p/>
          </table:table-cell>
          <table:table-cell table:formula="of:=COM.MICROSOFT.CONCAT([.C34]; INDIRECT(ADDRESS([.B34];3;1;;&quot;Ev&quot;)))" office:value-type="string" office:string-value="Interrupt_Dirty" calcext:value-type="string">
            <text:p>Interrupt_Dirty</text:p>
          </table:table-cell>
          <table:table-cell/>
          <table:table-cell table:formula="of:=MATCH([.A34];[$Se.$A$1:.$A$100];0)" office:value-type="float" office:value="21" calcext:value-type="float">
            <text:p>21</text:p>
          </table:table-cell>
          <table:table-cell table:formula="of:=IF(IFNA(IF(INDIRECT(ADDRESS([.F34];2;1;;&quot;Se&quot;)) = &quot;StReasonCode&quot;);0);&quot;Depricated_&quot;; &quot;&quot;)">
            <text:p/>
          </table:table-cell>
          <table:table-cell table:formula="of:=COM.MICROSOFT.CONCAT([.G34]; INDIRECT(ADDRESS([.F34];3;1;;&quot;Se&quot;)))" office:value-type="string" office:string-value="Temp_Sense_Invalid" calcext:value-type="string">
            <text:p>Temp_Sense_Invalid</text:p>
          </table:table-cell>
        </table:table-row>
        <table:table-row table:style-name="ro1">
          <table:table-cell table:formula="of:=DEC2HEX( ROW() - 1)" office:value-type="string" office:string-value="22" calcext:value-type="string">
            <text:p>22</text:p>
          </table:table-cell>
          <table:table-cell table:formula="of:=MATCH([.A35];[$Ev.$A$1:.$A$100];0)" office:value-type="float" office:value="23" calcext:value-type="float">
            <text:p>23</text:p>
          </table:table-cell>
          <table:table-cell table:formula="of:=IF(IFNA(IF(INDIRECT(ADDRESS([.B35];2;1;;&quot;Ev&quot;)) = &quot;EvReasonCode&quot;);0);&quot;Depricated_&quot;; &quot;&quot;)">
            <text:p/>
          </table:table-cell>
          <table:table-cell table:formula="of:=COM.MICROSOFT.CONCAT([.C35]; INDIRECT(ADDRESS([.B35];3;1;;&quot;Ev&quot;)))" office:value-type="string" office:string-value="Available_voltage_too_low" calcext:value-type="string">
            <text:p>Available_voltage_too_low</text:p>
          </table:table-cell>
          <table:table-cell/>
          <table:table-cell table:formula="of:=MATCH([.A35];[$Se.$A$1:.$A$100];0)" office:value-type="float" office:value="22" calcext:value-type="float">
            <text:p>22</text:p>
          </table:table-cell>
          <table:table-cell table:formula="of:=IF(IFNA(IF(INDIRECT(ADDRESS([.F35];2;1;;&quot;Se&quot;)) = &quot;StReasonCode&quot;);0);&quot;Depricated_&quot;; &quot;&quot;)">
            <text:p/>
          </table:table-cell>
          <table:table-cell table:formula="of:=COM.MICROSOFT.CONCAT([.G35]; INDIRECT(ADDRESS([.F35];3;1;;&quot;Se&quot;)))" office:value-type="string" office:string-value="Overcurrent" calcext:value-type="string">
            <text:p>Overcurrent</text:p>
          </table:table-cell>
        </table:table-row>
        <table:table-row table:style-name="ro1">
          <table:table-cell table:formula="of:=DEC2HEX( ROW() - 1)" office:value-type="string" office:string-value="23" calcext:value-type="string">
            <text:p>23</text:p>
          </table:table-cell>
          <table:table-cell table:formula="of:=MATCH([.A36];[$Ev.$A$1:.$A$100];0)" office:value-type="string" office:string-value="" calcext:value-type="error">
            <text:p>#N/A</text:p>
          </table:table-cell>
          <table:table-cell table:formula="of:=IF(IFNA(IF(INDIRECT(ADDRESS([.B36];2;1;;&quot;Ev&quot;)) = &quot;EvReasonCode&quot;);0);&quot;Depricated_&quot;; &quot;&quot;)">
            <text:p/>
          </table:table-cell>
          <table:table-cell table:formula="of:=COM.MICROSOFT.CONCAT([.C36]; INDIRECT(ADDRESS([.B36];3;1;;&quot;Ev&quot;)))" office:value-type="string" office:string-value="" calcext:value-type="error">
            <text:p>#N/A</text:p>
          </table:table-cell>
          <table:table-cell/>
          <table:table-cell table:formula="of:=MATCH([.A36];[$Se.$A$1:.$A$100];0)" office:value-type="float" office:value="23" calcext:value-type="float">
            <text:p>23</text:p>
          </table:table-cell>
          <table:table-cell table:formula="of:=IF(IFNA(IF(INDIRECT(ADDRESS([.F36];2;1;;&quot;Se&quot;)) = &quot;StReasonCode&quot;);0);&quot;Depricated_&quot;; &quot;&quot;)">
            <text:p/>
          </table:table-cell>
          <table:table-cell table:formula="of:=COM.MICROSOFT.CONCAT([.G36]; INDIRECT(ADDRESS([.F36];3;1;;&quot;Se&quot;)))" office:value-type="string" office:string-value="Current_Sense_Invalid" calcext:value-type="string">
            <text:p>Current_Sense_Invalid</text:p>
          </table:table-cell>
        </table:table-row>
        <table:table-row table:style-name="ro1">
          <table:table-cell table:formula="of:=DEC2HEX( ROW() - 1)" office:value-type="string" office:string-value="24" calcext:value-type="string">
            <text:p>24</text:p>
          </table:table-cell>
          <table:table-cell table:formula="of:=MATCH([.A37];[$Ev.$A$1:.$A$100];0)" office:value-type="string" office:string-value="" calcext:value-type="error">
            <text:p>#N/A</text:p>
          </table:table-cell>
          <table:table-cell table:formula="of:=IF(IFNA(IF(INDIRECT(ADDRESS([.B37];2;1;;&quot;Ev&quot;)) = &quot;EvReasonCode&quot;);0);&quot;Depricated_&quot;; &quot;&quot;)">
            <text:p/>
          </table:table-cell>
          <table:table-cell table:formula="of:=COM.MICROSOFT.CONCAT([.C37]; INDIRECT(ADDRESS([.B37];3;1;;&quot;Ev&quot;)))" office:value-type="string" office:string-value="" calcext:value-type="error">
            <text:p>#N/A</text:p>
          </table:table-cell>
          <table:table-cell/>
          <table:table-cell table:formula="of:=MATCH([.A37];[$Se.$A$1:.$A$100];0)" office:value-type="float" office:value="24" calcext:value-type="float">
            <text:p>24</text:p>
          </table:table-cell>
          <table:table-cell table:formula="of:=IF(IFNA(IF(INDIRECT(ADDRESS([.F37];2;1;;&quot;Se&quot;)) = &quot;StReasonCode&quot;);0);&quot;Depricated_&quot;; &quot;&quot;)">
            <text:p/>
          </table:table-cell>
          <table:table-cell table:formula="of:=COM.MICROSOFT.CONCAT([.G37]; INDIRECT(ADDRESS([.F37];3;1;;&quot;Se&quot;)))" office:value-type="string" office:string-value="Voltage_Sense_Invalid" calcext:value-type="string">
            <text:p>Voltage_Sense_Invalid</text:p>
          </table:table-cell>
        </table:table-row>
        <table:table-row table:style-name="ro1">
          <table:table-cell table:formula="of:=DEC2HEX( ROW() - 1)" office:value-type="string" office:string-value="25" calcext:value-type="string">
            <text:p>25</text:p>
          </table:table-cell>
          <table:table-cell table:formula="of:=MATCH([.A38];[$Ev.$A$1:.$A$100];0)" office:value-type="string" office:string-value="" calcext:value-type="error">
            <text:p>#N/A</text:p>
          </table:table-cell>
          <table:table-cell table:formula="of:=IF(IFNA(IF(INDIRECT(ADDRESS([.B38];2;1;;&quot;Ev&quot;)) = &quot;EvReasonCode&quot;);0);&quot;Depricated_&quot;; &quot;&quot;)">
            <text:p/>
          </table:table-cell>
          <table:table-cell table:formula="of:=COM.MICROSOFT.CONCAT([.C38]; INDIRECT(ADDRESS([.B38];3;1;;&quot;Ev&quot;)))" office:value-type="string" office:string-value="" calcext:value-type="error">
            <text:p>#N/A</text:p>
          </table:table-cell>
          <table:table-cell/>
          <table:table-cell table:formula="of:=MATCH([.A38];[$Se.$A$1:.$A$100];0)" office:value-type="float" office:value="25" calcext:value-type="float">
            <text:p>25</text:p>
          </table:table-cell>
          <table:table-cell table:formula="of:=IF(IFNA(IF(INDIRECT(ADDRESS([.F38];2;1;;&quot;Se&quot;)) = &quot;StReasonCode&quot;);0);&quot;Depricated_&quot;; &quot;&quot;)">
            <text:p/>
          </table:table-cell>
          <table:table-cell table:formula="of:=COM.MICROSOFT.CONCAT([.G38]; INDIRECT(ADDRESS([.F38];3;1;;&quot;Se&quot;)))" office:value-type="string" office:string-value="Pilot_fault" calcext:value-type="string">
            <text:p>Pilot_fault</text:p>
          </table:table-cell>
        </table:table-row>
        <table:table-row table:style-name="ro1">
          <table:table-cell table:formula="of:=DEC2HEX( ROW() - 1)" office:value-type="string" office:string-value="26" calcext:value-type="string">
            <text:p>26</text:p>
          </table:table-cell>
          <table:table-cell table:formula="of:=MATCH([.A39];[$Ev.$A$1:.$A$100];0)" office:value-type="string" office:string-value="" calcext:value-type="error">
            <text:p>#N/A</text:p>
          </table:table-cell>
          <table:table-cell table:formula="of:=IF(IFNA(IF(INDIRECT(ADDRESS([.B39];2;1;;&quot;Ev&quot;)) = &quot;EvReasonCode&quot;);0);&quot;Depricated_&quot;; &quot;&quot;)">
            <text:p/>
          </table:table-cell>
          <table:table-cell table:formula="of:=COM.MICROSOFT.CONCAT([.C39]; INDIRECT(ADDRESS([.B39];3;1;;&quot;Ev&quot;)))" office:value-type="string" office:string-value="" calcext:value-type="error">
            <text:p>#N/A</text:p>
          </table:table-cell>
          <table:table-cell/>
          <table:table-cell table:formula="of:=MATCH([.A39];[$Se.$A$1:.$A$100];0)" office:value-type="float" office:value="26" calcext:value-type="float">
            <text:p>26</text:p>
          </table:table-cell>
          <table:table-cell table:formula="of:=IF(IFNA(IF(INDIRECT(ADDRESS([.F39];2;1;;&quot;Se&quot;)) = &quot;StReasonCode&quot;);0);&quot;Depricated_&quot;; &quot;&quot;)">
            <text:p/>
          </table:table-cell>
          <table:table-cell table:formula="of:=COM.MICROSOFT.CONCAT([.G39]; INDIRECT(ADDRESS([.F39];3;1;;&quot;Se&quot;)))" office:value-type="string" office:string-value="Contactor_fault" calcext:value-type="string">
            <text:p>Contactor_fault</text:p>
          </table:table-cell>
        </table:table-row>
        <table:table-row table:style-name="ro1">
          <table:table-cell table:formula="of:=DEC2HEX( ROW() - 1)" office:value-type="string" office:string-value="27" calcext:value-type="string">
            <text:p>27</text:p>
          </table:table-cell>
          <table:table-cell table:formula="of:=MATCH([.A40];[$Ev.$A$1:.$A$100];0)" office:value-type="string" office:string-value="" calcext:value-type="error">
            <text:p>#N/A</text:p>
          </table:table-cell>
          <table:table-cell table:formula="of:=IF(IFNA(IF(INDIRECT(ADDRESS([.B40];2;1;;&quot;Ev&quot;)) = &quot;EvReasonCode&quot;);0);&quot;Depricated_&quot;; &quot;&quot;)">
            <text:p/>
          </table:table-cell>
          <table:table-cell table:formula="of:=COM.MICROSOFT.CONCAT([.C40]; INDIRECT(ADDRESS([.B40];3;1;;&quot;Ev&quot;)))" office:value-type="string" office:string-value="" calcext:value-type="error">
            <text:p>#N/A</text:p>
          </table:table-cell>
          <table:table-cell/>
          <table:table-cell table:formula="of:=MATCH([.A40];[$Se.$A$1:.$A$100];0)" office:value-type="float" office:value="27" calcext:value-type="float">
            <text:p>27</text:p>
          </table:table-cell>
          <table:table-cell table:formula="of:=IF(IFNA(IF(INDIRECT(ADDRESS([.F40];2;1;;&quot;Se&quot;)) = &quot;StReasonCode&quot;);0);&quot;Depricated_&quot;; &quot;&quot;)">
            <text:p/>
          </table:table-cell>
          <table:table-cell table:formula="of:=COM.MICROSOFT.CONCAT([.G40]; INDIRECT(ADDRESS([.F40];3;1;;&quot;Se&quot;)))" office:value-type="string" office:string-value="Input_miswired" calcext:value-type="string">
            <text:p>Input_miswired</text:p>
          </table:table-cell>
        </table:table-row>
        <table:table-row table:style-name="ro1">
          <table:table-cell table:formula="of:=DEC2HEX( ROW() - 1)" office:value-type="string" office:string-value="28" calcext:value-type="string">
            <text:p>28</text:p>
          </table:table-cell>
          <table:table-cell table:formula="of:=MATCH([.A41];[$Ev.$A$1:.$A$100];0)" office:value-type="string" office:string-value="" calcext:value-type="error">
            <text:p>#N/A</text:p>
          </table:table-cell>
          <table:table-cell table:formula="of:=IF(IFNA(IF(INDIRECT(ADDRESS([.B41];2;1;;&quot;Ev&quot;)) = &quot;EvReasonCode&quot;);0);&quot;Depricated_&quot;; &quot;&quot;)">
            <text:p/>
          </table:table-cell>
          <table:table-cell table:formula="of:=COM.MICROSOFT.CONCAT([.C41]; INDIRECT(ADDRESS([.B41];3;1;;&quot;Ev&quot;)))" office:value-type="string" office:string-value="" calcext:value-type="error">
            <text:p>#N/A</text:p>
          </table:table-cell>
          <table:table-cell/>
          <table:table-cell table:formula="of:=MATCH([.A41];[$Se.$A$1:.$A$100];0)" office:value-type="float" office:value="28" calcext:value-type="float">
            <text:p>28</text:p>
          </table:table-cell>
          <table:table-cell table:formula="of:=IF(IFNA(IF(INDIRECT(ADDRESS([.F41];2;1;;&quot;Se&quot;)) = &quot;StReasonCode&quot;);0);&quot;Depricated_&quot;; &quot;&quot;)">
            <text:p/>
          </table:table-cell>
          <table:table-cell table:formula="of:=COM.MICROSOFT.CONCAT([.G41]; INDIRECT(ADDRESS([.F41];3;1;;&quot;Se&quot;)))" office:value-type="string" office:string-value="Input_over_voltage" calcext:value-type="string">
            <text:p>Input_over_voltage</text:p>
          </table:table-cell>
        </table:table-row>
        <table:table-row table:style-name="ro1">
          <table:table-cell table:formula="of:=DEC2HEX( ROW() - 1)" office:value-type="string" office:string-value="29" calcext:value-type="string">
            <text:p>29</text:p>
          </table:table-cell>
          <table:table-cell table:formula="of:=MATCH([.A42];[$Ev.$A$1:.$A$100];0)" office:value-type="string" office:string-value="" calcext:value-type="error">
            <text:p>#N/A</text:p>
          </table:table-cell>
          <table:table-cell table:formula="of:=IF(IFNA(IF(INDIRECT(ADDRESS([.B42];2;1;;&quot;Ev&quot;)) = &quot;EvReasonCode&quot;);0);&quot;Depricated_&quot;; &quot;&quot;)">
            <text:p/>
          </table:table-cell>
          <table:table-cell table:formula="of:=COM.MICROSOFT.CONCAT([.C42]; INDIRECT(ADDRESS([.B42];3;1;;&quot;Ev&quot;)))" office:value-type="string" office:string-value="" calcext:value-type="error">
            <text:p>#N/A</text:p>
          </table:table-cell>
          <table:table-cell/>
          <table:table-cell table:formula="of:=MATCH([.A42];[$Se.$A$1:.$A$100];0)" office:value-type="float" office:value="29" calcext:value-type="float">
            <text:p>29</text:p>
          </table:table-cell>
          <table:table-cell table:formula="of:=IF(IFNA(IF(INDIRECT(ADDRESS([.F42];2;1;;&quot;Se&quot;)) = &quot;StReasonCode&quot;);0);&quot;Depricated_&quot;; &quot;&quot;)">
            <text:p/>
          </table:table-cell>
          <table:table-cell table:formula="of:=COM.MICROSOFT.CONCAT([.G42]; INDIRECT(ADDRESS([.F42];3;1;;&quot;Se&quot;)))" office:value-type="string" office:string-value="Input_under_voltage" calcext:value-type="string">
            <text:p>Input_under_voltage</text:p>
          </table:table-cell>
        </table:table-row>
        <table:table-row table:style-name="ro1">
          <table:table-cell table:formula="of:=DEC2HEX( ROW() - 1)" office:value-type="string" office:string-value="2A" calcext:value-type="string">
            <text:p>2A</text:p>
          </table:table-cell>
          <table:table-cell table:formula="of:=MATCH([.A43];[$Ev.$A$1:.$A$100];0)" office:value-type="string" office:string-value="" calcext:value-type="error">
            <text:p>#N/A</text:p>
          </table:table-cell>
          <table:table-cell table:formula="of:=IF(IFNA(IF(INDIRECT(ADDRESS([.B43];2;1;;&quot;Ev&quot;)) = &quot;EvReasonCode&quot;);0);&quot;Depricated_&quot;; &quot;&quot;)">
            <text:p/>
          </table:table-cell>
          <table:table-cell table:formula="of:=COM.MICROSOFT.CONCAT([.C43]; INDIRECT(ADDRESS([.B43];3;1;;&quot;Ev&quot;)))" office:value-type="string" office:string-value="" calcext:value-type="error">
            <text:p>#N/A</text:p>
          </table:table-cell>
          <table:table-cell/>
          <table:table-cell table:formula="of:=MATCH([.A43];[$Se.$A$1:.$A$100];0)" office:value-type="float" office:value="30" calcext:value-type="float">
            <text:p>30</text:p>
          </table:table-cell>
          <table:table-cell table:formula="of:=IF(IFNA(IF(INDIRECT(ADDRESS([.F43];2;1;;&quot;Se&quot;)) = &quot;StReasonCode&quot;);0);&quot;Depricated_&quot;; &quot;&quot;)">
            <text:p/>
          </table:table-cell>
          <table:table-cell table:formula="of:=COM.MICROSOFT.CONCAT([.G43]; INDIRECT(ADDRESS([.F43];3;1;;&quot;Se&quot;)))" office:value-type="string" office:string-value="CCID_self_test_fault" calcext:value-type="string">
            <text:p>CCID_self_test_fault</text:p>
          </table:table-cell>
        </table:table-row>
        <table:table-row table:style-name="ro1">
          <table:table-cell table:formula="of:=DEC2HEX( ROW() - 1)" office:value-type="string" office:string-value="2B" calcext:value-type="string">
            <text:p>2B</text:p>
          </table:table-cell>
          <table:table-cell table:formula="of:=MATCH([.A44];[$Ev.$A$1:.$A$100];0)" office:value-type="string" office:string-value="" calcext:value-type="error">
            <text:p>#N/A</text:p>
          </table:table-cell>
          <table:table-cell table:formula="of:=IF(IFNA(IF(INDIRECT(ADDRESS([.B44];2;1;;&quot;Ev&quot;)) = &quot;EvReasonCode&quot;);0);&quot;Depricated_&quot;; &quot;&quot;)">
            <text:p/>
          </table:table-cell>
          <table:table-cell table:formula="of:=COM.MICROSOFT.CONCAT([.C44]; INDIRECT(ADDRESS([.B44];3;1;;&quot;Ev&quot;)))" office:value-type="string" office:string-value="" calcext:value-type="error">
            <text:p>#N/A</text:p>
          </table:table-cell>
          <table:table-cell/>
          <table:table-cell table:formula="of:=MATCH([.A44];[$Se.$A$1:.$A$100];0)" office:value-type="float" office:value="31" calcext:value-type="float">
            <text:p>31</text:p>
          </table:table-cell>
          <table:table-cell table:formula="of:=IF(IFNA(IF(INDIRECT(ADDRESS([.F44];2;1;;&quot;Se&quot;)) = &quot;StReasonCode&quot;);0);&quot;Depricated_&quot;; &quot;&quot;)">
            <text:p/>
          </table:table-cell>
          <table:table-cell table:formula="of:=COM.MICROSOFT.CONCAT([.G44]; INDIRECT(ADDRESS([.F44];3;1;;&quot;Se&quot;)))" office:value-type="string" office:string-value="CCID_tripped_retry" calcext:value-type="string">
            <text:p>CCID_tripped_retry</text:p>
          </table:table-cell>
        </table:table-row>
        <table:table-row table:style-name="ro1">
          <table:table-cell table:formula="of:=DEC2HEX( ROW() - 1)" office:value-type="string" office:string-value="2C" calcext:value-type="string">
            <text:p>2C</text:p>
          </table:table-cell>
          <table:table-cell table:formula="of:=MATCH([.A45];[$Ev.$A$1:.$A$100];0)" office:value-type="string" office:string-value="" calcext:value-type="error">
            <text:p>#N/A</text:p>
          </table:table-cell>
          <table:table-cell table:formula="of:=IF(IFNA(IF(INDIRECT(ADDRESS([.B45];2;1;;&quot;Ev&quot;)) = &quot;EvReasonCode&quot;);0);&quot;Depricated_&quot;; &quot;&quot;)">
            <text:p/>
          </table:table-cell>
          <table:table-cell table:formula="of:=COM.MICROSOFT.CONCAT([.C45]; INDIRECT(ADDRESS([.B45];3;1;;&quot;Ev&quot;)))" office:value-type="string" office:string-value="" calcext:value-type="error">
            <text:p>#N/A</text:p>
          </table:table-cell>
          <table:table-cell/>
          <table:table-cell table:formula="of:=MATCH([.A45];[$Se.$A$1:.$A$100];0)" office:value-type="float" office:value="32" calcext:value-type="float">
            <text:p>32</text:p>
          </table:table-cell>
          <table:table-cell table:formula="of:=IF(IFNA(IF(INDIRECT(ADDRESS([.F45];2;1;;&quot;Se&quot;)) = &quot;StReasonCode&quot;);0);&quot;Depricated_&quot;; &quot;&quot;)">
            <text:p/>
          </table:table-cell>
          <table:table-cell table:formula="of:=COM.MICROSOFT.CONCAT([.G45]; INDIRECT(ADDRESS([.F45];3;1;;&quot;Se&quot;)))" office:value-type="string" office:string-value="CCID_tripped_no_retry" calcext:value-type="string">
            <text:p>CCID_tripped_no_retry</text:p>
          </table:table-cell>
        </table:table-row>
        <table:table-row table:style-name="ro1">
          <table:table-cell table:formula="of:=DEC2HEX( ROW() - 1)" office:value-type="string" office:string-value="2D" calcext:value-type="string">
            <text:p>2D</text:p>
          </table:table-cell>
          <table:table-cell table:formula="of:=MATCH([.A46];[$Ev.$A$1:.$A$100];0)" office:value-type="string" office:string-value="" calcext:value-type="error">
            <text:p>#N/A</text:p>
          </table:table-cell>
          <table:table-cell table:formula="of:=IF(IFNA(IF(INDIRECT(ADDRESS([.B46];2;1;;&quot;Ev&quot;)) = &quot;EvReasonCode&quot;);0);&quot;Depricated_&quot;; &quot;&quot;)">
            <text:p/>
          </table:table-cell>
          <table:table-cell table:formula="of:=COM.MICROSOFT.CONCAT([.C46]; INDIRECT(ADDRESS([.B46];3;1;;&quot;Ev&quot;)))" office:value-type="string" office:string-value="" calcext:value-type="error">
            <text:p>#N/A</text:p>
          </table:table-cell>
          <table:table-cell/>
          <table:table-cell table:formula="of:=MATCH([.A46];[$Se.$A$1:.$A$100];0)" office:value-type="float" office:value="33" calcext:value-type="float">
            <text:p>33</text:p>
          </table:table-cell>
          <table:table-cell table:formula="of:=IF(IFNA(IF(INDIRECT(ADDRESS([.F46];2;1;;&quot;Se&quot;)) = &quot;StReasonCode&quot;);0);&quot;Depricated_&quot;; &quot;&quot;)">
            <text:p/>
          </table:table-cell>
          <table:table-cell table:formula="of:=COM.MICROSOFT.CONCAT([.G46]; INDIRECT(ADDRESS([.F46];3;1;;&quot;Se&quot;)))" office:value-type="string" office:string-value="Breaker_tripped" calcext:value-type="string">
            <text:p>Breaker_tripped</text:p>
          </table:table-cell>
        </table:table-row>
        <table:table-row table:style-name="ro1">
          <table:table-cell table:formula="of:=DEC2HEX( ROW() - 1)" office:value-type="string" office:string-value="2E" calcext:value-type="string">
            <text:p>2E</text:p>
          </table:table-cell>
          <table:table-cell table:formula="of:=MATCH([.A47];[$Ev.$A$1:.$A$100];0)" office:value-type="string" office:string-value="" calcext:value-type="error">
            <text:p>#N/A</text:p>
          </table:table-cell>
          <table:table-cell table:formula="of:=IF(IFNA(IF(INDIRECT(ADDRESS([.B47];2;1;;&quot;Ev&quot;)) = &quot;EvReasonCode&quot;);0);&quot;Depricated_&quot;; &quot;&quot;)">
            <text:p/>
          </table:table-cell>
          <table:table-cell table:formula="of:=COM.MICROSOFT.CONCAT([.C47]; INDIRECT(ADDRESS([.B47];3;1;;&quot;Ev&quot;)))" office:value-type="string" office:string-value="" calcext:value-type="error">
            <text:p>#N/A</text:p>
          </table:table-cell>
          <table:table-cell/>
          <table:table-cell table:formula="of:=MATCH([.A47];[$Se.$A$1:.$A$100];0)" office:value-type="float" office:value="34" calcext:value-type="float">
            <text:p>34</text:p>
          </table:table-cell>
          <table:table-cell table:formula="of:=IF(IFNA(IF(INDIRECT(ADDRESS([.F47];2;1;;&quot;Se&quot;)) = &quot;StReasonCode&quot;);0);&quot;Depricated_&quot;; &quot;&quot;)">
            <text:p/>
          </table:table-cell>
          <table:table-cell table:formula="of:=COM.MICROSOFT.CONCAT([.G47]; INDIRECT(ADDRESS([.F47];3;1;;&quot;Se&quot;)))" office:value-type="string" office:string-value="Ground_Monitor_fault" calcext:value-type="string">
            <text:p>Ground_Monitor_fault</text:p>
          </table:table-cell>
        </table:table-row>
        <table:table-row table:style-name="ro1">
          <table:table-cell table:formula="of:=DEC2HEX( ROW() - 1)" office:value-type="string" office:string-value="2F" calcext:value-type="string">
            <text:p>2F</text:p>
          </table:table-cell>
          <table:table-cell table:formula="of:=MATCH([.A48];[$Ev.$A$1:.$A$100];0)" office:value-type="string" office:string-value="" calcext:value-type="error">
            <text:p>#N/A</text:p>
          </table:table-cell>
          <table:table-cell table:formula="of:=IF(IFNA(IF(INDIRECT(ADDRESS([.B48];2;1;;&quot;Ev&quot;)) = &quot;EvReasonCode&quot;);0);&quot;Depricated_&quot;; &quot;&quot;)">
            <text:p/>
          </table:table-cell>
          <table:table-cell table:formula="of:=COM.MICROSOFT.CONCAT([.C48]; INDIRECT(ADDRESS([.B48];3;1;;&quot;Ev&quot;)))" office:value-type="string" office:string-value="" calcext:value-type="error">
            <text:p>#N/A</text:p>
          </table:table-cell>
          <table:table-cell/>
          <table:table-cell table:formula="of:=MATCH([.A48];[$Se.$A$1:.$A$100];0)" office:value-type="float" office:value="35" calcext:value-type="float">
            <text:p>35</text:p>
          </table:table-cell>
          <table:table-cell table:formula="of:=IF(IFNA(IF(INDIRECT(ADDRESS([.F48];2;1;;&quot;Se&quot;)) = &quot;StReasonCode&quot;);0);&quot;Depricated_&quot;; &quot;&quot;)">
            <text:p/>
          </table:table-cell>
          <table:table-cell table:formula="of:=COM.MICROSOFT.CONCAT([.G48]; INDIRECT(ADDRESS([.F48];3;1;;&quot;Se&quot;)))" office:value-type="string" office:string-value="Configuration_error" calcext:value-type="string">
            <text:p>Configuration_error</text:p>
          </table:table-cell>
        </table:table-row>
        <table:table-row table:style-name="ro1">
          <table:table-cell table:formula="of:=DEC2HEX( ROW() - 1)" office:value-type="string" office:string-value="30" calcext:value-type="string">
            <text:p>30</text:p>
          </table:table-cell>
          <table:table-cell table:formula="of:=MATCH([.A49];[$Ev.$A$1:.$A$100];0)" office:value-type="string" office:string-value="" calcext:value-type="error">
            <text:p>#N/A</text:p>
          </table:table-cell>
          <table:table-cell table:formula="of:=IF(IFNA(IF(INDIRECT(ADDRESS([.B49];2;1;;&quot;Ev&quot;)) = &quot;EvReasonCode&quot;);0);&quot;Depricated_&quot;; &quot;&quot;)">
            <text:p/>
          </table:table-cell>
          <table:table-cell table:formula="of:=COM.MICROSOFT.CONCAT([.C49]; INDIRECT(ADDRESS([.B49];3;1;;&quot;Ev&quot;)))" office:value-type="string" office:string-value="" calcext:value-type="error">
            <text:p>#N/A</text:p>
          </table:table-cell>
          <table:table-cell/>
          <table:table-cell table:formula="of:=MATCH([.A49];[$Se.$A$1:.$A$100];0)" office:value-type="float" office:value="36" calcext:value-type="float">
            <text:p>36</text:p>
          </table:table-cell>
          <table:table-cell table:formula="of:=IF(IFNA(IF(INDIRECT(ADDRESS([.F49];2;1;;&quot;Se&quot;)) = &quot;StReasonCode&quot;);0);&quot;Depricated_&quot;; &quot;&quot;)">
            <text:p/>
          </table:table-cell>
          <table:table-cell table:formula="of:=COM.MICROSOFT.CONCAT([.G49]; INDIRECT(ADDRESS([.F49];3;1;;&quot;Se&quot;)))" office:value-type="string" office:string-value="Ground_fault" calcext:value-type="string">
            <text:p>Ground_fault</text:p>
          </table:table-cell>
        </table:table-row>
        <table:table-row table:style-name="ro1">
          <table:table-cell table:formula="of:=DEC2HEX( ROW() - 1)" office:value-type="string" office:string-value="31" calcext:value-type="string">
            <text:p>31</text:p>
          </table:table-cell>
          <table:table-cell table:formula="of:=MATCH([.A50];[$Ev.$A$1:.$A$100];0)" office:value-type="string" office:string-value="" calcext:value-type="error">
            <text:p>#N/A</text:p>
          </table:table-cell>
          <table:table-cell table:formula="of:=IF(IFNA(IF(INDIRECT(ADDRESS([.B50];2;1;;&quot;Ev&quot;)) = &quot;EvReasonCode&quot;);0);&quot;Depricated_&quot;; &quot;&quot;)">
            <text:p/>
          </table:table-cell>
          <table:table-cell table:formula="of:=COM.MICROSOFT.CONCAT([.C50]; INDIRECT(ADDRESS([.B50];3;1;;&quot;Ev&quot;)))" office:value-type="string" office:string-value="" calcext:value-type="error">
            <text:p>#N/A</text:p>
          </table:table-cell>
          <table:table-cell/>
          <table:table-cell table:formula="of:=MATCH([.A50];[$Se.$A$1:.$A$100];0)" office:value-type="float" office:value="37" calcext:value-type="float">
            <text:p>37</text:p>
          </table:table-cell>
          <table:table-cell table:formula="of:=IF(IFNA(IF(INDIRECT(ADDRESS([.F50];2;1;;&quot;Se&quot;)) = &quot;StReasonCode&quot;);0);&quot;Depricated_&quot;; &quot;&quot;)">
            <text:p/>
          </table:table-cell>
          <table:table-cell table:formula="of:=COM.MICROSOFT.CONCAT([.G50]; INDIRECT(ADDRESS([.F50];3;1;;&quot;Se&quot;)))" office:value-type="string" office:string-value="Comm_Fault" calcext:value-type="string">
            <text:p>Comm_Fault</text:p>
          </table:table-cell>
        </table:table-row>
        <table:table-row table:style-name="ro1">
          <table:table-cell table:formula="of:=DEC2HEX( ROW() - 1)" office:value-type="string" office:string-value="32" calcext:value-type="string">
            <text:p>32</text:p>
          </table:table-cell>
          <table:table-cell table:formula="of:=MATCH([.A51];[$Ev.$A$1:.$A$100];0)" office:value-type="string" office:string-value="" calcext:value-type="error">
            <text:p>#N/A</text:p>
          </table:table-cell>
          <table:table-cell table:formula="of:=IF(IFNA(IF(INDIRECT(ADDRESS([.B51];2;1;;&quot;Ev&quot;)) = &quot;EvReasonCode&quot;);0);&quot;Depricated_&quot;; &quot;&quot;)">
            <text:p/>
          </table:table-cell>
          <table:table-cell table:formula="of:=COM.MICROSOFT.CONCAT([.C51]; INDIRECT(ADDRESS([.B51];3;1;;&quot;Ev&quot;)))" office:value-type="string" office:string-value="" calcext:value-type="error">
            <text:p>#N/A</text:p>
          </table:table-cell>
          <table:table-cell/>
          <table:table-cell table:formula="of:=MATCH([.A51];[$Se.$A$1:.$A$100];0)" office:value-type="float" office:value="38" calcext:value-type="float">
            <text:p>38</text:p>
          </table:table-cell>
          <table:table-cell table:formula="of:=IF(IFNA(IF(INDIRECT(ADDRESS([.F51];2;1;;&quot;Se&quot;)) = &quot;StReasonCode&quot;);0);&quot;Depricated_&quot;; &quot;&quot;)">
            <text:p/>
          </table:table-cell>
          <table:table-cell table:formula="of:=COM.MICROSOFT.CONCAT([.G51]; INDIRECT(ADDRESS([.F51];3;1;;&quot;Se&quot;)))" office:value-type="string" office:string-value="Internal_Fault" calcext:value-type="string">
            <text:p>Internal_Fault</text:p>
          </table:table-cell>
        </table:table-row>
        <table:table-row table:style-name="ro1">
          <table:table-cell table:formula="of:=DEC2HEX( ROW() - 1)" office:value-type="string" office:string-value="33" calcext:value-type="string">
            <text:p>33</text:p>
          </table:table-cell>
          <table:table-cell table:formula="of:=MATCH([.A52];[$Ev.$A$1:.$A$100];0)" office:value-type="string" office:string-value="" calcext:value-type="error">
            <text:p>#N/A</text:p>
          </table:table-cell>
          <table:table-cell table:formula="of:=IF(IFNA(IF(INDIRECT(ADDRESS([.B52];2;1;;&quot;Ev&quot;)) = &quot;EvReasonCode&quot;);0);&quot;Depricated_&quot;; &quot;&quot;)">
            <text:p/>
          </table:table-cell>
          <table:table-cell table:formula="of:=COM.MICROSOFT.CONCAT([.C52]; INDIRECT(ADDRESS([.B52];3;1;;&quot;Ev&quot;)))" office:value-type="string" office:string-value="" calcext:value-type="error">
            <text:p>#N/A</text:p>
          </table:table-cell>
          <table:table-cell/>
          <table:table-cell table:formula="of:=MATCH([.A52];[$Se.$A$1:.$A$100];0)" office:value-type="float" office:value="39" calcext:value-type="float">
            <text:p>39</text:p>
          </table:table-cell>
          <table:table-cell table:formula="of:=IF(IFNA(IF(INDIRECT(ADDRESS([.F52];2;1;;&quot;Se&quot;)) = &quot;StReasonCode&quot;);0);&quot;Depricated_&quot;; &quot;&quot;)">
            <text:p/>
          </table:table-cell>
          <table:table-cell table:formula="of:=COM.MICROSOFT.CONCAT([.G52]; INDIRECT(ADDRESS([.F52];3;1;;&quot;Se&quot;)))" office:value-type="string" office:string-value="Available_voltage_too_low" calcext:value-type="string">
            <text:p>Available_voltage_too_low</text:p>
          </table:table-cell>
        </table:table-row>
        <table:table-row table:style-name="ro1">
          <table:table-cell table:formula="of:=DEC2HEX( ROW() - 1)" office:value-type="string" office:string-value="34" calcext:value-type="string">
            <text:p>34</text:p>
          </table:table-cell>
          <table:table-cell table:formula="of:=MATCH([.A53];[$Ev.$A$1:.$A$100];0)" office:value-type="string" office:string-value="" calcext:value-type="error">
            <text:p>#N/A</text:p>
          </table:table-cell>
          <table:table-cell table:formula="of:=IF(IFNA(IF(INDIRECT(ADDRESS([.B53];2;1;;&quot;Ev&quot;)) = &quot;EvReasonCode&quot;);0);&quot;Depricated_&quot;; &quot;&quot;)">
            <text:p/>
          </table:table-cell>
          <table:table-cell table:formula="of:=COM.MICROSOFT.CONCAT([.C53]; INDIRECT(ADDRESS([.B53];3;1;;&quot;Ev&quot;)))" office:value-type="string" office:string-value="" calcext:value-type="error">
            <text:p>#N/A</text:p>
          </table:table-cell>
          <table:table-cell/>
          <table:table-cell table:formula="of:=MATCH([.A53];[$Se.$A$1:.$A$100];0)" office:value-type="string" office:string-value="" calcext:value-type="error">
            <text:p>#N/A</text:p>
          </table:table-cell>
          <table:table-cell table:formula="of:=IF(IFNA(IF(INDIRECT(ADDRESS([.F53];2;1;;&quot;Se&quot;)) = &quot;StReasonCode&quot;);0);&quot;Depricated_&quot;; &quot;&quot;)">
            <text:p/>
          </table:table-cell>
          <table:table-cell table:formula="of:=COM.MICROSOFT.CONCAT([.G53]; INDIRECT(ADDRESS([.F5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5" calcext:value-type="string">
            <text:p>35</text:p>
          </table:table-cell>
          <table:table-cell table:formula="of:=MATCH([.A54];[$Ev.$A$1:.$A$100];0)" office:value-type="string" office:string-value="" calcext:value-type="error">
            <text:p>#N/A</text:p>
          </table:table-cell>
          <table:table-cell table:formula="of:=IF(IFNA(IF(INDIRECT(ADDRESS([.B54];2;1;;&quot;Ev&quot;)) = &quot;EvReasonCode&quot;);0);&quot;Depricated_&quot;; &quot;&quot;)">
            <text:p/>
          </table:table-cell>
          <table:table-cell table:formula="of:=COM.MICROSOFT.CONCAT([.C54]; INDIRECT(ADDRESS([.B54];3;1;;&quot;Ev&quot;)))" office:value-type="string" office:string-value="" calcext:value-type="error">
            <text:p>#N/A</text:p>
          </table:table-cell>
          <table:table-cell/>
          <table:table-cell table:formula="of:=MATCH([.A54];[$Se.$A$1:.$A$100];0)" office:value-type="string" office:string-value="" calcext:value-type="error">
            <text:p>#N/A</text:p>
          </table:table-cell>
          <table:table-cell table:formula="of:=IF(IFNA(IF(INDIRECT(ADDRESS([.F54];2;1;;&quot;Se&quot;)) = &quot;StReasonCode&quot;);0);&quot;Depricated_&quot;; &quot;&quot;)">
            <text:p/>
          </table:table-cell>
          <table:table-cell table:formula="of:=COM.MICROSOFT.CONCAT([.G54]; INDIRECT(ADDRESS([.F5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6" calcext:value-type="string">
            <text:p>36</text:p>
          </table:table-cell>
          <table:table-cell table:formula="of:=MATCH([.A55];[$Ev.$A$1:.$A$100];0)" office:value-type="string" office:string-value="" calcext:value-type="error">
            <text:p>#N/A</text:p>
          </table:table-cell>
          <table:table-cell table:formula="of:=IF(IFNA(IF(INDIRECT(ADDRESS([.B55];2;1;;&quot;Ev&quot;)) = &quot;EvReasonCode&quot;);0);&quot;Depricated_&quot;; &quot;&quot;)">
            <text:p/>
          </table:table-cell>
          <table:table-cell table:formula="of:=COM.MICROSOFT.CONCAT([.C55]; INDIRECT(ADDRESS([.B55];3;1;;&quot;Ev&quot;)))" office:value-type="string" office:string-value="" calcext:value-type="error">
            <text:p>#N/A</text:p>
          </table:table-cell>
          <table:table-cell/>
          <table:table-cell table:formula="of:=MATCH([.A55];[$Se.$A$1:.$A$100];0)" office:value-type="string" office:string-value="" calcext:value-type="error">
            <text:p>#N/A</text:p>
          </table:table-cell>
          <table:table-cell table:formula="of:=IF(IFNA(IF(INDIRECT(ADDRESS([.F55];2;1;;&quot;Se&quot;)) = &quot;StReasonCode&quot;);0);&quot;Depricated_&quot;; &quot;&quot;)">
            <text:p/>
          </table:table-cell>
          <table:table-cell table:formula="of:=COM.MICROSOFT.CONCAT([.G55]; INDIRECT(ADDRESS([.F5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7" calcext:value-type="string">
            <text:p>37</text:p>
          </table:table-cell>
          <table:table-cell table:formula="of:=MATCH([.A56];[$Ev.$A$1:.$A$100];0)" office:value-type="string" office:string-value="" calcext:value-type="error">
            <text:p>#N/A</text:p>
          </table:table-cell>
          <table:table-cell table:formula="of:=IF(IFNA(IF(INDIRECT(ADDRESS([.B56];2;1;;&quot;Ev&quot;)) = &quot;EvReasonCode&quot;);0);&quot;Depricated_&quot;; &quot;&quot;)">
            <text:p/>
          </table:table-cell>
          <table:table-cell table:formula="of:=COM.MICROSOFT.CONCAT([.C56]; INDIRECT(ADDRESS([.B56];3;1;;&quot;Ev&quot;)))" office:value-type="string" office:string-value="" calcext:value-type="error">
            <text:p>#N/A</text:p>
          </table:table-cell>
          <table:table-cell/>
          <table:table-cell table:formula="of:=MATCH([.A56];[$Se.$A$1:.$A$100];0)" office:value-type="string" office:string-value="" calcext:value-type="error">
            <text:p>#N/A</text:p>
          </table:table-cell>
          <table:table-cell table:formula="of:=IF(IFNA(IF(INDIRECT(ADDRESS([.F56];2;1;;&quot;Se&quot;)) = &quot;StReasonCode&quot;);0);&quot;Depricated_&quot;; &quot;&quot;)">
            <text:p/>
          </table:table-cell>
          <table:table-cell table:formula="of:=COM.MICROSOFT.CONCAT([.G56]; INDIRECT(ADDRESS([.F5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8" calcext:value-type="string">
            <text:p>38</text:p>
          </table:table-cell>
          <table:table-cell table:formula="of:=MATCH([.A57];[$Ev.$A$1:.$A$100];0)" office:value-type="string" office:string-value="" calcext:value-type="error">
            <text:p>#N/A</text:p>
          </table:table-cell>
          <table:table-cell table:formula="of:=IF(IFNA(IF(INDIRECT(ADDRESS([.B57];2;1;;&quot;Ev&quot;)) = &quot;EvReasonCode&quot;);0);&quot;Depricated_&quot;; &quot;&quot;)">
            <text:p/>
          </table:table-cell>
          <table:table-cell table:formula="of:=COM.MICROSOFT.CONCAT([.C57]; INDIRECT(ADDRESS([.B57];3;1;;&quot;Ev&quot;)))" office:value-type="string" office:string-value="" calcext:value-type="error">
            <text:p>#N/A</text:p>
          </table:table-cell>
          <table:table-cell/>
          <table:table-cell table:formula="of:=MATCH([.A57];[$Se.$A$1:.$A$100];0)" office:value-type="string" office:string-value="" calcext:value-type="error">
            <text:p>#N/A</text:p>
          </table:table-cell>
          <table:table-cell table:formula="of:=IF(IFNA(IF(INDIRECT(ADDRESS([.F57];2;1;;&quot;Se&quot;)) = &quot;StReasonCode&quot;);0);&quot;Depricated_&quot;; &quot;&quot;)">
            <text:p/>
          </table:table-cell>
          <table:table-cell table:formula="of:=COM.MICROSOFT.CONCAT([.G57]; INDIRECT(ADDRESS([.F5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9" calcext:value-type="string">
            <text:p>39</text:p>
          </table:table-cell>
          <table:table-cell table:formula="of:=MATCH([.A58];[$Ev.$A$1:.$A$100];0)" office:value-type="string" office:string-value="" calcext:value-type="error">
            <text:p>#N/A</text:p>
          </table:table-cell>
          <table:table-cell table:formula="of:=IF(IFNA(IF(INDIRECT(ADDRESS([.B58];2;1;;&quot;Ev&quot;)) = &quot;EvReasonCode&quot;);0);&quot;Depricated_&quot;; &quot;&quot;)">
            <text:p/>
          </table:table-cell>
          <table:table-cell table:formula="of:=COM.MICROSOFT.CONCAT([.C58]; INDIRECT(ADDRESS([.B58];3;1;;&quot;Ev&quot;)))" office:value-type="string" office:string-value="" calcext:value-type="error">
            <text:p>#N/A</text:p>
          </table:table-cell>
          <table:table-cell/>
          <table:table-cell table:formula="of:=MATCH([.A58];[$Se.$A$1:.$A$100];0)" office:value-type="string" office:string-value="" calcext:value-type="error">
            <text:p>#N/A</text:p>
          </table:table-cell>
          <table:table-cell table:formula="of:=IF(IFNA(IF(INDIRECT(ADDRESS([.F58];2;1;;&quot;Se&quot;)) = &quot;StReasonCode&quot;);0);&quot;Depricated_&quot;; &quot;&quot;)">
            <text:p/>
          </table:table-cell>
          <table:table-cell table:formula="of:=COM.MICROSOFT.CONCAT([.G58]; INDIRECT(ADDRESS([.F5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A" calcext:value-type="string">
            <text:p>3A</text:p>
          </table:table-cell>
          <table:table-cell table:formula="of:=MATCH([.A59];[$Ev.$A$1:.$A$100];0)" office:value-type="string" office:string-value="" calcext:value-type="error">
            <text:p>#N/A</text:p>
          </table:table-cell>
          <table:table-cell table:formula="of:=IF(IFNA(IF(INDIRECT(ADDRESS([.B59];2;1;;&quot;Ev&quot;)) = &quot;EvReasonCode&quot;);0);&quot;Depricated_&quot;; &quot;&quot;)">
            <text:p/>
          </table:table-cell>
          <table:table-cell table:formula="of:=COM.MICROSOFT.CONCAT([.C59]; INDIRECT(ADDRESS([.B59];3;1;;&quot;Ev&quot;)))" office:value-type="string" office:string-value="" calcext:value-type="error">
            <text:p>#N/A</text:p>
          </table:table-cell>
          <table:table-cell/>
          <table:table-cell table:formula="of:=MATCH([.A59];[$Se.$A$1:.$A$100];0)" office:value-type="string" office:string-value="" calcext:value-type="error">
            <text:p>#N/A</text:p>
          </table:table-cell>
          <table:table-cell table:formula="of:=IF(IFNA(IF(INDIRECT(ADDRESS([.F59];2;1;;&quot;Se&quot;)) = &quot;StReasonCode&quot;);0);&quot;Depricated_&quot;; &quot;&quot;)">
            <text:p/>
          </table:table-cell>
          <table:table-cell table:formula="of:=COM.MICROSOFT.CONCAT([.G59]; INDIRECT(ADDRESS([.F5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B" calcext:value-type="string">
            <text:p>3B</text:p>
          </table:table-cell>
          <table:table-cell table:formula="of:=MATCH([.A60];[$Ev.$A$1:.$A$100];0)" office:value-type="string" office:string-value="" calcext:value-type="error">
            <text:p>#N/A</text:p>
          </table:table-cell>
          <table:table-cell table:formula="of:=IF(IFNA(IF(INDIRECT(ADDRESS([.B60];2;1;;&quot;Ev&quot;)) = &quot;EvReasonCode&quot;);0);&quot;Depricated_&quot;; &quot;&quot;)">
            <text:p/>
          </table:table-cell>
          <table:table-cell table:formula="of:=COM.MICROSOFT.CONCAT([.C60]; INDIRECT(ADDRESS([.B60];3;1;;&quot;Ev&quot;)))" office:value-type="string" office:string-value="" calcext:value-type="error">
            <text:p>#N/A</text:p>
          </table:table-cell>
          <table:table-cell/>
          <table:table-cell table:formula="of:=MATCH([.A60];[$Se.$A$1:.$A$100];0)" office:value-type="string" office:string-value="" calcext:value-type="error">
            <text:p>#N/A</text:p>
          </table:table-cell>
          <table:table-cell table:formula="of:=IF(IFNA(IF(INDIRECT(ADDRESS([.F60];2;1;;&quot;Se&quot;)) = &quot;StReasonCode&quot;);0);&quot;Depricated_&quot;; &quot;&quot;)">
            <text:p/>
          </table:table-cell>
          <table:table-cell table:formula="of:=COM.MICROSOFT.CONCAT([.G60]; INDIRECT(ADDRESS([.F6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C" calcext:value-type="string">
            <text:p>3C</text:p>
          </table:table-cell>
          <table:table-cell table:formula="of:=MATCH([.A61];[$Ev.$A$1:.$A$100];0)" office:value-type="string" office:string-value="" calcext:value-type="error">
            <text:p>#N/A</text:p>
          </table:table-cell>
          <table:table-cell table:formula="of:=IF(IFNA(IF(INDIRECT(ADDRESS([.B61];2;1;;&quot;Ev&quot;)) = &quot;EvReasonCode&quot;);0);&quot;Depricated_&quot;; &quot;&quot;)">
            <text:p/>
          </table:table-cell>
          <table:table-cell table:formula="of:=COM.MICROSOFT.CONCAT([.C61]; INDIRECT(ADDRESS([.B61];3;1;;&quot;Ev&quot;)))" office:value-type="string" office:string-value="" calcext:value-type="error">
            <text:p>#N/A</text:p>
          </table:table-cell>
          <table:table-cell/>
          <table:table-cell table:formula="of:=MATCH([.A61];[$Se.$A$1:.$A$100];0)" office:value-type="string" office:string-value="" calcext:value-type="error">
            <text:p>#N/A</text:p>
          </table:table-cell>
          <table:table-cell table:formula="of:=IF(IFNA(IF(INDIRECT(ADDRESS([.F61];2;1;;&quot;Se&quot;)) = &quot;StReasonCode&quot;);0);&quot;Depricated_&quot;; &quot;&quot;)">
            <text:p/>
          </table:table-cell>
          <table:table-cell table:formula="of:=COM.MICROSOFT.CONCAT([.G61]; INDIRECT(ADDRESS([.F6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D" calcext:value-type="string">
            <text:p>3D</text:p>
          </table:table-cell>
          <table:table-cell table:formula="of:=MATCH([.A62];[$Ev.$A$1:.$A$100];0)" office:value-type="string" office:string-value="" calcext:value-type="error">
            <text:p>#N/A</text:p>
          </table:table-cell>
          <table:table-cell table:formula="of:=IF(IFNA(IF(INDIRECT(ADDRESS([.B62];2;1;;&quot;Ev&quot;)) = &quot;EvReasonCode&quot;);0);&quot;Depricated_&quot;; &quot;&quot;)">
            <text:p/>
          </table:table-cell>
          <table:table-cell table:formula="of:=COM.MICROSOFT.CONCAT([.C62]; INDIRECT(ADDRESS([.B62];3;1;;&quot;Ev&quot;)))" office:value-type="string" office:string-value="" calcext:value-type="error">
            <text:p>#N/A</text:p>
          </table:table-cell>
          <table:table-cell/>
          <table:table-cell table:formula="of:=MATCH([.A62];[$Se.$A$1:.$A$100];0)" office:value-type="string" office:string-value="" calcext:value-type="error">
            <text:p>#N/A</text:p>
          </table:table-cell>
          <table:table-cell table:formula="of:=IF(IFNA(IF(INDIRECT(ADDRESS([.F62];2;1;;&quot;Se&quot;)) = &quot;StReasonCode&quot;);0);&quot;Depricated_&quot;; &quot;&quot;)">
            <text:p/>
          </table:table-cell>
          <table:table-cell table:formula="of:=COM.MICROSOFT.CONCAT([.G62]; INDIRECT(ADDRESS([.F6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E" calcext:value-type="string">
            <text:p>3E</text:p>
          </table:table-cell>
          <table:table-cell table:formula="of:=MATCH([.A63];[$Ev.$A$1:.$A$100];0)" office:value-type="string" office:string-value="" calcext:value-type="error">
            <text:p>#N/A</text:p>
          </table:table-cell>
          <table:table-cell table:formula="of:=IF(IFNA(IF(INDIRECT(ADDRESS([.B63];2;1;;&quot;Ev&quot;)) = &quot;EvReasonCode&quot;);0);&quot;Depricated_&quot;; &quot;&quot;)">
            <text:p/>
          </table:table-cell>
          <table:table-cell table:formula="of:=COM.MICROSOFT.CONCAT([.C63]; INDIRECT(ADDRESS([.B63];3;1;;&quot;Ev&quot;)))" office:value-type="string" office:string-value="" calcext:value-type="error">
            <text:p>#N/A</text:p>
          </table:table-cell>
          <table:table-cell/>
          <table:table-cell table:formula="of:=MATCH([.A63];[$Se.$A$1:.$A$100];0)" office:value-type="string" office:string-value="" calcext:value-type="error">
            <text:p>#N/A</text:p>
          </table:table-cell>
          <table:table-cell table:formula="of:=IF(IFNA(IF(INDIRECT(ADDRESS([.F63];2;1;;&quot;Se&quot;)) = &quot;StReasonCode&quot;);0);&quot;Depricated_&quot;; &quot;&quot;)">
            <text:p/>
          </table:table-cell>
          <table:table-cell table:formula="of:=COM.MICROSOFT.CONCAT([.G63]; INDIRECT(ADDRESS([.F6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3F" calcext:value-type="string">
            <text:p>3F</text:p>
          </table:table-cell>
          <table:table-cell table:formula="of:=MATCH([.A64];[$Ev.$A$1:.$A$100];0)" office:value-type="string" office:string-value="" calcext:value-type="error">
            <text:p>#N/A</text:p>
          </table:table-cell>
          <table:table-cell table:formula="of:=IF(IFNA(IF(INDIRECT(ADDRESS([.B64];2;1;;&quot;Ev&quot;)) = &quot;EvReasonCode&quot;);0);&quot;Depricated_&quot;; &quot;&quot;)">
            <text:p/>
          </table:table-cell>
          <table:table-cell table:formula="of:=COM.MICROSOFT.CONCAT([.C64]; INDIRECT(ADDRESS([.B64];3;1;;&quot;Ev&quot;)))" office:value-type="string" office:string-value="" calcext:value-type="error">
            <text:p>#N/A</text:p>
          </table:table-cell>
          <table:table-cell/>
          <table:table-cell table:formula="of:=MATCH([.A64];[$Se.$A$1:.$A$100];0)" office:value-type="string" office:string-value="" calcext:value-type="error">
            <text:p>#N/A</text:p>
          </table:table-cell>
          <table:table-cell table:formula="of:=IF(IFNA(IF(INDIRECT(ADDRESS([.F64];2;1;;&quot;Se&quot;)) = &quot;StReasonCode&quot;);0);&quot;Depricated_&quot;; &quot;&quot;)">
            <text:p/>
          </table:table-cell>
          <table:table-cell table:formula="of:=COM.MICROSOFT.CONCAT([.G64]; INDIRECT(ADDRESS([.F6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0" calcext:value-type="string">
            <text:p>40</text:p>
          </table:table-cell>
          <table:table-cell table:formula="of:=MATCH([.A65];[$Ev.$A$1:.$A$100];0)" office:value-type="string" office:string-value="" calcext:value-type="error">
            <text:p>#N/A</text:p>
          </table:table-cell>
          <table:table-cell table:formula="of:=IF(IFNA(IF(INDIRECT(ADDRESS([.B65];2;1;;&quot;Ev&quot;)) = &quot;EvReasonCode&quot;);0);&quot;Depricated_&quot;; &quot;&quot;)">
            <text:p/>
          </table:table-cell>
          <table:table-cell table:formula="of:=COM.MICROSOFT.CONCAT([.C65]; INDIRECT(ADDRESS([.B65];3;1;;&quot;Ev&quot;)))" office:value-type="string" office:string-value="" calcext:value-type="error">
            <text:p>#N/A</text:p>
          </table:table-cell>
          <table:table-cell/>
          <table:table-cell table:formula="of:=MATCH([.A65];[$Se.$A$1:.$A$100];0)" office:value-type="string" office:string-value="" calcext:value-type="error">
            <text:p>#N/A</text:p>
          </table:table-cell>
          <table:table-cell table:formula="of:=IF(IFNA(IF(INDIRECT(ADDRESS([.F65];2;1;;&quot;Se&quot;)) = &quot;StReasonCode&quot;);0);&quot;Depricated_&quot;; &quot;&quot;)">
            <text:p/>
          </table:table-cell>
          <table:table-cell table:formula="of:=COM.MICROSOFT.CONCAT([.G65]; INDIRECT(ADDRESS([.F6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1" calcext:value-type="string">
            <text:p>41</text:p>
          </table:table-cell>
          <table:table-cell table:formula="of:=MATCH([.A66];[$Ev.$A$1:.$A$100];0)" office:value-type="string" office:string-value="" calcext:value-type="error">
            <text:p>#N/A</text:p>
          </table:table-cell>
          <table:table-cell table:formula="of:=IF(IFNA(IF(INDIRECT(ADDRESS([.B66];2;1;;&quot;Ev&quot;)) = &quot;EvReasonCode&quot;);0);&quot;Depricated_&quot;; &quot;&quot;)">
            <text:p/>
          </table:table-cell>
          <table:table-cell table:formula="of:=COM.MICROSOFT.CONCAT([.C66]; INDIRECT(ADDRESS([.B66];3;1;;&quot;Ev&quot;)))" office:value-type="string" office:string-value="" calcext:value-type="error">
            <text:p>#N/A</text:p>
          </table:table-cell>
          <table:table-cell/>
          <table:table-cell table:formula="of:=MATCH([.A66];[$Se.$A$1:.$A$100];0)" office:value-type="string" office:string-value="" calcext:value-type="error">
            <text:p>#N/A</text:p>
          </table:table-cell>
          <table:table-cell table:formula="of:=IF(IFNA(IF(INDIRECT(ADDRESS([.F66];2;1;;&quot;Se&quot;)) = &quot;StReasonCode&quot;);0);&quot;Depricated_&quot;; &quot;&quot;)">
            <text:p/>
          </table:table-cell>
          <table:table-cell table:formula="of:=COM.MICROSOFT.CONCAT([.G66]; INDIRECT(ADDRESS([.F6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2" calcext:value-type="string">
            <text:p>42</text:p>
          </table:table-cell>
          <table:table-cell table:formula="of:=MATCH([.A67];[$Ev.$A$1:.$A$100];0)" office:value-type="string" office:string-value="" calcext:value-type="error">
            <text:p>#N/A</text:p>
          </table:table-cell>
          <table:table-cell table:formula="of:=IF(IFNA(IF(INDIRECT(ADDRESS([.B67];2;1;;&quot;Ev&quot;)) = &quot;EvReasonCode&quot;);0);&quot;Depricated_&quot;; &quot;&quot;)">
            <text:p/>
          </table:table-cell>
          <table:table-cell table:formula="of:=COM.MICROSOFT.CONCAT([.C67]; INDIRECT(ADDRESS([.B67];3;1;;&quot;Ev&quot;)))" office:value-type="string" office:string-value="" calcext:value-type="error">
            <text:p>#N/A</text:p>
          </table:table-cell>
          <table:table-cell/>
          <table:table-cell table:formula="of:=MATCH([.A67];[$Se.$A$1:.$A$100];0)" office:value-type="string" office:string-value="" calcext:value-type="error">
            <text:p>#N/A</text:p>
          </table:table-cell>
          <table:table-cell table:formula="of:=IF(IFNA(IF(INDIRECT(ADDRESS([.F67];2;1;;&quot;Se&quot;)) = &quot;StReasonCode&quot;);0);&quot;Depricated_&quot;; &quot;&quot;)">
            <text:p/>
          </table:table-cell>
          <table:table-cell table:formula="of:=COM.MICROSOFT.CONCAT([.G67]; INDIRECT(ADDRESS([.F6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3" calcext:value-type="string">
            <text:p>43</text:p>
          </table:table-cell>
          <table:table-cell table:formula="of:=MATCH([.A68];[$Ev.$A$1:.$A$100];0)" office:value-type="string" office:string-value="" calcext:value-type="error">
            <text:p>#N/A</text:p>
          </table:table-cell>
          <table:table-cell table:formula="of:=IF(IFNA(IF(INDIRECT(ADDRESS([.B68];2;1;;&quot;Ev&quot;)) = &quot;EvReasonCode&quot;);0);&quot;Depricated_&quot;; &quot;&quot;)">
            <text:p/>
          </table:table-cell>
          <table:table-cell table:formula="of:=COM.MICROSOFT.CONCAT([.C68]; INDIRECT(ADDRESS([.B68];3;1;;&quot;Ev&quot;)))" office:value-type="string" office:string-value="" calcext:value-type="error">
            <text:p>#N/A</text:p>
          </table:table-cell>
          <table:table-cell/>
          <table:table-cell table:formula="of:=MATCH([.A68];[$Se.$A$1:.$A$100];0)" office:value-type="string" office:string-value="" calcext:value-type="error">
            <text:p>#N/A</text:p>
          </table:table-cell>
          <table:table-cell table:formula="of:=IF(IFNA(IF(INDIRECT(ADDRESS([.F68];2;1;;&quot;Se&quot;)) = &quot;StReasonCode&quot;);0);&quot;Depricated_&quot;; &quot;&quot;)">
            <text:p/>
          </table:table-cell>
          <table:table-cell table:formula="of:=COM.MICROSOFT.CONCAT([.G68]; INDIRECT(ADDRESS([.F6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4" calcext:value-type="string">
            <text:p>44</text:p>
          </table:table-cell>
          <table:table-cell table:formula="of:=MATCH([.A69];[$Ev.$A$1:.$A$100];0)" office:value-type="string" office:string-value="" calcext:value-type="error">
            <text:p>#N/A</text:p>
          </table:table-cell>
          <table:table-cell table:formula="of:=IF(IFNA(IF(INDIRECT(ADDRESS([.B69];2;1;;&quot;Ev&quot;)) = &quot;EvReasonCode&quot;);0);&quot;Depricated_&quot;; &quot;&quot;)">
            <text:p/>
          </table:table-cell>
          <table:table-cell table:formula="of:=COM.MICROSOFT.CONCAT([.C69]; INDIRECT(ADDRESS([.B69];3;1;;&quot;Ev&quot;)))" office:value-type="string" office:string-value="" calcext:value-type="error">
            <text:p>#N/A</text:p>
          </table:table-cell>
          <table:table-cell/>
          <table:table-cell table:formula="of:=MATCH([.A69];[$Se.$A$1:.$A$100];0)" office:value-type="string" office:string-value="" calcext:value-type="error">
            <text:p>#N/A</text:p>
          </table:table-cell>
          <table:table-cell table:formula="of:=IF(IFNA(IF(INDIRECT(ADDRESS([.F69];2;1;;&quot;Se&quot;)) = &quot;StReasonCode&quot;);0);&quot;Depricated_&quot;; &quot;&quot;)">
            <text:p/>
          </table:table-cell>
          <table:table-cell table:formula="of:=COM.MICROSOFT.CONCAT([.G69]; INDIRECT(ADDRESS([.F6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5" calcext:value-type="string">
            <text:p>45</text:p>
          </table:table-cell>
          <table:table-cell table:formula="of:=MATCH([.A70];[$Ev.$A$1:.$A$100];0)" office:value-type="string" office:string-value="" calcext:value-type="error">
            <text:p>#N/A</text:p>
          </table:table-cell>
          <table:table-cell table:formula="of:=IF(IFNA(IF(INDIRECT(ADDRESS([.B70];2;1;;&quot;Ev&quot;)) = &quot;EvReasonCode&quot;);0);&quot;Depricated_&quot;; &quot;&quot;)">
            <text:p/>
          </table:table-cell>
          <table:table-cell table:formula="of:=COM.MICROSOFT.CONCAT([.C70]; INDIRECT(ADDRESS([.B70];3;1;;&quot;Ev&quot;)))" office:value-type="string" office:string-value="" calcext:value-type="error">
            <text:p>#N/A</text:p>
          </table:table-cell>
          <table:table-cell/>
          <table:table-cell table:formula="of:=MATCH([.A70];[$Se.$A$1:.$A$100];0)" office:value-type="string" office:string-value="" calcext:value-type="error">
            <text:p>#N/A</text:p>
          </table:table-cell>
          <table:table-cell table:formula="of:=IF(IFNA(IF(INDIRECT(ADDRESS([.F70];2;1;;&quot;Se&quot;)) = &quot;StReasonCode&quot;);0);&quot;Depricated_&quot;; &quot;&quot;)">
            <text:p/>
          </table:table-cell>
          <table:table-cell table:formula="of:=COM.MICROSOFT.CONCAT([.G70]; INDIRECT(ADDRESS([.F7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6" calcext:value-type="string">
            <text:p>46</text:p>
          </table:table-cell>
          <table:table-cell table:formula="of:=MATCH([.A71];[$Ev.$A$1:.$A$100];0)" office:value-type="string" office:string-value="" calcext:value-type="error">
            <text:p>#N/A</text:p>
          </table:table-cell>
          <table:table-cell table:formula="of:=IF(IFNA(IF(INDIRECT(ADDRESS([.B71];2;1;;&quot;Ev&quot;)) = &quot;EvReasonCode&quot;);0);&quot;Depricated_&quot;; &quot;&quot;)">
            <text:p/>
          </table:table-cell>
          <table:table-cell table:formula="of:=COM.MICROSOFT.CONCAT([.C71]; INDIRECT(ADDRESS([.B71];3;1;;&quot;Ev&quot;)))" office:value-type="string" office:string-value="" calcext:value-type="error">
            <text:p>#N/A</text:p>
          </table:table-cell>
          <table:table-cell/>
          <table:table-cell table:formula="of:=MATCH([.A71];[$Se.$A$1:.$A$100];0)" office:value-type="string" office:string-value="" calcext:value-type="error">
            <text:p>#N/A</text:p>
          </table:table-cell>
          <table:table-cell table:formula="of:=IF(IFNA(IF(INDIRECT(ADDRESS([.F71];2;1;;&quot;Se&quot;)) = &quot;StReasonCode&quot;);0);&quot;Depricated_&quot;; &quot;&quot;)">
            <text:p/>
          </table:table-cell>
          <table:table-cell table:formula="of:=COM.MICROSOFT.CONCAT([.G71]; INDIRECT(ADDRESS([.F7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7" calcext:value-type="string">
            <text:p>47</text:p>
          </table:table-cell>
          <table:table-cell table:formula="of:=MATCH([.A72];[$Ev.$A$1:.$A$100];0)" office:value-type="string" office:string-value="" calcext:value-type="error">
            <text:p>#N/A</text:p>
          </table:table-cell>
          <table:table-cell table:formula="of:=IF(IFNA(IF(INDIRECT(ADDRESS([.B72];2;1;;&quot;Ev&quot;)) = &quot;EvReasonCode&quot;);0);&quot;Depricated_&quot;; &quot;&quot;)">
            <text:p/>
          </table:table-cell>
          <table:table-cell table:formula="of:=COM.MICROSOFT.CONCAT([.C72]; INDIRECT(ADDRESS([.B72];3;1;;&quot;Ev&quot;)))" office:value-type="string" office:string-value="" calcext:value-type="error">
            <text:p>#N/A</text:p>
          </table:table-cell>
          <table:table-cell/>
          <table:table-cell table:formula="of:=MATCH([.A72];[$Se.$A$1:.$A$100];0)" office:value-type="string" office:string-value="" calcext:value-type="error">
            <text:p>#N/A</text:p>
          </table:table-cell>
          <table:table-cell table:formula="of:=IF(IFNA(IF(INDIRECT(ADDRESS([.F72];2;1;;&quot;Se&quot;)) = &quot;StReasonCode&quot;);0);&quot;Depricated_&quot;; &quot;&quot;)">
            <text:p/>
          </table:table-cell>
          <table:table-cell table:formula="of:=COM.MICROSOFT.CONCAT([.G72]; INDIRECT(ADDRESS([.F7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8" calcext:value-type="string">
            <text:p>48</text:p>
          </table:table-cell>
          <table:table-cell table:formula="of:=MATCH([.A73];[$Ev.$A$1:.$A$100];0)" office:value-type="string" office:string-value="" calcext:value-type="error">
            <text:p>#N/A</text:p>
          </table:table-cell>
          <table:table-cell table:formula="of:=IF(IFNA(IF(INDIRECT(ADDRESS([.B73];2;1;;&quot;Ev&quot;)) = &quot;EvReasonCode&quot;);0);&quot;Depricated_&quot;; &quot;&quot;)">
            <text:p/>
          </table:table-cell>
          <table:table-cell table:formula="of:=COM.MICROSOFT.CONCAT([.C73]; INDIRECT(ADDRESS([.B73];3;1;;&quot;Ev&quot;)))" office:value-type="string" office:string-value="" calcext:value-type="error">
            <text:p>#N/A</text:p>
          </table:table-cell>
          <table:table-cell/>
          <table:table-cell table:formula="of:=MATCH([.A73];[$Se.$A$1:.$A$100];0)" office:value-type="string" office:string-value="" calcext:value-type="error">
            <text:p>#N/A</text:p>
          </table:table-cell>
          <table:table-cell table:formula="of:=IF(IFNA(IF(INDIRECT(ADDRESS([.F73];2;1;;&quot;Se&quot;)) = &quot;StReasonCode&quot;);0);&quot;Depricated_&quot;; &quot;&quot;)">
            <text:p/>
          </table:table-cell>
          <table:table-cell table:formula="of:=COM.MICROSOFT.CONCAT([.G73]; INDIRECT(ADDRESS([.F7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9" calcext:value-type="string">
            <text:p>49</text:p>
          </table:table-cell>
          <table:table-cell table:formula="of:=MATCH([.A74];[$Ev.$A$1:.$A$100];0)" office:value-type="string" office:string-value="" calcext:value-type="error">
            <text:p>#N/A</text:p>
          </table:table-cell>
          <table:table-cell table:formula="of:=IF(IFNA(IF(INDIRECT(ADDRESS([.B74];2;1;;&quot;Ev&quot;)) = &quot;EvReasonCode&quot;);0);&quot;Depricated_&quot;; &quot;&quot;)">
            <text:p/>
          </table:table-cell>
          <table:table-cell table:formula="of:=COM.MICROSOFT.CONCAT([.C74]; INDIRECT(ADDRESS([.B74];3;1;;&quot;Ev&quot;)))" office:value-type="string" office:string-value="" calcext:value-type="error">
            <text:p>#N/A</text:p>
          </table:table-cell>
          <table:table-cell/>
          <table:table-cell table:formula="of:=MATCH([.A74];[$Se.$A$1:.$A$100];0)" office:value-type="string" office:string-value="" calcext:value-type="error">
            <text:p>#N/A</text:p>
          </table:table-cell>
          <table:table-cell table:formula="of:=IF(IFNA(IF(INDIRECT(ADDRESS([.F74];2;1;;&quot;Se&quot;)) = &quot;StReasonCode&quot;);0);&quot;Depricated_&quot;; &quot;&quot;)">
            <text:p/>
          </table:table-cell>
          <table:table-cell table:formula="of:=COM.MICROSOFT.CONCAT([.G74]; INDIRECT(ADDRESS([.F7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A" calcext:value-type="string">
            <text:p>4A</text:p>
          </table:table-cell>
          <table:table-cell table:formula="of:=MATCH([.A75];[$Ev.$A$1:.$A$100];0)" office:value-type="string" office:string-value="" calcext:value-type="error">
            <text:p>#N/A</text:p>
          </table:table-cell>
          <table:table-cell table:formula="of:=IF(IFNA(IF(INDIRECT(ADDRESS([.B75];2;1;;&quot;Ev&quot;)) = &quot;EvReasonCode&quot;);0);&quot;Depricated_&quot;; &quot;&quot;)">
            <text:p/>
          </table:table-cell>
          <table:table-cell table:formula="of:=COM.MICROSOFT.CONCAT([.C75]; INDIRECT(ADDRESS([.B75];3;1;;&quot;Ev&quot;)))" office:value-type="string" office:string-value="" calcext:value-type="error">
            <text:p>#N/A</text:p>
          </table:table-cell>
          <table:table-cell/>
          <table:table-cell table:formula="of:=MATCH([.A75];[$Se.$A$1:.$A$100];0)" office:value-type="string" office:string-value="" calcext:value-type="error">
            <text:p>#N/A</text:p>
          </table:table-cell>
          <table:table-cell table:formula="of:=IF(IFNA(IF(INDIRECT(ADDRESS([.F75];2;1;;&quot;Se&quot;)) = &quot;StReasonCode&quot;);0);&quot;Depricated_&quot;; &quot;&quot;)">
            <text:p/>
          </table:table-cell>
          <table:table-cell table:formula="of:=COM.MICROSOFT.CONCAT([.G75]; INDIRECT(ADDRESS([.F7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B" calcext:value-type="string">
            <text:p>4B</text:p>
          </table:table-cell>
          <table:table-cell table:formula="of:=MATCH([.A76];[$Ev.$A$1:.$A$100];0)" office:value-type="string" office:string-value="" calcext:value-type="error">
            <text:p>#N/A</text:p>
          </table:table-cell>
          <table:table-cell table:formula="of:=IF(IFNA(IF(INDIRECT(ADDRESS([.B76];2;1;;&quot;Ev&quot;)) = &quot;EvReasonCode&quot;);0);&quot;Depricated_&quot;; &quot;&quot;)">
            <text:p/>
          </table:table-cell>
          <table:table-cell table:formula="of:=COM.MICROSOFT.CONCAT([.C76]; INDIRECT(ADDRESS([.B76];3;1;;&quot;Ev&quot;)))" office:value-type="string" office:string-value="" calcext:value-type="error">
            <text:p>#N/A</text:p>
          </table:table-cell>
          <table:table-cell/>
          <table:table-cell table:formula="of:=MATCH([.A76];[$Se.$A$1:.$A$100];0)" office:value-type="string" office:string-value="" calcext:value-type="error">
            <text:p>#N/A</text:p>
          </table:table-cell>
          <table:table-cell table:formula="of:=IF(IFNA(IF(INDIRECT(ADDRESS([.F76];2;1;;&quot;Se&quot;)) = &quot;StReasonCode&quot;);0);&quot;Depricated_&quot;; &quot;&quot;)">
            <text:p/>
          </table:table-cell>
          <table:table-cell table:formula="of:=COM.MICROSOFT.CONCAT([.G76]; INDIRECT(ADDRESS([.F7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C" calcext:value-type="string">
            <text:p>4C</text:p>
          </table:table-cell>
          <table:table-cell table:formula="of:=MATCH([.A77];[$Ev.$A$1:.$A$100];0)" office:value-type="string" office:string-value="" calcext:value-type="error">
            <text:p>#N/A</text:p>
          </table:table-cell>
          <table:table-cell table:formula="of:=IF(IFNA(IF(INDIRECT(ADDRESS([.B77];2;1;;&quot;Ev&quot;)) = &quot;EvReasonCode&quot;);0);&quot;Depricated_&quot;; &quot;&quot;)">
            <text:p/>
          </table:table-cell>
          <table:table-cell table:formula="of:=COM.MICROSOFT.CONCAT([.C77]; INDIRECT(ADDRESS([.B77];3;1;;&quot;Ev&quot;)))" office:value-type="string" office:string-value="" calcext:value-type="error">
            <text:p>#N/A</text:p>
          </table:table-cell>
          <table:table-cell/>
          <table:table-cell table:formula="of:=MATCH([.A77];[$Se.$A$1:.$A$100];0)" office:value-type="string" office:string-value="" calcext:value-type="error">
            <text:p>#N/A</text:p>
          </table:table-cell>
          <table:table-cell table:formula="of:=IF(IFNA(IF(INDIRECT(ADDRESS([.F77];2;1;;&quot;Se&quot;)) = &quot;StReasonCode&quot;);0);&quot;Depricated_&quot;; &quot;&quot;)">
            <text:p/>
          </table:table-cell>
          <table:table-cell table:formula="of:=COM.MICROSOFT.CONCAT([.G77]; INDIRECT(ADDRESS([.F7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D" calcext:value-type="string">
            <text:p>4D</text:p>
          </table:table-cell>
          <table:table-cell table:formula="of:=MATCH([.A78];[$Ev.$A$1:.$A$100];0)" office:value-type="string" office:string-value="" calcext:value-type="error">
            <text:p>#N/A</text:p>
          </table:table-cell>
          <table:table-cell table:formula="of:=IF(IFNA(IF(INDIRECT(ADDRESS([.B78];2;1;;&quot;Ev&quot;)) = &quot;EvReasonCode&quot;);0);&quot;Depricated_&quot;; &quot;&quot;)">
            <text:p/>
          </table:table-cell>
          <table:table-cell table:formula="of:=COM.MICROSOFT.CONCAT([.C78]; INDIRECT(ADDRESS([.B78];3;1;;&quot;Ev&quot;)))" office:value-type="string" office:string-value="" calcext:value-type="error">
            <text:p>#N/A</text:p>
          </table:table-cell>
          <table:table-cell/>
          <table:table-cell table:formula="of:=MATCH([.A78];[$Se.$A$1:.$A$100];0)" office:value-type="string" office:string-value="" calcext:value-type="error">
            <text:p>#N/A</text:p>
          </table:table-cell>
          <table:table-cell table:formula="of:=IF(IFNA(IF(INDIRECT(ADDRESS([.F78];2;1;;&quot;Se&quot;)) = &quot;StReasonCode&quot;);0);&quot;Depricated_&quot;; &quot;&quot;)">
            <text:p/>
          </table:table-cell>
          <table:table-cell table:formula="of:=COM.MICROSOFT.CONCAT([.G78]; INDIRECT(ADDRESS([.F7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E" calcext:value-type="string">
            <text:p>4E</text:p>
          </table:table-cell>
          <table:table-cell table:formula="of:=MATCH([.A79];[$Ev.$A$1:.$A$100];0)" office:value-type="string" office:string-value="" calcext:value-type="error">
            <text:p>#N/A</text:p>
          </table:table-cell>
          <table:table-cell table:formula="of:=IF(IFNA(IF(INDIRECT(ADDRESS([.B79];2;1;;&quot;Ev&quot;)) = &quot;EvReasonCode&quot;);0);&quot;Depricated_&quot;; &quot;&quot;)">
            <text:p/>
          </table:table-cell>
          <table:table-cell table:formula="of:=COM.MICROSOFT.CONCAT([.C79]; INDIRECT(ADDRESS([.B79];3;1;;&quot;Ev&quot;)))" office:value-type="string" office:string-value="" calcext:value-type="error">
            <text:p>#N/A</text:p>
          </table:table-cell>
          <table:table-cell/>
          <table:table-cell table:formula="of:=MATCH([.A79];[$Se.$A$1:.$A$100];0)" office:value-type="string" office:string-value="" calcext:value-type="error">
            <text:p>#N/A</text:p>
          </table:table-cell>
          <table:table-cell table:formula="of:=IF(IFNA(IF(INDIRECT(ADDRESS([.F79];2;1;;&quot;Se&quot;)) = &quot;StReasonCode&quot;);0);&quot;Depricated_&quot;; &quot;&quot;)">
            <text:p/>
          </table:table-cell>
          <table:table-cell table:formula="of:=COM.MICROSOFT.CONCAT([.G79]; INDIRECT(ADDRESS([.F7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4F" calcext:value-type="string">
            <text:p>4F</text:p>
          </table:table-cell>
          <table:table-cell table:formula="of:=MATCH([.A80];[$Ev.$A$1:.$A$100];0)" office:value-type="string" office:string-value="" calcext:value-type="error">
            <text:p>#N/A</text:p>
          </table:table-cell>
          <table:table-cell table:formula="of:=IF(IFNA(IF(INDIRECT(ADDRESS([.B80];2;1;;&quot;Ev&quot;)) = &quot;EvReasonCode&quot;);0);&quot;Depricated_&quot;; &quot;&quot;)">
            <text:p/>
          </table:table-cell>
          <table:table-cell table:formula="of:=COM.MICROSOFT.CONCAT([.C80]; INDIRECT(ADDRESS([.B80];3;1;;&quot;Ev&quot;)))" office:value-type="string" office:string-value="" calcext:value-type="error">
            <text:p>#N/A</text:p>
          </table:table-cell>
          <table:table-cell/>
          <table:table-cell table:formula="of:=MATCH([.A80];[$Se.$A$1:.$A$100];0)" office:value-type="string" office:string-value="" calcext:value-type="error">
            <text:p>#N/A</text:p>
          </table:table-cell>
          <table:table-cell table:formula="of:=IF(IFNA(IF(INDIRECT(ADDRESS([.F80];2;1;;&quot;Se&quot;)) = &quot;StReasonCode&quot;);0);&quot;Depricated_&quot;; &quot;&quot;)">
            <text:p/>
          </table:table-cell>
          <table:table-cell table:formula="of:=COM.MICROSOFT.CONCAT([.G80]; INDIRECT(ADDRESS([.F8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0" calcext:value-type="string">
            <text:p>50</text:p>
          </table:table-cell>
          <table:table-cell table:formula="of:=MATCH([.A81];[$Ev.$A$1:.$A$100];0)" office:value-type="string" office:string-value="" calcext:value-type="error">
            <text:p>#N/A</text:p>
          </table:table-cell>
          <table:table-cell table:formula="of:=IF(IFNA(IF(INDIRECT(ADDRESS([.B81];2;1;;&quot;Ev&quot;)) = &quot;EvReasonCode&quot;);0);&quot;Depricated_&quot;; &quot;&quot;)">
            <text:p/>
          </table:table-cell>
          <table:table-cell table:formula="of:=COM.MICROSOFT.CONCAT([.C81]; INDIRECT(ADDRESS([.B81];3;1;;&quot;Ev&quot;)))" office:value-type="string" office:string-value="" calcext:value-type="error">
            <text:p>#N/A</text:p>
          </table:table-cell>
          <table:table-cell/>
          <table:table-cell table:formula="of:=MATCH([.A81];[$Se.$A$1:.$A$100];0)" office:value-type="string" office:string-value="" calcext:value-type="error">
            <text:p>#N/A</text:p>
          </table:table-cell>
          <table:table-cell table:formula="of:=IF(IFNA(IF(INDIRECT(ADDRESS([.F81];2;1;;&quot;Se&quot;)) = &quot;StReasonCode&quot;);0);&quot;Depricated_&quot;; &quot;&quot;)">
            <text:p/>
          </table:table-cell>
          <table:table-cell table:formula="of:=COM.MICROSOFT.CONCAT([.G81]; INDIRECT(ADDRESS([.F8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1" calcext:value-type="string">
            <text:p>51</text:p>
          </table:table-cell>
          <table:table-cell table:formula="of:=MATCH([.A82];[$Ev.$A$1:.$A$100];0)" office:value-type="string" office:string-value="" calcext:value-type="error">
            <text:p>#N/A</text:p>
          </table:table-cell>
          <table:table-cell table:formula="of:=IF(IFNA(IF(INDIRECT(ADDRESS([.B82];2;1;;&quot;Ev&quot;)) = &quot;EvReasonCode&quot;);0);&quot;Depricated_&quot;; &quot;&quot;)">
            <text:p/>
          </table:table-cell>
          <table:table-cell table:formula="of:=COM.MICROSOFT.CONCAT([.C82]; INDIRECT(ADDRESS([.B82];3;1;;&quot;Ev&quot;)))" office:value-type="string" office:string-value="" calcext:value-type="error">
            <text:p>#N/A</text:p>
          </table:table-cell>
          <table:table-cell/>
          <table:table-cell table:formula="of:=MATCH([.A82];[$Se.$A$1:.$A$100];0)" office:value-type="string" office:string-value="" calcext:value-type="error">
            <text:p>#N/A</text:p>
          </table:table-cell>
          <table:table-cell table:formula="of:=IF(IFNA(IF(INDIRECT(ADDRESS([.F82];2;1;;&quot;Se&quot;)) = &quot;StReasonCode&quot;);0);&quot;Depricated_&quot;; &quot;&quot;)">
            <text:p/>
          </table:table-cell>
          <table:table-cell table:formula="of:=COM.MICROSOFT.CONCAT([.G82]; INDIRECT(ADDRESS([.F8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2" calcext:value-type="string">
            <text:p>52</text:p>
          </table:table-cell>
          <table:table-cell table:formula="of:=MATCH([.A83];[$Ev.$A$1:.$A$100];0)" office:value-type="string" office:string-value="" calcext:value-type="error">
            <text:p>#N/A</text:p>
          </table:table-cell>
          <table:table-cell table:formula="of:=IF(IFNA(IF(INDIRECT(ADDRESS([.B83];2;1;;&quot;Ev&quot;)) = &quot;EvReasonCode&quot;);0);&quot;Depricated_&quot;; &quot;&quot;)">
            <text:p/>
          </table:table-cell>
          <table:table-cell table:formula="of:=COM.MICROSOFT.CONCAT([.C83]; INDIRECT(ADDRESS([.B83];3;1;;&quot;Ev&quot;)))" office:value-type="string" office:string-value="" calcext:value-type="error">
            <text:p>#N/A</text:p>
          </table:table-cell>
          <table:table-cell/>
          <table:table-cell table:formula="of:=MATCH([.A83];[$Se.$A$1:.$A$100];0)" office:value-type="string" office:string-value="" calcext:value-type="error">
            <text:p>#N/A</text:p>
          </table:table-cell>
          <table:table-cell table:formula="of:=IF(IFNA(IF(INDIRECT(ADDRESS([.F83];2;1;;&quot;Se&quot;)) = &quot;StReasonCode&quot;);0);&quot;Depricated_&quot;; &quot;&quot;)">
            <text:p/>
          </table:table-cell>
          <table:table-cell table:formula="of:=COM.MICROSOFT.CONCAT([.G83]; INDIRECT(ADDRESS([.F8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3" calcext:value-type="string">
            <text:p>53</text:p>
          </table:table-cell>
          <table:table-cell table:formula="of:=MATCH([.A84];[$Ev.$A$1:.$A$100];0)" office:value-type="string" office:string-value="" calcext:value-type="error">
            <text:p>#N/A</text:p>
          </table:table-cell>
          <table:table-cell table:formula="of:=IF(IFNA(IF(INDIRECT(ADDRESS([.B84];2;1;;&quot;Ev&quot;)) = &quot;EvReasonCode&quot;);0);&quot;Depricated_&quot;; &quot;&quot;)">
            <text:p/>
          </table:table-cell>
          <table:table-cell table:formula="of:=COM.MICROSOFT.CONCAT([.C84]; INDIRECT(ADDRESS([.B84];3;1;;&quot;Ev&quot;)))" office:value-type="string" office:string-value="" calcext:value-type="error">
            <text:p>#N/A</text:p>
          </table:table-cell>
          <table:table-cell/>
          <table:table-cell table:formula="of:=MATCH([.A84];[$Se.$A$1:.$A$100];0)" office:value-type="string" office:string-value="" calcext:value-type="error">
            <text:p>#N/A</text:p>
          </table:table-cell>
          <table:table-cell table:formula="of:=IF(IFNA(IF(INDIRECT(ADDRESS([.F84];2;1;;&quot;Se&quot;)) = &quot;StReasonCode&quot;);0);&quot;Depricated_&quot;; &quot;&quot;)">
            <text:p/>
          </table:table-cell>
          <table:table-cell table:formula="of:=COM.MICROSOFT.CONCAT([.G84]; INDIRECT(ADDRESS([.F8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4" calcext:value-type="string">
            <text:p>54</text:p>
          </table:table-cell>
          <table:table-cell table:formula="of:=MATCH([.A85];[$Ev.$A$1:.$A$100];0)" office:value-type="string" office:string-value="" calcext:value-type="error">
            <text:p>#N/A</text:p>
          </table:table-cell>
          <table:table-cell table:formula="of:=IF(IFNA(IF(INDIRECT(ADDRESS([.B85];2;1;;&quot;Ev&quot;)) = &quot;EvReasonCode&quot;);0);&quot;Depricated_&quot;; &quot;&quot;)">
            <text:p/>
          </table:table-cell>
          <table:table-cell table:formula="of:=COM.MICROSOFT.CONCAT([.C85]; INDIRECT(ADDRESS([.B85];3;1;;&quot;Ev&quot;)))" office:value-type="string" office:string-value="" calcext:value-type="error">
            <text:p>#N/A</text:p>
          </table:table-cell>
          <table:table-cell/>
          <table:table-cell table:formula="of:=MATCH([.A85];[$Se.$A$1:.$A$100];0)" office:value-type="string" office:string-value="" calcext:value-type="error">
            <text:p>#N/A</text:p>
          </table:table-cell>
          <table:table-cell table:formula="of:=IF(IFNA(IF(INDIRECT(ADDRESS([.F85];2;1;;&quot;Se&quot;)) = &quot;StReasonCode&quot;);0);&quot;Depricated_&quot;; &quot;&quot;)">
            <text:p/>
          </table:table-cell>
          <table:table-cell table:formula="of:=COM.MICROSOFT.CONCAT([.G85]; INDIRECT(ADDRESS([.F8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5" calcext:value-type="string">
            <text:p>55</text:p>
          </table:table-cell>
          <table:table-cell table:formula="of:=MATCH([.A86];[$Ev.$A$1:.$A$100];0)" office:value-type="string" office:string-value="" calcext:value-type="error">
            <text:p>#N/A</text:p>
          </table:table-cell>
          <table:table-cell table:formula="of:=IF(IFNA(IF(INDIRECT(ADDRESS([.B86];2;1;;&quot;Ev&quot;)) = &quot;EvReasonCode&quot;);0);&quot;Depricated_&quot;; &quot;&quot;)">
            <text:p/>
          </table:table-cell>
          <table:table-cell table:formula="of:=COM.MICROSOFT.CONCAT([.C86]; INDIRECT(ADDRESS([.B86];3;1;;&quot;Ev&quot;)))" office:value-type="string" office:string-value="" calcext:value-type="error">
            <text:p>#N/A</text:p>
          </table:table-cell>
          <table:table-cell/>
          <table:table-cell table:formula="of:=MATCH([.A86];[$Se.$A$1:.$A$100];0)" office:value-type="string" office:string-value="" calcext:value-type="error">
            <text:p>#N/A</text:p>
          </table:table-cell>
          <table:table-cell table:formula="of:=IF(IFNA(IF(INDIRECT(ADDRESS([.F86];2;1;;&quot;Se&quot;)) = &quot;StReasonCode&quot;);0);&quot;Depricated_&quot;; &quot;&quot;)">
            <text:p/>
          </table:table-cell>
          <table:table-cell table:formula="of:=COM.MICROSOFT.CONCAT([.G86]; INDIRECT(ADDRESS([.F8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6" calcext:value-type="string">
            <text:p>56</text:p>
          </table:table-cell>
          <table:table-cell table:formula="of:=MATCH([.A87];[$Ev.$A$1:.$A$100];0)" office:value-type="string" office:string-value="" calcext:value-type="error">
            <text:p>#N/A</text:p>
          </table:table-cell>
          <table:table-cell table:formula="of:=IF(IFNA(IF(INDIRECT(ADDRESS([.B87];2;1;;&quot;Ev&quot;)) = &quot;EvReasonCode&quot;);0);&quot;Depricated_&quot;; &quot;&quot;)">
            <text:p/>
          </table:table-cell>
          <table:table-cell table:formula="of:=COM.MICROSOFT.CONCAT([.C87]; INDIRECT(ADDRESS([.B87];3;1;;&quot;Ev&quot;)))" office:value-type="string" office:string-value="" calcext:value-type="error">
            <text:p>#N/A</text:p>
          </table:table-cell>
          <table:table-cell/>
          <table:table-cell table:formula="of:=MATCH([.A87];[$Se.$A$1:.$A$100];0)" office:value-type="string" office:string-value="" calcext:value-type="error">
            <text:p>#N/A</text:p>
          </table:table-cell>
          <table:table-cell table:formula="of:=IF(IFNA(IF(INDIRECT(ADDRESS([.F87];2;1;;&quot;Se&quot;)) = &quot;StReasonCode&quot;);0);&quot;Depricated_&quot;; &quot;&quot;)">
            <text:p/>
          </table:table-cell>
          <table:table-cell table:formula="of:=COM.MICROSOFT.CONCAT([.G87]; INDIRECT(ADDRESS([.F8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7" calcext:value-type="string">
            <text:p>57</text:p>
          </table:table-cell>
          <table:table-cell table:formula="of:=MATCH([.A88];[$Ev.$A$1:.$A$100];0)" office:value-type="string" office:string-value="" calcext:value-type="error">
            <text:p>#N/A</text:p>
          </table:table-cell>
          <table:table-cell table:formula="of:=IF(IFNA(IF(INDIRECT(ADDRESS([.B88];2;1;;&quot;Ev&quot;)) = &quot;EvReasonCode&quot;);0);&quot;Depricated_&quot;; &quot;&quot;)">
            <text:p/>
          </table:table-cell>
          <table:table-cell table:formula="of:=COM.MICROSOFT.CONCAT([.C88]; INDIRECT(ADDRESS([.B88];3;1;;&quot;Ev&quot;)))" office:value-type="string" office:string-value="" calcext:value-type="error">
            <text:p>#N/A</text:p>
          </table:table-cell>
          <table:table-cell/>
          <table:table-cell table:formula="of:=MATCH([.A88];[$Se.$A$1:.$A$100];0)" office:value-type="string" office:string-value="" calcext:value-type="error">
            <text:p>#N/A</text:p>
          </table:table-cell>
          <table:table-cell table:formula="of:=IF(IFNA(IF(INDIRECT(ADDRESS([.F88];2;1;;&quot;Se&quot;)) = &quot;StReasonCode&quot;);0);&quot;Depricated_&quot;; &quot;&quot;)">
            <text:p/>
          </table:table-cell>
          <table:table-cell table:formula="of:=COM.MICROSOFT.CONCAT([.G88]; INDIRECT(ADDRESS([.F8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8" calcext:value-type="string">
            <text:p>58</text:p>
          </table:table-cell>
          <table:table-cell table:formula="of:=MATCH([.A89];[$Ev.$A$1:.$A$100];0)" office:value-type="string" office:string-value="" calcext:value-type="error">
            <text:p>#N/A</text:p>
          </table:table-cell>
          <table:table-cell table:formula="of:=IF(IFNA(IF(INDIRECT(ADDRESS([.B89];2;1;;&quot;Ev&quot;)) = &quot;EvReasonCode&quot;);0);&quot;Depricated_&quot;; &quot;&quot;)">
            <text:p/>
          </table:table-cell>
          <table:table-cell table:formula="of:=COM.MICROSOFT.CONCAT([.C89]; INDIRECT(ADDRESS([.B89];3;1;;&quot;Ev&quot;)))" office:value-type="string" office:string-value="" calcext:value-type="error">
            <text:p>#N/A</text:p>
          </table:table-cell>
          <table:table-cell/>
          <table:table-cell table:formula="of:=MATCH([.A89];[$Se.$A$1:.$A$100];0)" office:value-type="string" office:string-value="" calcext:value-type="error">
            <text:p>#N/A</text:p>
          </table:table-cell>
          <table:table-cell table:formula="of:=IF(IFNA(IF(INDIRECT(ADDRESS([.F89];2;1;;&quot;Se&quot;)) = &quot;StReasonCode&quot;);0);&quot;Depricated_&quot;; &quot;&quot;)">
            <text:p/>
          </table:table-cell>
          <table:table-cell table:formula="of:=COM.MICROSOFT.CONCAT([.G89]; INDIRECT(ADDRESS([.F8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9" calcext:value-type="string">
            <text:p>59</text:p>
          </table:table-cell>
          <table:table-cell table:formula="of:=MATCH([.A90];[$Ev.$A$1:.$A$100];0)" office:value-type="string" office:string-value="" calcext:value-type="error">
            <text:p>#N/A</text:p>
          </table:table-cell>
          <table:table-cell table:formula="of:=IF(IFNA(IF(INDIRECT(ADDRESS([.B90];2;1;;&quot;Ev&quot;)) = &quot;EvReasonCode&quot;);0);&quot;Depricated_&quot;; &quot;&quot;)">
            <text:p/>
          </table:table-cell>
          <table:table-cell table:formula="of:=COM.MICROSOFT.CONCAT([.C90]; INDIRECT(ADDRESS([.B90];3;1;;&quot;Ev&quot;)))" office:value-type="string" office:string-value="" calcext:value-type="error">
            <text:p>#N/A</text:p>
          </table:table-cell>
          <table:table-cell/>
          <table:table-cell table:formula="of:=MATCH([.A90];[$Se.$A$1:.$A$100];0)" office:value-type="string" office:string-value="" calcext:value-type="error">
            <text:p>#N/A</text:p>
          </table:table-cell>
          <table:table-cell table:formula="of:=IF(IFNA(IF(INDIRECT(ADDRESS([.F90];2;1;;&quot;Se&quot;)) = &quot;StReasonCode&quot;);0);&quot;Depricated_&quot;; &quot;&quot;)">
            <text:p/>
          </table:table-cell>
          <table:table-cell table:formula="of:=COM.MICROSOFT.CONCAT([.G90]; INDIRECT(ADDRESS([.F9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A" calcext:value-type="string">
            <text:p>5A</text:p>
          </table:table-cell>
          <table:table-cell table:formula="of:=MATCH([.A91];[$Ev.$A$1:.$A$100];0)" office:value-type="string" office:string-value="" calcext:value-type="error">
            <text:p>#N/A</text:p>
          </table:table-cell>
          <table:table-cell table:formula="of:=IF(IFNA(IF(INDIRECT(ADDRESS([.B91];2;1;;&quot;Ev&quot;)) = &quot;EvReasonCode&quot;);0);&quot;Depricated_&quot;; &quot;&quot;)">
            <text:p/>
          </table:table-cell>
          <table:table-cell table:formula="of:=COM.MICROSOFT.CONCAT([.C91]; INDIRECT(ADDRESS([.B91];3;1;;&quot;Ev&quot;)))" office:value-type="string" office:string-value="" calcext:value-type="error">
            <text:p>#N/A</text:p>
          </table:table-cell>
          <table:table-cell/>
          <table:table-cell table:formula="of:=MATCH([.A91];[$Se.$A$1:.$A$100];0)" office:value-type="string" office:string-value="" calcext:value-type="error">
            <text:p>#N/A</text:p>
          </table:table-cell>
          <table:table-cell table:formula="of:=IF(IFNA(IF(INDIRECT(ADDRESS([.F91];2;1;;&quot;Se&quot;)) = &quot;StReasonCode&quot;);0);&quot;Depricated_&quot;; &quot;&quot;)">
            <text:p/>
          </table:table-cell>
          <table:table-cell table:formula="of:=COM.MICROSOFT.CONCAT([.G91]; INDIRECT(ADDRESS([.F9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B" calcext:value-type="string">
            <text:p>5B</text:p>
          </table:table-cell>
          <table:table-cell table:formula="of:=MATCH([.A92];[$Ev.$A$1:.$A$100];0)" office:value-type="string" office:string-value="" calcext:value-type="error">
            <text:p>#N/A</text:p>
          </table:table-cell>
          <table:table-cell table:formula="of:=IF(IFNA(IF(INDIRECT(ADDRESS([.B92];2;1;;&quot;Ev&quot;)) = &quot;EvReasonCode&quot;);0);&quot;Depricated_&quot;; &quot;&quot;)">
            <text:p/>
          </table:table-cell>
          <table:table-cell table:formula="of:=COM.MICROSOFT.CONCAT([.C92]; INDIRECT(ADDRESS([.B92];3;1;;&quot;Ev&quot;)))" office:value-type="string" office:string-value="" calcext:value-type="error">
            <text:p>#N/A</text:p>
          </table:table-cell>
          <table:table-cell/>
          <table:table-cell table:formula="of:=MATCH([.A92];[$Se.$A$1:.$A$100];0)" office:value-type="string" office:string-value="" calcext:value-type="error">
            <text:p>#N/A</text:p>
          </table:table-cell>
          <table:table-cell table:formula="of:=IF(IFNA(IF(INDIRECT(ADDRESS([.F92];2;1;;&quot;Se&quot;)) = &quot;StReasonCode&quot;);0);&quot;Depricated_&quot;; &quot;&quot;)">
            <text:p/>
          </table:table-cell>
          <table:table-cell table:formula="of:=COM.MICROSOFT.CONCAT([.G92]; INDIRECT(ADDRESS([.F9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C" calcext:value-type="string">
            <text:p>5C</text:p>
          </table:table-cell>
          <table:table-cell table:formula="of:=MATCH([.A93];[$Ev.$A$1:.$A$100];0)" office:value-type="string" office:string-value="" calcext:value-type="error">
            <text:p>#N/A</text:p>
          </table:table-cell>
          <table:table-cell table:formula="of:=IF(IFNA(IF(INDIRECT(ADDRESS([.B93];2;1;;&quot;Ev&quot;)) = &quot;EvReasonCode&quot;);0);&quot;Depricated_&quot;; &quot;&quot;)">
            <text:p/>
          </table:table-cell>
          <table:table-cell table:formula="of:=COM.MICROSOFT.CONCAT([.C93]; INDIRECT(ADDRESS([.B93];3;1;;&quot;Ev&quot;)))" office:value-type="string" office:string-value="" calcext:value-type="error">
            <text:p>#N/A</text:p>
          </table:table-cell>
          <table:table-cell/>
          <table:table-cell table:formula="of:=MATCH([.A93];[$Se.$A$1:.$A$100];0)" office:value-type="string" office:string-value="" calcext:value-type="error">
            <text:p>#N/A</text:p>
          </table:table-cell>
          <table:table-cell table:formula="of:=IF(IFNA(IF(INDIRECT(ADDRESS([.F93];2;1;;&quot;Se&quot;)) = &quot;StReasonCode&quot;);0);&quot;Depricated_&quot;; &quot;&quot;)">
            <text:p/>
          </table:table-cell>
          <table:table-cell table:formula="of:=COM.MICROSOFT.CONCAT([.G93]; INDIRECT(ADDRESS([.F9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D" calcext:value-type="string">
            <text:p>5D</text:p>
          </table:table-cell>
          <table:table-cell table:formula="of:=MATCH([.A94];[$Ev.$A$1:.$A$100];0)" office:value-type="string" office:string-value="" calcext:value-type="error">
            <text:p>#N/A</text:p>
          </table:table-cell>
          <table:table-cell table:formula="of:=IF(IFNA(IF(INDIRECT(ADDRESS([.B94];2;1;;&quot;Ev&quot;)) = &quot;EvReasonCode&quot;);0);&quot;Depricated_&quot;; &quot;&quot;)">
            <text:p/>
          </table:table-cell>
          <table:table-cell table:formula="of:=COM.MICROSOFT.CONCAT([.C94]; INDIRECT(ADDRESS([.B94];3;1;;&quot;Ev&quot;)))" office:value-type="string" office:string-value="" calcext:value-type="error">
            <text:p>#N/A</text:p>
          </table:table-cell>
          <table:table-cell/>
          <table:table-cell table:formula="of:=MATCH([.A94];[$Se.$A$1:.$A$100];0)" office:value-type="string" office:string-value="" calcext:value-type="error">
            <text:p>#N/A</text:p>
          </table:table-cell>
          <table:table-cell table:formula="of:=IF(IFNA(IF(INDIRECT(ADDRESS([.F94];2;1;;&quot;Se&quot;)) = &quot;StReasonCode&quot;);0);&quot;Depricated_&quot;; &quot;&quot;)">
            <text:p/>
          </table:table-cell>
          <table:table-cell table:formula="of:=COM.MICROSOFT.CONCAT([.G94]; INDIRECT(ADDRESS([.F9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E" calcext:value-type="string">
            <text:p>5E</text:p>
          </table:table-cell>
          <table:table-cell table:formula="of:=MATCH([.A95];[$Ev.$A$1:.$A$100];0)" office:value-type="string" office:string-value="" calcext:value-type="error">
            <text:p>#N/A</text:p>
          </table:table-cell>
          <table:table-cell table:formula="of:=IF(IFNA(IF(INDIRECT(ADDRESS([.B95];2;1;;&quot;Ev&quot;)) = &quot;EvReasonCode&quot;);0);&quot;Depricated_&quot;; &quot;&quot;)">
            <text:p/>
          </table:table-cell>
          <table:table-cell table:formula="of:=COM.MICROSOFT.CONCAT([.C95]; INDIRECT(ADDRESS([.B95];3;1;;&quot;Ev&quot;)))" office:value-type="string" office:string-value="" calcext:value-type="error">
            <text:p>#N/A</text:p>
          </table:table-cell>
          <table:table-cell/>
          <table:table-cell table:formula="of:=MATCH([.A95];[$Se.$A$1:.$A$100];0)" office:value-type="string" office:string-value="" calcext:value-type="error">
            <text:p>#N/A</text:p>
          </table:table-cell>
          <table:table-cell table:formula="of:=IF(IFNA(IF(INDIRECT(ADDRESS([.F95];2;1;;&quot;Se&quot;)) = &quot;StReasonCode&quot;);0);&quot;Depricated_&quot;; &quot;&quot;)">
            <text:p/>
          </table:table-cell>
          <table:table-cell table:formula="of:=COM.MICROSOFT.CONCAT([.G95]; INDIRECT(ADDRESS([.F9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5F" calcext:value-type="string">
            <text:p>5F</text:p>
          </table:table-cell>
          <table:table-cell table:formula="of:=MATCH([.A96];[$Ev.$A$1:.$A$100];0)" office:value-type="string" office:string-value="" calcext:value-type="error">
            <text:p>#N/A</text:p>
          </table:table-cell>
          <table:table-cell table:formula="of:=IF(IFNA(IF(INDIRECT(ADDRESS([.B96];2;1;;&quot;Ev&quot;)) = &quot;EvReasonCode&quot;);0);&quot;Depricated_&quot;; &quot;&quot;)">
            <text:p/>
          </table:table-cell>
          <table:table-cell table:formula="of:=COM.MICROSOFT.CONCAT([.C96]; INDIRECT(ADDRESS([.B96];3;1;;&quot;Ev&quot;)))" office:value-type="string" office:string-value="" calcext:value-type="error">
            <text:p>#N/A</text:p>
          </table:table-cell>
          <table:table-cell/>
          <table:table-cell table:formula="of:=MATCH([.A96];[$Se.$A$1:.$A$100];0)" office:value-type="string" office:string-value="" calcext:value-type="error">
            <text:p>#N/A</text:p>
          </table:table-cell>
          <table:table-cell table:formula="of:=IF(IFNA(IF(INDIRECT(ADDRESS([.F96];2;1;;&quot;Se&quot;)) = &quot;StReasonCode&quot;);0);&quot;Depricated_&quot;; &quot;&quot;)">
            <text:p/>
          </table:table-cell>
          <table:table-cell table:formula="of:=COM.MICROSOFT.CONCAT([.G96]; INDIRECT(ADDRESS([.F9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0" calcext:value-type="string">
            <text:p>60</text:p>
          </table:table-cell>
          <table:table-cell table:formula="of:=MATCH([.A97];[$Ev.$A$1:.$A$100];0)" office:value-type="string" office:string-value="" calcext:value-type="error">
            <text:p>#N/A</text:p>
          </table:table-cell>
          <table:table-cell table:formula="of:=IF(IFNA(IF(INDIRECT(ADDRESS([.B97];2;1;;&quot;Ev&quot;)) = &quot;EvReasonCode&quot;);0);&quot;Depricated_&quot;; &quot;&quot;)">
            <text:p/>
          </table:table-cell>
          <table:table-cell table:formula="of:=COM.MICROSOFT.CONCAT([.C97]; INDIRECT(ADDRESS([.B97];3;1;;&quot;Ev&quot;)))" office:value-type="string" office:string-value="" calcext:value-type="error">
            <text:p>#N/A</text:p>
          </table:table-cell>
          <table:table-cell/>
          <table:table-cell table:formula="of:=MATCH([.A97];[$Se.$A$1:.$A$100];0)" office:value-type="string" office:string-value="" calcext:value-type="error">
            <text:p>#N/A</text:p>
          </table:table-cell>
          <table:table-cell table:formula="of:=IF(IFNA(IF(INDIRECT(ADDRESS([.F97];2;1;;&quot;Se&quot;)) = &quot;StReasonCode&quot;);0);&quot;Depricated_&quot;; &quot;&quot;)">
            <text:p/>
          </table:table-cell>
          <table:table-cell table:formula="of:=COM.MICROSOFT.CONCAT([.G97]; INDIRECT(ADDRESS([.F9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1" calcext:value-type="string">
            <text:p>61</text:p>
          </table:table-cell>
          <table:table-cell table:formula="of:=MATCH([.A98];[$Ev.$A$1:.$A$100];0)" office:value-type="string" office:string-value="" calcext:value-type="error">
            <text:p>#N/A</text:p>
          </table:table-cell>
          <table:table-cell table:formula="of:=IF(IFNA(IF(INDIRECT(ADDRESS([.B98];2;1;;&quot;Ev&quot;)) = &quot;EvReasonCode&quot;);0);&quot;Depricated_&quot;; &quot;&quot;)">
            <text:p/>
          </table:table-cell>
          <table:table-cell table:formula="of:=COM.MICROSOFT.CONCAT([.C98]; INDIRECT(ADDRESS([.B98];3;1;;&quot;Ev&quot;)))" office:value-type="string" office:string-value="" calcext:value-type="error">
            <text:p>#N/A</text:p>
          </table:table-cell>
          <table:table-cell/>
          <table:table-cell table:formula="of:=MATCH([.A98];[$Se.$A$1:.$A$100];0)" office:value-type="string" office:string-value="" calcext:value-type="error">
            <text:p>#N/A</text:p>
          </table:table-cell>
          <table:table-cell table:formula="of:=IF(IFNA(IF(INDIRECT(ADDRESS([.F98];2;1;;&quot;Se&quot;)) = &quot;StReasonCode&quot;);0);&quot;Depricated_&quot;; &quot;&quot;)">
            <text:p/>
          </table:table-cell>
          <table:table-cell table:formula="of:=COM.MICROSOFT.CONCAT([.G98]; INDIRECT(ADDRESS([.F9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2" calcext:value-type="string">
            <text:p>62</text:p>
          </table:table-cell>
          <table:table-cell table:formula="of:=MATCH([.A99];[$Ev.$A$1:.$A$100];0)" office:value-type="string" office:string-value="" calcext:value-type="error">
            <text:p>#N/A</text:p>
          </table:table-cell>
          <table:table-cell table:formula="of:=IF(IFNA(IF(INDIRECT(ADDRESS([.B99];2;1;;&quot;Ev&quot;)) = &quot;EvReasonCode&quot;);0);&quot;Depricated_&quot;; &quot;&quot;)">
            <text:p/>
          </table:table-cell>
          <table:table-cell table:formula="of:=COM.MICROSOFT.CONCAT([.C99]; INDIRECT(ADDRESS([.B99];3;1;;&quot;Ev&quot;)))" office:value-type="string" office:string-value="" calcext:value-type="error">
            <text:p>#N/A</text:p>
          </table:table-cell>
          <table:table-cell/>
          <table:table-cell table:formula="of:=MATCH([.A99];[$Se.$A$1:.$A$100];0)" office:value-type="string" office:string-value="" calcext:value-type="error">
            <text:p>#N/A</text:p>
          </table:table-cell>
          <table:table-cell table:formula="of:=IF(IFNA(IF(INDIRECT(ADDRESS([.F99];2;1;;&quot;Se&quot;)) = &quot;StReasonCode&quot;);0);&quot;Depricated_&quot;; &quot;&quot;)">
            <text:p/>
          </table:table-cell>
          <table:table-cell table:formula="of:=COM.MICROSOFT.CONCAT([.G99]; INDIRECT(ADDRESS([.F9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3" calcext:value-type="string">
            <text:p>63</text:p>
          </table:table-cell>
          <table:table-cell table:formula="of:=MATCH([.A100];[$Ev.$A$1:.$A$100];0)" office:value-type="string" office:string-value="" calcext:value-type="error">
            <text:p>#N/A</text:p>
          </table:table-cell>
          <table:table-cell table:formula="of:=IF(IFNA(IF(INDIRECT(ADDRESS([.B100];2;1;;&quot;Ev&quot;)) = &quot;EvReasonCode&quot;);0);&quot;Depricated_&quot;; &quot;&quot;)">
            <text:p/>
          </table:table-cell>
          <table:table-cell table:formula="of:=COM.MICROSOFT.CONCAT([.C100]; INDIRECT(ADDRESS([.B100];3;1;;&quot;Ev&quot;)))" office:value-type="string" office:string-value="" calcext:value-type="error">
            <text:p>#N/A</text:p>
          </table:table-cell>
          <table:table-cell/>
          <table:table-cell table:formula="of:=MATCH([.A100];[$Se.$A$1:.$A$100];0)" office:value-type="string" office:string-value="" calcext:value-type="error">
            <text:p>#N/A</text:p>
          </table:table-cell>
          <table:table-cell table:formula="of:=IF(IFNA(IF(INDIRECT(ADDRESS([.F100];2;1;;&quot;Se&quot;)) = &quot;StReasonCode&quot;);0);&quot;Depricated_&quot;; &quot;&quot;)">
            <text:p/>
          </table:table-cell>
          <table:table-cell table:formula="of:=COM.MICROSOFT.CONCAT([.G100]; INDIRECT(ADDRESS([.F10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4" calcext:value-type="string">
            <text:p>64</text:p>
          </table:table-cell>
          <table:table-cell table:formula="of:=MATCH([.A101];[$Ev.$A$1:.$A$100];0)" office:value-type="string" office:string-value="" calcext:value-type="error">
            <text:p>#N/A</text:p>
          </table:table-cell>
          <table:table-cell table:formula="of:=IF(IFNA(IF(INDIRECT(ADDRESS([.B101];2;1;;&quot;Ev&quot;)) = &quot;EvReasonCode&quot;);0);&quot;Depricated_&quot;; &quot;&quot;)">
            <text:p/>
          </table:table-cell>
          <table:table-cell table:formula="of:=COM.MICROSOFT.CONCAT([.C101]; INDIRECT(ADDRESS([.B101];3;1;;&quot;Ev&quot;)))" office:value-type="string" office:string-value="" calcext:value-type="error">
            <text:p>#N/A</text:p>
          </table:table-cell>
          <table:table-cell/>
          <table:table-cell table:formula="of:=MATCH([.A101];[$Se.$A$1:.$A$100];0)" office:value-type="string" office:string-value="" calcext:value-type="error">
            <text:p>#N/A</text:p>
          </table:table-cell>
          <table:table-cell table:formula="of:=IF(IFNA(IF(INDIRECT(ADDRESS([.F101];2;1;;&quot;Se&quot;)) = &quot;StReasonCode&quot;);0);&quot;Depricated_&quot;; &quot;&quot;)">
            <text:p/>
          </table:table-cell>
          <table:table-cell table:formula="of:=COM.MICROSOFT.CONCAT([.G101]; INDIRECT(ADDRESS([.F10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5" calcext:value-type="string">
            <text:p>65</text:p>
          </table:table-cell>
          <table:table-cell table:formula="of:=MATCH([.A102];[$Ev.$A$1:.$A$100];0)" office:value-type="string" office:string-value="" calcext:value-type="error">
            <text:p>#N/A</text:p>
          </table:table-cell>
          <table:table-cell table:formula="of:=IF(IFNA(IF(INDIRECT(ADDRESS([.B102];2;1;;&quot;Ev&quot;)) = &quot;EvReasonCode&quot;);0);&quot;Depricated_&quot;; &quot;&quot;)">
            <text:p/>
          </table:table-cell>
          <table:table-cell table:formula="of:=COM.MICROSOFT.CONCAT([.C102]; INDIRECT(ADDRESS([.B102];3;1;;&quot;Ev&quot;)))" office:value-type="string" office:string-value="" calcext:value-type="error">
            <text:p>#N/A</text:p>
          </table:table-cell>
          <table:table-cell/>
          <table:table-cell table:formula="of:=MATCH([.A102];[$Se.$A$1:.$A$100];0)" office:value-type="string" office:string-value="" calcext:value-type="error">
            <text:p>#N/A</text:p>
          </table:table-cell>
          <table:table-cell table:formula="of:=IF(IFNA(IF(INDIRECT(ADDRESS([.F102];2;1;;&quot;Se&quot;)) = &quot;StReasonCode&quot;);0);&quot;Depricated_&quot;; &quot;&quot;)">
            <text:p/>
          </table:table-cell>
          <table:table-cell table:formula="of:=COM.MICROSOFT.CONCAT([.G102]; INDIRECT(ADDRESS([.F10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6" calcext:value-type="string">
            <text:p>66</text:p>
          </table:table-cell>
          <table:table-cell table:formula="of:=MATCH([.A103];[$Ev.$A$1:.$A$100];0)" office:value-type="string" office:string-value="" calcext:value-type="error">
            <text:p>#N/A</text:p>
          </table:table-cell>
          <table:table-cell table:formula="of:=IF(IFNA(IF(INDIRECT(ADDRESS([.B103];2;1;;&quot;Ev&quot;)) = &quot;EvReasonCode&quot;);0);&quot;Depricated_&quot;; &quot;&quot;)">
            <text:p/>
          </table:table-cell>
          <table:table-cell table:formula="of:=COM.MICROSOFT.CONCAT([.C103]; INDIRECT(ADDRESS([.B103];3;1;;&quot;Ev&quot;)))" office:value-type="string" office:string-value="" calcext:value-type="error">
            <text:p>#N/A</text:p>
          </table:table-cell>
          <table:table-cell/>
          <table:table-cell table:formula="of:=MATCH([.A103];[$Se.$A$1:.$A$100];0)" office:value-type="string" office:string-value="" calcext:value-type="error">
            <text:p>#N/A</text:p>
          </table:table-cell>
          <table:table-cell table:formula="of:=IF(IFNA(IF(INDIRECT(ADDRESS([.F103];2;1;;&quot;Se&quot;)) = &quot;StReasonCode&quot;);0);&quot;Depricated_&quot;; &quot;&quot;)">
            <text:p/>
          </table:table-cell>
          <table:table-cell table:formula="of:=COM.MICROSOFT.CONCAT([.G103]; INDIRECT(ADDRESS([.F10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7" calcext:value-type="string">
            <text:p>67</text:p>
          </table:table-cell>
          <table:table-cell table:formula="of:=MATCH([.A104];[$Ev.$A$1:.$A$100];0)" office:value-type="string" office:string-value="" calcext:value-type="error">
            <text:p>#N/A</text:p>
          </table:table-cell>
          <table:table-cell table:formula="of:=IF(IFNA(IF(INDIRECT(ADDRESS([.B104];2;1;;&quot;Ev&quot;)) = &quot;EvReasonCode&quot;);0);&quot;Depricated_&quot;; &quot;&quot;)">
            <text:p/>
          </table:table-cell>
          <table:table-cell table:formula="of:=COM.MICROSOFT.CONCAT([.C104]; INDIRECT(ADDRESS([.B104];3;1;;&quot;Ev&quot;)))" office:value-type="string" office:string-value="" calcext:value-type="error">
            <text:p>#N/A</text:p>
          </table:table-cell>
          <table:table-cell/>
          <table:table-cell table:formula="of:=MATCH([.A104];[$Se.$A$1:.$A$100];0)" office:value-type="string" office:string-value="" calcext:value-type="error">
            <text:p>#N/A</text:p>
          </table:table-cell>
          <table:table-cell table:formula="of:=IF(IFNA(IF(INDIRECT(ADDRESS([.F104];2;1;;&quot;Se&quot;)) = &quot;StReasonCode&quot;);0);&quot;Depricated_&quot;; &quot;&quot;)">
            <text:p/>
          </table:table-cell>
          <table:table-cell table:formula="of:=COM.MICROSOFT.CONCAT([.G104]; INDIRECT(ADDRESS([.F10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8" calcext:value-type="string">
            <text:p>68</text:p>
          </table:table-cell>
          <table:table-cell table:formula="of:=MATCH([.A105];[$Ev.$A$1:.$A$100];0)" office:value-type="string" office:string-value="" calcext:value-type="error">
            <text:p>#N/A</text:p>
          </table:table-cell>
          <table:table-cell table:formula="of:=IF(IFNA(IF(INDIRECT(ADDRESS([.B105];2;1;;&quot;Ev&quot;)) = &quot;EvReasonCode&quot;);0);&quot;Depricated_&quot;; &quot;&quot;)">
            <text:p/>
          </table:table-cell>
          <table:table-cell table:formula="of:=COM.MICROSOFT.CONCAT([.C105]; INDIRECT(ADDRESS([.B105];3;1;;&quot;Ev&quot;)))" office:value-type="string" office:string-value="" calcext:value-type="error">
            <text:p>#N/A</text:p>
          </table:table-cell>
          <table:table-cell/>
          <table:table-cell table:formula="of:=MATCH([.A105];[$Se.$A$1:.$A$100];0)" office:value-type="string" office:string-value="" calcext:value-type="error">
            <text:p>#N/A</text:p>
          </table:table-cell>
          <table:table-cell table:formula="of:=IF(IFNA(IF(INDIRECT(ADDRESS([.F105];2;1;;&quot;Se&quot;)) = &quot;StReasonCode&quot;);0);&quot;Depricated_&quot;; &quot;&quot;)">
            <text:p/>
          </table:table-cell>
          <table:table-cell table:formula="of:=COM.MICROSOFT.CONCAT([.G105]; INDIRECT(ADDRESS([.F10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9" calcext:value-type="string">
            <text:p>69</text:p>
          </table:table-cell>
          <table:table-cell table:formula="of:=MATCH([.A106];[$Ev.$A$1:.$A$100];0)" office:value-type="string" office:string-value="" calcext:value-type="error">
            <text:p>#N/A</text:p>
          </table:table-cell>
          <table:table-cell table:formula="of:=IF(IFNA(IF(INDIRECT(ADDRESS([.B106];2;1;;&quot;Ev&quot;)) = &quot;EvReasonCode&quot;);0);&quot;Depricated_&quot;; &quot;&quot;)">
            <text:p/>
          </table:table-cell>
          <table:table-cell table:formula="of:=COM.MICROSOFT.CONCAT([.C106]; INDIRECT(ADDRESS([.B106];3;1;;&quot;Ev&quot;)))" office:value-type="string" office:string-value="" calcext:value-type="error">
            <text:p>#N/A</text:p>
          </table:table-cell>
          <table:table-cell/>
          <table:table-cell table:formula="of:=MATCH([.A106];[$Se.$A$1:.$A$100];0)" office:value-type="string" office:string-value="" calcext:value-type="error">
            <text:p>#N/A</text:p>
          </table:table-cell>
          <table:table-cell table:formula="of:=IF(IFNA(IF(INDIRECT(ADDRESS([.F106];2;1;;&quot;Se&quot;)) = &quot;StReasonCode&quot;);0);&quot;Depricated_&quot;; &quot;&quot;)">
            <text:p/>
          </table:table-cell>
          <table:table-cell table:formula="of:=COM.MICROSOFT.CONCAT([.G106]; INDIRECT(ADDRESS([.F10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A" calcext:value-type="string">
            <text:p>6A</text:p>
          </table:table-cell>
          <table:table-cell table:formula="of:=MATCH([.A107];[$Ev.$A$1:.$A$100];0)" office:value-type="string" office:string-value="" calcext:value-type="error">
            <text:p>#N/A</text:p>
          </table:table-cell>
          <table:table-cell table:formula="of:=IF(IFNA(IF(INDIRECT(ADDRESS([.B107];2;1;;&quot;Ev&quot;)) = &quot;EvReasonCode&quot;);0);&quot;Depricated_&quot;; &quot;&quot;)">
            <text:p/>
          </table:table-cell>
          <table:table-cell table:formula="of:=COM.MICROSOFT.CONCAT([.C107]; INDIRECT(ADDRESS([.B107];3;1;;&quot;Ev&quot;)))" office:value-type="string" office:string-value="" calcext:value-type="error">
            <text:p>#N/A</text:p>
          </table:table-cell>
          <table:table-cell/>
          <table:table-cell table:formula="of:=MATCH([.A107];[$Se.$A$1:.$A$100];0)" office:value-type="string" office:string-value="" calcext:value-type="error">
            <text:p>#N/A</text:p>
          </table:table-cell>
          <table:table-cell table:formula="of:=IF(IFNA(IF(INDIRECT(ADDRESS([.F107];2;1;;&quot;Se&quot;)) = &quot;StReasonCode&quot;);0);&quot;Depricated_&quot;; &quot;&quot;)">
            <text:p/>
          </table:table-cell>
          <table:table-cell table:formula="of:=COM.MICROSOFT.CONCAT([.G107]; INDIRECT(ADDRESS([.F10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B" calcext:value-type="string">
            <text:p>6B</text:p>
          </table:table-cell>
          <table:table-cell table:formula="of:=MATCH([.A108];[$Ev.$A$1:.$A$100];0)" office:value-type="string" office:string-value="" calcext:value-type="error">
            <text:p>#N/A</text:p>
          </table:table-cell>
          <table:table-cell table:formula="of:=IF(IFNA(IF(INDIRECT(ADDRESS([.B108];2;1;;&quot;Ev&quot;)) = &quot;EvReasonCode&quot;);0);&quot;Depricated_&quot;; &quot;&quot;)">
            <text:p/>
          </table:table-cell>
          <table:table-cell table:formula="of:=COM.MICROSOFT.CONCAT([.C108]; INDIRECT(ADDRESS([.B108];3;1;;&quot;Ev&quot;)))" office:value-type="string" office:string-value="" calcext:value-type="error">
            <text:p>#N/A</text:p>
          </table:table-cell>
          <table:table-cell/>
          <table:table-cell table:formula="of:=MATCH([.A108];[$Se.$A$1:.$A$100];0)" office:value-type="string" office:string-value="" calcext:value-type="error">
            <text:p>#N/A</text:p>
          </table:table-cell>
          <table:table-cell table:formula="of:=IF(IFNA(IF(INDIRECT(ADDRESS([.F108];2;1;;&quot;Se&quot;)) = &quot;StReasonCode&quot;);0);&quot;Depricated_&quot;; &quot;&quot;)">
            <text:p/>
          </table:table-cell>
          <table:table-cell table:formula="of:=COM.MICROSOFT.CONCAT([.G108]; INDIRECT(ADDRESS([.F10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C" calcext:value-type="string">
            <text:p>6C</text:p>
          </table:table-cell>
          <table:table-cell table:formula="of:=MATCH([.A109];[$Ev.$A$1:.$A$100];0)" office:value-type="string" office:string-value="" calcext:value-type="error">
            <text:p>#N/A</text:p>
          </table:table-cell>
          <table:table-cell table:formula="of:=IF(IFNA(IF(INDIRECT(ADDRESS([.B109];2;1;;&quot;Ev&quot;)) = &quot;EvReasonCode&quot;);0);&quot;Depricated_&quot;; &quot;&quot;)">
            <text:p/>
          </table:table-cell>
          <table:table-cell table:formula="of:=COM.MICROSOFT.CONCAT([.C109]; INDIRECT(ADDRESS([.B109];3;1;;&quot;Ev&quot;)))" office:value-type="string" office:string-value="" calcext:value-type="error">
            <text:p>#N/A</text:p>
          </table:table-cell>
          <table:table-cell/>
          <table:table-cell table:formula="of:=MATCH([.A109];[$Se.$A$1:.$A$100];0)" office:value-type="string" office:string-value="" calcext:value-type="error">
            <text:p>#N/A</text:p>
          </table:table-cell>
          <table:table-cell table:formula="of:=IF(IFNA(IF(INDIRECT(ADDRESS([.F109];2;1;;&quot;Se&quot;)) = &quot;StReasonCode&quot;);0);&quot;Depricated_&quot;; &quot;&quot;)">
            <text:p/>
          </table:table-cell>
          <table:table-cell table:formula="of:=COM.MICROSOFT.CONCAT([.G109]; INDIRECT(ADDRESS([.F10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D" calcext:value-type="string">
            <text:p>6D</text:p>
          </table:table-cell>
          <table:table-cell table:formula="of:=MATCH([.A110];[$Ev.$A$1:.$A$100];0)" office:value-type="string" office:string-value="" calcext:value-type="error">
            <text:p>#N/A</text:p>
          </table:table-cell>
          <table:table-cell table:formula="of:=IF(IFNA(IF(INDIRECT(ADDRESS([.B110];2;1;;&quot;Ev&quot;)) = &quot;EvReasonCode&quot;);0);&quot;Depricated_&quot;; &quot;&quot;)">
            <text:p/>
          </table:table-cell>
          <table:table-cell table:formula="of:=COM.MICROSOFT.CONCAT([.C110]; INDIRECT(ADDRESS([.B110];3;1;;&quot;Ev&quot;)))" office:value-type="string" office:string-value="" calcext:value-type="error">
            <text:p>#N/A</text:p>
          </table:table-cell>
          <table:table-cell/>
          <table:table-cell table:formula="of:=MATCH([.A110];[$Se.$A$1:.$A$100];0)" office:value-type="string" office:string-value="" calcext:value-type="error">
            <text:p>#N/A</text:p>
          </table:table-cell>
          <table:table-cell table:formula="of:=IF(IFNA(IF(INDIRECT(ADDRESS([.F110];2;1;;&quot;Se&quot;)) = &quot;StReasonCode&quot;);0);&quot;Depricated_&quot;; &quot;&quot;)">
            <text:p/>
          </table:table-cell>
          <table:table-cell table:formula="of:=COM.MICROSOFT.CONCAT([.G110]; INDIRECT(ADDRESS([.F11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E" calcext:value-type="string">
            <text:p>6E</text:p>
          </table:table-cell>
          <table:table-cell table:formula="of:=MATCH([.A111];[$Ev.$A$1:.$A$100];0)" office:value-type="string" office:string-value="" calcext:value-type="error">
            <text:p>#N/A</text:p>
          </table:table-cell>
          <table:table-cell table:formula="of:=IF(IFNA(IF(INDIRECT(ADDRESS([.B111];2;1;;&quot;Ev&quot;)) = &quot;EvReasonCode&quot;);0);&quot;Depricated_&quot;; &quot;&quot;)">
            <text:p/>
          </table:table-cell>
          <table:table-cell table:formula="of:=COM.MICROSOFT.CONCAT([.C111]; INDIRECT(ADDRESS([.B111];3;1;;&quot;Ev&quot;)))" office:value-type="string" office:string-value="" calcext:value-type="error">
            <text:p>#N/A</text:p>
          </table:table-cell>
          <table:table-cell/>
          <table:table-cell table:formula="of:=MATCH([.A111];[$Se.$A$1:.$A$100];0)" office:value-type="string" office:string-value="" calcext:value-type="error">
            <text:p>#N/A</text:p>
          </table:table-cell>
          <table:table-cell table:formula="of:=IF(IFNA(IF(INDIRECT(ADDRESS([.F111];2;1;;&quot;Se&quot;)) = &quot;StReasonCode&quot;);0);&quot;Depricated_&quot;; &quot;&quot;)">
            <text:p/>
          </table:table-cell>
          <table:table-cell table:formula="of:=COM.MICROSOFT.CONCAT([.G111]; INDIRECT(ADDRESS([.F11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6F" calcext:value-type="string">
            <text:p>6F</text:p>
          </table:table-cell>
          <table:table-cell table:formula="of:=MATCH([.A112];[$Ev.$A$1:.$A$100];0)" office:value-type="string" office:string-value="" calcext:value-type="error">
            <text:p>#N/A</text:p>
          </table:table-cell>
          <table:table-cell table:formula="of:=IF(IFNA(IF(INDIRECT(ADDRESS([.B112];2;1;;&quot;Ev&quot;)) = &quot;EvReasonCode&quot;);0);&quot;Depricated_&quot;; &quot;&quot;)">
            <text:p/>
          </table:table-cell>
          <table:table-cell table:formula="of:=COM.MICROSOFT.CONCAT([.C112]; INDIRECT(ADDRESS([.B112];3;1;;&quot;Ev&quot;)))" office:value-type="string" office:string-value="" calcext:value-type="error">
            <text:p>#N/A</text:p>
          </table:table-cell>
          <table:table-cell/>
          <table:table-cell table:formula="of:=MATCH([.A112];[$Se.$A$1:.$A$100];0)" office:value-type="string" office:string-value="" calcext:value-type="error">
            <text:p>#N/A</text:p>
          </table:table-cell>
          <table:table-cell table:formula="of:=IF(IFNA(IF(INDIRECT(ADDRESS([.F112];2;1;;&quot;Se&quot;)) = &quot;StReasonCode&quot;);0);&quot;Depricated_&quot;; &quot;&quot;)">
            <text:p/>
          </table:table-cell>
          <table:table-cell table:formula="of:=COM.MICROSOFT.CONCAT([.G112]; INDIRECT(ADDRESS([.F11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0" calcext:value-type="string">
            <text:p>70</text:p>
          </table:table-cell>
          <table:table-cell table:formula="of:=MATCH([.A113];[$Ev.$A$1:.$A$100];0)" office:value-type="string" office:string-value="" calcext:value-type="error">
            <text:p>#N/A</text:p>
          </table:table-cell>
          <table:table-cell table:formula="of:=IF(IFNA(IF(INDIRECT(ADDRESS([.B113];2;1;;&quot;Ev&quot;)) = &quot;EvReasonCode&quot;);0);&quot;Depricated_&quot;; &quot;&quot;)">
            <text:p/>
          </table:table-cell>
          <table:table-cell table:formula="of:=COM.MICROSOFT.CONCAT([.C113]; INDIRECT(ADDRESS([.B113];3;1;;&quot;Ev&quot;)))" office:value-type="string" office:string-value="" calcext:value-type="error">
            <text:p>#N/A</text:p>
          </table:table-cell>
          <table:table-cell/>
          <table:table-cell table:formula="of:=MATCH([.A113];[$Se.$A$1:.$A$100];0)" office:value-type="string" office:string-value="" calcext:value-type="error">
            <text:p>#N/A</text:p>
          </table:table-cell>
          <table:table-cell table:formula="of:=IF(IFNA(IF(INDIRECT(ADDRESS([.F113];2;1;;&quot;Se&quot;)) = &quot;StReasonCode&quot;);0);&quot;Depricated_&quot;; &quot;&quot;)">
            <text:p/>
          </table:table-cell>
          <table:table-cell table:formula="of:=COM.MICROSOFT.CONCAT([.G113]; INDIRECT(ADDRESS([.F11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1" calcext:value-type="string">
            <text:p>71</text:p>
          </table:table-cell>
          <table:table-cell table:formula="of:=MATCH([.A114];[$Ev.$A$1:.$A$100];0)" office:value-type="string" office:string-value="" calcext:value-type="error">
            <text:p>#N/A</text:p>
          </table:table-cell>
          <table:table-cell table:formula="of:=IF(IFNA(IF(INDIRECT(ADDRESS([.B114];2;1;;&quot;Ev&quot;)) = &quot;EvReasonCode&quot;);0);&quot;Depricated_&quot;; &quot;&quot;)">
            <text:p/>
          </table:table-cell>
          <table:table-cell table:formula="of:=COM.MICROSOFT.CONCAT([.C114]; INDIRECT(ADDRESS([.B114];3;1;;&quot;Ev&quot;)))" office:value-type="string" office:string-value="" calcext:value-type="error">
            <text:p>#N/A</text:p>
          </table:table-cell>
          <table:table-cell/>
          <table:table-cell table:formula="of:=MATCH([.A114];[$Se.$A$1:.$A$100];0)" office:value-type="string" office:string-value="" calcext:value-type="error">
            <text:p>#N/A</text:p>
          </table:table-cell>
          <table:table-cell table:formula="of:=IF(IFNA(IF(INDIRECT(ADDRESS([.F114];2;1;;&quot;Se&quot;)) = &quot;StReasonCode&quot;);0);&quot;Depricated_&quot;; &quot;&quot;)">
            <text:p/>
          </table:table-cell>
          <table:table-cell table:formula="of:=COM.MICROSOFT.CONCAT([.G114]; INDIRECT(ADDRESS([.F11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2" calcext:value-type="string">
            <text:p>72</text:p>
          </table:table-cell>
          <table:table-cell table:formula="of:=MATCH([.A115];[$Ev.$A$1:.$A$100];0)" office:value-type="string" office:string-value="" calcext:value-type="error">
            <text:p>#N/A</text:p>
          </table:table-cell>
          <table:table-cell table:formula="of:=IF(IFNA(IF(INDIRECT(ADDRESS([.B115];2;1;;&quot;Ev&quot;)) = &quot;EvReasonCode&quot;);0);&quot;Depricated_&quot;; &quot;&quot;)">
            <text:p/>
          </table:table-cell>
          <table:table-cell table:formula="of:=COM.MICROSOFT.CONCAT([.C115]; INDIRECT(ADDRESS([.B115];3;1;;&quot;Ev&quot;)))" office:value-type="string" office:string-value="" calcext:value-type="error">
            <text:p>#N/A</text:p>
          </table:table-cell>
          <table:table-cell/>
          <table:table-cell table:formula="of:=MATCH([.A115];[$Se.$A$1:.$A$100];0)" office:value-type="string" office:string-value="" calcext:value-type="error">
            <text:p>#N/A</text:p>
          </table:table-cell>
          <table:table-cell table:formula="of:=IF(IFNA(IF(INDIRECT(ADDRESS([.F115];2;1;;&quot;Se&quot;)) = &quot;StReasonCode&quot;);0);&quot;Depricated_&quot;; &quot;&quot;)">
            <text:p/>
          </table:table-cell>
          <table:table-cell table:formula="of:=COM.MICROSOFT.CONCAT([.G115]; INDIRECT(ADDRESS([.F11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3" calcext:value-type="string">
            <text:p>73</text:p>
          </table:table-cell>
          <table:table-cell table:formula="of:=MATCH([.A116];[$Ev.$A$1:.$A$100];0)" office:value-type="string" office:string-value="" calcext:value-type="error">
            <text:p>#N/A</text:p>
          </table:table-cell>
          <table:table-cell table:formula="of:=IF(IFNA(IF(INDIRECT(ADDRESS([.B116];2;1;;&quot;Ev&quot;)) = &quot;EvReasonCode&quot;);0);&quot;Depricated_&quot;; &quot;&quot;)">
            <text:p/>
          </table:table-cell>
          <table:table-cell table:formula="of:=COM.MICROSOFT.CONCAT([.C116]; INDIRECT(ADDRESS([.B116];3;1;;&quot;Ev&quot;)))" office:value-type="string" office:string-value="" calcext:value-type="error">
            <text:p>#N/A</text:p>
          </table:table-cell>
          <table:table-cell/>
          <table:table-cell table:formula="of:=MATCH([.A116];[$Se.$A$1:.$A$100];0)" office:value-type="string" office:string-value="" calcext:value-type="error">
            <text:p>#N/A</text:p>
          </table:table-cell>
          <table:table-cell table:formula="of:=IF(IFNA(IF(INDIRECT(ADDRESS([.F116];2;1;;&quot;Se&quot;)) = &quot;StReasonCode&quot;);0);&quot;Depricated_&quot;; &quot;&quot;)">
            <text:p/>
          </table:table-cell>
          <table:table-cell table:formula="of:=COM.MICROSOFT.CONCAT([.G116]; INDIRECT(ADDRESS([.F11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4" calcext:value-type="string">
            <text:p>74</text:p>
          </table:table-cell>
          <table:table-cell table:formula="of:=MATCH([.A117];[$Ev.$A$1:.$A$100];0)" office:value-type="string" office:string-value="" calcext:value-type="error">
            <text:p>#N/A</text:p>
          </table:table-cell>
          <table:table-cell table:formula="of:=IF(IFNA(IF(INDIRECT(ADDRESS([.B117];2;1;;&quot;Ev&quot;)) = &quot;EvReasonCode&quot;);0);&quot;Depricated_&quot;; &quot;&quot;)">
            <text:p/>
          </table:table-cell>
          <table:table-cell table:formula="of:=COM.MICROSOFT.CONCAT([.C117]; INDIRECT(ADDRESS([.B117];3;1;;&quot;Ev&quot;)))" office:value-type="string" office:string-value="" calcext:value-type="error">
            <text:p>#N/A</text:p>
          </table:table-cell>
          <table:table-cell/>
          <table:table-cell table:formula="of:=MATCH([.A117];[$Se.$A$1:.$A$100];0)" office:value-type="string" office:string-value="" calcext:value-type="error">
            <text:p>#N/A</text:p>
          </table:table-cell>
          <table:table-cell table:formula="of:=IF(IFNA(IF(INDIRECT(ADDRESS([.F117];2;1;;&quot;Se&quot;)) = &quot;StReasonCode&quot;);0);&quot;Depricated_&quot;; &quot;&quot;)">
            <text:p/>
          </table:table-cell>
          <table:table-cell table:formula="of:=COM.MICROSOFT.CONCAT([.G117]; INDIRECT(ADDRESS([.F11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5" calcext:value-type="string">
            <text:p>75</text:p>
          </table:table-cell>
          <table:table-cell table:formula="of:=MATCH([.A118];[$Ev.$A$1:.$A$100];0)" office:value-type="string" office:string-value="" calcext:value-type="error">
            <text:p>#N/A</text:p>
          </table:table-cell>
          <table:table-cell table:formula="of:=IF(IFNA(IF(INDIRECT(ADDRESS([.B118];2;1;;&quot;Ev&quot;)) = &quot;EvReasonCode&quot;);0);&quot;Depricated_&quot;; &quot;&quot;)">
            <text:p/>
          </table:table-cell>
          <table:table-cell table:formula="of:=COM.MICROSOFT.CONCAT([.C118]; INDIRECT(ADDRESS([.B118];3;1;;&quot;Ev&quot;)))" office:value-type="string" office:string-value="" calcext:value-type="error">
            <text:p>#N/A</text:p>
          </table:table-cell>
          <table:table-cell/>
          <table:table-cell table:formula="of:=MATCH([.A118];[$Se.$A$1:.$A$100];0)" office:value-type="string" office:string-value="" calcext:value-type="error">
            <text:p>#N/A</text:p>
          </table:table-cell>
          <table:table-cell table:formula="of:=IF(IFNA(IF(INDIRECT(ADDRESS([.F118];2;1;;&quot;Se&quot;)) = &quot;StReasonCode&quot;);0);&quot;Depricated_&quot;; &quot;&quot;)">
            <text:p/>
          </table:table-cell>
          <table:table-cell table:formula="of:=COM.MICROSOFT.CONCAT([.G118]; INDIRECT(ADDRESS([.F11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6" calcext:value-type="string">
            <text:p>76</text:p>
          </table:table-cell>
          <table:table-cell table:formula="of:=MATCH([.A119];[$Ev.$A$1:.$A$100];0)" office:value-type="string" office:string-value="" calcext:value-type="error">
            <text:p>#N/A</text:p>
          </table:table-cell>
          <table:table-cell table:formula="of:=IF(IFNA(IF(INDIRECT(ADDRESS([.B119];2;1;;&quot;Ev&quot;)) = &quot;EvReasonCode&quot;);0);&quot;Depricated_&quot;; &quot;&quot;)">
            <text:p/>
          </table:table-cell>
          <table:table-cell table:formula="of:=COM.MICROSOFT.CONCAT([.C119]; INDIRECT(ADDRESS([.B119];3;1;;&quot;Ev&quot;)))" office:value-type="string" office:string-value="" calcext:value-type="error">
            <text:p>#N/A</text:p>
          </table:table-cell>
          <table:table-cell/>
          <table:table-cell table:formula="of:=MATCH([.A119];[$Se.$A$1:.$A$100];0)" office:value-type="string" office:string-value="" calcext:value-type="error">
            <text:p>#N/A</text:p>
          </table:table-cell>
          <table:table-cell table:formula="of:=IF(IFNA(IF(INDIRECT(ADDRESS([.F119];2;1;;&quot;Se&quot;)) = &quot;StReasonCode&quot;);0);&quot;Depricated_&quot;; &quot;&quot;)">
            <text:p/>
          </table:table-cell>
          <table:table-cell table:formula="of:=COM.MICROSOFT.CONCAT([.G119]; INDIRECT(ADDRESS([.F11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7" calcext:value-type="string">
            <text:p>77</text:p>
          </table:table-cell>
          <table:table-cell table:formula="of:=MATCH([.A120];[$Ev.$A$1:.$A$100];0)" office:value-type="string" office:string-value="" calcext:value-type="error">
            <text:p>#N/A</text:p>
          </table:table-cell>
          <table:table-cell table:formula="of:=IF(IFNA(IF(INDIRECT(ADDRESS([.B120];2;1;;&quot;Ev&quot;)) = &quot;EvReasonCode&quot;);0);&quot;Depricated_&quot;; &quot;&quot;)">
            <text:p/>
          </table:table-cell>
          <table:table-cell table:formula="of:=COM.MICROSOFT.CONCAT([.C120]; INDIRECT(ADDRESS([.B120];3;1;;&quot;Ev&quot;)))" office:value-type="string" office:string-value="" calcext:value-type="error">
            <text:p>#N/A</text:p>
          </table:table-cell>
          <table:table-cell/>
          <table:table-cell table:formula="of:=MATCH([.A120];[$Se.$A$1:.$A$100];0)" office:value-type="string" office:string-value="" calcext:value-type="error">
            <text:p>#N/A</text:p>
          </table:table-cell>
          <table:table-cell table:formula="of:=IF(IFNA(IF(INDIRECT(ADDRESS([.F120];2;1;;&quot;Se&quot;)) = &quot;StReasonCode&quot;);0);&quot;Depricated_&quot;; &quot;&quot;)">
            <text:p/>
          </table:table-cell>
          <table:table-cell table:formula="of:=COM.MICROSOFT.CONCAT([.G120]; INDIRECT(ADDRESS([.F12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8" calcext:value-type="string">
            <text:p>78</text:p>
          </table:table-cell>
          <table:table-cell table:formula="of:=MATCH([.A121];[$Ev.$A$1:.$A$100];0)" office:value-type="string" office:string-value="" calcext:value-type="error">
            <text:p>#N/A</text:p>
          </table:table-cell>
          <table:table-cell table:formula="of:=IF(IFNA(IF(INDIRECT(ADDRESS([.B121];2;1;;&quot;Ev&quot;)) = &quot;EvReasonCode&quot;);0);&quot;Depricated_&quot;; &quot;&quot;)">
            <text:p/>
          </table:table-cell>
          <table:table-cell table:formula="of:=COM.MICROSOFT.CONCAT([.C121]; INDIRECT(ADDRESS([.B121];3;1;;&quot;Ev&quot;)))" office:value-type="string" office:string-value="" calcext:value-type="error">
            <text:p>#N/A</text:p>
          </table:table-cell>
          <table:table-cell/>
          <table:table-cell table:formula="of:=MATCH([.A121];[$Se.$A$1:.$A$100];0)" office:value-type="string" office:string-value="" calcext:value-type="error">
            <text:p>#N/A</text:p>
          </table:table-cell>
          <table:table-cell table:formula="of:=IF(IFNA(IF(INDIRECT(ADDRESS([.F121];2;1;;&quot;Se&quot;)) = &quot;StReasonCode&quot;);0);&quot;Depricated_&quot;; &quot;&quot;)">
            <text:p/>
          </table:table-cell>
          <table:table-cell table:formula="of:=COM.MICROSOFT.CONCAT([.G121]; INDIRECT(ADDRESS([.F12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9" calcext:value-type="string">
            <text:p>79</text:p>
          </table:table-cell>
          <table:table-cell table:formula="of:=MATCH([.A122];[$Ev.$A$1:.$A$100];0)" office:value-type="string" office:string-value="" calcext:value-type="error">
            <text:p>#N/A</text:p>
          </table:table-cell>
          <table:table-cell table:formula="of:=IF(IFNA(IF(INDIRECT(ADDRESS([.B122];2;1;;&quot;Ev&quot;)) = &quot;EvReasonCode&quot;);0);&quot;Depricated_&quot;; &quot;&quot;)">
            <text:p/>
          </table:table-cell>
          <table:table-cell table:formula="of:=COM.MICROSOFT.CONCAT([.C122]; INDIRECT(ADDRESS([.B122];3;1;;&quot;Ev&quot;)))" office:value-type="string" office:string-value="" calcext:value-type="error">
            <text:p>#N/A</text:p>
          </table:table-cell>
          <table:table-cell/>
          <table:table-cell table:formula="of:=MATCH([.A122];[$Se.$A$1:.$A$100];0)" office:value-type="string" office:string-value="" calcext:value-type="error">
            <text:p>#N/A</text:p>
          </table:table-cell>
          <table:table-cell table:formula="of:=IF(IFNA(IF(INDIRECT(ADDRESS([.F122];2;1;;&quot;Se&quot;)) = &quot;StReasonCode&quot;);0);&quot;Depricated_&quot;; &quot;&quot;)">
            <text:p/>
          </table:table-cell>
          <table:table-cell table:formula="of:=COM.MICROSOFT.CONCAT([.G122]; INDIRECT(ADDRESS([.F12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A" calcext:value-type="string">
            <text:p>7A</text:p>
          </table:table-cell>
          <table:table-cell table:formula="of:=MATCH([.A123];[$Ev.$A$1:.$A$100];0)" office:value-type="string" office:string-value="" calcext:value-type="error">
            <text:p>#N/A</text:p>
          </table:table-cell>
          <table:table-cell table:formula="of:=IF(IFNA(IF(INDIRECT(ADDRESS([.B123];2;1;;&quot;Ev&quot;)) = &quot;EvReasonCode&quot;);0);&quot;Depricated_&quot;; &quot;&quot;)">
            <text:p/>
          </table:table-cell>
          <table:table-cell table:formula="of:=COM.MICROSOFT.CONCAT([.C123]; INDIRECT(ADDRESS([.B123];3;1;;&quot;Ev&quot;)))" office:value-type="string" office:string-value="" calcext:value-type="error">
            <text:p>#N/A</text:p>
          </table:table-cell>
          <table:table-cell/>
          <table:table-cell table:formula="of:=MATCH([.A123];[$Se.$A$1:.$A$100];0)" office:value-type="string" office:string-value="" calcext:value-type="error">
            <text:p>#N/A</text:p>
          </table:table-cell>
          <table:table-cell table:formula="of:=IF(IFNA(IF(INDIRECT(ADDRESS([.F123];2;1;;&quot;Se&quot;)) = &quot;StReasonCode&quot;);0);&quot;Depricated_&quot;; &quot;&quot;)">
            <text:p/>
          </table:table-cell>
          <table:table-cell table:formula="of:=COM.MICROSOFT.CONCAT([.G123]; INDIRECT(ADDRESS([.F12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B" calcext:value-type="string">
            <text:p>7B</text:p>
          </table:table-cell>
          <table:table-cell table:formula="of:=MATCH([.A124];[$Ev.$A$1:.$A$100];0)" office:value-type="string" office:string-value="" calcext:value-type="error">
            <text:p>#N/A</text:p>
          </table:table-cell>
          <table:table-cell table:formula="of:=IF(IFNA(IF(INDIRECT(ADDRESS([.B124];2;1;;&quot;Ev&quot;)) = &quot;EvReasonCode&quot;);0);&quot;Depricated_&quot;; &quot;&quot;)">
            <text:p/>
          </table:table-cell>
          <table:table-cell table:formula="of:=COM.MICROSOFT.CONCAT([.C124]; INDIRECT(ADDRESS([.B124];3;1;;&quot;Ev&quot;)))" office:value-type="string" office:string-value="" calcext:value-type="error">
            <text:p>#N/A</text:p>
          </table:table-cell>
          <table:table-cell/>
          <table:table-cell table:formula="of:=MATCH([.A124];[$Se.$A$1:.$A$100];0)" office:value-type="string" office:string-value="" calcext:value-type="error">
            <text:p>#N/A</text:p>
          </table:table-cell>
          <table:table-cell table:formula="of:=IF(IFNA(IF(INDIRECT(ADDRESS([.F124];2;1;;&quot;Se&quot;)) = &quot;StReasonCode&quot;);0);&quot;Depricated_&quot;; &quot;&quot;)">
            <text:p/>
          </table:table-cell>
          <table:table-cell table:formula="of:=COM.MICROSOFT.CONCAT([.G124]; INDIRECT(ADDRESS([.F12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C" calcext:value-type="string">
            <text:p>7C</text:p>
          </table:table-cell>
          <table:table-cell table:formula="of:=MATCH([.A125];[$Ev.$A$1:.$A$100];0)" office:value-type="string" office:string-value="" calcext:value-type="error">
            <text:p>#N/A</text:p>
          </table:table-cell>
          <table:table-cell table:formula="of:=IF(IFNA(IF(INDIRECT(ADDRESS([.B125];2;1;;&quot;Ev&quot;)) = &quot;EvReasonCode&quot;);0);&quot;Depricated_&quot;; &quot;&quot;)">
            <text:p/>
          </table:table-cell>
          <table:table-cell table:formula="of:=COM.MICROSOFT.CONCAT([.C125]; INDIRECT(ADDRESS([.B125];3;1;;&quot;Ev&quot;)))" office:value-type="string" office:string-value="" calcext:value-type="error">
            <text:p>#N/A</text:p>
          </table:table-cell>
          <table:table-cell/>
          <table:table-cell table:formula="of:=MATCH([.A125];[$Se.$A$1:.$A$100];0)" office:value-type="string" office:string-value="" calcext:value-type="error">
            <text:p>#N/A</text:p>
          </table:table-cell>
          <table:table-cell table:formula="of:=IF(IFNA(IF(INDIRECT(ADDRESS([.F125];2;1;;&quot;Se&quot;)) = &quot;StReasonCode&quot;);0);&quot;Depricated_&quot;; &quot;&quot;)">
            <text:p/>
          </table:table-cell>
          <table:table-cell table:formula="of:=COM.MICROSOFT.CONCAT([.G125]; INDIRECT(ADDRESS([.F12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D" calcext:value-type="string">
            <text:p>7D</text:p>
          </table:table-cell>
          <table:table-cell table:formula="of:=MATCH([.A126];[$Ev.$A$1:.$A$100];0)" office:value-type="string" office:string-value="" calcext:value-type="error">
            <text:p>#N/A</text:p>
          </table:table-cell>
          <table:table-cell table:formula="of:=IF(IFNA(IF(INDIRECT(ADDRESS([.B126];2;1;;&quot;Ev&quot;)) = &quot;EvReasonCode&quot;);0);&quot;Depricated_&quot;; &quot;&quot;)">
            <text:p/>
          </table:table-cell>
          <table:table-cell table:formula="of:=COM.MICROSOFT.CONCAT([.C126]; INDIRECT(ADDRESS([.B126];3;1;;&quot;Ev&quot;)))" office:value-type="string" office:string-value="" calcext:value-type="error">
            <text:p>#N/A</text:p>
          </table:table-cell>
          <table:table-cell/>
          <table:table-cell table:formula="of:=MATCH([.A126];[$Se.$A$1:.$A$100];0)" office:value-type="string" office:string-value="" calcext:value-type="error">
            <text:p>#N/A</text:p>
          </table:table-cell>
          <table:table-cell table:formula="of:=IF(IFNA(IF(INDIRECT(ADDRESS([.F126];2;1;;&quot;Se&quot;)) = &quot;StReasonCode&quot;);0);&quot;Depricated_&quot;; &quot;&quot;)">
            <text:p/>
          </table:table-cell>
          <table:table-cell table:formula="of:=COM.MICROSOFT.CONCAT([.G126]; INDIRECT(ADDRESS([.F12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E" calcext:value-type="string">
            <text:p>7E</text:p>
          </table:table-cell>
          <table:table-cell table:formula="of:=MATCH([.A127];[$Ev.$A$1:.$A$100];0)" office:value-type="string" office:string-value="" calcext:value-type="error">
            <text:p>#N/A</text:p>
          </table:table-cell>
          <table:table-cell table:formula="of:=IF(IFNA(IF(INDIRECT(ADDRESS([.B127];2;1;;&quot;Ev&quot;)) = &quot;EvReasonCode&quot;);0);&quot;Depricated_&quot;; &quot;&quot;)">
            <text:p/>
          </table:table-cell>
          <table:table-cell table:formula="of:=COM.MICROSOFT.CONCAT([.C127]; INDIRECT(ADDRESS([.B127];3;1;;&quot;Ev&quot;)))" office:value-type="string" office:string-value="" calcext:value-type="error">
            <text:p>#N/A</text:p>
          </table:table-cell>
          <table:table-cell/>
          <table:table-cell table:formula="of:=MATCH([.A127];[$Se.$A$1:.$A$100];0)" office:value-type="string" office:string-value="" calcext:value-type="error">
            <text:p>#N/A</text:p>
          </table:table-cell>
          <table:table-cell table:formula="of:=IF(IFNA(IF(INDIRECT(ADDRESS([.F127];2;1;;&quot;Se&quot;)) = &quot;StReasonCode&quot;);0);&quot;Depricated_&quot;; &quot;&quot;)">
            <text:p/>
          </table:table-cell>
          <table:table-cell table:formula="of:=COM.MICROSOFT.CONCAT([.G127]; INDIRECT(ADDRESS([.F12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7F" calcext:value-type="string">
            <text:p>7F</text:p>
          </table:table-cell>
          <table:table-cell table:formula="of:=MATCH([.A128];[$Ev.$A$1:.$A$100];0)" office:value-type="string" office:string-value="" calcext:value-type="error">
            <text:p>#N/A</text:p>
          </table:table-cell>
          <table:table-cell table:formula="of:=IF(IFNA(IF(INDIRECT(ADDRESS([.B128];2;1;;&quot;Ev&quot;)) = &quot;EvReasonCode&quot;);0);&quot;Depricated_&quot;; &quot;&quot;)">
            <text:p/>
          </table:table-cell>
          <table:table-cell table:formula="of:=COM.MICROSOFT.CONCAT([.C128]; INDIRECT(ADDRESS([.B128];3;1;;&quot;Ev&quot;)))" office:value-type="string" office:string-value="" calcext:value-type="error">
            <text:p>#N/A</text:p>
          </table:table-cell>
          <table:table-cell/>
          <table:table-cell table:formula="of:=MATCH([.A128];[$Se.$A$1:.$A$100];0)" office:value-type="string" office:string-value="" calcext:value-type="error">
            <text:p>#N/A</text:p>
          </table:table-cell>
          <table:table-cell table:formula="of:=IF(IFNA(IF(INDIRECT(ADDRESS([.F128];2;1;;&quot;Se&quot;)) = &quot;StReasonCode&quot;);0);&quot;Depricated_&quot;; &quot;&quot;)">
            <text:p/>
          </table:table-cell>
          <table:table-cell table:formula="of:=COM.MICROSOFT.CONCAT([.G128]; INDIRECT(ADDRESS([.F12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0" calcext:value-type="string">
            <text:p>80</text:p>
          </table:table-cell>
          <table:table-cell table:formula="of:=MATCH([.A129];[$Ev.$A$1:.$A$100];0)" office:value-type="string" office:string-value="" calcext:value-type="error">
            <text:p>#N/A</text:p>
          </table:table-cell>
          <table:table-cell table:formula="of:=IF(IFNA(IF(INDIRECT(ADDRESS([.B129];2;1;;&quot;Ev&quot;)) = &quot;EvReasonCode&quot;);0);&quot;Depricated_&quot;; &quot;&quot;)">
            <text:p/>
          </table:table-cell>
          <table:table-cell table:formula="of:=COM.MICROSOFT.CONCAT([.C129]; INDIRECT(ADDRESS([.B129];3;1;;&quot;Ev&quot;)))" office:value-type="string" office:string-value="" calcext:value-type="error">
            <text:p>#N/A</text:p>
          </table:table-cell>
          <table:table-cell/>
          <table:table-cell table:formula="of:=MATCH([.A129];[$Se.$A$1:.$A$100];0)" office:value-type="string" office:string-value="" calcext:value-type="error">
            <text:p>#N/A</text:p>
          </table:table-cell>
          <table:table-cell table:formula="of:=IF(IFNA(IF(INDIRECT(ADDRESS([.F129];2;1;;&quot;Se&quot;)) = &quot;StReasonCode&quot;);0);&quot;Depricated_&quot;; &quot;&quot;)">
            <text:p/>
          </table:table-cell>
          <table:table-cell table:formula="of:=COM.MICROSOFT.CONCAT([.G129]; INDIRECT(ADDRESS([.F12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1" calcext:value-type="string">
            <text:p>81</text:p>
          </table:table-cell>
          <table:table-cell table:formula="of:=MATCH([.A130];[$Ev.$A$1:.$A$100];0)" office:value-type="string" office:string-value="" calcext:value-type="error">
            <text:p>#N/A</text:p>
          </table:table-cell>
          <table:table-cell table:formula="of:=IF(IFNA(IF(INDIRECT(ADDRESS([.B130];2;1;;&quot;Ev&quot;)) = &quot;EvReasonCode&quot;);0);&quot;Depricated_&quot;; &quot;&quot;)">
            <text:p/>
          </table:table-cell>
          <table:table-cell table:formula="of:=COM.MICROSOFT.CONCAT([.C130]; INDIRECT(ADDRESS([.B130];3;1;;&quot;Ev&quot;)))" office:value-type="string" office:string-value="" calcext:value-type="error">
            <text:p>#N/A</text:p>
          </table:table-cell>
          <table:table-cell/>
          <table:table-cell table:formula="of:=MATCH([.A130];[$Se.$A$1:.$A$100];0)" office:value-type="string" office:string-value="" calcext:value-type="error">
            <text:p>#N/A</text:p>
          </table:table-cell>
          <table:table-cell table:formula="of:=IF(IFNA(IF(INDIRECT(ADDRESS([.F130];2;1;;&quot;Se&quot;)) = &quot;StReasonCode&quot;);0);&quot;Depricated_&quot;; &quot;&quot;)">
            <text:p/>
          </table:table-cell>
          <table:table-cell table:formula="of:=COM.MICROSOFT.CONCAT([.G130]; INDIRECT(ADDRESS([.F13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2" calcext:value-type="string">
            <text:p>82</text:p>
          </table:table-cell>
          <table:table-cell table:formula="of:=MATCH([.A131];[$Ev.$A$1:.$A$100];0)" office:value-type="string" office:string-value="" calcext:value-type="error">
            <text:p>#N/A</text:p>
          </table:table-cell>
          <table:table-cell table:formula="of:=IF(IFNA(IF(INDIRECT(ADDRESS([.B131];2;1;;&quot;Ev&quot;)) = &quot;EvReasonCode&quot;);0);&quot;Depricated_&quot;; &quot;&quot;)">
            <text:p/>
          </table:table-cell>
          <table:table-cell table:formula="of:=COM.MICROSOFT.CONCAT([.C131]; INDIRECT(ADDRESS([.B131];3;1;;&quot;Ev&quot;)))" office:value-type="string" office:string-value="" calcext:value-type="error">
            <text:p>#N/A</text:p>
          </table:table-cell>
          <table:table-cell/>
          <table:table-cell table:formula="of:=MATCH([.A131];[$Se.$A$1:.$A$100];0)" office:value-type="string" office:string-value="" calcext:value-type="error">
            <text:p>#N/A</text:p>
          </table:table-cell>
          <table:table-cell table:formula="of:=IF(IFNA(IF(INDIRECT(ADDRESS([.F131];2;1;;&quot;Se&quot;)) = &quot;StReasonCode&quot;);0);&quot;Depricated_&quot;; &quot;&quot;)">
            <text:p/>
          </table:table-cell>
          <table:table-cell table:formula="of:=COM.MICROSOFT.CONCAT([.G131]; INDIRECT(ADDRESS([.F13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3" calcext:value-type="string">
            <text:p>83</text:p>
          </table:table-cell>
          <table:table-cell table:formula="of:=MATCH([.A132];[$Ev.$A$1:.$A$100];0)" office:value-type="string" office:string-value="" calcext:value-type="error">
            <text:p>#N/A</text:p>
          </table:table-cell>
          <table:table-cell table:formula="of:=IF(IFNA(IF(INDIRECT(ADDRESS([.B132];2;1;;&quot;Ev&quot;)) = &quot;EvReasonCode&quot;);0);&quot;Depricated_&quot;; &quot;&quot;)">
            <text:p/>
          </table:table-cell>
          <table:table-cell table:formula="of:=COM.MICROSOFT.CONCAT([.C132]; INDIRECT(ADDRESS([.B132];3;1;;&quot;Ev&quot;)))" office:value-type="string" office:string-value="" calcext:value-type="error">
            <text:p>#N/A</text:p>
          </table:table-cell>
          <table:table-cell/>
          <table:table-cell table:formula="of:=MATCH([.A132];[$Se.$A$1:.$A$100];0)" office:value-type="string" office:string-value="" calcext:value-type="error">
            <text:p>#N/A</text:p>
          </table:table-cell>
          <table:table-cell table:formula="of:=IF(IFNA(IF(INDIRECT(ADDRESS([.F132];2;1;;&quot;Se&quot;)) = &quot;StReasonCode&quot;);0);&quot;Depricated_&quot;; &quot;&quot;)">
            <text:p/>
          </table:table-cell>
          <table:table-cell table:formula="of:=COM.MICROSOFT.CONCAT([.G132]; INDIRECT(ADDRESS([.F13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4" calcext:value-type="string">
            <text:p>84</text:p>
          </table:table-cell>
          <table:table-cell table:formula="of:=MATCH([.A133];[$Ev.$A$1:.$A$100];0)" office:value-type="string" office:string-value="" calcext:value-type="error">
            <text:p>#N/A</text:p>
          </table:table-cell>
          <table:table-cell table:formula="of:=IF(IFNA(IF(INDIRECT(ADDRESS([.B133];2;1;;&quot;Ev&quot;)) = &quot;EvReasonCode&quot;);0);&quot;Depricated_&quot;; &quot;&quot;)">
            <text:p/>
          </table:table-cell>
          <table:table-cell table:formula="of:=COM.MICROSOFT.CONCAT([.C133]; INDIRECT(ADDRESS([.B133];3;1;;&quot;Ev&quot;)))" office:value-type="string" office:string-value="" calcext:value-type="error">
            <text:p>#N/A</text:p>
          </table:table-cell>
          <table:table-cell/>
          <table:table-cell table:formula="of:=MATCH([.A133];[$Se.$A$1:.$A$100];0)" office:value-type="string" office:string-value="" calcext:value-type="error">
            <text:p>#N/A</text:p>
          </table:table-cell>
          <table:table-cell table:formula="of:=IF(IFNA(IF(INDIRECT(ADDRESS([.F133];2;1;;&quot;Se&quot;)) = &quot;StReasonCode&quot;);0);&quot;Depricated_&quot;; &quot;&quot;)">
            <text:p/>
          </table:table-cell>
          <table:table-cell table:formula="of:=COM.MICROSOFT.CONCAT([.G133]; INDIRECT(ADDRESS([.F13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5" calcext:value-type="string">
            <text:p>85</text:p>
          </table:table-cell>
          <table:table-cell table:formula="of:=MATCH([.A134];[$Ev.$A$1:.$A$100];0)" office:value-type="string" office:string-value="" calcext:value-type="error">
            <text:p>#N/A</text:p>
          </table:table-cell>
          <table:table-cell table:formula="of:=IF(IFNA(IF(INDIRECT(ADDRESS([.B134];2;1;;&quot;Ev&quot;)) = &quot;EvReasonCode&quot;);0);&quot;Depricated_&quot;; &quot;&quot;)">
            <text:p/>
          </table:table-cell>
          <table:table-cell table:formula="of:=COM.MICROSOFT.CONCAT([.C134]; INDIRECT(ADDRESS([.B134];3;1;;&quot;Ev&quot;)))" office:value-type="string" office:string-value="" calcext:value-type="error">
            <text:p>#N/A</text:p>
          </table:table-cell>
          <table:table-cell/>
          <table:table-cell table:formula="of:=MATCH([.A134];[$Se.$A$1:.$A$100];0)" office:value-type="string" office:string-value="" calcext:value-type="error">
            <text:p>#N/A</text:p>
          </table:table-cell>
          <table:table-cell table:formula="of:=IF(IFNA(IF(INDIRECT(ADDRESS([.F134];2;1;;&quot;Se&quot;)) = &quot;StReasonCode&quot;);0);&quot;Depricated_&quot;; &quot;&quot;)">
            <text:p/>
          </table:table-cell>
          <table:table-cell table:formula="of:=COM.MICROSOFT.CONCAT([.G134]; INDIRECT(ADDRESS([.F13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6" calcext:value-type="string">
            <text:p>86</text:p>
          </table:table-cell>
          <table:table-cell table:formula="of:=MATCH([.A135];[$Ev.$A$1:.$A$100];0)" office:value-type="string" office:string-value="" calcext:value-type="error">
            <text:p>#N/A</text:p>
          </table:table-cell>
          <table:table-cell table:formula="of:=IF(IFNA(IF(INDIRECT(ADDRESS([.B135];2;1;;&quot;Ev&quot;)) = &quot;EvReasonCode&quot;);0);&quot;Depricated_&quot;; &quot;&quot;)">
            <text:p/>
          </table:table-cell>
          <table:table-cell table:formula="of:=COM.MICROSOFT.CONCAT([.C135]; INDIRECT(ADDRESS([.B135];3;1;;&quot;Ev&quot;)))" office:value-type="string" office:string-value="" calcext:value-type="error">
            <text:p>#N/A</text:p>
          </table:table-cell>
          <table:table-cell/>
          <table:table-cell table:formula="of:=MATCH([.A135];[$Se.$A$1:.$A$100];0)" office:value-type="string" office:string-value="" calcext:value-type="error">
            <text:p>#N/A</text:p>
          </table:table-cell>
          <table:table-cell table:formula="of:=IF(IFNA(IF(INDIRECT(ADDRESS([.F135];2;1;;&quot;Se&quot;)) = &quot;StReasonCode&quot;);0);&quot;Depricated_&quot;; &quot;&quot;)">
            <text:p/>
          </table:table-cell>
          <table:table-cell table:formula="of:=COM.MICROSOFT.CONCAT([.G135]; INDIRECT(ADDRESS([.F13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7" calcext:value-type="string">
            <text:p>87</text:p>
          </table:table-cell>
          <table:table-cell table:formula="of:=MATCH([.A136];[$Ev.$A$1:.$A$100];0)" office:value-type="string" office:string-value="" calcext:value-type="error">
            <text:p>#N/A</text:p>
          </table:table-cell>
          <table:table-cell table:formula="of:=IF(IFNA(IF(INDIRECT(ADDRESS([.B136];2;1;;&quot;Ev&quot;)) = &quot;EvReasonCode&quot;);0);&quot;Depricated_&quot;; &quot;&quot;)">
            <text:p/>
          </table:table-cell>
          <table:table-cell table:formula="of:=COM.MICROSOFT.CONCAT([.C136]; INDIRECT(ADDRESS([.B136];3;1;;&quot;Ev&quot;)))" office:value-type="string" office:string-value="" calcext:value-type="error">
            <text:p>#N/A</text:p>
          </table:table-cell>
          <table:table-cell/>
          <table:table-cell table:formula="of:=MATCH([.A136];[$Se.$A$1:.$A$100];0)" office:value-type="string" office:string-value="" calcext:value-type="error">
            <text:p>#N/A</text:p>
          </table:table-cell>
          <table:table-cell table:formula="of:=IF(IFNA(IF(INDIRECT(ADDRESS([.F136];2;1;;&quot;Se&quot;)) = &quot;StReasonCode&quot;);0);&quot;Depricated_&quot;; &quot;&quot;)">
            <text:p/>
          </table:table-cell>
          <table:table-cell table:formula="of:=COM.MICROSOFT.CONCAT([.G136]; INDIRECT(ADDRESS([.F13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8" calcext:value-type="string">
            <text:p>88</text:p>
          </table:table-cell>
          <table:table-cell table:formula="of:=MATCH([.A137];[$Ev.$A$1:.$A$100];0)" office:value-type="string" office:string-value="" calcext:value-type="error">
            <text:p>#N/A</text:p>
          </table:table-cell>
          <table:table-cell table:formula="of:=IF(IFNA(IF(INDIRECT(ADDRESS([.B137];2;1;;&quot;Ev&quot;)) = &quot;EvReasonCode&quot;);0);&quot;Depricated_&quot;; &quot;&quot;)">
            <text:p/>
          </table:table-cell>
          <table:table-cell table:formula="of:=COM.MICROSOFT.CONCAT([.C137]; INDIRECT(ADDRESS([.B137];3;1;;&quot;Ev&quot;)))" office:value-type="string" office:string-value="" calcext:value-type="error">
            <text:p>#N/A</text:p>
          </table:table-cell>
          <table:table-cell/>
          <table:table-cell table:formula="of:=MATCH([.A137];[$Se.$A$1:.$A$100];0)" office:value-type="string" office:string-value="" calcext:value-type="error">
            <text:p>#N/A</text:p>
          </table:table-cell>
          <table:table-cell table:formula="of:=IF(IFNA(IF(INDIRECT(ADDRESS([.F137];2;1;;&quot;Se&quot;)) = &quot;StReasonCode&quot;);0);&quot;Depricated_&quot;; &quot;&quot;)">
            <text:p/>
          </table:table-cell>
          <table:table-cell table:formula="of:=COM.MICROSOFT.CONCAT([.G137]; INDIRECT(ADDRESS([.F13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9" calcext:value-type="string">
            <text:p>89</text:p>
          </table:table-cell>
          <table:table-cell table:formula="of:=MATCH([.A138];[$Ev.$A$1:.$A$100];0)" office:value-type="string" office:string-value="" calcext:value-type="error">
            <text:p>#N/A</text:p>
          </table:table-cell>
          <table:table-cell table:formula="of:=IF(IFNA(IF(INDIRECT(ADDRESS([.B138];2;1;;&quot;Ev&quot;)) = &quot;EvReasonCode&quot;);0);&quot;Depricated_&quot;; &quot;&quot;)">
            <text:p/>
          </table:table-cell>
          <table:table-cell table:formula="of:=COM.MICROSOFT.CONCAT([.C138]; INDIRECT(ADDRESS([.B138];3;1;;&quot;Ev&quot;)))" office:value-type="string" office:string-value="" calcext:value-type="error">
            <text:p>#N/A</text:p>
          </table:table-cell>
          <table:table-cell/>
          <table:table-cell table:formula="of:=MATCH([.A138];[$Se.$A$1:.$A$100];0)" office:value-type="string" office:string-value="" calcext:value-type="error">
            <text:p>#N/A</text:p>
          </table:table-cell>
          <table:table-cell table:formula="of:=IF(IFNA(IF(INDIRECT(ADDRESS([.F138];2;1;;&quot;Se&quot;)) = &quot;StReasonCode&quot;);0);&quot;Depricated_&quot;; &quot;&quot;)">
            <text:p/>
          </table:table-cell>
          <table:table-cell table:formula="of:=COM.MICROSOFT.CONCAT([.G138]; INDIRECT(ADDRESS([.F13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A" calcext:value-type="string">
            <text:p>8A</text:p>
          </table:table-cell>
          <table:table-cell table:formula="of:=MATCH([.A139];[$Ev.$A$1:.$A$100];0)" office:value-type="string" office:string-value="" calcext:value-type="error">
            <text:p>#N/A</text:p>
          </table:table-cell>
          <table:table-cell table:formula="of:=IF(IFNA(IF(INDIRECT(ADDRESS([.B139];2;1;;&quot;Ev&quot;)) = &quot;EvReasonCode&quot;);0);&quot;Depricated_&quot;; &quot;&quot;)">
            <text:p/>
          </table:table-cell>
          <table:table-cell table:formula="of:=COM.MICROSOFT.CONCAT([.C139]; INDIRECT(ADDRESS([.B139];3;1;;&quot;Ev&quot;)))" office:value-type="string" office:string-value="" calcext:value-type="error">
            <text:p>#N/A</text:p>
          </table:table-cell>
          <table:table-cell/>
          <table:table-cell table:formula="of:=MATCH([.A139];[$Se.$A$1:.$A$100];0)" office:value-type="string" office:string-value="" calcext:value-type="error">
            <text:p>#N/A</text:p>
          </table:table-cell>
          <table:table-cell table:formula="of:=IF(IFNA(IF(INDIRECT(ADDRESS([.F139];2;1;;&quot;Se&quot;)) = &quot;StReasonCode&quot;);0);&quot;Depricated_&quot;; &quot;&quot;)">
            <text:p/>
          </table:table-cell>
          <table:table-cell table:formula="of:=COM.MICROSOFT.CONCAT([.G139]; INDIRECT(ADDRESS([.F13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B" calcext:value-type="string">
            <text:p>8B</text:p>
          </table:table-cell>
          <table:table-cell table:formula="of:=MATCH([.A140];[$Ev.$A$1:.$A$100];0)" office:value-type="string" office:string-value="" calcext:value-type="error">
            <text:p>#N/A</text:p>
          </table:table-cell>
          <table:table-cell table:formula="of:=IF(IFNA(IF(INDIRECT(ADDRESS([.B140];2;1;;&quot;Ev&quot;)) = &quot;EvReasonCode&quot;);0);&quot;Depricated_&quot;; &quot;&quot;)">
            <text:p/>
          </table:table-cell>
          <table:table-cell table:formula="of:=COM.MICROSOFT.CONCAT([.C140]; INDIRECT(ADDRESS([.B140];3;1;;&quot;Ev&quot;)))" office:value-type="string" office:string-value="" calcext:value-type="error">
            <text:p>#N/A</text:p>
          </table:table-cell>
          <table:table-cell/>
          <table:table-cell table:formula="of:=MATCH([.A140];[$Se.$A$1:.$A$100];0)" office:value-type="string" office:string-value="" calcext:value-type="error">
            <text:p>#N/A</text:p>
          </table:table-cell>
          <table:table-cell table:formula="of:=IF(IFNA(IF(INDIRECT(ADDRESS([.F140];2;1;;&quot;Se&quot;)) = &quot;StReasonCode&quot;);0);&quot;Depricated_&quot;; &quot;&quot;)">
            <text:p/>
          </table:table-cell>
          <table:table-cell table:formula="of:=COM.MICROSOFT.CONCAT([.G140]; INDIRECT(ADDRESS([.F14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C" calcext:value-type="string">
            <text:p>8C</text:p>
          </table:table-cell>
          <table:table-cell table:formula="of:=MATCH([.A141];[$Ev.$A$1:.$A$100];0)" office:value-type="string" office:string-value="" calcext:value-type="error">
            <text:p>#N/A</text:p>
          </table:table-cell>
          <table:table-cell table:formula="of:=IF(IFNA(IF(INDIRECT(ADDRESS([.B141];2;1;;&quot;Ev&quot;)) = &quot;EvReasonCode&quot;);0);&quot;Depricated_&quot;; &quot;&quot;)">
            <text:p/>
          </table:table-cell>
          <table:table-cell table:formula="of:=COM.MICROSOFT.CONCAT([.C141]; INDIRECT(ADDRESS([.B141];3;1;;&quot;Ev&quot;)))" office:value-type="string" office:string-value="" calcext:value-type="error">
            <text:p>#N/A</text:p>
          </table:table-cell>
          <table:table-cell/>
          <table:table-cell table:formula="of:=MATCH([.A141];[$Se.$A$1:.$A$100];0)" office:value-type="string" office:string-value="" calcext:value-type="error">
            <text:p>#N/A</text:p>
          </table:table-cell>
          <table:table-cell table:formula="of:=IF(IFNA(IF(INDIRECT(ADDRESS([.F141];2;1;;&quot;Se&quot;)) = &quot;StReasonCode&quot;);0);&quot;Depricated_&quot;; &quot;&quot;)">
            <text:p/>
          </table:table-cell>
          <table:table-cell table:formula="of:=COM.MICROSOFT.CONCAT([.G141]; INDIRECT(ADDRESS([.F14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D" calcext:value-type="string">
            <text:p>8D</text:p>
          </table:table-cell>
          <table:table-cell table:formula="of:=MATCH([.A142];[$Ev.$A$1:.$A$100];0)" office:value-type="string" office:string-value="" calcext:value-type="error">
            <text:p>#N/A</text:p>
          </table:table-cell>
          <table:table-cell table:formula="of:=IF(IFNA(IF(INDIRECT(ADDRESS([.B142];2;1;;&quot;Ev&quot;)) = &quot;EvReasonCode&quot;);0);&quot;Depricated_&quot;; &quot;&quot;)">
            <text:p/>
          </table:table-cell>
          <table:table-cell table:formula="of:=COM.MICROSOFT.CONCAT([.C142]; INDIRECT(ADDRESS([.B142];3;1;;&quot;Ev&quot;)))" office:value-type="string" office:string-value="" calcext:value-type="error">
            <text:p>#N/A</text:p>
          </table:table-cell>
          <table:table-cell/>
          <table:table-cell table:formula="of:=MATCH([.A142];[$Se.$A$1:.$A$100];0)" office:value-type="string" office:string-value="" calcext:value-type="error">
            <text:p>#N/A</text:p>
          </table:table-cell>
          <table:table-cell table:formula="of:=IF(IFNA(IF(INDIRECT(ADDRESS([.F142];2;1;;&quot;Se&quot;)) = &quot;StReasonCode&quot;);0);&quot;Depricated_&quot;; &quot;&quot;)">
            <text:p/>
          </table:table-cell>
          <table:table-cell table:formula="of:=COM.MICROSOFT.CONCAT([.G142]; INDIRECT(ADDRESS([.F14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E" calcext:value-type="string">
            <text:p>8E</text:p>
          </table:table-cell>
          <table:table-cell table:formula="of:=MATCH([.A143];[$Ev.$A$1:.$A$100];0)" office:value-type="string" office:string-value="" calcext:value-type="error">
            <text:p>#N/A</text:p>
          </table:table-cell>
          <table:table-cell table:formula="of:=IF(IFNA(IF(INDIRECT(ADDRESS([.B143];2;1;;&quot;Ev&quot;)) = &quot;EvReasonCode&quot;);0);&quot;Depricated_&quot;; &quot;&quot;)">
            <text:p/>
          </table:table-cell>
          <table:table-cell table:formula="of:=COM.MICROSOFT.CONCAT([.C143]; INDIRECT(ADDRESS([.B143];3;1;;&quot;Ev&quot;)))" office:value-type="string" office:string-value="" calcext:value-type="error">
            <text:p>#N/A</text:p>
          </table:table-cell>
          <table:table-cell/>
          <table:table-cell table:formula="of:=MATCH([.A143];[$Se.$A$1:.$A$100];0)" office:value-type="string" office:string-value="" calcext:value-type="error">
            <text:p>#N/A</text:p>
          </table:table-cell>
          <table:table-cell table:formula="of:=IF(IFNA(IF(INDIRECT(ADDRESS([.F143];2;1;;&quot;Se&quot;)) = &quot;StReasonCode&quot;);0);&quot;Depricated_&quot;; &quot;&quot;)">
            <text:p/>
          </table:table-cell>
          <table:table-cell table:formula="of:=COM.MICROSOFT.CONCAT([.G143]; INDIRECT(ADDRESS([.F14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8F" calcext:value-type="string">
            <text:p>8F</text:p>
          </table:table-cell>
          <table:table-cell table:formula="of:=MATCH([.A144];[$Ev.$A$1:.$A$100];0)" office:value-type="string" office:string-value="" calcext:value-type="error">
            <text:p>#N/A</text:p>
          </table:table-cell>
          <table:table-cell table:formula="of:=IF(IFNA(IF(INDIRECT(ADDRESS([.B144];2;1;;&quot;Ev&quot;)) = &quot;EvReasonCode&quot;);0);&quot;Depricated_&quot;; &quot;&quot;)">
            <text:p/>
          </table:table-cell>
          <table:table-cell table:formula="of:=COM.MICROSOFT.CONCAT([.C144]; INDIRECT(ADDRESS([.B144];3;1;;&quot;Ev&quot;)))" office:value-type="string" office:string-value="" calcext:value-type="error">
            <text:p>#N/A</text:p>
          </table:table-cell>
          <table:table-cell/>
          <table:table-cell table:formula="of:=MATCH([.A144];[$Se.$A$1:.$A$100];0)" office:value-type="string" office:string-value="" calcext:value-type="error">
            <text:p>#N/A</text:p>
          </table:table-cell>
          <table:table-cell table:formula="of:=IF(IFNA(IF(INDIRECT(ADDRESS([.F144];2;1;;&quot;Se&quot;)) = &quot;StReasonCode&quot;);0);&quot;Depricated_&quot;; &quot;&quot;)">
            <text:p/>
          </table:table-cell>
          <table:table-cell table:formula="of:=COM.MICROSOFT.CONCAT([.G144]; INDIRECT(ADDRESS([.F14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0" calcext:value-type="string">
            <text:p>90</text:p>
          </table:table-cell>
          <table:table-cell table:formula="of:=MATCH([.A145];[$Ev.$A$1:.$A$100];0)" office:value-type="string" office:string-value="" calcext:value-type="error">
            <text:p>#N/A</text:p>
          </table:table-cell>
          <table:table-cell table:formula="of:=IF(IFNA(IF(INDIRECT(ADDRESS([.B145];2;1;;&quot;Ev&quot;)) = &quot;EvReasonCode&quot;);0);&quot;Depricated_&quot;; &quot;&quot;)">
            <text:p/>
          </table:table-cell>
          <table:table-cell table:formula="of:=COM.MICROSOFT.CONCAT([.C145]; INDIRECT(ADDRESS([.B145];3;1;;&quot;Ev&quot;)))" office:value-type="string" office:string-value="" calcext:value-type="error">
            <text:p>#N/A</text:p>
          </table:table-cell>
          <table:table-cell/>
          <table:table-cell table:formula="of:=MATCH([.A145];[$Se.$A$1:.$A$100];0)" office:value-type="string" office:string-value="" calcext:value-type="error">
            <text:p>#N/A</text:p>
          </table:table-cell>
          <table:table-cell table:formula="of:=IF(IFNA(IF(INDIRECT(ADDRESS([.F145];2;1;;&quot;Se&quot;)) = &quot;StReasonCode&quot;);0);&quot;Depricated_&quot;; &quot;&quot;)">
            <text:p/>
          </table:table-cell>
          <table:table-cell table:formula="of:=COM.MICROSOFT.CONCAT([.G145]; INDIRECT(ADDRESS([.F14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1" calcext:value-type="string">
            <text:p>91</text:p>
          </table:table-cell>
          <table:table-cell table:formula="of:=MATCH([.A146];[$Ev.$A$1:.$A$100];0)" office:value-type="string" office:string-value="" calcext:value-type="error">
            <text:p>#N/A</text:p>
          </table:table-cell>
          <table:table-cell table:formula="of:=IF(IFNA(IF(INDIRECT(ADDRESS([.B146];2;1;;&quot;Ev&quot;)) = &quot;EvReasonCode&quot;);0);&quot;Depricated_&quot;; &quot;&quot;)">
            <text:p/>
          </table:table-cell>
          <table:table-cell table:formula="of:=COM.MICROSOFT.CONCAT([.C146]; INDIRECT(ADDRESS([.B146];3;1;;&quot;Ev&quot;)))" office:value-type="string" office:string-value="" calcext:value-type="error">
            <text:p>#N/A</text:p>
          </table:table-cell>
          <table:table-cell/>
          <table:table-cell table:formula="of:=MATCH([.A146];[$Se.$A$1:.$A$100];0)" office:value-type="string" office:string-value="" calcext:value-type="error">
            <text:p>#N/A</text:p>
          </table:table-cell>
          <table:table-cell table:formula="of:=IF(IFNA(IF(INDIRECT(ADDRESS([.F146];2;1;;&quot;Se&quot;)) = &quot;StReasonCode&quot;);0);&quot;Depricated_&quot;; &quot;&quot;)">
            <text:p/>
          </table:table-cell>
          <table:table-cell table:formula="of:=COM.MICROSOFT.CONCAT([.G146]; INDIRECT(ADDRESS([.F14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2" calcext:value-type="string">
            <text:p>92</text:p>
          </table:table-cell>
          <table:table-cell table:formula="of:=MATCH([.A147];[$Ev.$A$1:.$A$100];0)" office:value-type="string" office:string-value="" calcext:value-type="error">
            <text:p>#N/A</text:p>
          </table:table-cell>
          <table:table-cell table:formula="of:=IF(IFNA(IF(INDIRECT(ADDRESS([.B147];2;1;;&quot;Ev&quot;)) = &quot;EvReasonCode&quot;);0);&quot;Depricated_&quot;; &quot;&quot;)">
            <text:p/>
          </table:table-cell>
          <table:table-cell table:formula="of:=COM.MICROSOFT.CONCAT([.C147]; INDIRECT(ADDRESS([.B147];3;1;;&quot;Ev&quot;)))" office:value-type="string" office:string-value="" calcext:value-type="error">
            <text:p>#N/A</text:p>
          </table:table-cell>
          <table:table-cell/>
          <table:table-cell table:formula="of:=MATCH([.A147];[$Se.$A$1:.$A$100];0)" office:value-type="string" office:string-value="" calcext:value-type="error">
            <text:p>#N/A</text:p>
          </table:table-cell>
          <table:table-cell table:formula="of:=IF(IFNA(IF(INDIRECT(ADDRESS([.F147];2;1;;&quot;Se&quot;)) = &quot;StReasonCode&quot;);0);&quot;Depricated_&quot;; &quot;&quot;)">
            <text:p/>
          </table:table-cell>
          <table:table-cell table:formula="of:=COM.MICROSOFT.CONCAT([.G147]; INDIRECT(ADDRESS([.F14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3" calcext:value-type="string">
            <text:p>93</text:p>
          </table:table-cell>
          <table:table-cell table:formula="of:=MATCH([.A148];[$Ev.$A$1:.$A$100];0)" office:value-type="string" office:string-value="" calcext:value-type="error">
            <text:p>#N/A</text:p>
          </table:table-cell>
          <table:table-cell table:formula="of:=IF(IFNA(IF(INDIRECT(ADDRESS([.B148];2;1;;&quot;Ev&quot;)) = &quot;EvReasonCode&quot;);0);&quot;Depricated_&quot;; &quot;&quot;)">
            <text:p/>
          </table:table-cell>
          <table:table-cell table:formula="of:=COM.MICROSOFT.CONCAT([.C148]; INDIRECT(ADDRESS([.B148];3;1;;&quot;Ev&quot;)))" office:value-type="string" office:string-value="" calcext:value-type="error">
            <text:p>#N/A</text:p>
          </table:table-cell>
          <table:table-cell/>
          <table:table-cell table:formula="of:=MATCH([.A148];[$Se.$A$1:.$A$100];0)" office:value-type="string" office:string-value="" calcext:value-type="error">
            <text:p>#N/A</text:p>
          </table:table-cell>
          <table:table-cell table:formula="of:=IF(IFNA(IF(INDIRECT(ADDRESS([.F148];2;1;;&quot;Se&quot;)) = &quot;StReasonCode&quot;);0);&quot;Depricated_&quot;; &quot;&quot;)">
            <text:p/>
          </table:table-cell>
          <table:table-cell table:formula="of:=COM.MICROSOFT.CONCAT([.G148]; INDIRECT(ADDRESS([.F14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4" calcext:value-type="string">
            <text:p>94</text:p>
          </table:table-cell>
          <table:table-cell table:formula="of:=MATCH([.A149];[$Ev.$A$1:.$A$100];0)" office:value-type="string" office:string-value="" calcext:value-type="error">
            <text:p>#N/A</text:p>
          </table:table-cell>
          <table:table-cell table:formula="of:=IF(IFNA(IF(INDIRECT(ADDRESS([.B149];2;1;;&quot;Ev&quot;)) = &quot;EvReasonCode&quot;);0);&quot;Depricated_&quot;; &quot;&quot;)">
            <text:p/>
          </table:table-cell>
          <table:table-cell table:formula="of:=COM.MICROSOFT.CONCAT([.C149]; INDIRECT(ADDRESS([.B149];3;1;;&quot;Ev&quot;)))" office:value-type="string" office:string-value="" calcext:value-type="error">
            <text:p>#N/A</text:p>
          </table:table-cell>
          <table:table-cell/>
          <table:table-cell table:formula="of:=MATCH([.A149];[$Se.$A$1:.$A$100];0)" office:value-type="string" office:string-value="" calcext:value-type="error">
            <text:p>#N/A</text:p>
          </table:table-cell>
          <table:table-cell table:formula="of:=IF(IFNA(IF(INDIRECT(ADDRESS([.F149];2;1;;&quot;Se&quot;)) = &quot;StReasonCode&quot;);0);&quot;Depricated_&quot;; &quot;&quot;)">
            <text:p/>
          </table:table-cell>
          <table:table-cell table:formula="of:=COM.MICROSOFT.CONCAT([.G149]; INDIRECT(ADDRESS([.F14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5" calcext:value-type="string">
            <text:p>95</text:p>
          </table:table-cell>
          <table:table-cell table:formula="of:=MATCH([.A150];[$Ev.$A$1:.$A$100];0)" office:value-type="string" office:string-value="" calcext:value-type="error">
            <text:p>#N/A</text:p>
          </table:table-cell>
          <table:table-cell table:formula="of:=IF(IFNA(IF(INDIRECT(ADDRESS([.B150];2;1;;&quot;Ev&quot;)) = &quot;EvReasonCode&quot;);0);&quot;Depricated_&quot;; &quot;&quot;)">
            <text:p/>
          </table:table-cell>
          <table:table-cell table:formula="of:=COM.MICROSOFT.CONCAT([.C150]; INDIRECT(ADDRESS([.B150];3;1;;&quot;Ev&quot;)))" office:value-type="string" office:string-value="" calcext:value-type="error">
            <text:p>#N/A</text:p>
          </table:table-cell>
          <table:table-cell/>
          <table:table-cell table:formula="of:=MATCH([.A150];[$Se.$A$1:.$A$100];0)" office:value-type="string" office:string-value="" calcext:value-type="error">
            <text:p>#N/A</text:p>
          </table:table-cell>
          <table:table-cell table:formula="of:=IF(IFNA(IF(INDIRECT(ADDRESS([.F150];2;1;;&quot;Se&quot;)) = &quot;StReasonCode&quot;);0);&quot;Depricated_&quot;; &quot;&quot;)">
            <text:p/>
          </table:table-cell>
          <table:table-cell table:formula="of:=COM.MICROSOFT.CONCAT([.G150]; INDIRECT(ADDRESS([.F15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6" calcext:value-type="string">
            <text:p>96</text:p>
          </table:table-cell>
          <table:table-cell table:formula="of:=MATCH([.A151];[$Ev.$A$1:.$A$100];0)" office:value-type="string" office:string-value="" calcext:value-type="error">
            <text:p>#N/A</text:p>
          </table:table-cell>
          <table:table-cell table:formula="of:=IF(IFNA(IF(INDIRECT(ADDRESS([.B151];2;1;;&quot;Ev&quot;)) = &quot;EvReasonCode&quot;);0);&quot;Depricated_&quot;; &quot;&quot;)">
            <text:p/>
          </table:table-cell>
          <table:table-cell table:formula="of:=COM.MICROSOFT.CONCAT([.C151]; INDIRECT(ADDRESS([.B151];3;1;;&quot;Ev&quot;)))" office:value-type="string" office:string-value="" calcext:value-type="error">
            <text:p>#N/A</text:p>
          </table:table-cell>
          <table:table-cell/>
          <table:table-cell table:formula="of:=MATCH([.A151];[$Se.$A$1:.$A$100];0)" office:value-type="string" office:string-value="" calcext:value-type="error">
            <text:p>#N/A</text:p>
          </table:table-cell>
          <table:table-cell table:formula="of:=IF(IFNA(IF(INDIRECT(ADDRESS([.F151];2;1;;&quot;Se&quot;)) = &quot;StReasonCode&quot;);0);&quot;Depricated_&quot;; &quot;&quot;)">
            <text:p/>
          </table:table-cell>
          <table:table-cell table:formula="of:=COM.MICROSOFT.CONCAT([.G151]; INDIRECT(ADDRESS([.F15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7" calcext:value-type="string">
            <text:p>97</text:p>
          </table:table-cell>
          <table:table-cell table:formula="of:=MATCH([.A152];[$Ev.$A$1:.$A$100];0)" office:value-type="string" office:string-value="" calcext:value-type="error">
            <text:p>#N/A</text:p>
          </table:table-cell>
          <table:table-cell table:formula="of:=IF(IFNA(IF(INDIRECT(ADDRESS([.B152];2;1;;&quot;Ev&quot;)) = &quot;EvReasonCode&quot;);0);&quot;Depricated_&quot;; &quot;&quot;)">
            <text:p/>
          </table:table-cell>
          <table:table-cell table:formula="of:=COM.MICROSOFT.CONCAT([.C152]; INDIRECT(ADDRESS([.B152];3;1;;&quot;Ev&quot;)))" office:value-type="string" office:string-value="" calcext:value-type="error">
            <text:p>#N/A</text:p>
          </table:table-cell>
          <table:table-cell/>
          <table:table-cell table:formula="of:=MATCH([.A152];[$Se.$A$1:.$A$100];0)" office:value-type="string" office:string-value="" calcext:value-type="error">
            <text:p>#N/A</text:p>
          </table:table-cell>
          <table:table-cell table:formula="of:=IF(IFNA(IF(INDIRECT(ADDRESS([.F152];2;1;;&quot;Se&quot;)) = &quot;StReasonCode&quot;);0);&quot;Depricated_&quot;; &quot;&quot;)">
            <text:p/>
          </table:table-cell>
          <table:table-cell table:formula="of:=COM.MICROSOFT.CONCAT([.G152]; INDIRECT(ADDRESS([.F15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8" calcext:value-type="string">
            <text:p>98</text:p>
          </table:table-cell>
          <table:table-cell table:formula="of:=MATCH([.A153];[$Ev.$A$1:.$A$100];0)" office:value-type="string" office:string-value="" calcext:value-type="error">
            <text:p>#N/A</text:p>
          </table:table-cell>
          <table:table-cell table:formula="of:=IF(IFNA(IF(INDIRECT(ADDRESS([.B153];2;1;;&quot;Ev&quot;)) = &quot;EvReasonCode&quot;);0);&quot;Depricated_&quot;; &quot;&quot;)">
            <text:p/>
          </table:table-cell>
          <table:table-cell table:formula="of:=COM.MICROSOFT.CONCAT([.C153]; INDIRECT(ADDRESS([.B153];3;1;;&quot;Ev&quot;)))" office:value-type="string" office:string-value="" calcext:value-type="error">
            <text:p>#N/A</text:p>
          </table:table-cell>
          <table:table-cell/>
          <table:table-cell table:formula="of:=MATCH([.A153];[$Se.$A$1:.$A$100];0)" office:value-type="string" office:string-value="" calcext:value-type="error">
            <text:p>#N/A</text:p>
          </table:table-cell>
          <table:table-cell table:formula="of:=IF(IFNA(IF(INDIRECT(ADDRESS([.F153];2;1;;&quot;Se&quot;)) = &quot;StReasonCode&quot;);0);&quot;Depricated_&quot;; &quot;&quot;)">
            <text:p/>
          </table:table-cell>
          <table:table-cell table:formula="of:=COM.MICROSOFT.CONCAT([.G153]; INDIRECT(ADDRESS([.F15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9" calcext:value-type="string">
            <text:p>99</text:p>
          </table:table-cell>
          <table:table-cell table:formula="of:=MATCH([.A154];[$Ev.$A$1:.$A$100];0)" office:value-type="string" office:string-value="" calcext:value-type="error">
            <text:p>#N/A</text:p>
          </table:table-cell>
          <table:table-cell table:formula="of:=IF(IFNA(IF(INDIRECT(ADDRESS([.B154];2;1;;&quot;Ev&quot;)) = &quot;EvReasonCode&quot;);0);&quot;Depricated_&quot;; &quot;&quot;)">
            <text:p/>
          </table:table-cell>
          <table:table-cell table:formula="of:=COM.MICROSOFT.CONCAT([.C154]; INDIRECT(ADDRESS([.B154];3;1;;&quot;Ev&quot;)))" office:value-type="string" office:string-value="" calcext:value-type="error">
            <text:p>#N/A</text:p>
          </table:table-cell>
          <table:table-cell/>
          <table:table-cell table:formula="of:=MATCH([.A154];[$Se.$A$1:.$A$100];0)" office:value-type="string" office:string-value="" calcext:value-type="error">
            <text:p>#N/A</text:p>
          </table:table-cell>
          <table:table-cell table:formula="of:=IF(IFNA(IF(INDIRECT(ADDRESS([.F154];2;1;;&quot;Se&quot;)) = &quot;StReasonCode&quot;);0);&quot;Depricated_&quot;; &quot;&quot;)">
            <text:p/>
          </table:table-cell>
          <table:table-cell table:formula="of:=COM.MICROSOFT.CONCAT([.G154]; INDIRECT(ADDRESS([.F15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A" calcext:value-type="string">
            <text:p>9A</text:p>
          </table:table-cell>
          <table:table-cell table:formula="of:=MATCH([.A155];[$Ev.$A$1:.$A$100];0)" office:value-type="string" office:string-value="" calcext:value-type="error">
            <text:p>#N/A</text:p>
          </table:table-cell>
          <table:table-cell table:formula="of:=IF(IFNA(IF(INDIRECT(ADDRESS([.B155];2;1;;&quot;Ev&quot;)) = &quot;EvReasonCode&quot;);0);&quot;Depricated_&quot;; &quot;&quot;)">
            <text:p/>
          </table:table-cell>
          <table:table-cell table:formula="of:=COM.MICROSOFT.CONCAT([.C155]; INDIRECT(ADDRESS([.B155];3;1;;&quot;Ev&quot;)))" office:value-type="string" office:string-value="" calcext:value-type="error">
            <text:p>#N/A</text:p>
          </table:table-cell>
          <table:table-cell/>
          <table:table-cell table:formula="of:=MATCH([.A155];[$Se.$A$1:.$A$100];0)" office:value-type="string" office:string-value="" calcext:value-type="error">
            <text:p>#N/A</text:p>
          </table:table-cell>
          <table:table-cell table:formula="of:=IF(IFNA(IF(INDIRECT(ADDRESS([.F155];2;1;;&quot;Se&quot;)) = &quot;StReasonCode&quot;);0);&quot;Depricated_&quot;; &quot;&quot;)">
            <text:p/>
          </table:table-cell>
          <table:table-cell table:formula="of:=COM.MICROSOFT.CONCAT([.G155]; INDIRECT(ADDRESS([.F15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B" calcext:value-type="string">
            <text:p>9B</text:p>
          </table:table-cell>
          <table:table-cell table:formula="of:=MATCH([.A156];[$Ev.$A$1:.$A$100];0)" office:value-type="string" office:string-value="" calcext:value-type="error">
            <text:p>#N/A</text:p>
          </table:table-cell>
          <table:table-cell table:formula="of:=IF(IFNA(IF(INDIRECT(ADDRESS([.B156];2;1;;&quot;Ev&quot;)) = &quot;EvReasonCode&quot;);0);&quot;Depricated_&quot;; &quot;&quot;)">
            <text:p/>
          </table:table-cell>
          <table:table-cell table:formula="of:=COM.MICROSOFT.CONCAT([.C156]; INDIRECT(ADDRESS([.B156];3;1;;&quot;Ev&quot;)))" office:value-type="string" office:string-value="" calcext:value-type="error">
            <text:p>#N/A</text:p>
          </table:table-cell>
          <table:table-cell/>
          <table:table-cell table:formula="of:=MATCH([.A156];[$Se.$A$1:.$A$100];0)" office:value-type="string" office:string-value="" calcext:value-type="error">
            <text:p>#N/A</text:p>
          </table:table-cell>
          <table:table-cell table:formula="of:=IF(IFNA(IF(INDIRECT(ADDRESS([.F156];2;1;;&quot;Se&quot;)) = &quot;StReasonCode&quot;);0);&quot;Depricated_&quot;; &quot;&quot;)">
            <text:p/>
          </table:table-cell>
          <table:table-cell table:formula="of:=COM.MICROSOFT.CONCAT([.G156]; INDIRECT(ADDRESS([.F15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C" calcext:value-type="string">
            <text:p>9C</text:p>
          </table:table-cell>
          <table:table-cell table:formula="of:=MATCH([.A157];[$Ev.$A$1:.$A$100];0)" office:value-type="string" office:string-value="" calcext:value-type="error">
            <text:p>#N/A</text:p>
          </table:table-cell>
          <table:table-cell table:formula="of:=IF(IFNA(IF(INDIRECT(ADDRESS([.B157];2;1;;&quot;Ev&quot;)) = &quot;EvReasonCode&quot;);0);&quot;Depricated_&quot;; &quot;&quot;)">
            <text:p/>
          </table:table-cell>
          <table:table-cell table:formula="of:=COM.MICROSOFT.CONCAT([.C157]; INDIRECT(ADDRESS([.B157];3;1;;&quot;Ev&quot;)))" office:value-type="string" office:string-value="" calcext:value-type="error">
            <text:p>#N/A</text:p>
          </table:table-cell>
          <table:table-cell/>
          <table:table-cell table:formula="of:=MATCH([.A157];[$Se.$A$1:.$A$100];0)" office:value-type="string" office:string-value="" calcext:value-type="error">
            <text:p>#N/A</text:p>
          </table:table-cell>
          <table:table-cell table:formula="of:=IF(IFNA(IF(INDIRECT(ADDRESS([.F157];2;1;;&quot;Se&quot;)) = &quot;StReasonCode&quot;);0);&quot;Depricated_&quot;; &quot;&quot;)">
            <text:p/>
          </table:table-cell>
          <table:table-cell table:formula="of:=COM.MICROSOFT.CONCAT([.G157]; INDIRECT(ADDRESS([.F15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D" calcext:value-type="string">
            <text:p>9D</text:p>
          </table:table-cell>
          <table:table-cell table:formula="of:=MATCH([.A158];[$Ev.$A$1:.$A$100];0)" office:value-type="string" office:string-value="" calcext:value-type="error">
            <text:p>#N/A</text:p>
          </table:table-cell>
          <table:table-cell table:formula="of:=IF(IFNA(IF(INDIRECT(ADDRESS([.B158];2;1;;&quot;Ev&quot;)) = &quot;EvReasonCode&quot;);0);&quot;Depricated_&quot;; &quot;&quot;)">
            <text:p/>
          </table:table-cell>
          <table:table-cell table:formula="of:=COM.MICROSOFT.CONCAT([.C158]; INDIRECT(ADDRESS([.B158];3;1;;&quot;Ev&quot;)))" office:value-type="string" office:string-value="" calcext:value-type="error">
            <text:p>#N/A</text:p>
          </table:table-cell>
          <table:table-cell/>
          <table:table-cell table:formula="of:=MATCH([.A158];[$Se.$A$1:.$A$100];0)" office:value-type="string" office:string-value="" calcext:value-type="error">
            <text:p>#N/A</text:p>
          </table:table-cell>
          <table:table-cell table:formula="of:=IF(IFNA(IF(INDIRECT(ADDRESS([.F158];2;1;;&quot;Se&quot;)) = &quot;StReasonCode&quot;);0);&quot;Depricated_&quot;; &quot;&quot;)">
            <text:p/>
          </table:table-cell>
          <table:table-cell table:formula="of:=COM.MICROSOFT.CONCAT([.G158]; INDIRECT(ADDRESS([.F15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E" calcext:value-type="string">
            <text:p>9E</text:p>
          </table:table-cell>
          <table:table-cell table:formula="of:=MATCH([.A159];[$Ev.$A$1:.$A$100];0)" office:value-type="string" office:string-value="" calcext:value-type="error">
            <text:p>#N/A</text:p>
          </table:table-cell>
          <table:table-cell table:formula="of:=IF(IFNA(IF(INDIRECT(ADDRESS([.B159];2;1;;&quot;Ev&quot;)) = &quot;EvReasonCode&quot;);0);&quot;Depricated_&quot;; &quot;&quot;)">
            <text:p/>
          </table:table-cell>
          <table:table-cell table:formula="of:=COM.MICROSOFT.CONCAT([.C159]; INDIRECT(ADDRESS([.B159];3;1;;&quot;Ev&quot;)))" office:value-type="string" office:string-value="" calcext:value-type="error">
            <text:p>#N/A</text:p>
          </table:table-cell>
          <table:table-cell/>
          <table:table-cell table:formula="of:=MATCH([.A159];[$Se.$A$1:.$A$100];0)" office:value-type="string" office:string-value="" calcext:value-type="error">
            <text:p>#N/A</text:p>
          </table:table-cell>
          <table:table-cell table:formula="of:=IF(IFNA(IF(INDIRECT(ADDRESS([.F159];2;1;;&quot;Se&quot;)) = &quot;StReasonCode&quot;);0);&quot;Depricated_&quot;; &quot;&quot;)">
            <text:p/>
          </table:table-cell>
          <table:table-cell table:formula="of:=COM.MICROSOFT.CONCAT([.G159]; INDIRECT(ADDRESS([.F15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9F" calcext:value-type="string">
            <text:p>9F</text:p>
          </table:table-cell>
          <table:table-cell table:formula="of:=MATCH([.A160];[$Ev.$A$1:.$A$100];0)" office:value-type="string" office:string-value="" calcext:value-type="error">
            <text:p>#N/A</text:p>
          </table:table-cell>
          <table:table-cell table:formula="of:=IF(IFNA(IF(INDIRECT(ADDRESS([.B160];2;1;;&quot;Ev&quot;)) = &quot;EvReasonCode&quot;);0);&quot;Depricated_&quot;; &quot;&quot;)">
            <text:p/>
          </table:table-cell>
          <table:table-cell table:formula="of:=COM.MICROSOFT.CONCAT([.C160]; INDIRECT(ADDRESS([.B160];3;1;;&quot;Ev&quot;)))" office:value-type="string" office:string-value="" calcext:value-type="error">
            <text:p>#N/A</text:p>
          </table:table-cell>
          <table:table-cell/>
          <table:table-cell table:formula="of:=MATCH([.A160];[$Se.$A$1:.$A$100];0)" office:value-type="string" office:string-value="" calcext:value-type="error">
            <text:p>#N/A</text:p>
          </table:table-cell>
          <table:table-cell table:formula="of:=IF(IFNA(IF(INDIRECT(ADDRESS([.F160];2;1;;&quot;Se&quot;)) = &quot;StReasonCode&quot;);0);&quot;Depricated_&quot;; &quot;&quot;)">
            <text:p/>
          </table:table-cell>
          <table:table-cell table:formula="of:=COM.MICROSOFT.CONCAT([.G160]; INDIRECT(ADDRESS([.F16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0" calcext:value-type="string">
            <text:p>A0</text:p>
          </table:table-cell>
          <table:table-cell table:formula="of:=MATCH([.A161];[$Ev.$A$1:.$A$100];0)" office:value-type="string" office:string-value="" calcext:value-type="error">
            <text:p>#N/A</text:p>
          </table:table-cell>
          <table:table-cell table:formula="of:=IF(IFNA(IF(INDIRECT(ADDRESS([.B161];2;1;;&quot;Ev&quot;)) = &quot;EvReasonCode&quot;);0);&quot;Depricated_&quot;; &quot;&quot;)">
            <text:p/>
          </table:table-cell>
          <table:table-cell table:formula="of:=COM.MICROSOFT.CONCAT([.C161]; INDIRECT(ADDRESS([.B161];3;1;;&quot;Ev&quot;)))" office:value-type="string" office:string-value="" calcext:value-type="error">
            <text:p>#N/A</text:p>
          </table:table-cell>
          <table:table-cell/>
          <table:table-cell table:formula="of:=MATCH([.A161];[$Se.$A$1:.$A$100];0)" office:value-type="string" office:string-value="" calcext:value-type="error">
            <text:p>#N/A</text:p>
          </table:table-cell>
          <table:table-cell table:formula="of:=IF(IFNA(IF(INDIRECT(ADDRESS([.F161];2;1;;&quot;Se&quot;)) = &quot;StReasonCode&quot;);0);&quot;Depricated_&quot;; &quot;&quot;)">
            <text:p/>
          </table:table-cell>
          <table:table-cell table:formula="of:=COM.MICROSOFT.CONCAT([.G161]; INDIRECT(ADDRESS([.F16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1" calcext:value-type="string">
            <text:p>A1</text:p>
          </table:table-cell>
          <table:table-cell table:formula="of:=MATCH([.A162];[$Ev.$A$1:.$A$100];0)" office:value-type="string" office:string-value="" calcext:value-type="error">
            <text:p>#N/A</text:p>
          </table:table-cell>
          <table:table-cell table:formula="of:=IF(IFNA(IF(INDIRECT(ADDRESS([.B162];2;1;;&quot;Ev&quot;)) = &quot;EvReasonCode&quot;);0);&quot;Depricated_&quot;; &quot;&quot;)">
            <text:p/>
          </table:table-cell>
          <table:table-cell table:formula="of:=COM.MICROSOFT.CONCAT([.C162]; INDIRECT(ADDRESS([.B162];3;1;;&quot;Ev&quot;)))" office:value-type="string" office:string-value="" calcext:value-type="error">
            <text:p>#N/A</text:p>
          </table:table-cell>
          <table:table-cell/>
          <table:table-cell table:formula="of:=MATCH([.A162];[$Se.$A$1:.$A$100];0)" office:value-type="string" office:string-value="" calcext:value-type="error">
            <text:p>#N/A</text:p>
          </table:table-cell>
          <table:table-cell table:formula="of:=IF(IFNA(IF(INDIRECT(ADDRESS([.F162];2;1;;&quot;Se&quot;)) = &quot;StReasonCode&quot;);0);&quot;Depricated_&quot;; &quot;&quot;)">
            <text:p/>
          </table:table-cell>
          <table:table-cell table:formula="of:=COM.MICROSOFT.CONCAT([.G162]; INDIRECT(ADDRESS([.F16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2" calcext:value-type="string">
            <text:p>A2</text:p>
          </table:table-cell>
          <table:table-cell table:formula="of:=MATCH([.A163];[$Ev.$A$1:.$A$100];0)" office:value-type="string" office:string-value="" calcext:value-type="error">
            <text:p>#N/A</text:p>
          </table:table-cell>
          <table:table-cell table:formula="of:=IF(IFNA(IF(INDIRECT(ADDRESS([.B163];2;1;;&quot;Ev&quot;)) = &quot;EvReasonCode&quot;);0);&quot;Depricated_&quot;; &quot;&quot;)">
            <text:p/>
          </table:table-cell>
          <table:table-cell table:formula="of:=COM.MICROSOFT.CONCAT([.C163]; INDIRECT(ADDRESS([.B163];3;1;;&quot;Ev&quot;)))" office:value-type="string" office:string-value="" calcext:value-type="error">
            <text:p>#N/A</text:p>
          </table:table-cell>
          <table:table-cell/>
          <table:table-cell table:formula="of:=MATCH([.A163];[$Se.$A$1:.$A$100];0)" office:value-type="string" office:string-value="" calcext:value-type="error">
            <text:p>#N/A</text:p>
          </table:table-cell>
          <table:table-cell table:formula="of:=IF(IFNA(IF(INDIRECT(ADDRESS([.F163];2;1;;&quot;Se&quot;)) = &quot;StReasonCode&quot;);0);&quot;Depricated_&quot;; &quot;&quot;)">
            <text:p/>
          </table:table-cell>
          <table:table-cell table:formula="of:=COM.MICROSOFT.CONCAT([.G163]; INDIRECT(ADDRESS([.F16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3" calcext:value-type="string">
            <text:p>A3</text:p>
          </table:table-cell>
          <table:table-cell table:formula="of:=MATCH([.A164];[$Ev.$A$1:.$A$100];0)" office:value-type="string" office:string-value="" calcext:value-type="error">
            <text:p>#N/A</text:p>
          </table:table-cell>
          <table:table-cell table:formula="of:=IF(IFNA(IF(INDIRECT(ADDRESS([.B164];2;1;;&quot;Ev&quot;)) = &quot;EvReasonCode&quot;);0);&quot;Depricated_&quot;; &quot;&quot;)">
            <text:p/>
          </table:table-cell>
          <table:table-cell table:formula="of:=COM.MICROSOFT.CONCAT([.C164]; INDIRECT(ADDRESS([.B164];3;1;;&quot;Ev&quot;)))" office:value-type="string" office:string-value="" calcext:value-type="error">
            <text:p>#N/A</text:p>
          </table:table-cell>
          <table:table-cell/>
          <table:table-cell table:formula="of:=MATCH([.A164];[$Se.$A$1:.$A$100];0)" office:value-type="string" office:string-value="" calcext:value-type="error">
            <text:p>#N/A</text:p>
          </table:table-cell>
          <table:table-cell table:formula="of:=IF(IFNA(IF(INDIRECT(ADDRESS([.F164];2;1;;&quot;Se&quot;)) = &quot;StReasonCode&quot;);0);&quot;Depricated_&quot;; &quot;&quot;)">
            <text:p/>
          </table:table-cell>
          <table:table-cell table:formula="of:=COM.MICROSOFT.CONCAT([.G164]; INDIRECT(ADDRESS([.F16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4" calcext:value-type="string">
            <text:p>A4</text:p>
          </table:table-cell>
          <table:table-cell table:formula="of:=MATCH([.A165];[$Ev.$A$1:.$A$100];0)" office:value-type="string" office:string-value="" calcext:value-type="error">
            <text:p>#N/A</text:p>
          </table:table-cell>
          <table:table-cell table:formula="of:=IF(IFNA(IF(INDIRECT(ADDRESS([.B165];2;1;;&quot;Ev&quot;)) = &quot;EvReasonCode&quot;);0);&quot;Depricated_&quot;; &quot;&quot;)">
            <text:p/>
          </table:table-cell>
          <table:table-cell table:formula="of:=COM.MICROSOFT.CONCAT([.C165]; INDIRECT(ADDRESS([.B165];3;1;;&quot;Ev&quot;)))" office:value-type="string" office:string-value="" calcext:value-type="error">
            <text:p>#N/A</text:p>
          </table:table-cell>
          <table:table-cell/>
          <table:table-cell table:formula="of:=MATCH([.A165];[$Se.$A$1:.$A$100];0)" office:value-type="string" office:string-value="" calcext:value-type="error">
            <text:p>#N/A</text:p>
          </table:table-cell>
          <table:table-cell table:formula="of:=IF(IFNA(IF(INDIRECT(ADDRESS([.F165];2;1;;&quot;Se&quot;)) = &quot;StReasonCode&quot;);0);&quot;Depricated_&quot;; &quot;&quot;)">
            <text:p/>
          </table:table-cell>
          <table:table-cell table:formula="of:=COM.MICROSOFT.CONCAT([.G165]; INDIRECT(ADDRESS([.F16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5" calcext:value-type="string">
            <text:p>A5</text:p>
          </table:table-cell>
          <table:table-cell table:formula="of:=MATCH([.A166];[$Ev.$A$1:.$A$100];0)" office:value-type="string" office:string-value="" calcext:value-type="error">
            <text:p>#N/A</text:p>
          </table:table-cell>
          <table:table-cell table:formula="of:=IF(IFNA(IF(INDIRECT(ADDRESS([.B166];2;1;;&quot;Ev&quot;)) = &quot;EvReasonCode&quot;);0);&quot;Depricated_&quot;; &quot;&quot;)">
            <text:p/>
          </table:table-cell>
          <table:table-cell table:formula="of:=COM.MICROSOFT.CONCAT([.C166]; INDIRECT(ADDRESS([.B166];3;1;;&quot;Ev&quot;)))" office:value-type="string" office:string-value="" calcext:value-type="error">
            <text:p>#N/A</text:p>
          </table:table-cell>
          <table:table-cell/>
          <table:table-cell table:formula="of:=MATCH([.A166];[$Se.$A$1:.$A$100];0)" office:value-type="string" office:string-value="" calcext:value-type="error">
            <text:p>#N/A</text:p>
          </table:table-cell>
          <table:table-cell table:formula="of:=IF(IFNA(IF(INDIRECT(ADDRESS([.F166];2;1;;&quot;Se&quot;)) = &quot;StReasonCode&quot;);0);&quot;Depricated_&quot;; &quot;&quot;)">
            <text:p/>
          </table:table-cell>
          <table:table-cell table:formula="of:=COM.MICROSOFT.CONCAT([.G166]; INDIRECT(ADDRESS([.F16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6" calcext:value-type="string">
            <text:p>A6</text:p>
          </table:table-cell>
          <table:table-cell table:formula="of:=MATCH([.A167];[$Ev.$A$1:.$A$100];0)" office:value-type="string" office:string-value="" calcext:value-type="error">
            <text:p>#N/A</text:p>
          </table:table-cell>
          <table:table-cell table:formula="of:=IF(IFNA(IF(INDIRECT(ADDRESS([.B167];2;1;;&quot;Ev&quot;)) = &quot;EvReasonCode&quot;);0);&quot;Depricated_&quot;; &quot;&quot;)">
            <text:p/>
          </table:table-cell>
          <table:table-cell table:formula="of:=COM.MICROSOFT.CONCAT([.C167]; INDIRECT(ADDRESS([.B167];3;1;;&quot;Ev&quot;)))" office:value-type="string" office:string-value="" calcext:value-type="error">
            <text:p>#N/A</text:p>
          </table:table-cell>
          <table:table-cell/>
          <table:table-cell table:formula="of:=MATCH([.A167];[$Se.$A$1:.$A$100];0)" office:value-type="string" office:string-value="" calcext:value-type="error">
            <text:p>#N/A</text:p>
          </table:table-cell>
          <table:table-cell table:formula="of:=IF(IFNA(IF(INDIRECT(ADDRESS([.F167];2;1;;&quot;Se&quot;)) = &quot;StReasonCode&quot;);0);&quot;Depricated_&quot;; &quot;&quot;)">
            <text:p/>
          </table:table-cell>
          <table:table-cell table:formula="of:=COM.MICROSOFT.CONCAT([.G167]; INDIRECT(ADDRESS([.F16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7" calcext:value-type="string">
            <text:p>A7</text:p>
          </table:table-cell>
          <table:table-cell table:formula="of:=MATCH([.A168];[$Ev.$A$1:.$A$100];0)" office:value-type="string" office:string-value="" calcext:value-type="error">
            <text:p>#N/A</text:p>
          </table:table-cell>
          <table:table-cell table:formula="of:=IF(IFNA(IF(INDIRECT(ADDRESS([.B168];2;1;;&quot;Ev&quot;)) = &quot;EvReasonCode&quot;);0);&quot;Depricated_&quot;; &quot;&quot;)">
            <text:p/>
          </table:table-cell>
          <table:table-cell table:formula="of:=COM.MICROSOFT.CONCAT([.C168]; INDIRECT(ADDRESS([.B168];3;1;;&quot;Ev&quot;)))" office:value-type="string" office:string-value="" calcext:value-type="error">
            <text:p>#N/A</text:p>
          </table:table-cell>
          <table:table-cell/>
          <table:table-cell table:formula="of:=MATCH([.A168];[$Se.$A$1:.$A$100];0)" office:value-type="string" office:string-value="" calcext:value-type="error">
            <text:p>#N/A</text:p>
          </table:table-cell>
          <table:table-cell table:formula="of:=IF(IFNA(IF(INDIRECT(ADDRESS([.F168];2;1;;&quot;Se&quot;)) = &quot;StReasonCode&quot;);0);&quot;Depricated_&quot;; &quot;&quot;)">
            <text:p/>
          </table:table-cell>
          <table:table-cell table:formula="of:=COM.MICROSOFT.CONCAT([.G168]; INDIRECT(ADDRESS([.F16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8" calcext:value-type="string">
            <text:p>A8</text:p>
          </table:table-cell>
          <table:table-cell table:formula="of:=MATCH([.A169];[$Ev.$A$1:.$A$100];0)" office:value-type="string" office:string-value="" calcext:value-type="error">
            <text:p>#N/A</text:p>
          </table:table-cell>
          <table:table-cell table:formula="of:=IF(IFNA(IF(INDIRECT(ADDRESS([.B169];2;1;;&quot;Ev&quot;)) = &quot;EvReasonCode&quot;);0);&quot;Depricated_&quot;; &quot;&quot;)">
            <text:p/>
          </table:table-cell>
          <table:table-cell table:formula="of:=COM.MICROSOFT.CONCAT([.C169]; INDIRECT(ADDRESS([.B169];3;1;;&quot;Ev&quot;)))" office:value-type="string" office:string-value="" calcext:value-type="error">
            <text:p>#N/A</text:p>
          </table:table-cell>
          <table:table-cell/>
          <table:table-cell table:formula="of:=MATCH([.A169];[$Se.$A$1:.$A$100];0)" office:value-type="string" office:string-value="" calcext:value-type="error">
            <text:p>#N/A</text:p>
          </table:table-cell>
          <table:table-cell table:formula="of:=IF(IFNA(IF(INDIRECT(ADDRESS([.F169];2;1;;&quot;Se&quot;)) = &quot;StReasonCode&quot;);0);&quot;Depricated_&quot;; &quot;&quot;)">
            <text:p/>
          </table:table-cell>
          <table:table-cell table:formula="of:=COM.MICROSOFT.CONCAT([.G169]; INDIRECT(ADDRESS([.F16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9" calcext:value-type="string">
            <text:p>A9</text:p>
          </table:table-cell>
          <table:table-cell table:formula="of:=MATCH([.A170];[$Ev.$A$1:.$A$100];0)" office:value-type="string" office:string-value="" calcext:value-type="error">
            <text:p>#N/A</text:p>
          </table:table-cell>
          <table:table-cell table:formula="of:=IF(IFNA(IF(INDIRECT(ADDRESS([.B170];2;1;;&quot;Ev&quot;)) = &quot;EvReasonCode&quot;);0);&quot;Depricated_&quot;; &quot;&quot;)">
            <text:p/>
          </table:table-cell>
          <table:table-cell table:formula="of:=COM.MICROSOFT.CONCAT([.C170]; INDIRECT(ADDRESS([.B170];3;1;;&quot;Ev&quot;)))" office:value-type="string" office:string-value="" calcext:value-type="error">
            <text:p>#N/A</text:p>
          </table:table-cell>
          <table:table-cell/>
          <table:table-cell table:formula="of:=MATCH([.A170];[$Se.$A$1:.$A$100];0)" office:value-type="string" office:string-value="" calcext:value-type="error">
            <text:p>#N/A</text:p>
          </table:table-cell>
          <table:table-cell table:formula="of:=IF(IFNA(IF(INDIRECT(ADDRESS([.F170];2;1;;&quot;Se&quot;)) = &quot;StReasonCode&quot;);0);&quot;Depricated_&quot;; &quot;&quot;)">
            <text:p/>
          </table:table-cell>
          <table:table-cell table:formula="of:=COM.MICROSOFT.CONCAT([.G170]; INDIRECT(ADDRESS([.F17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A" calcext:value-type="string">
            <text:p>AA</text:p>
          </table:table-cell>
          <table:table-cell table:formula="of:=MATCH([.A171];[$Ev.$A$1:.$A$100];0)" office:value-type="string" office:string-value="" calcext:value-type="error">
            <text:p>#N/A</text:p>
          </table:table-cell>
          <table:table-cell table:formula="of:=IF(IFNA(IF(INDIRECT(ADDRESS([.B171];2;1;;&quot;Ev&quot;)) = &quot;EvReasonCode&quot;);0);&quot;Depricated_&quot;; &quot;&quot;)">
            <text:p/>
          </table:table-cell>
          <table:table-cell table:formula="of:=COM.MICROSOFT.CONCAT([.C171]; INDIRECT(ADDRESS([.B171];3;1;;&quot;Ev&quot;)))" office:value-type="string" office:string-value="" calcext:value-type="error">
            <text:p>#N/A</text:p>
          </table:table-cell>
          <table:table-cell/>
          <table:table-cell table:formula="of:=MATCH([.A171];[$Se.$A$1:.$A$100];0)" office:value-type="string" office:string-value="" calcext:value-type="error">
            <text:p>#N/A</text:p>
          </table:table-cell>
          <table:table-cell table:formula="of:=IF(IFNA(IF(INDIRECT(ADDRESS([.F171];2;1;;&quot;Se&quot;)) = &quot;StReasonCode&quot;);0);&quot;Depricated_&quot;; &quot;&quot;)">
            <text:p/>
          </table:table-cell>
          <table:table-cell table:formula="of:=COM.MICROSOFT.CONCAT([.G171]; INDIRECT(ADDRESS([.F17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B" calcext:value-type="string">
            <text:p>AB</text:p>
          </table:table-cell>
          <table:table-cell table:formula="of:=MATCH([.A172];[$Ev.$A$1:.$A$100];0)" office:value-type="string" office:string-value="" calcext:value-type="error">
            <text:p>#N/A</text:p>
          </table:table-cell>
          <table:table-cell table:formula="of:=IF(IFNA(IF(INDIRECT(ADDRESS([.B172];2;1;;&quot;Ev&quot;)) = &quot;EvReasonCode&quot;);0);&quot;Depricated_&quot;; &quot;&quot;)">
            <text:p/>
          </table:table-cell>
          <table:table-cell table:formula="of:=COM.MICROSOFT.CONCAT([.C172]; INDIRECT(ADDRESS([.B172];3;1;;&quot;Ev&quot;)))" office:value-type="string" office:string-value="" calcext:value-type="error">
            <text:p>#N/A</text:p>
          </table:table-cell>
          <table:table-cell/>
          <table:table-cell table:formula="of:=MATCH([.A172];[$Se.$A$1:.$A$100];0)" office:value-type="string" office:string-value="" calcext:value-type="error">
            <text:p>#N/A</text:p>
          </table:table-cell>
          <table:table-cell table:formula="of:=IF(IFNA(IF(INDIRECT(ADDRESS([.F172];2;1;;&quot;Se&quot;)) = &quot;StReasonCode&quot;);0);&quot;Depricated_&quot;; &quot;&quot;)">
            <text:p/>
          </table:table-cell>
          <table:table-cell table:formula="of:=COM.MICROSOFT.CONCAT([.G172]; INDIRECT(ADDRESS([.F17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C" calcext:value-type="string">
            <text:p>AC</text:p>
          </table:table-cell>
          <table:table-cell table:formula="of:=MATCH([.A173];[$Ev.$A$1:.$A$100];0)" office:value-type="string" office:string-value="" calcext:value-type="error">
            <text:p>#N/A</text:p>
          </table:table-cell>
          <table:table-cell table:formula="of:=IF(IFNA(IF(INDIRECT(ADDRESS([.B173];2;1;;&quot;Ev&quot;)) = &quot;EvReasonCode&quot;);0);&quot;Depricated_&quot;; &quot;&quot;)">
            <text:p/>
          </table:table-cell>
          <table:table-cell table:formula="of:=COM.MICROSOFT.CONCAT([.C173]; INDIRECT(ADDRESS([.B173];3;1;;&quot;Ev&quot;)))" office:value-type="string" office:string-value="" calcext:value-type="error">
            <text:p>#N/A</text:p>
          </table:table-cell>
          <table:table-cell/>
          <table:table-cell table:formula="of:=MATCH([.A173];[$Se.$A$1:.$A$100];0)" office:value-type="string" office:string-value="" calcext:value-type="error">
            <text:p>#N/A</text:p>
          </table:table-cell>
          <table:table-cell table:formula="of:=IF(IFNA(IF(INDIRECT(ADDRESS([.F173];2;1;;&quot;Se&quot;)) = &quot;StReasonCode&quot;);0);&quot;Depricated_&quot;; &quot;&quot;)">
            <text:p/>
          </table:table-cell>
          <table:table-cell table:formula="of:=COM.MICROSOFT.CONCAT([.G173]; INDIRECT(ADDRESS([.F17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D" calcext:value-type="string">
            <text:p>AD</text:p>
          </table:table-cell>
          <table:table-cell table:formula="of:=MATCH([.A174];[$Ev.$A$1:.$A$100];0)" office:value-type="string" office:string-value="" calcext:value-type="error">
            <text:p>#N/A</text:p>
          </table:table-cell>
          <table:table-cell table:formula="of:=IF(IFNA(IF(INDIRECT(ADDRESS([.B174];2;1;;&quot;Ev&quot;)) = &quot;EvReasonCode&quot;);0);&quot;Depricated_&quot;; &quot;&quot;)">
            <text:p/>
          </table:table-cell>
          <table:table-cell table:formula="of:=COM.MICROSOFT.CONCAT([.C174]; INDIRECT(ADDRESS([.B174];3;1;;&quot;Ev&quot;)))" office:value-type="string" office:string-value="" calcext:value-type="error">
            <text:p>#N/A</text:p>
          </table:table-cell>
          <table:table-cell/>
          <table:table-cell table:formula="of:=MATCH([.A174];[$Se.$A$1:.$A$100];0)" office:value-type="string" office:string-value="" calcext:value-type="error">
            <text:p>#N/A</text:p>
          </table:table-cell>
          <table:table-cell table:formula="of:=IF(IFNA(IF(INDIRECT(ADDRESS([.F174];2;1;;&quot;Se&quot;)) = &quot;StReasonCode&quot;);0);&quot;Depricated_&quot;; &quot;&quot;)">
            <text:p/>
          </table:table-cell>
          <table:table-cell table:formula="of:=COM.MICROSOFT.CONCAT([.G174]; INDIRECT(ADDRESS([.F17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E" calcext:value-type="string">
            <text:p>AE</text:p>
          </table:table-cell>
          <table:table-cell table:formula="of:=MATCH([.A175];[$Ev.$A$1:.$A$100];0)" office:value-type="string" office:string-value="" calcext:value-type="error">
            <text:p>#N/A</text:p>
          </table:table-cell>
          <table:table-cell table:formula="of:=IF(IFNA(IF(INDIRECT(ADDRESS([.B175];2;1;;&quot;Ev&quot;)) = &quot;EvReasonCode&quot;);0);&quot;Depricated_&quot;; &quot;&quot;)">
            <text:p/>
          </table:table-cell>
          <table:table-cell table:formula="of:=COM.MICROSOFT.CONCAT([.C175]; INDIRECT(ADDRESS([.B175];3;1;;&quot;Ev&quot;)))" office:value-type="string" office:string-value="" calcext:value-type="error">
            <text:p>#N/A</text:p>
          </table:table-cell>
          <table:table-cell/>
          <table:table-cell table:formula="of:=MATCH([.A175];[$Se.$A$1:.$A$100];0)" office:value-type="string" office:string-value="" calcext:value-type="error">
            <text:p>#N/A</text:p>
          </table:table-cell>
          <table:table-cell table:formula="of:=IF(IFNA(IF(INDIRECT(ADDRESS([.F175];2;1;;&quot;Se&quot;)) = &quot;StReasonCode&quot;);0);&quot;Depricated_&quot;; &quot;&quot;)">
            <text:p/>
          </table:table-cell>
          <table:table-cell table:formula="of:=COM.MICROSOFT.CONCAT([.G175]; INDIRECT(ADDRESS([.F17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AF" calcext:value-type="string">
            <text:p>AF</text:p>
          </table:table-cell>
          <table:table-cell table:formula="of:=MATCH([.A176];[$Ev.$A$1:.$A$100];0)" office:value-type="string" office:string-value="" calcext:value-type="error">
            <text:p>#N/A</text:p>
          </table:table-cell>
          <table:table-cell table:formula="of:=IF(IFNA(IF(INDIRECT(ADDRESS([.B176];2;1;;&quot;Ev&quot;)) = &quot;EvReasonCode&quot;);0);&quot;Depricated_&quot;; &quot;&quot;)">
            <text:p/>
          </table:table-cell>
          <table:table-cell table:formula="of:=COM.MICROSOFT.CONCAT([.C176]; INDIRECT(ADDRESS([.B176];3;1;;&quot;Ev&quot;)))" office:value-type="string" office:string-value="" calcext:value-type="error">
            <text:p>#N/A</text:p>
          </table:table-cell>
          <table:table-cell/>
          <table:table-cell table:formula="of:=MATCH([.A176];[$Se.$A$1:.$A$100];0)" office:value-type="string" office:string-value="" calcext:value-type="error">
            <text:p>#N/A</text:p>
          </table:table-cell>
          <table:table-cell table:formula="of:=IF(IFNA(IF(INDIRECT(ADDRESS([.F176];2;1;;&quot;Se&quot;)) = &quot;StReasonCode&quot;);0);&quot;Depricated_&quot;; &quot;&quot;)">
            <text:p/>
          </table:table-cell>
          <table:table-cell table:formula="of:=COM.MICROSOFT.CONCAT([.G176]; INDIRECT(ADDRESS([.F17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0" calcext:value-type="string">
            <text:p>B0</text:p>
          </table:table-cell>
          <table:table-cell table:formula="of:=MATCH([.A177];[$Ev.$A$1:.$A$100];0)" office:value-type="string" office:string-value="" calcext:value-type="error">
            <text:p>#N/A</text:p>
          </table:table-cell>
          <table:table-cell table:formula="of:=IF(IFNA(IF(INDIRECT(ADDRESS([.B177];2;1;;&quot;Ev&quot;)) = &quot;EvReasonCode&quot;);0);&quot;Depricated_&quot;; &quot;&quot;)">
            <text:p/>
          </table:table-cell>
          <table:table-cell table:formula="of:=COM.MICROSOFT.CONCAT([.C177]; INDIRECT(ADDRESS([.B177];3;1;;&quot;Ev&quot;)))" office:value-type="string" office:string-value="" calcext:value-type="error">
            <text:p>#N/A</text:p>
          </table:table-cell>
          <table:table-cell/>
          <table:table-cell table:formula="of:=MATCH([.A177];[$Se.$A$1:.$A$100];0)" office:value-type="string" office:string-value="" calcext:value-type="error">
            <text:p>#N/A</text:p>
          </table:table-cell>
          <table:table-cell table:formula="of:=IF(IFNA(IF(INDIRECT(ADDRESS([.F177];2;1;;&quot;Se&quot;)) = &quot;StReasonCode&quot;);0);&quot;Depricated_&quot;; &quot;&quot;)">
            <text:p/>
          </table:table-cell>
          <table:table-cell table:formula="of:=COM.MICROSOFT.CONCAT([.G177]; INDIRECT(ADDRESS([.F17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1" calcext:value-type="string">
            <text:p>B1</text:p>
          </table:table-cell>
          <table:table-cell table:formula="of:=MATCH([.A178];[$Ev.$A$1:.$A$100];0)" office:value-type="string" office:string-value="" calcext:value-type="error">
            <text:p>#N/A</text:p>
          </table:table-cell>
          <table:table-cell table:formula="of:=IF(IFNA(IF(INDIRECT(ADDRESS([.B178];2;1;;&quot;Ev&quot;)) = &quot;EvReasonCode&quot;);0);&quot;Depricated_&quot;; &quot;&quot;)">
            <text:p/>
          </table:table-cell>
          <table:table-cell table:formula="of:=COM.MICROSOFT.CONCAT([.C178]; INDIRECT(ADDRESS([.B178];3;1;;&quot;Ev&quot;)))" office:value-type="string" office:string-value="" calcext:value-type="error">
            <text:p>#N/A</text:p>
          </table:table-cell>
          <table:table-cell/>
          <table:table-cell table:formula="of:=MATCH([.A178];[$Se.$A$1:.$A$100];0)" office:value-type="string" office:string-value="" calcext:value-type="error">
            <text:p>#N/A</text:p>
          </table:table-cell>
          <table:table-cell table:formula="of:=IF(IFNA(IF(INDIRECT(ADDRESS([.F178];2;1;;&quot;Se&quot;)) = &quot;StReasonCode&quot;);0);&quot;Depricated_&quot;; &quot;&quot;)">
            <text:p/>
          </table:table-cell>
          <table:table-cell table:formula="of:=COM.MICROSOFT.CONCAT([.G178]; INDIRECT(ADDRESS([.F17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2" calcext:value-type="string">
            <text:p>B2</text:p>
          </table:table-cell>
          <table:table-cell table:formula="of:=MATCH([.A179];[$Ev.$A$1:.$A$100];0)" office:value-type="string" office:string-value="" calcext:value-type="error">
            <text:p>#N/A</text:p>
          </table:table-cell>
          <table:table-cell table:formula="of:=IF(IFNA(IF(INDIRECT(ADDRESS([.B179];2;1;;&quot;Ev&quot;)) = &quot;EvReasonCode&quot;);0);&quot;Depricated_&quot;; &quot;&quot;)">
            <text:p/>
          </table:table-cell>
          <table:table-cell table:formula="of:=COM.MICROSOFT.CONCAT([.C179]; INDIRECT(ADDRESS([.B179];3;1;;&quot;Ev&quot;)))" office:value-type="string" office:string-value="" calcext:value-type="error">
            <text:p>#N/A</text:p>
          </table:table-cell>
          <table:table-cell/>
          <table:table-cell table:formula="of:=MATCH([.A179];[$Se.$A$1:.$A$100];0)" office:value-type="string" office:string-value="" calcext:value-type="error">
            <text:p>#N/A</text:p>
          </table:table-cell>
          <table:table-cell table:formula="of:=IF(IFNA(IF(INDIRECT(ADDRESS([.F179];2;1;;&quot;Se&quot;)) = &quot;StReasonCode&quot;);0);&quot;Depricated_&quot;; &quot;&quot;)">
            <text:p/>
          </table:table-cell>
          <table:table-cell table:formula="of:=COM.MICROSOFT.CONCAT([.G179]; INDIRECT(ADDRESS([.F17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3" calcext:value-type="string">
            <text:p>B3</text:p>
          </table:table-cell>
          <table:table-cell table:formula="of:=MATCH([.A180];[$Ev.$A$1:.$A$100];0)" office:value-type="string" office:string-value="" calcext:value-type="error">
            <text:p>#N/A</text:p>
          </table:table-cell>
          <table:table-cell table:formula="of:=IF(IFNA(IF(INDIRECT(ADDRESS([.B180];2;1;;&quot;Ev&quot;)) = &quot;EvReasonCode&quot;);0);&quot;Depricated_&quot;; &quot;&quot;)">
            <text:p/>
          </table:table-cell>
          <table:table-cell table:formula="of:=COM.MICROSOFT.CONCAT([.C180]; INDIRECT(ADDRESS([.B180];3;1;;&quot;Ev&quot;)))" office:value-type="string" office:string-value="" calcext:value-type="error">
            <text:p>#N/A</text:p>
          </table:table-cell>
          <table:table-cell/>
          <table:table-cell table:formula="of:=MATCH([.A180];[$Se.$A$1:.$A$100];0)" office:value-type="string" office:string-value="" calcext:value-type="error">
            <text:p>#N/A</text:p>
          </table:table-cell>
          <table:table-cell table:formula="of:=IF(IFNA(IF(INDIRECT(ADDRESS([.F180];2;1;;&quot;Se&quot;)) = &quot;StReasonCode&quot;);0);&quot;Depricated_&quot;; &quot;&quot;)">
            <text:p/>
          </table:table-cell>
          <table:table-cell table:formula="of:=COM.MICROSOFT.CONCAT([.G180]; INDIRECT(ADDRESS([.F18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4" calcext:value-type="string">
            <text:p>B4</text:p>
          </table:table-cell>
          <table:table-cell table:formula="of:=MATCH([.A181];[$Ev.$A$1:.$A$100];0)" office:value-type="string" office:string-value="" calcext:value-type="error">
            <text:p>#N/A</text:p>
          </table:table-cell>
          <table:table-cell table:formula="of:=IF(IFNA(IF(INDIRECT(ADDRESS([.B181];2;1;;&quot;Ev&quot;)) = &quot;EvReasonCode&quot;);0);&quot;Depricated_&quot;; &quot;&quot;)">
            <text:p/>
          </table:table-cell>
          <table:table-cell table:formula="of:=COM.MICROSOFT.CONCAT([.C181]; INDIRECT(ADDRESS([.B181];3;1;;&quot;Ev&quot;)))" office:value-type="string" office:string-value="" calcext:value-type="error">
            <text:p>#N/A</text:p>
          </table:table-cell>
          <table:table-cell/>
          <table:table-cell table:formula="of:=MATCH([.A181];[$Se.$A$1:.$A$100];0)" office:value-type="string" office:string-value="" calcext:value-type="error">
            <text:p>#N/A</text:p>
          </table:table-cell>
          <table:table-cell table:formula="of:=IF(IFNA(IF(INDIRECT(ADDRESS([.F181];2;1;;&quot;Se&quot;)) = &quot;StReasonCode&quot;);0);&quot;Depricated_&quot;; &quot;&quot;)">
            <text:p/>
          </table:table-cell>
          <table:table-cell table:formula="of:=COM.MICROSOFT.CONCAT([.G181]; INDIRECT(ADDRESS([.F18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5" calcext:value-type="string">
            <text:p>B5</text:p>
          </table:table-cell>
          <table:table-cell table:formula="of:=MATCH([.A182];[$Ev.$A$1:.$A$100];0)" office:value-type="string" office:string-value="" calcext:value-type="error">
            <text:p>#N/A</text:p>
          </table:table-cell>
          <table:table-cell table:formula="of:=IF(IFNA(IF(INDIRECT(ADDRESS([.B182];2;1;;&quot;Ev&quot;)) = &quot;EvReasonCode&quot;);0);&quot;Depricated_&quot;; &quot;&quot;)">
            <text:p/>
          </table:table-cell>
          <table:table-cell table:formula="of:=COM.MICROSOFT.CONCAT([.C182]; INDIRECT(ADDRESS([.B182];3;1;;&quot;Ev&quot;)))" office:value-type="string" office:string-value="" calcext:value-type="error">
            <text:p>#N/A</text:p>
          </table:table-cell>
          <table:table-cell/>
          <table:table-cell table:formula="of:=MATCH([.A182];[$Se.$A$1:.$A$100];0)" office:value-type="string" office:string-value="" calcext:value-type="error">
            <text:p>#N/A</text:p>
          </table:table-cell>
          <table:table-cell table:formula="of:=IF(IFNA(IF(INDIRECT(ADDRESS([.F182];2;1;;&quot;Se&quot;)) = &quot;StReasonCode&quot;);0);&quot;Depricated_&quot;; &quot;&quot;)">
            <text:p/>
          </table:table-cell>
          <table:table-cell table:formula="of:=COM.MICROSOFT.CONCAT([.G182]; INDIRECT(ADDRESS([.F18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6" calcext:value-type="string">
            <text:p>B6</text:p>
          </table:table-cell>
          <table:table-cell table:formula="of:=MATCH([.A183];[$Ev.$A$1:.$A$100];0)" office:value-type="string" office:string-value="" calcext:value-type="error">
            <text:p>#N/A</text:p>
          </table:table-cell>
          <table:table-cell table:formula="of:=IF(IFNA(IF(INDIRECT(ADDRESS([.B183];2;1;;&quot;Ev&quot;)) = &quot;EvReasonCode&quot;);0);&quot;Depricated_&quot;; &quot;&quot;)">
            <text:p/>
          </table:table-cell>
          <table:table-cell table:formula="of:=COM.MICROSOFT.CONCAT([.C183]; INDIRECT(ADDRESS([.B183];3;1;;&quot;Ev&quot;)))" office:value-type="string" office:string-value="" calcext:value-type="error">
            <text:p>#N/A</text:p>
          </table:table-cell>
          <table:table-cell/>
          <table:table-cell table:formula="of:=MATCH([.A183];[$Se.$A$1:.$A$100];0)" office:value-type="string" office:string-value="" calcext:value-type="error">
            <text:p>#N/A</text:p>
          </table:table-cell>
          <table:table-cell table:formula="of:=IF(IFNA(IF(INDIRECT(ADDRESS([.F183];2;1;;&quot;Se&quot;)) = &quot;StReasonCode&quot;);0);&quot;Depricated_&quot;; &quot;&quot;)">
            <text:p/>
          </table:table-cell>
          <table:table-cell table:formula="of:=COM.MICROSOFT.CONCAT([.G183]; INDIRECT(ADDRESS([.F18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7" calcext:value-type="string">
            <text:p>B7</text:p>
          </table:table-cell>
          <table:table-cell table:formula="of:=MATCH([.A184];[$Ev.$A$1:.$A$100];0)" office:value-type="string" office:string-value="" calcext:value-type="error">
            <text:p>#N/A</text:p>
          </table:table-cell>
          <table:table-cell table:formula="of:=IF(IFNA(IF(INDIRECT(ADDRESS([.B184];2;1;;&quot;Ev&quot;)) = &quot;EvReasonCode&quot;);0);&quot;Depricated_&quot;; &quot;&quot;)">
            <text:p/>
          </table:table-cell>
          <table:table-cell table:formula="of:=COM.MICROSOFT.CONCAT([.C184]; INDIRECT(ADDRESS([.B184];3;1;;&quot;Ev&quot;)))" office:value-type="string" office:string-value="" calcext:value-type="error">
            <text:p>#N/A</text:p>
          </table:table-cell>
          <table:table-cell/>
          <table:table-cell table:formula="of:=MATCH([.A184];[$Se.$A$1:.$A$100];0)" office:value-type="string" office:string-value="" calcext:value-type="error">
            <text:p>#N/A</text:p>
          </table:table-cell>
          <table:table-cell table:formula="of:=IF(IFNA(IF(INDIRECT(ADDRESS([.F184];2;1;;&quot;Se&quot;)) = &quot;StReasonCode&quot;);0);&quot;Depricated_&quot;; &quot;&quot;)">
            <text:p/>
          </table:table-cell>
          <table:table-cell table:formula="of:=COM.MICROSOFT.CONCAT([.G184]; INDIRECT(ADDRESS([.F18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8" calcext:value-type="string">
            <text:p>B8</text:p>
          </table:table-cell>
          <table:table-cell table:formula="of:=MATCH([.A185];[$Ev.$A$1:.$A$100];0)" office:value-type="string" office:string-value="" calcext:value-type="error">
            <text:p>#N/A</text:p>
          </table:table-cell>
          <table:table-cell table:formula="of:=IF(IFNA(IF(INDIRECT(ADDRESS([.B185];2;1;;&quot;Ev&quot;)) = &quot;EvReasonCode&quot;);0);&quot;Depricated_&quot;; &quot;&quot;)">
            <text:p/>
          </table:table-cell>
          <table:table-cell table:formula="of:=COM.MICROSOFT.CONCAT([.C185]; INDIRECT(ADDRESS([.B185];3;1;;&quot;Ev&quot;)))" office:value-type="string" office:string-value="" calcext:value-type="error">
            <text:p>#N/A</text:p>
          </table:table-cell>
          <table:table-cell/>
          <table:table-cell table:formula="of:=MATCH([.A185];[$Se.$A$1:.$A$100];0)" office:value-type="string" office:string-value="" calcext:value-type="error">
            <text:p>#N/A</text:p>
          </table:table-cell>
          <table:table-cell table:formula="of:=IF(IFNA(IF(INDIRECT(ADDRESS([.F185];2;1;;&quot;Se&quot;)) = &quot;StReasonCode&quot;);0);&quot;Depricated_&quot;; &quot;&quot;)">
            <text:p/>
          </table:table-cell>
          <table:table-cell table:formula="of:=COM.MICROSOFT.CONCAT([.G185]; INDIRECT(ADDRESS([.F18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9" calcext:value-type="string">
            <text:p>B9</text:p>
          </table:table-cell>
          <table:table-cell table:formula="of:=MATCH([.A186];[$Ev.$A$1:.$A$100];0)" office:value-type="string" office:string-value="" calcext:value-type="error">
            <text:p>#N/A</text:p>
          </table:table-cell>
          <table:table-cell table:formula="of:=IF(IFNA(IF(INDIRECT(ADDRESS([.B186];2;1;;&quot;Ev&quot;)) = &quot;EvReasonCode&quot;);0);&quot;Depricated_&quot;; &quot;&quot;)">
            <text:p/>
          </table:table-cell>
          <table:table-cell table:formula="of:=COM.MICROSOFT.CONCAT([.C186]; INDIRECT(ADDRESS([.B186];3;1;;&quot;Ev&quot;)))" office:value-type="string" office:string-value="" calcext:value-type="error">
            <text:p>#N/A</text:p>
          </table:table-cell>
          <table:table-cell/>
          <table:table-cell table:formula="of:=MATCH([.A186];[$Se.$A$1:.$A$100];0)" office:value-type="string" office:string-value="" calcext:value-type="error">
            <text:p>#N/A</text:p>
          </table:table-cell>
          <table:table-cell table:formula="of:=IF(IFNA(IF(INDIRECT(ADDRESS([.F186];2;1;;&quot;Se&quot;)) = &quot;StReasonCode&quot;);0);&quot;Depricated_&quot;; &quot;&quot;)">
            <text:p/>
          </table:table-cell>
          <table:table-cell table:formula="of:=COM.MICROSOFT.CONCAT([.G186]; INDIRECT(ADDRESS([.F18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A" calcext:value-type="string">
            <text:p>BA</text:p>
          </table:table-cell>
          <table:table-cell table:formula="of:=MATCH([.A187];[$Ev.$A$1:.$A$100];0)" office:value-type="string" office:string-value="" calcext:value-type="error">
            <text:p>#N/A</text:p>
          </table:table-cell>
          <table:table-cell table:formula="of:=IF(IFNA(IF(INDIRECT(ADDRESS([.B187];2;1;;&quot;Ev&quot;)) = &quot;EvReasonCode&quot;);0);&quot;Depricated_&quot;; &quot;&quot;)">
            <text:p/>
          </table:table-cell>
          <table:table-cell table:formula="of:=COM.MICROSOFT.CONCAT([.C187]; INDIRECT(ADDRESS([.B187];3;1;;&quot;Ev&quot;)))" office:value-type="string" office:string-value="" calcext:value-type="error">
            <text:p>#N/A</text:p>
          </table:table-cell>
          <table:table-cell/>
          <table:table-cell table:formula="of:=MATCH([.A187];[$Se.$A$1:.$A$100];0)" office:value-type="string" office:string-value="" calcext:value-type="error">
            <text:p>#N/A</text:p>
          </table:table-cell>
          <table:table-cell table:formula="of:=IF(IFNA(IF(INDIRECT(ADDRESS([.F187];2;1;;&quot;Se&quot;)) = &quot;StReasonCode&quot;);0);&quot;Depricated_&quot;; &quot;&quot;)">
            <text:p/>
          </table:table-cell>
          <table:table-cell table:formula="of:=COM.MICROSOFT.CONCAT([.G187]; INDIRECT(ADDRESS([.F18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B" calcext:value-type="string">
            <text:p>BB</text:p>
          </table:table-cell>
          <table:table-cell table:formula="of:=MATCH([.A188];[$Ev.$A$1:.$A$100];0)" office:value-type="string" office:string-value="" calcext:value-type="error">
            <text:p>#N/A</text:p>
          </table:table-cell>
          <table:table-cell table:formula="of:=IF(IFNA(IF(INDIRECT(ADDRESS([.B188];2;1;;&quot;Ev&quot;)) = &quot;EvReasonCode&quot;);0);&quot;Depricated_&quot;; &quot;&quot;)">
            <text:p/>
          </table:table-cell>
          <table:table-cell table:formula="of:=COM.MICROSOFT.CONCAT([.C188]; INDIRECT(ADDRESS([.B188];3;1;;&quot;Ev&quot;)))" office:value-type="string" office:string-value="" calcext:value-type="error">
            <text:p>#N/A</text:p>
          </table:table-cell>
          <table:table-cell/>
          <table:table-cell table:formula="of:=MATCH([.A188];[$Se.$A$1:.$A$100];0)" office:value-type="string" office:string-value="" calcext:value-type="error">
            <text:p>#N/A</text:p>
          </table:table-cell>
          <table:table-cell table:formula="of:=IF(IFNA(IF(INDIRECT(ADDRESS([.F188];2;1;;&quot;Se&quot;)) = &quot;StReasonCode&quot;);0);&quot;Depricated_&quot;; &quot;&quot;)">
            <text:p/>
          </table:table-cell>
          <table:table-cell table:formula="of:=COM.MICROSOFT.CONCAT([.G188]; INDIRECT(ADDRESS([.F18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C" calcext:value-type="string">
            <text:p>BC</text:p>
          </table:table-cell>
          <table:table-cell table:formula="of:=MATCH([.A189];[$Ev.$A$1:.$A$100];0)" office:value-type="string" office:string-value="" calcext:value-type="error">
            <text:p>#N/A</text:p>
          </table:table-cell>
          <table:table-cell table:formula="of:=IF(IFNA(IF(INDIRECT(ADDRESS([.B189];2;1;;&quot;Ev&quot;)) = &quot;EvReasonCode&quot;);0);&quot;Depricated_&quot;; &quot;&quot;)">
            <text:p/>
          </table:table-cell>
          <table:table-cell table:formula="of:=COM.MICROSOFT.CONCAT([.C189]; INDIRECT(ADDRESS([.B189];3;1;;&quot;Ev&quot;)))" office:value-type="string" office:string-value="" calcext:value-type="error">
            <text:p>#N/A</text:p>
          </table:table-cell>
          <table:table-cell/>
          <table:table-cell table:formula="of:=MATCH([.A189];[$Se.$A$1:.$A$100];0)" office:value-type="string" office:string-value="" calcext:value-type="error">
            <text:p>#N/A</text:p>
          </table:table-cell>
          <table:table-cell table:formula="of:=IF(IFNA(IF(INDIRECT(ADDRESS([.F189];2;1;;&quot;Se&quot;)) = &quot;StReasonCode&quot;);0);&quot;Depricated_&quot;; &quot;&quot;)">
            <text:p/>
          </table:table-cell>
          <table:table-cell table:formula="of:=COM.MICROSOFT.CONCAT([.G189]; INDIRECT(ADDRESS([.F18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D" calcext:value-type="string">
            <text:p>BD</text:p>
          </table:table-cell>
          <table:table-cell table:formula="of:=MATCH([.A190];[$Ev.$A$1:.$A$100];0)" office:value-type="string" office:string-value="" calcext:value-type="error">
            <text:p>#N/A</text:p>
          </table:table-cell>
          <table:table-cell table:formula="of:=IF(IFNA(IF(INDIRECT(ADDRESS([.B190];2;1;;&quot;Ev&quot;)) = &quot;EvReasonCode&quot;);0);&quot;Depricated_&quot;; &quot;&quot;)">
            <text:p/>
          </table:table-cell>
          <table:table-cell table:formula="of:=COM.MICROSOFT.CONCAT([.C190]; INDIRECT(ADDRESS([.B190];3;1;;&quot;Ev&quot;)))" office:value-type="string" office:string-value="" calcext:value-type="error">
            <text:p>#N/A</text:p>
          </table:table-cell>
          <table:table-cell/>
          <table:table-cell table:formula="of:=MATCH([.A190];[$Se.$A$1:.$A$100];0)" office:value-type="string" office:string-value="" calcext:value-type="error">
            <text:p>#N/A</text:p>
          </table:table-cell>
          <table:table-cell table:formula="of:=IF(IFNA(IF(INDIRECT(ADDRESS([.F190];2;1;;&quot;Se&quot;)) = &quot;StReasonCode&quot;);0);&quot;Depricated_&quot;; &quot;&quot;)">
            <text:p/>
          </table:table-cell>
          <table:table-cell table:formula="of:=COM.MICROSOFT.CONCAT([.G190]; INDIRECT(ADDRESS([.F19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E" calcext:value-type="string">
            <text:p>BE</text:p>
          </table:table-cell>
          <table:table-cell table:formula="of:=MATCH([.A191];[$Ev.$A$1:.$A$100];0)" office:value-type="string" office:string-value="" calcext:value-type="error">
            <text:p>#N/A</text:p>
          </table:table-cell>
          <table:table-cell table:formula="of:=IF(IFNA(IF(INDIRECT(ADDRESS([.B191];2;1;;&quot;Ev&quot;)) = &quot;EvReasonCode&quot;);0);&quot;Depricated_&quot;; &quot;&quot;)">
            <text:p/>
          </table:table-cell>
          <table:table-cell table:formula="of:=COM.MICROSOFT.CONCAT([.C191]; INDIRECT(ADDRESS([.B191];3;1;;&quot;Ev&quot;)))" office:value-type="string" office:string-value="" calcext:value-type="error">
            <text:p>#N/A</text:p>
          </table:table-cell>
          <table:table-cell/>
          <table:table-cell table:formula="of:=MATCH([.A191];[$Se.$A$1:.$A$100];0)" office:value-type="string" office:string-value="" calcext:value-type="error">
            <text:p>#N/A</text:p>
          </table:table-cell>
          <table:table-cell table:formula="of:=IF(IFNA(IF(INDIRECT(ADDRESS([.F191];2;1;;&quot;Se&quot;)) = &quot;StReasonCode&quot;);0);&quot;Depricated_&quot;; &quot;&quot;)">
            <text:p/>
          </table:table-cell>
          <table:table-cell table:formula="of:=COM.MICROSOFT.CONCAT([.G191]; INDIRECT(ADDRESS([.F19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BF" calcext:value-type="string">
            <text:p>BF</text:p>
          </table:table-cell>
          <table:table-cell table:formula="of:=MATCH([.A192];[$Ev.$A$1:.$A$100];0)" office:value-type="string" office:string-value="" calcext:value-type="error">
            <text:p>#N/A</text:p>
          </table:table-cell>
          <table:table-cell table:formula="of:=IF(IFNA(IF(INDIRECT(ADDRESS([.B192];2;1;;&quot;Ev&quot;)) = &quot;EvReasonCode&quot;);0);&quot;Depricated_&quot;; &quot;&quot;)">
            <text:p/>
          </table:table-cell>
          <table:table-cell table:formula="of:=COM.MICROSOFT.CONCAT([.C192]; INDIRECT(ADDRESS([.B192];3;1;;&quot;Ev&quot;)))" office:value-type="string" office:string-value="" calcext:value-type="error">
            <text:p>#N/A</text:p>
          </table:table-cell>
          <table:table-cell/>
          <table:table-cell table:formula="of:=MATCH([.A192];[$Se.$A$1:.$A$100];0)" office:value-type="string" office:string-value="" calcext:value-type="error">
            <text:p>#N/A</text:p>
          </table:table-cell>
          <table:table-cell table:formula="of:=IF(IFNA(IF(INDIRECT(ADDRESS([.F192];2;1;;&quot;Se&quot;)) = &quot;StReasonCode&quot;);0);&quot;Depricated_&quot;; &quot;&quot;)">
            <text:p/>
          </table:table-cell>
          <table:table-cell table:formula="of:=COM.MICROSOFT.CONCAT([.G192]; INDIRECT(ADDRESS([.F19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0" calcext:value-type="string">
            <text:p>C0</text:p>
          </table:table-cell>
          <table:table-cell table:formula="of:=MATCH([.A193];[$Ev.$A$1:.$A$100];0)" office:value-type="string" office:string-value="" calcext:value-type="error">
            <text:p>#N/A</text:p>
          </table:table-cell>
          <table:table-cell table:formula="of:=IF(IFNA(IF(INDIRECT(ADDRESS([.B193];2;1;;&quot;Ev&quot;)) = &quot;EvReasonCode&quot;);0);&quot;Depricated_&quot;; &quot;&quot;)">
            <text:p/>
          </table:table-cell>
          <table:table-cell table:formula="of:=COM.MICROSOFT.CONCAT([.C193]; INDIRECT(ADDRESS([.B193];3;1;;&quot;Ev&quot;)))" office:value-type="string" office:string-value="" calcext:value-type="error">
            <text:p>#N/A</text:p>
          </table:table-cell>
          <table:table-cell/>
          <table:table-cell table:formula="of:=MATCH([.A193];[$Se.$A$1:.$A$100];0)" office:value-type="string" office:string-value="" calcext:value-type="error">
            <text:p>#N/A</text:p>
          </table:table-cell>
          <table:table-cell table:formula="of:=IF(IFNA(IF(INDIRECT(ADDRESS([.F193];2;1;;&quot;Se&quot;)) = &quot;StReasonCode&quot;);0);&quot;Depricated_&quot;; &quot;&quot;)">
            <text:p/>
          </table:table-cell>
          <table:table-cell table:formula="of:=COM.MICROSOFT.CONCAT([.G193]; INDIRECT(ADDRESS([.F19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1" calcext:value-type="string">
            <text:p>C1</text:p>
          </table:table-cell>
          <table:table-cell table:formula="of:=MATCH([.A194];[$Ev.$A$1:.$A$100];0)" office:value-type="string" office:string-value="" calcext:value-type="error">
            <text:p>#N/A</text:p>
          </table:table-cell>
          <table:table-cell table:formula="of:=IF(IFNA(IF(INDIRECT(ADDRESS([.B194];2;1;;&quot;Ev&quot;)) = &quot;EvReasonCode&quot;);0);&quot;Depricated_&quot;; &quot;&quot;)">
            <text:p/>
          </table:table-cell>
          <table:table-cell table:formula="of:=COM.MICROSOFT.CONCAT([.C194]; INDIRECT(ADDRESS([.B194];3;1;;&quot;Ev&quot;)))" office:value-type="string" office:string-value="" calcext:value-type="error">
            <text:p>#N/A</text:p>
          </table:table-cell>
          <table:table-cell/>
          <table:table-cell table:formula="of:=MATCH([.A194];[$Se.$A$1:.$A$100];0)" office:value-type="string" office:string-value="" calcext:value-type="error">
            <text:p>#N/A</text:p>
          </table:table-cell>
          <table:table-cell table:formula="of:=IF(IFNA(IF(INDIRECT(ADDRESS([.F194];2;1;;&quot;Se&quot;)) = &quot;StReasonCode&quot;);0);&quot;Depricated_&quot;; &quot;&quot;)">
            <text:p/>
          </table:table-cell>
          <table:table-cell table:formula="of:=COM.MICROSOFT.CONCAT([.G194]; INDIRECT(ADDRESS([.F19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2" calcext:value-type="string">
            <text:p>C2</text:p>
          </table:table-cell>
          <table:table-cell table:formula="of:=MATCH([.A195];[$Ev.$A$1:.$A$100];0)" office:value-type="string" office:string-value="" calcext:value-type="error">
            <text:p>#N/A</text:p>
          </table:table-cell>
          <table:table-cell table:formula="of:=IF(IFNA(IF(INDIRECT(ADDRESS([.B195];2;1;;&quot;Ev&quot;)) = &quot;EvReasonCode&quot;);0);&quot;Depricated_&quot;; &quot;&quot;)">
            <text:p/>
          </table:table-cell>
          <table:table-cell table:formula="of:=COM.MICROSOFT.CONCAT([.C195]; INDIRECT(ADDRESS([.B195];3;1;;&quot;Ev&quot;)))" office:value-type="string" office:string-value="" calcext:value-type="error">
            <text:p>#N/A</text:p>
          </table:table-cell>
          <table:table-cell/>
          <table:table-cell table:formula="of:=MATCH([.A195];[$Se.$A$1:.$A$100];0)" office:value-type="string" office:string-value="" calcext:value-type="error">
            <text:p>#N/A</text:p>
          </table:table-cell>
          <table:table-cell table:formula="of:=IF(IFNA(IF(INDIRECT(ADDRESS([.F195];2;1;;&quot;Se&quot;)) = &quot;StReasonCode&quot;);0);&quot;Depricated_&quot;; &quot;&quot;)">
            <text:p/>
          </table:table-cell>
          <table:table-cell table:formula="of:=COM.MICROSOFT.CONCAT([.G195]; INDIRECT(ADDRESS([.F19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3" calcext:value-type="string">
            <text:p>C3</text:p>
          </table:table-cell>
          <table:table-cell table:formula="of:=MATCH([.A196];[$Ev.$A$1:.$A$100];0)" office:value-type="string" office:string-value="" calcext:value-type="error">
            <text:p>#N/A</text:p>
          </table:table-cell>
          <table:table-cell table:formula="of:=IF(IFNA(IF(INDIRECT(ADDRESS([.B196];2;1;;&quot;Ev&quot;)) = &quot;EvReasonCode&quot;);0);&quot;Depricated_&quot;; &quot;&quot;)">
            <text:p/>
          </table:table-cell>
          <table:table-cell table:formula="of:=COM.MICROSOFT.CONCAT([.C196]; INDIRECT(ADDRESS([.B196];3;1;;&quot;Ev&quot;)))" office:value-type="string" office:string-value="" calcext:value-type="error">
            <text:p>#N/A</text:p>
          </table:table-cell>
          <table:table-cell/>
          <table:table-cell table:formula="of:=MATCH([.A196];[$Se.$A$1:.$A$100];0)" office:value-type="string" office:string-value="" calcext:value-type="error">
            <text:p>#N/A</text:p>
          </table:table-cell>
          <table:table-cell table:formula="of:=IF(IFNA(IF(INDIRECT(ADDRESS([.F196];2;1;;&quot;Se&quot;)) = &quot;StReasonCode&quot;);0);&quot;Depricated_&quot;; &quot;&quot;)">
            <text:p/>
          </table:table-cell>
          <table:table-cell table:formula="of:=COM.MICROSOFT.CONCAT([.G196]; INDIRECT(ADDRESS([.F19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4" calcext:value-type="string">
            <text:p>C4</text:p>
          </table:table-cell>
          <table:table-cell table:formula="of:=MATCH([.A197];[$Ev.$A$1:.$A$100];0)" office:value-type="string" office:string-value="" calcext:value-type="error">
            <text:p>#N/A</text:p>
          </table:table-cell>
          <table:table-cell table:formula="of:=IF(IFNA(IF(INDIRECT(ADDRESS([.B197];2;1;;&quot;Ev&quot;)) = &quot;EvReasonCode&quot;);0);&quot;Depricated_&quot;; &quot;&quot;)">
            <text:p/>
          </table:table-cell>
          <table:table-cell table:formula="of:=COM.MICROSOFT.CONCAT([.C197]; INDIRECT(ADDRESS([.B197];3;1;;&quot;Ev&quot;)))" office:value-type="string" office:string-value="" calcext:value-type="error">
            <text:p>#N/A</text:p>
          </table:table-cell>
          <table:table-cell/>
          <table:table-cell table:formula="of:=MATCH([.A197];[$Se.$A$1:.$A$100];0)" office:value-type="string" office:string-value="" calcext:value-type="error">
            <text:p>#N/A</text:p>
          </table:table-cell>
          <table:table-cell table:formula="of:=IF(IFNA(IF(INDIRECT(ADDRESS([.F197];2;1;;&quot;Se&quot;)) = &quot;StReasonCode&quot;);0);&quot;Depricated_&quot;; &quot;&quot;)">
            <text:p/>
          </table:table-cell>
          <table:table-cell table:formula="of:=COM.MICROSOFT.CONCAT([.G197]; INDIRECT(ADDRESS([.F19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5" calcext:value-type="string">
            <text:p>C5</text:p>
          </table:table-cell>
          <table:table-cell table:formula="of:=MATCH([.A198];[$Ev.$A$1:.$A$100];0)" office:value-type="string" office:string-value="" calcext:value-type="error">
            <text:p>#N/A</text:p>
          </table:table-cell>
          <table:table-cell table:formula="of:=IF(IFNA(IF(INDIRECT(ADDRESS([.B198];2;1;;&quot;Ev&quot;)) = &quot;EvReasonCode&quot;);0);&quot;Depricated_&quot;; &quot;&quot;)">
            <text:p/>
          </table:table-cell>
          <table:table-cell table:formula="of:=COM.MICROSOFT.CONCAT([.C198]; INDIRECT(ADDRESS([.B198];3;1;;&quot;Ev&quot;)))" office:value-type="string" office:string-value="" calcext:value-type="error">
            <text:p>#N/A</text:p>
          </table:table-cell>
          <table:table-cell/>
          <table:table-cell table:formula="of:=MATCH([.A198];[$Se.$A$1:.$A$100];0)" office:value-type="string" office:string-value="" calcext:value-type="error">
            <text:p>#N/A</text:p>
          </table:table-cell>
          <table:table-cell table:formula="of:=IF(IFNA(IF(INDIRECT(ADDRESS([.F198];2;1;;&quot;Se&quot;)) = &quot;StReasonCode&quot;);0);&quot;Depricated_&quot;; &quot;&quot;)">
            <text:p/>
          </table:table-cell>
          <table:table-cell table:formula="of:=COM.MICROSOFT.CONCAT([.G198]; INDIRECT(ADDRESS([.F19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6" calcext:value-type="string">
            <text:p>C6</text:p>
          </table:table-cell>
          <table:table-cell table:formula="of:=MATCH([.A199];[$Ev.$A$1:.$A$100];0)" office:value-type="string" office:string-value="" calcext:value-type="error">
            <text:p>#N/A</text:p>
          </table:table-cell>
          <table:table-cell table:formula="of:=IF(IFNA(IF(INDIRECT(ADDRESS([.B199];2;1;;&quot;Ev&quot;)) = &quot;EvReasonCode&quot;);0);&quot;Depricated_&quot;; &quot;&quot;)">
            <text:p/>
          </table:table-cell>
          <table:table-cell table:formula="of:=COM.MICROSOFT.CONCAT([.C199]; INDIRECT(ADDRESS([.B199];3;1;;&quot;Ev&quot;)))" office:value-type="string" office:string-value="" calcext:value-type="error">
            <text:p>#N/A</text:p>
          </table:table-cell>
          <table:table-cell/>
          <table:table-cell table:formula="of:=MATCH([.A199];[$Se.$A$1:.$A$100];0)" office:value-type="string" office:string-value="" calcext:value-type="error">
            <text:p>#N/A</text:p>
          </table:table-cell>
          <table:table-cell table:formula="of:=IF(IFNA(IF(INDIRECT(ADDRESS([.F199];2;1;;&quot;Se&quot;)) = &quot;StReasonCode&quot;);0);&quot;Depricated_&quot;; &quot;&quot;)">
            <text:p/>
          </table:table-cell>
          <table:table-cell table:formula="of:=COM.MICROSOFT.CONCAT([.G199]; INDIRECT(ADDRESS([.F19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7" calcext:value-type="string">
            <text:p>C7</text:p>
          </table:table-cell>
          <table:table-cell table:formula="of:=MATCH([.A200];[$Ev.$A$1:.$A$100];0)" office:value-type="string" office:string-value="" calcext:value-type="error">
            <text:p>#N/A</text:p>
          </table:table-cell>
          <table:table-cell table:formula="of:=IF(IFNA(IF(INDIRECT(ADDRESS([.B200];2;1;;&quot;Ev&quot;)) = &quot;EvReasonCode&quot;);0);&quot;Depricated_&quot;; &quot;&quot;)">
            <text:p/>
          </table:table-cell>
          <table:table-cell table:formula="of:=COM.MICROSOFT.CONCAT([.C200]; INDIRECT(ADDRESS([.B200];3;1;;&quot;Ev&quot;)))" office:value-type="string" office:string-value="" calcext:value-type="error">
            <text:p>#N/A</text:p>
          </table:table-cell>
          <table:table-cell/>
          <table:table-cell table:formula="of:=MATCH([.A200];[$Se.$A$1:.$A$100];0)" office:value-type="string" office:string-value="" calcext:value-type="error">
            <text:p>#N/A</text:p>
          </table:table-cell>
          <table:table-cell table:formula="of:=IF(IFNA(IF(INDIRECT(ADDRESS([.F200];2;1;;&quot;Se&quot;)) = &quot;StReasonCode&quot;);0);&quot;Depricated_&quot;; &quot;&quot;)">
            <text:p/>
          </table:table-cell>
          <table:table-cell table:formula="of:=COM.MICROSOFT.CONCAT([.G200]; INDIRECT(ADDRESS([.F20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8" calcext:value-type="string">
            <text:p>C8</text:p>
          </table:table-cell>
          <table:table-cell table:formula="of:=MATCH([.A201];[$Ev.$A$1:.$A$100];0)" office:value-type="string" office:string-value="" calcext:value-type="error">
            <text:p>#N/A</text:p>
          </table:table-cell>
          <table:table-cell table:formula="of:=IF(IFNA(IF(INDIRECT(ADDRESS([.B201];2;1;;&quot;Ev&quot;)) = &quot;EvReasonCode&quot;);0);&quot;Depricated_&quot;; &quot;&quot;)">
            <text:p/>
          </table:table-cell>
          <table:table-cell table:formula="of:=COM.MICROSOFT.CONCAT([.C201]; INDIRECT(ADDRESS([.B201];3;1;;&quot;Ev&quot;)))" office:value-type="string" office:string-value="" calcext:value-type="error">
            <text:p>#N/A</text:p>
          </table:table-cell>
          <table:table-cell/>
          <table:table-cell table:formula="of:=MATCH([.A201];[$Se.$A$1:.$A$100];0)" office:value-type="string" office:string-value="" calcext:value-type="error">
            <text:p>#N/A</text:p>
          </table:table-cell>
          <table:table-cell table:formula="of:=IF(IFNA(IF(INDIRECT(ADDRESS([.F201];2;1;;&quot;Se&quot;)) = &quot;StReasonCode&quot;);0);&quot;Depricated_&quot;; &quot;&quot;)">
            <text:p/>
          </table:table-cell>
          <table:table-cell table:formula="of:=COM.MICROSOFT.CONCAT([.G201]; INDIRECT(ADDRESS([.F20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9" calcext:value-type="string">
            <text:p>C9</text:p>
          </table:table-cell>
          <table:table-cell table:formula="of:=MATCH([.A202];[$Ev.$A$1:.$A$100];0)" office:value-type="string" office:string-value="" calcext:value-type="error">
            <text:p>#N/A</text:p>
          </table:table-cell>
          <table:table-cell table:formula="of:=IF(IFNA(IF(INDIRECT(ADDRESS([.B202];2;1;;&quot;Ev&quot;)) = &quot;EvReasonCode&quot;);0);&quot;Depricated_&quot;; &quot;&quot;)">
            <text:p/>
          </table:table-cell>
          <table:table-cell table:formula="of:=COM.MICROSOFT.CONCAT([.C202]; INDIRECT(ADDRESS([.B202];3;1;;&quot;Ev&quot;)))" office:value-type="string" office:string-value="" calcext:value-type="error">
            <text:p>#N/A</text:p>
          </table:table-cell>
          <table:table-cell/>
          <table:table-cell table:formula="of:=MATCH([.A202];[$Se.$A$1:.$A$100];0)" office:value-type="string" office:string-value="" calcext:value-type="error">
            <text:p>#N/A</text:p>
          </table:table-cell>
          <table:table-cell table:formula="of:=IF(IFNA(IF(INDIRECT(ADDRESS([.F202];2;1;;&quot;Se&quot;)) = &quot;StReasonCode&quot;);0);&quot;Depricated_&quot;; &quot;&quot;)">
            <text:p/>
          </table:table-cell>
          <table:table-cell table:formula="of:=COM.MICROSOFT.CONCAT([.G202]; INDIRECT(ADDRESS([.F20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A" calcext:value-type="string">
            <text:p>CA</text:p>
          </table:table-cell>
          <table:table-cell table:formula="of:=MATCH([.A203];[$Ev.$A$1:.$A$100];0)" office:value-type="string" office:string-value="" calcext:value-type="error">
            <text:p>#N/A</text:p>
          </table:table-cell>
          <table:table-cell table:formula="of:=IF(IFNA(IF(INDIRECT(ADDRESS([.B203];2;1;;&quot;Ev&quot;)) = &quot;EvReasonCode&quot;);0);&quot;Depricated_&quot;; &quot;&quot;)">
            <text:p/>
          </table:table-cell>
          <table:table-cell table:formula="of:=COM.MICROSOFT.CONCAT([.C203]; INDIRECT(ADDRESS([.B203];3;1;;&quot;Ev&quot;)))" office:value-type="string" office:string-value="" calcext:value-type="error">
            <text:p>#N/A</text:p>
          </table:table-cell>
          <table:table-cell/>
          <table:table-cell table:formula="of:=MATCH([.A203];[$Se.$A$1:.$A$100];0)" office:value-type="string" office:string-value="" calcext:value-type="error">
            <text:p>#N/A</text:p>
          </table:table-cell>
          <table:table-cell table:formula="of:=IF(IFNA(IF(INDIRECT(ADDRESS([.F203];2;1;;&quot;Se&quot;)) = &quot;StReasonCode&quot;);0);&quot;Depricated_&quot;; &quot;&quot;)">
            <text:p/>
          </table:table-cell>
          <table:table-cell table:formula="of:=COM.MICROSOFT.CONCAT([.G203]; INDIRECT(ADDRESS([.F20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B" calcext:value-type="string">
            <text:p>CB</text:p>
          </table:table-cell>
          <table:table-cell table:formula="of:=MATCH([.A204];[$Ev.$A$1:.$A$100];0)" office:value-type="string" office:string-value="" calcext:value-type="error">
            <text:p>#N/A</text:p>
          </table:table-cell>
          <table:table-cell table:formula="of:=IF(IFNA(IF(INDIRECT(ADDRESS([.B204];2;1;;&quot;Ev&quot;)) = &quot;EvReasonCode&quot;);0);&quot;Depricated_&quot;; &quot;&quot;)">
            <text:p/>
          </table:table-cell>
          <table:table-cell table:formula="of:=COM.MICROSOFT.CONCAT([.C204]; INDIRECT(ADDRESS([.B204];3;1;;&quot;Ev&quot;)))" office:value-type="string" office:string-value="" calcext:value-type="error">
            <text:p>#N/A</text:p>
          </table:table-cell>
          <table:table-cell/>
          <table:table-cell table:formula="of:=MATCH([.A204];[$Se.$A$1:.$A$100];0)" office:value-type="string" office:string-value="" calcext:value-type="error">
            <text:p>#N/A</text:p>
          </table:table-cell>
          <table:table-cell table:formula="of:=IF(IFNA(IF(INDIRECT(ADDRESS([.F204];2;1;;&quot;Se&quot;)) = &quot;StReasonCode&quot;);0);&quot;Depricated_&quot;; &quot;&quot;)">
            <text:p/>
          </table:table-cell>
          <table:table-cell table:formula="of:=COM.MICROSOFT.CONCAT([.G204]; INDIRECT(ADDRESS([.F20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C" calcext:value-type="string">
            <text:p>CC</text:p>
          </table:table-cell>
          <table:table-cell table:formula="of:=MATCH([.A205];[$Ev.$A$1:.$A$100];0)" office:value-type="string" office:string-value="" calcext:value-type="error">
            <text:p>#N/A</text:p>
          </table:table-cell>
          <table:table-cell table:formula="of:=IF(IFNA(IF(INDIRECT(ADDRESS([.B205];2;1;;&quot;Ev&quot;)) = &quot;EvReasonCode&quot;);0);&quot;Depricated_&quot;; &quot;&quot;)">
            <text:p/>
          </table:table-cell>
          <table:table-cell table:formula="of:=COM.MICROSOFT.CONCAT([.C205]; INDIRECT(ADDRESS([.B205];3;1;;&quot;Ev&quot;)))" office:value-type="string" office:string-value="" calcext:value-type="error">
            <text:p>#N/A</text:p>
          </table:table-cell>
          <table:table-cell/>
          <table:table-cell table:formula="of:=MATCH([.A205];[$Se.$A$1:.$A$100];0)" office:value-type="string" office:string-value="" calcext:value-type="error">
            <text:p>#N/A</text:p>
          </table:table-cell>
          <table:table-cell table:formula="of:=IF(IFNA(IF(INDIRECT(ADDRESS([.F205];2;1;;&quot;Se&quot;)) = &quot;StReasonCode&quot;);0);&quot;Depricated_&quot;; &quot;&quot;)">
            <text:p/>
          </table:table-cell>
          <table:table-cell table:formula="of:=COM.MICROSOFT.CONCAT([.G205]; INDIRECT(ADDRESS([.F20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D" calcext:value-type="string">
            <text:p>CD</text:p>
          </table:table-cell>
          <table:table-cell table:formula="of:=MATCH([.A206];[$Ev.$A$1:.$A$100];0)" office:value-type="string" office:string-value="" calcext:value-type="error">
            <text:p>#N/A</text:p>
          </table:table-cell>
          <table:table-cell table:formula="of:=IF(IFNA(IF(INDIRECT(ADDRESS([.B206];2;1;;&quot;Ev&quot;)) = &quot;EvReasonCode&quot;);0);&quot;Depricated_&quot;; &quot;&quot;)">
            <text:p/>
          </table:table-cell>
          <table:table-cell table:formula="of:=COM.MICROSOFT.CONCAT([.C206]; INDIRECT(ADDRESS([.B206];3;1;;&quot;Ev&quot;)))" office:value-type="string" office:string-value="" calcext:value-type="error">
            <text:p>#N/A</text:p>
          </table:table-cell>
          <table:table-cell/>
          <table:table-cell table:formula="of:=MATCH([.A206];[$Se.$A$1:.$A$100];0)" office:value-type="string" office:string-value="" calcext:value-type="error">
            <text:p>#N/A</text:p>
          </table:table-cell>
          <table:table-cell table:formula="of:=IF(IFNA(IF(INDIRECT(ADDRESS([.F206];2;1;;&quot;Se&quot;)) = &quot;StReasonCode&quot;);0);&quot;Depricated_&quot;; &quot;&quot;)">
            <text:p/>
          </table:table-cell>
          <table:table-cell table:formula="of:=COM.MICROSOFT.CONCAT([.G206]; INDIRECT(ADDRESS([.F20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E" calcext:value-type="string">
            <text:p>CE</text:p>
          </table:table-cell>
          <table:table-cell table:formula="of:=MATCH([.A207];[$Ev.$A$1:.$A$100];0)" office:value-type="string" office:string-value="" calcext:value-type="error">
            <text:p>#N/A</text:p>
          </table:table-cell>
          <table:table-cell table:formula="of:=IF(IFNA(IF(INDIRECT(ADDRESS([.B207];2;1;;&quot;Ev&quot;)) = &quot;EvReasonCode&quot;);0);&quot;Depricated_&quot;; &quot;&quot;)">
            <text:p/>
          </table:table-cell>
          <table:table-cell table:formula="of:=COM.MICROSOFT.CONCAT([.C207]; INDIRECT(ADDRESS([.B207];3;1;;&quot;Ev&quot;)))" office:value-type="string" office:string-value="" calcext:value-type="error">
            <text:p>#N/A</text:p>
          </table:table-cell>
          <table:table-cell/>
          <table:table-cell table:formula="of:=MATCH([.A207];[$Se.$A$1:.$A$100];0)" office:value-type="string" office:string-value="" calcext:value-type="error">
            <text:p>#N/A</text:p>
          </table:table-cell>
          <table:table-cell table:formula="of:=IF(IFNA(IF(INDIRECT(ADDRESS([.F207];2;1;;&quot;Se&quot;)) = &quot;StReasonCode&quot;);0);&quot;Depricated_&quot;; &quot;&quot;)">
            <text:p/>
          </table:table-cell>
          <table:table-cell table:formula="of:=COM.MICROSOFT.CONCAT([.G207]; INDIRECT(ADDRESS([.F20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CF" calcext:value-type="string">
            <text:p>CF</text:p>
          </table:table-cell>
          <table:table-cell table:formula="of:=MATCH([.A208];[$Ev.$A$1:.$A$100];0)" office:value-type="string" office:string-value="" calcext:value-type="error">
            <text:p>#N/A</text:p>
          </table:table-cell>
          <table:table-cell table:formula="of:=IF(IFNA(IF(INDIRECT(ADDRESS([.B208];2;1;;&quot;Ev&quot;)) = &quot;EvReasonCode&quot;);0);&quot;Depricated_&quot;; &quot;&quot;)">
            <text:p/>
          </table:table-cell>
          <table:table-cell table:formula="of:=COM.MICROSOFT.CONCAT([.C208]; INDIRECT(ADDRESS([.B208];3;1;;&quot;Ev&quot;)))" office:value-type="string" office:string-value="" calcext:value-type="error">
            <text:p>#N/A</text:p>
          </table:table-cell>
          <table:table-cell/>
          <table:table-cell table:formula="of:=MATCH([.A208];[$Se.$A$1:.$A$100];0)" office:value-type="string" office:string-value="" calcext:value-type="error">
            <text:p>#N/A</text:p>
          </table:table-cell>
          <table:table-cell table:formula="of:=IF(IFNA(IF(INDIRECT(ADDRESS([.F208];2;1;;&quot;Se&quot;)) = &quot;StReasonCode&quot;);0);&quot;Depricated_&quot;; &quot;&quot;)">
            <text:p/>
          </table:table-cell>
          <table:table-cell table:formula="of:=COM.MICROSOFT.CONCAT([.G208]; INDIRECT(ADDRESS([.F20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0" calcext:value-type="string">
            <text:p>D0</text:p>
          </table:table-cell>
          <table:table-cell table:formula="of:=MATCH([.A209];[$Ev.$A$1:.$A$100];0)" office:value-type="string" office:string-value="" calcext:value-type="error">
            <text:p>#N/A</text:p>
          </table:table-cell>
          <table:table-cell table:formula="of:=IF(IFNA(IF(INDIRECT(ADDRESS([.B209];2;1;;&quot;Ev&quot;)) = &quot;EvReasonCode&quot;);0);&quot;Depricated_&quot;; &quot;&quot;)">
            <text:p/>
          </table:table-cell>
          <table:table-cell table:formula="of:=COM.MICROSOFT.CONCAT([.C209]; INDIRECT(ADDRESS([.B209];3;1;;&quot;Ev&quot;)))" office:value-type="string" office:string-value="" calcext:value-type="error">
            <text:p>#N/A</text:p>
          </table:table-cell>
          <table:table-cell/>
          <table:table-cell table:formula="of:=MATCH([.A209];[$Se.$A$1:.$A$100];0)" office:value-type="string" office:string-value="" calcext:value-type="error">
            <text:p>#N/A</text:p>
          </table:table-cell>
          <table:table-cell table:formula="of:=IF(IFNA(IF(INDIRECT(ADDRESS([.F209];2;1;;&quot;Se&quot;)) = &quot;StReasonCode&quot;);0);&quot;Depricated_&quot;; &quot;&quot;)">
            <text:p/>
          </table:table-cell>
          <table:table-cell table:formula="of:=COM.MICROSOFT.CONCAT([.G209]; INDIRECT(ADDRESS([.F20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1" calcext:value-type="string">
            <text:p>D1</text:p>
          </table:table-cell>
          <table:table-cell table:formula="of:=MATCH([.A210];[$Ev.$A$1:.$A$100];0)" office:value-type="string" office:string-value="" calcext:value-type="error">
            <text:p>#N/A</text:p>
          </table:table-cell>
          <table:table-cell table:formula="of:=IF(IFNA(IF(INDIRECT(ADDRESS([.B210];2;1;;&quot;Ev&quot;)) = &quot;EvReasonCode&quot;);0);&quot;Depricated_&quot;; &quot;&quot;)">
            <text:p/>
          </table:table-cell>
          <table:table-cell table:formula="of:=COM.MICROSOFT.CONCAT([.C210]; INDIRECT(ADDRESS([.B210];3;1;;&quot;Ev&quot;)))" office:value-type="string" office:string-value="" calcext:value-type="error">
            <text:p>#N/A</text:p>
          </table:table-cell>
          <table:table-cell/>
          <table:table-cell table:formula="of:=MATCH([.A210];[$Se.$A$1:.$A$100];0)" office:value-type="string" office:string-value="" calcext:value-type="error">
            <text:p>#N/A</text:p>
          </table:table-cell>
          <table:table-cell table:formula="of:=IF(IFNA(IF(INDIRECT(ADDRESS([.F210];2;1;;&quot;Se&quot;)) = &quot;StReasonCode&quot;);0);&quot;Depricated_&quot;; &quot;&quot;)">
            <text:p/>
          </table:table-cell>
          <table:table-cell table:formula="of:=COM.MICROSOFT.CONCAT([.G210]; INDIRECT(ADDRESS([.F21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2" calcext:value-type="string">
            <text:p>D2</text:p>
          </table:table-cell>
          <table:table-cell table:formula="of:=MATCH([.A211];[$Ev.$A$1:.$A$100];0)" office:value-type="string" office:string-value="" calcext:value-type="error">
            <text:p>#N/A</text:p>
          </table:table-cell>
          <table:table-cell table:formula="of:=IF(IFNA(IF(INDIRECT(ADDRESS([.B211];2;1;;&quot;Ev&quot;)) = &quot;EvReasonCode&quot;);0);&quot;Depricated_&quot;; &quot;&quot;)">
            <text:p/>
          </table:table-cell>
          <table:table-cell table:formula="of:=COM.MICROSOFT.CONCAT([.C211]; INDIRECT(ADDRESS([.B211];3;1;;&quot;Ev&quot;)))" office:value-type="string" office:string-value="" calcext:value-type="error">
            <text:p>#N/A</text:p>
          </table:table-cell>
          <table:table-cell/>
          <table:table-cell table:formula="of:=MATCH([.A211];[$Se.$A$1:.$A$100];0)" office:value-type="string" office:string-value="" calcext:value-type="error">
            <text:p>#N/A</text:p>
          </table:table-cell>
          <table:table-cell table:formula="of:=IF(IFNA(IF(INDIRECT(ADDRESS([.F211];2;1;;&quot;Se&quot;)) = &quot;StReasonCode&quot;);0);&quot;Depricated_&quot;; &quot;&quot;)">
            <text:p/>
          </table:table-cell>
          <table:table-cell table:formula="of:=COM.MICROSOFT.CONCAT([.G211]; INDIRECT(ADDRESS([.F21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3" calcext:value-type="string">
            <text:p>D3</text:p>
          </table:table-cell>
          <table:table-cell table:formula="of:=MATCH([.A212];[$Ev.$A$1:.$A$100];0)" office:value-type="string" office:string-value="" calcext:value-type="error">
            <text:p>#N/A</text:p>
          </table:table-cell>
          <table:table-cell table:formula="of:=IF(IFNA(IF(INDIRECT(ADDRESS([.B212];2;1;;&quot;Ev&quot;)) = &quot;EvReasonCode&quot;);0);&quot;Depricated_&quot;; &quot;&quot;)">
            <text:p/>
          </table:table-cell>
          <table:table-cell table:formula="of:=COM.MICROSOFT.CONCAT([.C212]; INDIRECT(ADDRESS([.B212];3;1;;&quot;Ev&quot;)))" office:value-type="string" office:string-value="" calcext:value-type="error">
            <text:p>#N/A</text:p>
          </table:table-cell>
          <table:table-cell/>
          <table:table-cell table:formula="of:=MATCH([.A212];[$Se.$A$1:.$A$100];0)" office:value-type="string" office:string-value="" calcext:value-type="error">
            <text:p>#N/A</text:p>
          </table:table-cell>
          <table:table-cell table:formula="of:=IF(IFNA(IF(INDIRECT(ADDRESS([.F212];2;1;;&quot;Se&quot;)) = &quot;StReasonCode&quot;);0);&quot;Depricated_&quot;; &quot;&quot;)">
            <text:p/>
          </table:table-cell>
          <table:table-cell table:formula="of:=COM.MICROSOFT.CONCAT([.G212]; INDIRECT(ADDRESS([.F21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4" calcext:value-type="string">
            <text:p>D4</text:p>
          </table:table-cell>
          <table:table-cell table:formula="of:=MATCH([.A213];[$Ev.$A$1:.$A$100];0)" office:value-type="string" office:string-value="" calcext:value-type="error">
            <text:p>#N/A</text:p>
          </table:table-cell>
          <table:table-cell table:formula="of:=IF(IFNA(IF(INDIRECT(ADDRESS([.B213];2;1;;&quot;Ev&quot;)) = &quot;EvReasonCode&quot;);0);&quot;Depricated_&quot;; &quot;&quot;)">
            <text:p/>
          </table:table-cell>
          <table:table-cell table:formula="of:=COM.MICROSOFT.CONCAT([.C213]; INDIRECT(ADDRESS([.B213];3;1;;&quot;Ev&quot;)))" office:value-type="string" office:string-value="" calcext:value-type="error">
            <text:p>#N/A</text:p>
          </table:table-cell>
          <table:table-cell/>
          <table:table-cell table:formula="of:=MATCH([.A213];[$Se.$A$1:.$A$100];0)" office:value-type="string" office:string-value="" calcext:value-type="error">
            <text:p>#N/A</text:p>
          </table:table-cell>
          <table:table-cell table:formula="of:=IF(IFNA(IF(INDIRECT(ADDRESS([.F213];2;1;;&quot;Se&quot;)) = &quot;StReasonCode&quot;);0);&quot;Depricated_&quot;; &quot;&quot;)">
            <text:p/>
          </table:table-cell>
          <table:table-cell table:formula="of:=COM.MICROSOFT.CONCAT([.G213]; INDIRECT(ADDRESS([.F21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5" calcext:value-type="string">
            <text:p>D5</text:p>
          </table:table-cell>
          <table:table-cell table:formula="of:=MATCH([.A214];[$Ev.$A$1:.$A$100];0)" office:value-type="string" office:string-value="" calcext:value-type="error">
            <text:p>#N/A</text:p>
          </table:table-cell>
          <table:table-cell table:formula="of:=IF(IFNA(IF(INDIRECT(ADDRESS([.B214];2;1;;&quot;Ev&quot;)) = &quot;EvReasonCode&quot;);0);&quot;Depricated_&quot;; &quot;&quot;)">
            <text:p/>
          </table:table-cell>
          <table:table-cell table:formula="of:=COM.MICROSOFT.CONCAT([.C214]; INDIRECT(ADDRESS([.B214];3;1;;&quot;Ev&quot;)))" office:value-type="string" office:string-value="" calcext:value-type="error">
            <text:p>#N/A</text:p>
          </table:table-cell>
          <table:table-cell/>
          <table:table-cell table:formula="of:=MATCH([.A214];[$Se.$A$1:.$A$100];0)" office:value-type="string" office:string-value="" calcext:value-type="error">
            <text:p>#N/A</text:p>
          </table:table-cell>
          <table:table-cell table:formula="of:=IF(IFNA(IF(INDIRECT(ADDRESS([.F214];2;1;;&quot;Se&quot;)) = &quot;StReasonCode&quot;);0);&quot;Depricated_&quot;; &quot;&quot;)">
            <text:p/>
          </table:table-cell>
          <table:table-cell table:formula="of:=COM.MICROSOFT.CONCAT([.G214]; INDIRECT(ADDRESS([.F21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6" calcext:value-type="string">
            <text:p>D6</text:p>
          </table:table-cell>
          <table:table-cell table:formula="of:=MATCH([.A215];[$Ev.$A$1:.$A$100];0)" office:value-type="string" office:string-value="" calcext:value-type="error">
            <text:p>#N/A</text:p>
          </table:table-cell>
          <table:table-cell table:formula="of:=IF(IFNA(IF(INDIRECT(ADDRESS([.B215];2;1;;&quot;Ev&quot;)) = &quot;EvReasonCode&quot;);0);&quot;Depricated_&quot;; &quot;&quot;)">
            <text:p/>
          </table:table-cell>
          <table:table-cell table:formula="of:=COM.MICROSOFT.CONCAT([.C215]; INDIRECT(ADDRESS([.B215];3;1;;&quot;Ev&quot;)))" office:value-type="string" office:string-value="" calcext:value-type="error">
            <text:p>#N/A</text:p>
          </table:table-cell>
          <table:table-cell/>
          <table:table-cell table:formula="of:=MATCH([.A215];[$Se.$A$1:.$A$100];0)" office:value-type="string" office:string-value="" calcext:value-type="error">
            <text:p>#N/A</text:p>
          </table:table-cell>
          <table:table-cell table:formula="of:=IF(IFNA(IF(INDIRECT(ADDRESS([.F215];2;1;;&quot;Se&quot;)) = &quot;StReasonCode&quot;);0);&quot;Depricated_&quot;; &quot;&quot;)">
            <text:p/>
          </table:table-cell>
          <table:table-cell table:formula="of:=COM.MICROSOFT.CONCAT([.G215]; INDIRECT(ADDRESS([.F21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7" calcext:value-type="string">
            <text:p>D7</text:p>
          </table:table-cell>
          <table:table-cell table:formula="of:=MATCH([.A216];[$Ev.$A$1:.$A$100];0)" office:value-type="string" office:string-value="" calcext:value-type="error">
            <text:p>#N/A</text:p>
          </table:table-cell>
          <table:table-cell table:formula="of:=IF(IFNA(IF(INDIRECT(ADDRESS([.B216];2;1;;&quot;Ev&quot;)) = &quot;EvReasonCode&quot;);0);&quot;Depricated_&quot;; &quot;&quot;)">
            <text:p/>
          </table:table-cell>
          <table:table-cell table:formula="of:=COM.MICROSOFT.CONCAT([.C216]; INDIRECT(ADDRESS([.B216];3;1;;&quot;Ev&quot;)))" office:value-type="string" office:string-value="" calcext:value-type="error">
            <text:p>#N/A</text:p>
          </table:table-cell>
          <table:table-cell/>
          <table:table-cell table:formula="of:=MATCH([.A216];[$Se.$A$1:.$A$100];0)" office:value-type="string" office:string-value="" calcext:value-type="error">
            <text:p>#N/A</text:p>
          </table:table-cell>
          <table:table-cell table:formula="of:=IF(IFNA(IF(INDIRECT(ADDRESS([.F216];2;1;;&quot;Se&quot;)) = &quot;StReasonCode&quot;);0);&quot;Depricated_&quot;; &quot;&quot;)">
            <text:p/>
          </table:table-cell>
          <table:table-cell table:formula="of:=COM.MICROSOFT.CONCAT([.G216]; INDIRECT(ADDRESS([.F21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8" calcext:value-type="string">
            <text:p>D8</text:p>
          </table:table-cell>
          <table:table-cell table:formula="of:=MATCH([.A217];[$Ev.$A$1:.$A$100];0)" office:value-type="string" office:string-value="" calcext:value-type="error">
            <text:p>#N/A</text:p>
          </table:table-cell>
          <table:table-cell table:formula="of:=IF(IFNA(IF(INDIRECT(ADDRESS([.B217];2;1;;&quot;Ev&quot;)) = &quot;EvReasonCode&quot;);0);&quot;Depricated_&quot;; &quot;&quot;)">
            <text:p/>
          </table:table-cell>
          <table:table-cell table:formula="of:=COM.MICROSOFT.CONCAT([.C217]; INDIRECT(ADDRESS([.B217];3;1;;&quot;Ev&quot;)))" office:value-type="string" office:string-value="" calcext:value-type="error">
            <text:p>#N/A</text:p>
          </table:table-cell>
          <table:table-cell/>
          <table:table-cell table:formula="of:=MATCH([.A217];[$Se.$A$1:.$A$100];0)" office:value-type="string" office:string-value="" calcext:value-type="error">
            <text:p>#N/A</text:p>
          </table:table-cell>
          <table:table-cell table:formula="of:=IF(IFNA(IF(INDIRECT(ADDRESS([.F217];2;1;;&quot;Se&quot;)) = &quot;StReasonCode&quot;);0);&quot;Depricated_&quot;; &quot;&quot;)">
            <text:p/>
          </table:table-cell>
          <table:table-cell table:formula="of:=COM.MICROSOFT.CONCAT([.G217]; INDIRECT(ADDRESS([.F21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9" calcext:value-type="string">
            <text:p>D9</text:p>
          </table:table-cell>
          <table:table-cell table:formula="of:=MATCH([.A218];[$Ev.$A$1:.$A$100];0)" office:value-type="string" office:string-value="" calcext:value-type="error">
            <text:p>#N/A</text:p>
          </table:table-cell>
          <table:table-cell table:formula="of:=IF(IFNA(IF(INDIRECT(ADDRESS([.B218];2;1;;&quot;Ev&quot;)) = &quot;EvReasonCode&quot;);0);&quot;Depricated_&quot;; &quot;&quot;)">
            <text:p/>
          </table:table-cell>
          <table:table-cell table:formula="of:=COM.MICROSOFT.CONCAT([.C218]; INDIRECT(ADDRESS([.B218];3;1;;&quot;Ev&quot;)))" office:value-type="string" office:string-value="" calcext:value-type="error">
            <text:p>#N/A</text:p>
          </table:table-cell>
          <table:table-cell/>
          <table:table-cell table:formula="of:=MATCH([.A218];[$Se.$A$1:.$A$100];0)" office:value-type="string" office:string-value="" calcext:value-type="error">
            <text:p>#N/A</text:p>
          </table:table-cell>
          <table:table-cell table:formula="of:=IF(IFNA(IF(INDIRECT(ADDRESS([.F218];2;1;;&quot;Se&quot;)) = &quot;StReasonCode&quot;);0);&quot;Depricated_&quot;; &quot;&quot;)">
            <text:p/>
          </table:table-cell>
          <table:table-cell table:formula="of:=COM.MICROSOFT.CONCAT([.G218]; INDIRECT(ADDRESS([.F21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A" calcext:value-type="string">
            <text:p>DA</text:p>
          </table:table-cell>
          <table:table-cell table:formula="of:=MATCH([.A219];[$Ev.$A$1:.$A$100];0)" office:value-type="string" office:string-value="" calcext:value-type="error">
            <text:p>#N/A</text:p>
          </table:table-cell>
          <table:table-cell table:formula="of:=IF(IFNA(IF(INDIRECT(ADDRESS([.B219];2;1;;&quot;Ev&quot;)) = &quot;EvReasonCode&quot;);0);&quot;Depricated_&quot;; &quot;&quot;)">
            <text:p/>
          </table:table-cell>
          <table:table-cell table:formula="of:=COM.MICROSOFT.CONCAT([.C219]; INDIRECT(ADDRESS([.B219];3;1;;&quot;Ev&quot;)))" office:value-type="string" office:string-value="" calcext:value-type="error">
            <text:p>#N/A</text:p>
          </table:table-cell>
          <table:table-cell/>
          <table:table-cell table:formula="of:=MATCH([.A219];[$Se.$A$1:.$A$100];0)" office:value-type="string" office:string-value="" calcext:value-type="error">
            <text:p>#N/A</text:p>
          </table:table-cell>
          <table:table-cell table:formula="of:=IF(IFNA(IF(INDIRECT(ADDRESS([.F219];2;1;;&quot;Se&quot;)) = &quot;StReasonCode&quot;);0);&quot;Depricated_&quot;; &quot;&quot;)">
            <text:p/>
          </table:table-cell>
          <table:table-cell table:formula="of:=COM.MICROSOFT.CONCAT([.G219]; INDIRECT(ADDRESS([.F21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B" calcext:value-type="string">
            <text:p>DB</text:p>
          </table:table-cell>
          <table:table-cell table:formula="of:=MATCH([.A220];[$Ev.$A$1:.$A$100];0)" office:value-type="string" office:string-value="" calcext:value-type="error">
            <text:p>#N/A</text:p>
          </table:table-cell>
          <table:table-cell table:formula="of:=IF(IFNA(IF(INDIRECT(ADDRESS([.B220];2;1;;&quot;Ev&quot;)) = &quot;EvReasonCode&quot;);0);&quot;Depricated_&quot;; &quot;&quot;)">
            <text:p/>
          </table:table-cell>
          <table:table-cell table:formula="of:=COM.MICROSOFT.CONCAT([.C220]; INDIRECT(ADDRESS([.B220];3;1;;&quot;Ev&quot;)))" office:value-type="string" office:string-value="" calcext:value-type="error">
            <text:p>#N/A</text:p>
          </table:table-cell>
          <table:table-cell/>
          <table:table-cell table:formula="of:=MATCH([.A220];[$Se.$A$1:.$A$100];0)" office:value-type="string" office:string-value="" calcext:value-type="error">
            <text:p>#N/A</text:p>
          </table:table-cell>
          <table:table-cell table:formula="of:=IF(IFNA(IF(INDIRECT(ADDRESS([.F220];2;1;;&quot;Se&quot;)) = &quot;StReasonCode&quot;);0);&quot;Depricated_&quot;; &quot;&quot;)">
            <text:p/>
          </table:table-cell>
          <table:table-cell table:formula="of:=COM.MICROSOFT.CONCAT([.G220]; INDIRECT(ADDRESS([.F22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C" calcext:value-type="string">
            <text:p>DC</text:p>
          </table:table-cell>
          <table:table-cell table:formula="of:=MATCH([.A221];[$Ev.$A$1:.$A$100];0)" office:value-type="string" office:string-value="" calcext:value-type="error">
            <text:p>#N/A</text:p>
          </table:table-cell>
          <table:table-cell table:formula="of:=IF(IFNA(IF(INDIRECT(ADDRESS([.B221];2;1;;&quot;Ev&quot;)) = &quot;EvReasonCode&quot;);0);&quot;Depricated_&quot;; &quot;&quot;)">
            <text:p/>
          </table:table-cell>
          <table:table-cell table:formula="of:=COM.MICROSOFT.CONCAT([.C221]; INDIRECT(ADDRESS([.B221];3;1;;&quot;Ev&quot;)))" office:value-type="string" office:string-value="" calcext:value-type="error">
            <text:p>#N/A</text:p>
          </table:table-cell>
          <table:table-cell/>
          <table:table-cell table:formula="of:=MATCH([.A221];[$Se.$A$1:.$A$100];0)" office:value-type="string" office:string-value="" calcext:value-type="error">
            <text:p>#N/A</text:p>
          </table:table-cell>
          <table:table-cell table:formula="of:=IF(IFNA(IF(INDIRECT(ADDRESS([.F221];2;1;;&quot;Se&quot;)) = &quot;StReasonCode&quot;);0);&quot;Depricated_&quot;; &quot;&quot;)">
            <text:p/>
          </table:table-cell>
          <table:table-cell table:formula="of:=COM.MICROSOFT.CONCAT([.G221]; INDIRECT(ADDRESS([.F22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D" calcext:value-type="string">
            <text:p>DD</text:p>
          </table:table-cell>
          <table:table-cell table:formula="of:=MATCH([.A222];[$Ev.$A$1:.$A$100];0)" office:value-type="string" office:string-value="" calcext:value-type="error">
            <text:p>#N/A</text:p>
          </table:table-cell>
          <table:table-cell table:formula="of:=IF(IFNA(IF(INDIRECT(ADDRESS([.B222];2;1;;&quot;Ev&quot;)) = &quot;EvReasonCode&quot;);0);&quot;Depricated_&quot;; &quot;&quot;)">
            <text:p/>
          </table:table-cell>
          <table:table-cell table:formula="of:=COM.MICROSOFT.CONCAT([.C222]; INDIRECT(ADDRESS([.B222];3;1;;&quot;Ev&quot;)))" office:value-type="string" office:string-value="" calcext:value-type="error">
            <text:p>#N/A</text:p>
          </table:table-cell>
          <table:table-cell/>
          <table:table-cell table:formula="of:=MATCH([.A222];[$Se.$A$1:.$A$100];0)" office:value-type="string" office:string-value="" calcext:value-type="error">
            <text:p>#N/A</text:p>
          </table:table-cell>
          <table:table-cell table:formula="of:=IF(IFNA(IF(INDIRECT(ADDRESS([.F222];2;1;;&quot;Se&quot;)) = &quot;StReasonCode&quot;);0);&quot;Depricated_&quot;; &quot;&quot;)">
            <text:p/>
          </table:table-cell>
          <table:table-cell table:formula="of:=COM.MICROSOFT.CONCAT([.G222]; INDIRECT(ADDRESS([.F22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E" calcext:value-type="string">
            <text:p>DE</text:p>
          </table:table-cell>
          <table:table-cell table:formula="of:=MATCH([.A223];[$Ev.$A$1:.$A$100];0)" office:value-type="string" office:string-value="" calcext:value-type="error">
            <text:p>#N/A</text:p>
          </table:table-cell>
          <table:table-cell table:formula="of:=IF(IFNA(IF(INDIRECT(ADDRESS([.B223];2;1;;&quot;Ev&quot;)) = &quot;EvReasonCode&quot;);0);&quot;Depricated_&quot;; &quot;&quot;)">
            <text:p/>
          </table:table-cell>
          <table:table-cell table:formula="of:=COM.MICROSOFT.CONCAT([.C223]; INDIRECT(ADDRESS([.B223];3;1;;&quot;Ev&quot;)))" office:value-type="string" office:string-value="" calcext:value-type="error">
            <text:p>#N/A</text:p>
          </table:table-cell>
          <table:table-cell/>
          <table:table-cell table:formula="of:=MATCH([.A223];[$Se.$A$1:.$A$100];0)" office:value-type="string" office:string-value="" calcext:value-type="error">
            <text:p>#N/A</text:p>
          </table:table-cell>
          <table:table-cell table:formula="of:=IF(IFNA(IF(INDIRECT(ADDRESS([.F223];2;1;;&quot;Se&quot;)) = &quot;StReasonCode&quot;);0);&quot;Depricated_&quot;; &quot;&quot;)">
            <text:p/>
          </table:table-cell>
          <table:table-cell table:formula="of:=COM.MICROSOFT.CONCAT([.G223]; INDIRECT(ADDRESS([.F22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DF" calcext:value-type="string">
            <text:p>DF</text:p>
          </table:table-cell>
          <table:table-cell table:formula="of:=MATCH([.A224];[$Ev.$A$1:.$A$100];0)" office:value-type="string" office:string-value="" calcext:value-type="error">
            <text:p>#N/A</text:p>
          </table:table-cell>
          <table:table-cell table:formula="of:=IF(IFNA(IF(INDIRECT(ADDRESS([.B224];2;1;;&quot;Ev&quot;)) = &quot;EvReasonCode&quot;);0);&quot;Depricated_&quot;; &quot;&quot;)">
            <text:p/>
          </table:table-cell>
          <table:table-cell table:formula="of:=COM.MICROSOFT.CONCAT([.C224]; INDIRECT(ADDRESS([.B224];3;1;;&quot;Ev&quot;)))" office:value-type="string" office:string-value="" calcext:value-type="error">
            <text:p>#N/A</text:p>
          </table:table-cell>
          <table:table-cell/>
          <table:table-cell table:formula="of:=MATCH([.A224];[$Se.$A$1:.$A$100];0)" office:value-type="string" office:string-value="" calcext:value-type="error">
            <text:p>#N/A</text:p>
          </table:table-cell>
          <table:table-cell table:formula="of:=IF(IFNA(IF(INDIRECT(ADDRESS([.F224];2;1;;&quot;Se&quot;)) = &quot;StReasonCode&quot;);0);&quot;Depricated_&quot;; &quot;&quot;)">
            <text:p/>
          </table:table-cell>
          <table:table-cell table:formula="of:=COM.MICROSOFT.CONCAT([.G224]; INDIRECT(ADDRESS([.F22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0" calcext:value-type="string">
            <text:p>E0</text:p>
          </table:table-cell>
          <table:table-cell table:formula="of:=MATCH([.A225];[$Ev.$A$1:.$A$100];0)" office:value-type="string" office:string-value="" calcext:value-type="error">
            <text:p>#N/A</text:p>
          </table:table-cell>
          <table:table-cell table:formula="of:=IF(IFNA(IF(INDIRECT(ADDRESS([.B225];2;1;;&quot;Ev&quot;)) = &quot;EvReasonCode&quot;);0);&quot;Depricated_&quot;; &quot;&quot;)">
            <text:p/>
          </table:table-cell>
          <table:table-cell table:formula="of:=COM.MICROSOFT.CONCAT([.C225]; INDIRECT(ADDRESS([.B225];3;1;;&quot;Ev&quot;)))" office:value-type="string" office:string-value="" calcext:value-type="error">
            <text:p>#N/A</text:p>
          </table:table-cell>
          <table:table-cell/>
          <table:table-cell table:formula="of:=MATCH([.A225];[$Se.$A$1:.$A$100];0)" office:value-type="string" office:string-value="" calcext:value-type="error">
            <text:p>#N/A</text:p>
          </table:table-cell>
          <table:table-cell table:formula="of:=IF(IFNA(IF(INDIRECT(ADDRESS([.F225];2;1;;&quot;Se&quot;)) = &quot;StReasonCode&quot;);0);&quot;Depricated_&quot;; &quot;&quot;)">
            <text:p/>
          </table:table-cell>
          <table:table-cell table:formula="of:=COM.MICROSOFT.CONCAT([.G225]; INDIRECT(ADDRESS([.F22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1" calcext:value-type="string">
            <text:p>E1</text:p>
          </table:table-cell>
          <table:table-cell table:formula="of:=MATCH([.A226];[$Ev.$A$1:.$A$100];0)" office:value-type="string" office:string-value="" calcext:value-type="error">
            <text:p>#N/A</text:p>
          </table:table-cell>
          <table:table-cell table:formula="of:=IF(IFNA(IF(INDIRECT(ADDRESS([.B226];2;1;;&quot;Ev&quot;)) = &quot;EvReasonCode&quot;);0);&quot;Depricated_&quot;; &quot;&quot;)">
            <text:p/>
          </table:table-cell>
          <table:table-cell table:formula="of:=COM.MICROSOFT.CONCAT([.C226]; INDIRECT(ADDRESS([.B226];3;1;;&quot;Ev&quot;)))" office:value-type="string" office:string-value="" calcext:value-type="error">
            <text:p>#N/A</text:p>
          </table:table-cell>
          <table:table-cell/>
          <table:table-cell table:formula="of:=MATCH([.A226];[$Se.$A$1:.$A$100];0)" office:value-type="string" office:string-value="" calcext:value-type="error">
            <text:p>#N/A</text:p>
          </table:table-cell>
          <table:table-cell table:formula="of:=IF(IFNA(IF(INDIRECT(ADDRESS([.F226];2;1;;&quot;Se&quot;)) = &quot;StReasonCode&quot;);0);&quot;Depricated_&quot;; &quot;&quot;)">
            <text:p/>
          </table:table-cell>
          <table:table-cell table:formula="of:=COM.MICROSOFT.CONCAT([.G226]; INDIRECT(ADDRESS([.F22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2" calcext:value-type="string">
            <text:p>E2</text:p>
          </table:table-cell>
          <table:table-cell table:formula="of:=MATCH([.A227];[$Ev.$A$1:.$A$100];0)" office:value-type="string" office:string-value="" calcext:value-type="error">
            <text:p>#N/A</text:p>
          </table:table-cell>
          <table:table-cell table:formula="of:=IF(IFNA(IF(INDIRECT(ADDRESS([.B227];2;1;;&quot;Ev&quot;)) = &quot;EvReasonCode&quot;);0);&quot;Depricated_&quot;; &quot;&quot;)">
            <text:p/>
          </table:table-cell>
          <table:table-cell table:formula="of:=COM.MICROSOFT.CONCAT([.C227]; INDIRECT(ADDRESS([.B227];3;1;;&quot;Ev&quot;)))" office:value-type="string" office:string-value="" calcext:value-type="error">
            <text:p>#N/A</text:p>
          </table:table-cell>
          <table:table-cell/>
          <table:table-cell table:formula="of:=MATCH([.A227];[$Se.$A$1:.$A$100];0)" office:value-type="string" office:string-value="" calcext:value-type="error">
            <text:p>#N/A</text:p>
          </table:table-cell>
          <table:table-cell table:formula="of:=IF(IFNA(IF(INDIRECT(ADDRESS([.F227];2;1;;&quot;Se&quot;)) = &quot;StReasonCode&quot;);0);&quot;Depricated_&quot;; &quot;&quot;)">
            <text:p/>
          </table:table-cell>
          <table:table-cell table:formula="of:=COM.MICROSOFT.CONCAT([.G227]; INDIRECT(ADDRESS([.F22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3" calcext:value-type="string">
            <text:p>E3</text:p>
          </table:table-cell>
          <table:table-cell table:formula="of:=MATCH([.A228];[$Ev.$A$1:.$A$100];0)" office:value-type="string" office:string-value="" calcext:value-type="error">
            <text:p>#N/A</text:p>
          </table:table-cell>
          <table:table-cell table:formula="of:=IF(IFNA(IF(INDIRECT(ADDRESS([.B228];2;1;;&quot;Ev&quot;)) = &quot;EvReasonCode&quot;);0);&quot;Depricated_&quot;; &quot;&quot;)">
            <text:p/>
          </table:table-cell>
          <table:table-cell table:formula="of:=COM.MICROSOFT.CONCAT([.C228]; INDIRECT(ADDRESS([.B228];3;1;;&quot;Ev&quot;)))" office:value-type="string" office:string-value="" calcext:value-type="error">
            <text:p>#N/A</text:p>
          </table:table-cell>
          <table:table-cell/>
          <table:table-cell table:formula="of:=MATCH([.A228];[$Se.$A$1:.$A$100];0)" office:value-type="string" office:string-value="" calcext:value-type="error">
            <text:p>#N/A</text:p>
          </table:table-cell>
          <table:table-cell table:formula="of:=IF(IFNA(IF(INDIRECT(ADDRESS([.F228];2;1;;&quot;Se&quot;)) = &quot;StReasonCode&quot;);0);&quot;Depricated_&quot;; &quot;&quot;)">
            <text:p/>
          </table:table-cell>
          <table:table-cell table:formula="of:=COM.MICROSOFT.CONCAT([.G228]; INDIRECT(ADDRESS([.F22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4" calcext:value-type="string">
            <text:p>E4</text:p>
          </table:table-cell>
          <table:table-cell table:formula="of:=MATCH([.A229];[$Ev.$A$1:.$A$100];0)" office:value-type="string" office:string-value="" calcext:value-type="error">
            <text:p>#N/A</text:p>
          </table:table-cell>
          <table:table-cell table:formula="of:=IF(IFNA(IF(INDIRECT(ADDRESS([.B229];2;1;;&quot;Ev&quot;)) = &quot;EvReasonCode&quot;);0);&quot;Depricated_&quot;; &quot;&quot;)">
            <text:p/>
          </table:table-cell>
          <table:table-cell table:formula="of:=COM.MICROSOFT.CONCAT([.C229]; INDIRECT(ADDRESS([.B229];3;1;;&quot;Ev&quot;)))" office:value-type="string" office:string-value="" calcext:value-type="error">
            <text:p>#N/A</text:p>
          </table:table-cell>
          <table:table-cell/>
          <table:table-cell table:formula="of:=MATCH([.A229];[$Se.$A$1:.$A$100];0)" office:value-type="string" office:string-value="" calcext:value-type="error">
            <text:p>#N/A</text:p>
          </table:table-cell>
          <table:table-cell table:formula="of:=IF(IFNA(IF(INDIRECT(ADDRESS([.F229];2;1;;&quot;Se&quot;)) = &quot;StReasonCode&quot;);0);&quot;Depricated_&quot;; &quot;&quot;)">
            <text:p/>
          </table:table-cell>
          <table:table-cell table:formula="of:=COM.MICROSOFT.CONCAT([.G229]; INDIRECT(ADDRESS([.F22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5" calcext:value-type="string">
            <text:p>E5</text:p>
          </table:table-cell>
          <table:table-cell table:formula="of:=MATCH([.A230];[$Ev.$A$1:.$A$100];0)" office:value-type="string" office:string-value="" calcext:value-type="error">
            <text:p>#N/A</text:p>
          </table:table-cell>
          <table:table-cell table:formula="of:=IF(IFNA(IF(INDIRECT(ADDRESS([.B230];2;1;;&quot;Ev&quot;)) = &quot;EvReasonCode&quot;);0);&quot;Depricated_&quot;; &quot;&quot;)">
            <text:p/>
          </table:table-cell>
          <table:table-cell table:formula="of:=COM.MICROSOFT.CONCAT([.C230]; INDIRECT(ADDRESS([.B230];3;1;;&quot;Ev&quot;)))" office:value-type="string" office:string-value="" calcext:value-type="error">
            <text:p>#N/A</text:p>
          </table:table-cell>
          <table:table-cell/>
          <table:table-cell table:formula="of:=MATCH([.A230];[$Se.$A$1:.$A$100];0)" office:value-type="string" office:string-value="" calcext:value-type="error">
            <text:p>#N/A</text:p>
          </table:table-cell>
          <table:table-cell table:formula="of:=IF(IFNA(IF(INDIRECT(ADDRESS([.F230];2;1;;&quot;Se&quot;)) = &quot;StReasonCode&quot;);0);&quot;Depricated_&quot;; &quot;&quot;)">
            <text:p/>
          </table:table-cell>
          <table:table-cell table:formula="of:=COM.MICROSOFT.CONCAT([.G230]; INDIRECT(ADDRESS([.F23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6" calcext:value-type="string">
            <text:p>E6</text:p>
          </table:table-cell>
          <table:table-cell table:formula="of:=MATCH([.A231];[$Ev.$A$1:.$A$100];0)" office:value-type="string" office:string-value="" calcext:value-type="error">
            <text:p>#N/A</text:p>
          </table:table-cell>
          <table:table-cell table:formula="of:=IF(IFNA(IF(INDIRECT(ADDRESS([.B231];2;1;;&quot;Ev&quot;)) = &quot;EvReasonCode&quot;);0);&quot;Depricated_&quot;; &quot;&quot;)">
            <text:p/>
          </table:table-cell>
          <table:table-cell table:formula="of:=COM.MICROSOFT.CONCAT([.C231]; INDIRECT(ADDRESS([.B231];3;1;;&quot;Ev&quot;)))" office:value-type="string" office:string-value="" calcext:value-type="error">
            <text:p>#N/A</text:p>
          </table:table-cell>
          <table:table-cell/>
          <table:table-cell table:formula="of:=MATCH([.A231];[$Se.$A$1:.$A$100];0)" office:value-type="string" office:string-value="" calcext:value-type="error">
            <text:p>#N/A</text:p>
          </table:table-cell>
          <table:table-cell table:formula="of:=IF(IFNA(IF(INDIRECT(ADDRESS([.F231];2;1;;&quot;Se&quot;)) = &quot;StReasonCode&quot;);0);&quot;Depricated_&quot;; &quot;&quot;)">
            <text:p/>
          </table:table-cell>
          <table:table-cell table:formula="of:=COM.MICROSOFT.CONCAT([.G231]; INDIRECT(ADDRESS([.F23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7" calcext:value-type="string">
            <text:p>E7</text:p>
          </table:table-cell>
          <table:table-cell table:formula="of:=MATCH([.A232];[$Ev.$A$1:.$A$100];0)" office:value-type="string" office:string-value="" calcext:value-type="error">
            <text:p>#N/A</text:p>
          </table:table-cell>
          <table:table-cell table:formula="of:=IF(IFNA(IF(INDIRECT(ADDRESS([.B232];2;1;;&quot;Ev&quot;)) = &quot;EvReasonCode&quot;);0);&quot;Depricated_&quot;; &quot;&quot;)">
            <text:p/>
          </table:table-cell>
          <table:table-cell table:formula="of:=COM.MICROSOFT.CONCAT([.C232]; INDIRECT(ADDRESS([.B232];3;1;;&quot;Ev&quot;)))" office:value-type="string" office:string-value="" calcext:value-type="error">
            <text:p>#N/A</text:p>
          </table:table-cell>
          <table:table-cell/>
          <table:table-cell table:formula="of:=MATCH([.A232];[$Se.$A$1:.$A$100];0)" office:value-type="string" office:string-value="" calcext:value-type="error">
            <text:p>#N/A</text:p>
          </table:table-cell>
          <table:table-cell table:formula="of:=IF(IFNA(IF(INDIRECT(ADDRESS([.F232];2;1;;&quot;Se&quot;)) = &quot;StReasonCode&quot;);0);&quot;Depricated_&quot;; &quot;&quot;)">
            <text:p/>
          </table:table-cell>
          <table:table-cell table:formula="of:=COM.MICROSOFT.CONCAT([.G232]; INDIRECT(ADDRESS([.F23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8" calcext:value-type="string">
            <text:p>E8</text:p>
          </table:table-cell>
          <table:table-cell table:formula="of:=MATCH([.A233];[$Ev.$A$1:.$A$100];0)" office:value-type="string" office:string-value="" calcext:value-type="error">
            <text:p>#N/A</text:p>
          </table:table-cell>
          <table:table-cell table:formula="of:=IF(IFNA(IF(INDIRECT(ADDRESS([.B233];2;1;;&quot;Ev&quot;)) = &quot;EvReasonCode&quot;);0);&quot;Depricated_&quot;; &quot;&quot;)">
            <text:p/>
          </table:table-cell>
          <table:table-cell table:formula="of:=COM.MICROSOFT.CONCAT([.C233]; INDIRECT(ADDRESS([.B233];3;1;;&quot;Ev&quot;)))" office:value-type="string" office:string-value="" calcext:value-type="error">
            <text:p>#N/A</text:p>
          </table:table-cell>
          <table:table-cell/>
          <table:table-cell table:formula="of:=MATCH([.A233];[$Se.$A$1:.$A$100];0)" office:value-type="string" office:string-value="" calcext:value-type="error">
            <text:p>#N/A</text:p>
          </table:table-cell>
          <table:table-cell table:formula="of:=IF(IFNA(IF(INDIRECT(ADDRESS([.F233];2;1;;&quot;Se&quot;)) = &quot;StReasonCode&quot;);0);&quot;Depricated_&quot;; &quot;&quot;)">
            <text:p/>
          </table:table-cell>
          <table:table-cell table:formula="of:=COM.MICROSOFT.CONCAT([.G233]; INDIRECT(ADDRESS([.F23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9" calcext:value-type="string">
            <text:p>E9</text:p>
          </table:table-cell>
          <table:table-cell table:formula="of:=MATCH([.A234];[$Ev.$A$1:.$A$100];0)" office:value-type="string" office:string-value="" calcext:value-type="error">
            <text:p>#N/A</text:p>
          </table:table-cell>
          <table:table-cell table:formula="of:=IF(IFNA(IF(INDIRECT(ADDRESS([.B234];2;1;;&quot;Ev&quot;)) = &quot;EvReasonCode&quot;);0);&quot;Depricated_&quot;; &quot;&quot;)">
            <text:p/>
          </table:table-cell>
          <table:table-cell table:formula="of:=COM.MICROSOFT.CONCAT([.C234]; INDIRECT(ADDRESS([.B234];3;1;;&quot;Ev&quot;)))" office:value-type="string" office:string-value="" calcext:value-type="error">
            <text:p>#N/A</text:p>
          </table:table-cell>
          <table:table-cell/>
          <table:table-cell table:formula="of:=MATCH([.A234];[$Se.$A$1:.$A$100];0)" office:value-type="string" office:string-value="" calcext:value-type="error">
            <text:p>#N/A</text:p>
          </table:table-cell>
          <table:table-cell table:formula="of:=IF(IFNA(IF(INDIRECT(ADDRESS([.F234];2;1;;&quot;Se&quot;)) = &quot;StReasonCode&quot;);0);&quot;Depricated_&quot;; &quot;&quot;)">
            <text:p/>
          </table:table-cell>
          <table:table-cell table:formula="of:=COM.MICROSOFT.CONCAT([.G234]; INDIRECT(ADDRESS([.F23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A" calcext:value-type="string">
            <text:p>EA</text:p>
          </table:table-cell>
          <table:table-cell table:formula="of:=MATCH([.A235];[$Ev.$A$1:.$A$100];0)" office:value-type="string" office:string-value="" calcext:value-type="error">
            <text:p>#N/A</text:p>
          </table:table-cell>
          <table:table-cell table:formula="of:=IF(IFNA(IF(INDIRECT(ADDRESS([.B235];2;1;;&quot;Ev&quot;)) = &quot;EvReasonCode&quot;);0);&quot;Depricated_&quot;; &quot;&quot;)">
            <text:p/>
          </table:table-cell>
          <table:table-cell table:formula="of:=COM.MICROSOFT.CONCAT([.C235]; INDIRECT(ADDRESS([.B235];3;1;;&quot;Ev&quot;)))" office:value-type="string" office:string-value="" calcext:value-type="error">
            <text:p>#N/A</text:p>
          </table:table-cell>
          <table:table-cell/>
          <table:table-cell table:formula="of:=MATCH([.A235];[$Se.$A$1:.$A$100];0)" office:value-type="string" office:string-value="" calcext:value-type="error">
            <text:p>#N/A</text:p>
          </table:table-cell>
          <table:table-cell table:formula="of:=IF(IFNA(IF(INDIRECT(ADDRESS([.F235];2;1;;&quot;Se&quot;)) = &quot;StReasonCode&quot;);0);&quot;Depricated_&quot;; &quot;&quot;)">
            <text:p/>
          </table:table-cell>
          <table:table-cell table:formula="of:=COM.MICROSOFT.CONCAT([.G235]; INDIRECT(ADDRESS([.F23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B" calcext:value-type="string">
            <text:p>EB</text:p>
          </table:table-cell>
          <table:table-cell table:formula="of:=MATCH([.A236];[$Ev.$A$1:.$A$100];0)" office:value-type="string" office:string-value="" calcext:value-type="error">
            <text:p>#N/A</text:p>
          </table:table-cell>
          <table:table-cell table:formula="of:=IF(IFNA(IF(INDIRECT(ADDRESS([.B236];2;1;;&quot;Ev&quot;)) = &quot;EvReasonCode&quot;);0);&quot;Depricated_&quot;; &quot;&quot;)">
            <text:p/>
          </table:table-cell>
          <table:table-cell table:formula="of:=COM.MICROSOFT.CONCAT([.C236]; INDIRECT(ADDRESS([.B236];3;1;;&quot;Ev&quot;)))" office:value-type="string" office:string-value="" calcext:value-type="error">
            <text:p>#N/A</text:p>
          </table:table-cell>
          <table:table-cell/>
          <table:table-cell table:formula="of:=MATCH([.A236];[$Se.$A$1:.$A$100];0)" office:value-type="string" office:string-value="" calcext:value-type="error">
            <text:p>#N/A</text:p>
          </table:table-cell>
          <table:table-cell table:formula="of:=IF(IFNA(IF(INDIRECT(ADDRESS([.F236];2;1;;&quot;Se&quot;)) = &quot;StReasonCode&quot;);0);&quot;Depricated_&quot;; &quot;&quot;)">
            <text:p/>
          </table:table-cell>
          <table:table-cell table:formula="of:=COM.MICROSOFT.CONCAT([.G236]; INDIRECT(ADDRESS([.F23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C" calcext:value-type="string">
            <text:p>EC</text:p>
          </table:table-cell>
          <table:table-cell table:formula="of:=MATCH([.A237];[$Ev.$A$1:.$A$100];0)" office:value-type="string" office:string-value="" calcext:value-type="error">
            <text:p>#N/A</text:p>
          </table:table-cell>
          <table:table-cell table:formula="of:=IF(IFNA(IF(INDIRECT(ADDRESS([.B237];2;1;;&quot;Ev&quot;)) = &quot;EvReasonCode&quot;);0);&quot;Depricated_&quot;; &quot;&quot;)">
            <text:p/>
          </table:table-cell>
          <table:table-cell table:formula="of:=COM.MICROSOFT.CONCAT([.C237]; INDIRECT(ADDRESS([.B237];3;1;;&quot;Ev&quot;)))" office:value-type="string" office:string-value="" calcext:value-type="error">
            <text:p>#N/A</text:p>
          </table:table-cell>
          <table:table-cell/>
          <table:table-cell table:formula="of:=MATCH([.A237];[$Se.$A$1:.$A$100];0)" office:value-type="string" office:string-value="" calcext:value-type="error">
            <text:p>#N/A</text:p>
          </table:table-cell>
          <table:table-cell table:formula="of:=IF(IFNA(IF(INDIRECT(ADDRESS([.F237];2;1;;&quot;Se&quot;)) = &quot;StReasonCode&quot;);0);&quot;Depricated_&quot;; &quot;&quot;)">
            <text:p/>
          </table:table-cell>
          <table:table-cell table:formula="of:=COM.MICROSOFT.CONCAT([.G237]; INDIRECT(ADDRESS([.F23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D" calcext:value-type="string">
            <text:p>ED</text:p>
          </table:table-cell>
          <table:table-cell table:formula="of:=MATCH([.A238];[$Ev.$A$1:.$A$100];0)" office:value-type="string" office:string-value="" calcext:value-type="error">
            <text:p>#N/A</text:p>
          </table:table-cell>
          <table:table-cell table:formula="of:=IF(IFNA(IF(INDIRECT(ADDRESS([.B238];2;1;;&quot;Ev&quot;)) = &quot;EvReasonCode&quot;);0);&quot;Depricated_&quot;; &quot;&quot;)">
            <text:p/>
          </table:table-cell>
          <table:table-cell table:formula="of:=COM.MICROSOFT.CONCAT([.C238]; INDIRECT(ADDRESS([.B238];3;1;;&quot;Ev&quot;)))" office:value-type="string" office:string-value="" calcext:value-type="error">
            <text:p>#N/A</text:p>
          </table:table-cell>
          <table:table-cell/>
          <table:table-cell table:formula="of:=MATCH([.A238];[$Se.$A$1:.$A$100];0)" office:value-type="string" office:string-value="" calcext:value-type="error">
            <text:p>#N/A</text:p>
          </table:table-cell>
          <table:table-cell table:formula="of:=IF(IFNA(IF(INDIRECT(ADDRESS([.F238];2;1;;&quot;Se&quot;)) = &quot;StReasonCode&quot;);0);&quot;Depricated_&quot;; &quot;&quot;)">
            <text:p/>
          </table:table-cell>
          <table:table-cell table:formula="of:=COM.MICROSOFT.CONCAT([.G238]; INDIRECT(ADDRESS([.F23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E" calcext:value-type="string">
            <text:p>EE</text:p>
          </table:table-cell>
          <table:table-cell table:formula="of:=MATCH([.A239];[$Ev.$A$1:.$A$100];0)" office:value-type="string" office:string-value="" calcext:value-type="error">
            <text:p>#N/A</text:p>
          </table:table-cell>
          <table:table-cell table:formula="of:=IF(IFNA(IF(INDIRECT(ADDRESS([.B239];2;1;;&quot;Ev&quot;)) = &quot;EvReasonCode&quot;);0);&quot;Depricated_&quot;; &quot;&quot;)">
            <text:p/>
          </table:table-cell>
          <table:table-cell table:formula="of:=COM.MICROSOFT.CONCAT([.C239]; INDIRECT(ADDRESS([.B239];3;1;;&quot;Ev&quot;)))" office:value-type="string" office:string-value="" calcext:value-type="error">
            <text:p>#N/A</text:p>
          </table:table-cell>
          <table:table-cell/>
          <table:table-cell table:formula="of:=MATCH([.A239];[$Se.$A$1:.$A$100];0)" office:value-type="string" office:string-value="" calcext:value-type="error">
            <text:p>#N/A</text:p>
          </table:table-cell>
          <table:table-cell table:formula="of:=IF(IFNA(IF(INDIRECT(ADDRESS([.F239];2;1;;&quot;Se&quot;)) = &quot;StReasonCode&quot;);0);&quot;Depricated_&quot;; &quot;&quot;)">
            <text:p/>
          </table:table-cell>
          <table:table-cell table:formula="of:=COM.MICROSOFT.CONCAT([.G239]; INDIRECT(ADDRESS([.F23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EF" calcext:value-type="string">
            <text:p>EF</text:p>
          </table:table-cell>
          <table:table-cell table:formula="of:=MATCH([.A240];[$Ev.$A$1:.$A$100];0)" office:value-type="string" office:string-value="" calcext:value-type="error">
            <text:p>#N/A</text:p>
          </table:table-cell>
          <table:table-cell table:formula="of:=IF(IFNA(IF(INDIRECT(ADDRESS([.B240];2;1;;&quot;Ev&quot;)) = &quot;EvReasonCode&quot;);0);&quot;Depricated_&quot;; &quot;&quot;)">
            <text:p/>
          </table:table-cell>
          <table:table-cell table:formula="of:=COM.MICROSOFT.CONCAT([.C240]; INDIRECT(ADDRESS([.B240];3;1;;&quot;Ev&quot;)))" office:value-type="string" office:string-value="" calcext:value-type="error">
            <text:p>#N/A</text:p>
          </table:table-cell>
          <table:table-cell/>
          <table:table-cell table:formula="of:=MATCH([.A240];[$Se.$A$1:.$A$100];0)" office:value-type="string" office:string-value="" calcext:value-type="error">
            <text:p>#N/A</text:p>
          </table:table-cell>
          <table:table-cell table:formula="of:=IF(IFNA(IF(INDIRECT(ADDRESS([.F240];2;1;;&quot;Se&quot;)) = &quot;StReasonCode&quot;);0);&quot;Depricated_&quot;; &quot;&quot;)">
            <text:p/>
          </table:table-cell>
          <table:table-cell table:formula="of:=COM.MICROSOFT.CONCAT([.G240]; INDIRECT(ADDRESS([.F24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0" calcext:value-type="string">
            <text:p>F0</text:p>
          </table:table-cell>
          <table:table-cell table:formula="of:=MATCH([.A241];[$Ev.$A$1:.$A$100];0)" office:value-type="string" office:string-value="" calcext:value-type="error">
            <text:p>#N/A</text:p>
          </table:table-cell>
          <table:table-cell table:formula="of:=IF(IFNA(IF(INDIRECT(ADDRESS([.B241];2;1;;&quot;Ev&quot;)) = &quot;EvReasonCode&quot;);0);&quot;Depricated_&quot;; &quot;&quot;)">
            <text:p/>
          </table:table-cell>
          <table:table-cell table:formula="of:=COM.MICROSOFT.CONCAT([.C241]; INDIRECT(ADDRESS([.B241];3;1;;&quot;Ev&quot;)))" office:value-type="string" office:string-value="" calcext:value-type="error">
            <text:p>#N/A</text:p>
          </table:table-cell>
          <table:table-cell/>
          <table:table-cell table:formula="of:=MATCH([.A241];[$Se.$A$1:.$A$100];0)" office:value-type="string" office:string-value="" calcext:value-type="error">
            <text:p>#N/A</text:p>
          </table:table-cell>
          <table:table-cell table:formula="of:=IF(IFNA(IF(INDIRECT(ADDRESS([.F241];2;1;;&quot;Se&quot;)) = &quot;StReasonCode&quot;);0);&quot;Depricated_&quot;; &quot;&quot;)">
            <text:p/>
          </table:table-cell>
          <table:table-cell table:formula="of:=COM.MICROSOFT.CONCAT([.G241]; INDIRECT(ADDRESS([.F24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1" calcext:value-type="string">
            <text:p>F1</text:p>
          </table:table-cell>
          <table:table-cell table:formula="of:=MATCH([.A242];[$Ev.$A$1:.$A$100];0)" office:value-type="string" office:string-value="" calcext:value-type="error">
            <text:p>#N/A</text:p>
          </table:table-cell>
          <table:table-cell table:formula="of:=IF(IFNA(IF(INDIRECT(ADDRESS([.B242];2;1;;&quot;Ev&quot;)) = &quot;EvReasonCode&quot;);0);&quot;Depricated_&quot;; &quot;&quot;)">
            <text:p/>
          </table:table-cell>
          <table:table-cell table:formula="of:=COM.MICROSOFT.CONCAT([.C242]; INDIRECT(ADDRESS([.B242];3;1;;&quot;Ev&quot;)))" office:value-type="string" office:string-value="" calcext:value-type="error">
            <text:p>#N/A</text:p>
          </table:table-cell>
          <table:table-cell/>
          <table:table-cell table:formula="of:=MATCH([.A242];[$Se.$A$1:.$A$100];0)" office:value-type="string" office:string-value="" calcext:value-type="error">
            <text:p>#N/A</text:p>
          </table:table-cell>
          <table:table-cell table:formula="of:=IF(IFNA(IF(INDIRECT(ADDRESS([.F242];2;1;;&quot;Se&quot;)) = &quot;StReasonCode&quot;);0);&quot;Depricated_&quot;; &quot;&quot;)">
            <text:p/>
          </table:table-cell>
          <table:table-cell table:formula="of:=COM.MICROSOFT.CONCAT([.G242]; INDIRECT(ADDRESS([.F24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2" calcext:value-type="string">
            <text:p>F2</text:p>
          </table:table-cell>
          <table:table-cell table:formula="of:=MATCH([.A243];[$Ev.$A$1:.$A$100];0)" office:value-type="string" office:string-value="" calcext:value-type="error">
            <text:p>#N/A</text:p>
          </table:table-cell>
          <table:table-cell table:formula="of:=IF(IFNA(IF(INDIRECT(ADDRESS([.B243];2;1;;&quot;Ev&quot;)) = &quot;EvReasonCode&quot;);0);&quot;Depricated_&quot;; &quot;&quot;)">
            <text:p/>
          </table:table-cell>
          <table:table-cell table:formula="of:=COM.MICROSOFT.CONCAT([.C243]; INDIRECT(ADDRESS([.B243];3;1;;&quot;Ev&quot;)))" office:value-type="string" office:string-value="" calcext:value-type="error">
            <text:p>#N/A</text:p>
          </table:table-cell>
          <table:table-cell/>
          <table:table-cell table:formula="of:=MATCH([.A243];[$Se.$A$1:.$A$100];0)" office:value-type="string" office:string-value="" calcext:value-type="error">
            <text:p>#N/A</text:p>
          </table:table-cell>
          <table:table-cell table:formula="of:=IF(IFNA(IF(INDIRECT(ADDRESS([.F243];2;1;;&quot;Se&quot;)) = &quot;StReasonCode&quot;);0);&quot;Depricated_&quot;; &quot;&quot;)">
            <text:p/>
          </table:table-cell>
          <table:table-cell table:formula="of:=COM.MICROSOFT.CONCAT([.G243]; INDIRECT(ADDRESS([.F24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3" calcext:value-type="string">
            <text:p>F3</text:p>
          </table:table-cell>
          <table:table-cell table:formula="of:=MATCH([.A244];[$Ev.$A$1:.$A$100];0)" office:value-type="string" office:string-value="" calcext:value-type="error">
            <text:p>#N/A</text:p>
          </table:table-cell>
          <table:table-cell table:formula="of:=IF(IFNA(IF(INDIRECT(ADDRESS([.B244];2;1;;&quot;Ev&quot;)) = &quot;EvReasonCode&quot;);0);&quot;Depricated_&quot;; &quot;&quot;)">
            <text:p/>
          </table:table-cell>
          <table:table-cell table:formula="of:=COM.MICROSOFT.CONCAT([.C244]; INDIRECT(ADDRESS([.B244];3;1;;&quot;Ev&quot;)))" office:value-type="string" office:string-value="" calcext:value-type="error">
            <text:p>#N/A</text:p>
          </table:table-cell>
          <table:table-cell/>
          <table:table-cell table:formula="of:=MATCH([.A244];[$Se.$A$1:.$A$100];0)" office:value-type="string" office:string-value="" calcext:value-type="error">
            <text:p>#N/A</text:p>
          </table:table-cell>
          <table:table-cell table:formula="of:=IF(IFNA(IF(INDIRECT(ADDRESS([.F244];2;1;;&quot;Se&quot;)) = &quot;StReasonCode&quot;);0);&quot;Depricated_&quot;; &quot;&quot;)">
            <text:p/>
          </table:table-cell>
          <table:table-cell table:formula="of:=COM.MICROSOFT.CONCAT([.G244]; INDIRECT(ADDRESS([.F24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4" calcext:value-type="string">
            <text:p>F4</text:p>
          </table:table-cell>
          <table:table-cell table:formula="of:=MATCH([.A245];[$Ev.$A$1:.$A$100];0)" office:value-type="string" office:string-value="" calcext:value-type="error">
            <text:p>#N/A</text:p>
          </table:table-cell>
          <table:table-cell table:formula="of:=IF(IFNA(IF(INDIRECT(ADDRESS([.B245];2;1;;&quot;Ev&quot;)) = &quot;EvReasonCode&quot;);0);&quot;Depricated_&quot;; &quot;&quot;)">
            <text:p/>
          </table:table-cell>
          <table:table-cell table:formula="of:=COM.MICROSOFT.CONCAT([.C245]; INDIRECT(ADDRESS([.B245];3;1;;&quot;Ev&quot;)))" office:value-type="string" office:string-value="" calcext:value-type="error">
            <text:p>#N/A</text:p>
          </table:table-cell>
          <table:table-cell/>
          <table:table-cell table:formula="of:=MATCH([.A245];[$Se.$A$1:.$A$100];0)" office:value-type="string" office:string-value="" calcext:value-type="error">
            <text:p>#N/A</text:p>
          </table:table-cell>
          <table:table-cell table:formula="of:=IF(IFNA(IF(INDIRECT(ADDRESS([.F245];2;1;;&quot;Se&quot;)) = &quot;StReasonCode&quot;);0);&quot;Depricated_&quot;; &quot;&quot;)">
            <text:p/>
          </table:table-cell>
          <table:table-cell table:formula="of:=COM.MICROSOFT.CONCAT([.G245]; INDIRECT(ADDRESS([.F24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5" calcext:value-type="string">
            <text:p>F5</text:p>
          </table:table-cell>
          <table:table-cell table:formula="of:=MATCH([.A246];[$Ev.$A$1:.$A$100];0)" office:value-type="string" office:string-value="" calcext:value-type="error">
            <text:p>#N/A</text:p>
          </table:table-cell>
          <table:table-cell table:formula="of:=IF(IFNA(IF(INDIRECT(ADDRESS([.B246];2;1;;&quot;Ev&quot;)) = &quot;EvReasonCode&quot;);0);&quot;Depricated_&quot;; &quot;&quot;)">
            <text:p/>
          </table:table-cell>
          <table:table-cell table:formula="of:=COM.MICROSOFT.CONCAT([.C246]; INDIRECT(ADDRESS([.B246];3;1;;&quot;Ev&quot;)))" office:value-type="string" office:string-value="" calcext:value-type="error">
            <text:p>#N/A</text:p>
          </table:table-cell>
          <table:table-cell/>
          <table:table-cell table:formula="of:=MATCH([.A246];[$Se.$A$1:.$A$100];0)" office:value-type="string" office:string-value="" calcext:value-type="error">
            <text:p>#N/A</text:p>
          </table:table-cell>
          <table:table-cell table:formula="of:=IF(IFNA(IF(INDIRECT(ADDRESS([.F246];2;1;;&quot;Se&quot;)) = &quot;StReasonCode&quot;);0);&quot;Depricated_&quot;; &quot;&quot;)">
            <text:p/>
          </table:table-cell>
          <table:table-cell table:formula="of:=COM.MICROSOFT.CONCAT([.G246]; INDIRECT(ADDRESS([.F246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6" calcext:value-type="string">
            <text:p>F6</text:p>
          </table:table-cell>
          <table:table-cell table:formula="of:=MATCH([.A247];[$Ev.$A$1:.$A$100];0)" office:value-type="string" office:string-value="" calcext:value-type="error">
            <text:p>#N/A</text:p>
          </table:table-cell>
          <table:table-cell table:formula="of:=IF(IFNA(IF(INDIRECT(ADDRESS([.B247];2;1;;&quot;Ev&quot;)) = &quot;EvReasonCode&quot;);0);&quot;Depricated_&quot;; &quot;&quot;)">
            <text:p/>
          </table:table-cell>
          <table:table-cell table:formula="of:=COM.MICROSOFT.CONCAT([.C247]; INDIRECT(ADDRESS([.B247];3;1;;&quot;Ev&quot;)))" office:value-type="string" office:string-value="" calcext:value-type="error">
            <text:p>#N/A</text:p>
          </table:table-cell>
          <table:table-cell/>
          <table:table-cell table:formula="of:=MATCH([.A247];[$Se.$A$1:.$A$100];0)" office:value-type="string" office:string-value="" calcext:value-type="error">
            <text:p>#N/A</text:p>
          </table:table-cell>
          <table:table-cell table:formula="of:=IF(IFNA(IF(INDIRECT(ADDRESS([.F247];2;1;;&quot;Se&quot;)) = &quot;StReasonCode&quot;);0);&quot;Depricated_&quot;; &quot;&quot;)">
            <text:p/>
          </table:table-cell>
          <table:table-cell table:formula="of:=COM.MICROSOFT.CONCAT([.G247]; INDIRECT(ADDRESS([.F247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7" calcext:value-type="string">
            <text:p>F7</text:p>
          </table:table-cell>
          <table:table-cell table:formula="of:=MATCH([.A248];[$Ev.$A$1:.$A$100];0)" office:value-type="string" office:string-value="" calcext:value-type="error">
            <text:p>#N/A</text:p>
          </table:table-cell>
          <table:table-cell table:formula="of:=IF(IFNA(IF(INDIRECT(ADDRESS([.B248];2;1;;&quot;Ev&quot;)) = &quot;EvReasonCode&quot;);0);&quot;Depricated_&quot;; &quot;&quot;)">
            <text:p/>
          </table:table-cell>
          <table:table-cell table:formula="of:=COM.MICROSOFT.CONCAT([.C248]; INDIRECT(ADDRESS([.B248];3;1;;&quot;Ev&quot;)))" office:value-type="string" office:string-value="" calcext:value-type="error">
            <text:p>#N/A</text:p>
          </table:table-cell>
          <table:table-cell/>
          <table:table-cell table:formula="of:=MATCH([.A248];[$Se.$A$1:.$A$100];0)" office:value-type="string" office:string-value="" calcext:value-type="error">
            <text:p>#N/A</text:p>
          </table:table-cell>
          <table:table-cell table:formula="of:=IF(IFNA(IF(INDIRECT(ADDRESS([.F248];2;1;;&quot;Se&quot;)) = &quot;StReasonCode&quot;);0);&quot;Depricated_&quot;; &quot;&quot;)">
            <text:p/>
          </table:table-cell>
          <table:table-cell table:formula="of:=COM.MICROSOFT.CONCAT([.G248]; INDIRECT(ADDRESS([.F248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8" calcext:value-type="string">
            <text:p>F8</text:p>
          </table:table-cell>
          <table:table-cell table:formula="of:=MATCH([.A249];[$Ev.$A$1:.$A$100];0)" office:value-type="string" office:string-value="" calcext:value-type="error">
            <text:p>#N/A</text:p>
          </table:table-cell>
          <table:table-cell table:formula="of:=IF(IFNA(IF(INDIRECT(ADDRESS([.B249];2;1;;&quot;Ev&quot;)) = &quot;EvReasonCode&quot;);0);&quot;Depricated_&quot;; &quot;&quot;)">
            <text:p/>
          </table:table-cell>
          <table:table-cell table:formula="of:=COM.MICROSOFT.CONCAT([.C249]; INDIRECT(ADDRESS([.B249];3;1;;&quot;Ev&quot;)))" office:value-type="string" office:string-value="" calcext:value-type="error">
            <text:p>#N/A</text:p>
          </table:table-cell>
          <table:table-cell/>
          <table:table-cell table:formula="of:=MATCH([.A249];[$Se.$A$1:.$A$100];0)" office:value-type="string" office:string-value="" calcext:value-type="error">
            <text:p>#N/A</text:p>
          </table:table-cell>
          <table:table-cell table:formula="of:=IF(IFNA(IF(INDIRECT(ADDRESS([.F249];2;1;;&quot;Se&quot;)) = &quot;StReasonCode&quot;);0);&quot;Depricated_&quot;; &quot;&quot;)">
            <text:p/>
          </table:table-cell>
          <table:table-cell table:formula="of:=COM.MICROSOFT.CONCAT([.G249]; INDIRECT(ADDRESS([.F249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9" calcext:value-type="string">
            <text:p>F9</text:p>
          </table:table-cell>
          <table:table-cell table:formula="of:=MATCH([.A250];[$Ev.$A$1:.$A$100];0)" office:value-type="string" office:string-value="" calcext:value-type="error">
            <text:p>#N/A</text:p>
          </table:table-cell>
          <table:table-cell table:formula="of:=IF(IFNA(IF(INDIRECT(ADDRESS([.B250];2;1;;&quot;Ev&quot;)) = &quot;EvReasonCode&quot;);0);&quot;Depricated_&quot;; &quot;&quot;)">
            <text:p/>
          </table:table-cell>
          <table:table-cell table:formula="of:=COM.MICROSOFT.CONCAT([.C250]; INDIRECT(ADDRESS([.B250];3;1;;&quot;Ev&quot;)))" office:value-type="string" office:string-value="" calcext:value-type="error">
            <text:p>#N/A</text:p>
          </table:table-cell>
          <table:table-cell/>
          <table:table-cell table:formula="of:=MATCH([.A250];[$Se.$A$1:.$A$100];0)" office:value-type="string" office:string-value="" calcext:value-type="error">
            <text:p>#N/A</text:p>
          </table:table-cell>
          <table:table-cell table:formula="of:=IF(IFNA(IF(INDIRECT(ADDRESS([.F250];2;1;;&quot;Se&quot;)) = &quot;StReasonCode&quot;);0);&quot;Depricated_&quot;; &quot;&quot;)">
            <text:p/>
          </table:table-cell>
          <table:table-cell table:formula="of:=COM.MICROSOFT.CONCAT([.G250]; INDIRECT(ADDRESS([.F250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A" calcext:value-type="string">
            <text:p>FA</text:p>
          </table:table-cell>
          <table:table-cell table:formula="of:=MATCH([.A251];[$Ev.$A$1:.$A$100];0)" office:value-type="string" office:string-value="" calcext:value-type="error">
            <text:p>#N/A</text:p>
          </table:table-cell>
          <table:table-cell table:formula="of:=IF(IFNA(IF(INDIRECT(ADDRESS([.B251];2;1;;&quot;Ev&quot;)) = &quot;EvReasonCode&quot;);0);&quot;Depricated_&quot;; &quot;&quot;)">
            <text:p/>
          </table:table-cell>
          <table:table-cell table:formula="of:=COM.MICROSOFT.CONCAT([.C251]; INDIRECT(ADDRESS([.B251];3;1;;&quot;Ev&quot;)))" office:value-type="string" office:string-value="" calcext:value-type="error">
            <text:p>#N/A</text:p>
          </table:table-cell>
          <table:table-cell/>
          <table:table-cell table:formula="of:=MATCH([.A251];[$Se.$A$1:.$A$100];0)" office:value-type="string" office:string-value="" calcext:value-type="error">
            <text:p>#N/A</text:p>
          </table:table-cell>
          <table:table-cell table:formula="of:=IF(IFNA(IF(INDIRECT(ADDRESS([.F251];2;1;;&quot;Se&quot;)) = &quot;StReasonCode&quot;);0);&quot;Depricated_&quot;; &quot;&quot;)">
            <text:p/>
          </table:table-cell>
          <table:table-cell table:formula="of:=COM.MICROSOFT.CONCAT([.G251]; INDIRECT(ADDRESS([.F251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B" calcext:value-type="string">
            <text:p>FB</text:p>
          </table:table-cell>
          <table:table-cell table:formula="of:=MATCH([.A252];[$Ev.$A$1:.$A$100];0)" office:value-type="string" office:string-value="" calcext:value-type="error">
            <text:p>#N/A</text:p>
          </table:table-cell>
          <table:table-cell table:formula="of:=IF(IFNA(IF(INDIRECT(ADDRESS([.B252];2;1;;&quot;Ev&quot;)) = &quot;EvReasonCode&quot;);0);&quot;Depricated_&quot;; &quot;&quot;)">
            <text:p/>
          </table:table-cell>
          <table:table-cell table:formula="of:=COM.MICROSOFT.CONCAT([.C252]; INDIRECT(ADDRESS([.B252];3;1;;&quot;Ev&quot;)))" office:value-type="string" office:string-value="" calcext:value-type="error">
            <text:p>#N/A</text:p>
          </table:table-cell>
          <table:table-cell/>
          <table:table-cell table:formula="of:=MATCH([.A252];[$Se.$A$1:.$A$100];0)" office:value-type="string" office:string-value="" calcext:value-type="error">
            <text:p>#N/A</text:p>
          </table:table-cell>
          <table:table-cell table:formula="of:=IF(IFNA(IF(INDIRECT(ADDRESS([.F252];2;1;;&quot;Se&quot;)) = &quot;StReasonCode&quot;);0);&quot;Depricated_&quot;; &quot;&quot;)">
            <text:p/>
          </table:table-cell>
          <table:table-cell table:formula="of:=COM.MICROSOFT.CONCAT([.G252]; INDIRECT(ADDRESS([.F252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C" calcext:value-type="string">
            <text:p>FC</text:p>
          </table:table-cell>
          <table:table-cell table:formula="of:=MATCH([.A253];[$Ev.$A$1:.$A$100];0)" office:value-type="string" office:string-value="" calcext:value-type="error">
            <text:p>#N/A</text:p>
          </table:table-cell>
          <table:table-cell table:formula="of:=IF(IFNA(IF(INDIRECT(ADDRESS([.B253];2;1;;&quot;Ev&quot;)) = &quot;EvReasonCode&quot;);0);&quot;Depricated_&quot;; &quot;&quot;)">
            <text:p/>
          </table:table-cell>
          <table:table-cell table:formula="of:=COM.MICROSOFT.CONCAT([.C253]; INDIRECT(ADDRESS([.B253];3;1;;&quot;Ev&quot;)))" office:value-type="string" office:string-value="" calcext:value-type="error">
            <text:p>#N/A</text:p>
          </table:table-cell>
          <table:table-cell/>
          <table:table-cell table:formula="of:=MATCH([.A253];[$Se.$A$1:.$A$100];0)" office:value-type="string" office:string-value="" calcext:value-type="error">
            <text:p>#N/A</text:p>
          </table:table-cell>
          <table:table-cell table:formula="of:=IF(IFNA(IF(INDIRECT(ADDRESS([.F253];2;1;;&quot;Se&quot;)) = &quot;StReasonCode&quot;);0);&quot;Depricated_&quot;; &quot;&quot;)">
            <text:p/>
          </table:table-cell>
          <table:table-cell table:formula="of:=COM.MICROSOFT.CONCAT([.G253]; INDIRECT(ADDRESS([.F253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D" calcext:value-type="string">
            <text:p>FD</text:p>
          </table:table-cell>
          <table:table-cell table:formula="of:=MATCH([.A254];[$Ev.$A$1:.$A$100];0)" office:value-type="string" office:string-value="" calcext:value-type="error">
            <text:p>#N/A</text:p>
          </table:table-cell>
          <table:table-cell table:formula="of:=IF(IFNA(IF(INDIRECT(ADDRESS([.B254];2;1;;&quot;Ev&quot;)) = &quot;EvReasonCode&quot;);0);&quot;Depricated_&quot;; &quot;&quot;)">
            <text:p/>
          </table:table-cell>
          <table:table-cell table:formula="of:=COM.MICROSOFT.CONCAT([.C254]; INDIRECT(ADDRESS([.B254];3;1;;&quot;Ev&quot;)))" office:value-type="string" office:string-value="" calcext:value-type="error">
            <text:p>#N/A</text:p>
          </table:table-cell>
          <table:table-cell/>
          <table:table-cell table:formula="of:=MATCH([.A254];[$Se.$A$1:.$A$100];0)" office:value-type="string" office:string-value="" calcext:value-type="error">
            <text:p>#N/A</text:p>
          </table:table-cell>
          <table:table-cell table:formula="of:=IF(IFNA(IF(INDIRECT(ADDRESS([.F254];2;1;;&quot;Se&quot;)) = &quot;StReasonCode&quot;);0);&quot;Depricated_&quot;; &quot;&quot;)">
            <text:p/>
          </table:table-cell>
          <table:table-cell table:formula="of:=COM.MICROSOFT.CONCAT([.G254]; INDIRECT(ADDRESS([.F254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E" calcext:value-type="string">
            <text:p>FE</text:p>
          </table:table-cell>
          <table:table-cell table:formula="of:=MATCH([.A255];[$Ev.$A$1:.$A$100];0)" office:value-type="string" office:string-value="" calcext:value-type="error">
            <text:p>#N/A</text:p>
          </table:table-cell>
          <table:table-cell table:formula="of:=IF(IFNA(IF(INDIRECT(ADDRESS([.B255];2;1;;&quot;Ev&quot;)) = &quot;EvReasonCode&quot;);0);&quot;Depricated_&quot;; &quot;&quot;)">
            <text:p/>
          </table:table-cell>
          <table:table-cell table:formula="of:=COM.MICROSOFT.CONCAT([.C255]; INDIRECT(ADDRESS([.B255];3;1;;&quot;Ev&quot;)))" office:value-type="string" office:string-value="" calcext:value-type="error">
            <text:p>#N/A</text:p>
          </table:table-cell>
          <table:table-cell/>
          <table:table-cell table:formula="of:=MATCH([.A255];[$Se.$A$1:.$A$100];0)" office:value-type="string" office:string-value="" calcext:value-type="error">
            <text:p>#N/A</text:p>
          </table:table-cell>
          <table:table-cell table:formula="of:=IF(IFNA(IF(INDIRECT(ADDRESS([.F255];2;1;;&quot;Se&quot;)) = &quot;StReasonCode&quot;);0);&quot;Depricated_&quot;; &quot;&quot;)">
            <text:p/>
          </table:table-cell>
          <table:table-cell table:formula="of:=COM.MICROSOFT.CONCAT([.G255]; INDIRECT(ADDRESS([.F255];3;1;;&quot;Se&quot;)))" office:value-type="string" office:string-value="" calcext:value-type="error">
            <text:p>#N/A</text:p>
          </table:table-cell>
        </table:table-row>
        <table:table-row table:style-name="ro1">
          <table:table-cell table:formula="of:=DEC2HEX( ROW() - 1)" office:value-type="string" office:string-value="FF" calcext:value-type="string">
            <text:p>FF</text:p>
          </table:table-cell>
          <table:table-cell table:formula="of:=MATCH([.A256];[$Ev.$A$1:.$A$100];0)" office:value-type="float" office:value="24" calcext:value-type="float">
            <text:p>24</text:p>
          </table:table-cell>
          <table:table-cell table:formula="of:=IF(IFNA(IF(INDIRECT(ADDRESS([.B256];2;1;;&quot;Ev&quot;)) = &quot;EvReasonCode&quot;);0);&quot;Depricated_&quot;; &quot;&quot;)">
            <text:p/>
          </table:table-cell>
          <table:table-cell table:formula="of:=COM.MICROSOFT.CONCAT([.C256]; INDIRECT(ADDRESS([.B256];3;1;;&quot;Ev&quot;)))" office:value-type="string" office:string-value="Empty" calcext:value-type="string">
            <text:p>Empty</text:p>
          </table:table-cell>
          <table:table-cell/>
          <table:table-cell table:formula="of:=MATCH([.A256];[$Se.$A$1:.$A$100];0)" office:value-type="float" office:value="40" calcext:value-type="float">
            <text:p>40</text:p>
          </table:table-cell>
          <table:table-cell table:formula="of:=IF(IFNA(IF(INDIRECT(ADDRESS([.F256];2;1;;&quot;Se&quot;)) = &quot;StReasonCode&quot;);0);&quot;Depricated_&quot;; &quot;&quot;)">
            <text:p/>
          </table:table-cell>
          <table:table-cell table:formula="of:=COM.MICROSOFT.CONCAT([.G256]; INDIRECT(ADDRESS([.F256];3;1;;&quot;Se&quot;)))" office:value-type="string" office:string-value="Empty" calcext:value-type="string">
            <text:p>Empty</text:p>
          </table:table-cell>
        </table:table-row>
      </table:table>
      <table:table table:name="strings" table:style-name="ta1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st char * const rsvd = "Reserved"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 char * const EV_Info_Codes[] = {</text:p>
          </table:table-cell>
          <table:table-cell table:formula="of:=COM.MICROSOFT.CONCAT(IFNA(COM.MICROSOFT.CONCAT(CHAR(34);[$intermediate.D1];CHAR(34));&quot;rsvd&quot;);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</table:table-row>
        <table:table-row table:style-name="ro1">
          <table:table-cell/>
          <table:table-cell table:formula="of:=COM.MICROSOFT.CONCAT(IFNA(COM.MICROSOFT.CONCAT(CHAR(34);[$intermediate.D2];CHAR(34));&quot;rsvd&quot;);&quot;,&quot;)" office:value-type="string" office:string-value="&quot;Depricated_StStatusOp_not_ready&quot;," calcext:value-type="string">
            <text:p>"Depricated_StStatusOp_not_ready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</table:table-row>
        <table:table-row table:style-name="ro1">
          <table:table-cell/>
          <table:table-cell table:formula="of:=COM.MICROSOFT.CONCAT(IFNA(COM.MICROSOFT.CONCAT(CHAR(34);[$intermediate.D3];CHAR(34));&quot;rsvd&quot;);&quot;,&quot;)" office:value-type="string" office:string-value="&quot;Depricated_EV_Energy_Management_Fault&quot;," calcext:value-type="string">
            <text:p>"Depricated_EV_Energy_Management_Fault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</table:table-row>
        <table:table-row table:style-name="ro1">
          <table:table-cell/>
          <table:table-cell table:formula="of:=COM.MICROSOFT.CONCAT(IFNA(COM.MICROSOFT.CONCAT(CHAR(34);[$intermediate.D4];CHAR(34));&quot;rsvd&quot;);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</table:table-row>
        <table:table-row table:style-name="ro1">
          <table:table-cell/>
          <table:table-cell table:formula="of:=COM.MICROSOFT.CONCAT(IFNA(COM.MICROSOFT.CONCAT(CHAR(34);[$intermediate.D5];CHAR(34));&quot;rsvd&quot;);&quot;,&quot;)" office:value-type="string" office:string-value="&quot;Depricated_Maximum_current_too_low&quot;," calcext:value-type="string">
            <text:p>"Depricated_Maximum_current_too_low"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</table:table-row>
        <table:table-row table:style-name="ro1">
          <table:table-cell/>
          <table:table-cell table:formula="of:=COM.MICROSOFT.CONCAT(IFNA(COM.MICROSOFT.CONCAT(CHAR(34);[$intermediate.D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</table:table-row>
        <table:table-row table:style-name="ro1">
          <table:table-cell/>
          <table:table-cell table:formula="of:=COM.MICROSOFT.CONCAT(IFNA(COM.MICROSOFT.CONCAT(CHAR(34);[$intermediate.D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</table:table-row>
        <table:table-row table:style-name="ro1">
          <table:table-cell/>
          <table:table-cell table:formula="of:=COM.MICROSOFT.CONCAT(IFNA(COM.MICROSOFT.CONCAT(CHAR(34);[$intermediate.D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</table:table-row>
        <table:table-row table:style-name="ro1">
          <table:table-cell/>
          <table:table-cell table:formula="of:=COM.MICROSOFT.CONCAT(IFNA(COM.MICROSOFT.CONCAT(CHAR(34);[$intermediate.D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</table:table-row>
        <table:table-row table:style-name="ro1">
          <table:table-cell/>
          <table:table-cell table:formula="of:=COM.MICROSOFT.CONCAT(IFNA(COM.MICROSOFT.CONCAT(CHAR(34);[$intermediate.D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</table:table-row>
        <table:table-row table:style-name="ro1">
          <table:table-cell/>
          <table:table-cell table:formula="of:=COM.MICROSOFT.CONCAT(IFNA(COM.MICROSOFT.CONCAT(CHAR(34);[$intermediate.D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</table:table-row>
        <table:table-row table:style-name="ro1">
          <table:table-cell/>
          <table:table-cell table:formula="of:=COM.MICROSOFT.CONCAT(IFNA(COM.MICROSOFT.CONCAT(CHAR(34);[$intermediate.D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</table:table-row>
        <table:table-row table:style-name="ro1">
          <table:table-cell/>
          <table:table-cell table:formula="of:=COM.MICROSOFT.CONCAT(IFNA(COM.MICROSOFT.CONCAT(CHAR(34);[$intermediate.D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</table:table-row>
        <table:table-row table:style-name="ro1">
          <table:table-cell/>
          <table:table-cell table:formula="of:=COM.MICROSOFT.CONCAT(IFNA(COM.MICROSOFT.CONCAT(CHAR(34);[$intermediate.D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</table:table-row>
        <table:table-row table:style-name="ro1">
          <table:table-cell/>
          <table:table-cell table:formula="of:=COM.MICROSOFT.CONCAT(IFNA(COM.MICROSOFT.CONCAT(CHAR(34);[$intermediate.D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</table:table-row>
        <table:table-row table:style-name="ro1">
          <table:table-cell/>
          <table:table-cell table:formula="of:=COM.MICROSOFT.CONCAT(IFNA(COM.MICROSOFT.CONCAT(CHAR(34);[$intermediate.D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</table:table-row>
        <table:table-row table:style-name="ro1">
          <table:table-cell/>
          <table:table-cell table:formula="of:=COM.MICROSOFT.CONCAT(IFNA(COM.MICROSOFT.CONCAT(CHAR(34);[$intermediate.D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</table:table-row>
        <table:table-row table:style-name="ro1">
          <table:table-cell/>
          <table:table-cell table:formula="of:=COM.MICROSOFT.CONCAT(IFNA(COM.MICROSOFT.CONCAT(CHAR(34);[$intermediate.D18];CHAR(34));&quot;rsvd&quot;);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</table:table-row>
        <table:table-row table:style-name="ro1">
          <table:table-cell/>
          <table:table-cell table:formula="of:=COM.MICROSOFT.CONCAT(IFNA(COM.MICROSOFT.CONCAT(CHAR(34);[$intermediate.D19];CHAR(34));&quot;rsvd&quot;);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</table:table-row>
        <table:table-row table:style-name="ro1">
          <table:table-cell/>
          <table:table-cell table:formula="of:=COM.MICROSOFT.CONCAT(IFNA(COM.MICROSOFT.CONCAT(CHAR(34);[$intermediate.D20];CHAR(34));&quot;rsvd&quot;);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</table:table-row>
        <table:table-row table:style-name="ro1">
          <table:table-cell/>
          <table:table-cell table:formula="of:=COM.MICROSOFT.CONCAT(IFNA(COM.MICROSOFT.CONCAT(CHAR(34);[$intermediate.D21];CHAR(34));&quot;rsvd&quot;);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</table:table-row>
        <table:table-row table:style-name="ro1">
          <table:table-cell/>
          <table:table-cell table:formula="of:=COM.MICROSOFT.CONCAT(IFNA(COM.MICROSOFT.CONCAT(CHAR(34);[$intermediate.D22];CHAR(34));&quot;rsvd&quot;);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</table:table-row>
        <table:table-row table:style-name="ro1">
          <table:table-cell/>
          <table:table-cell table:formula="of:=COM.MICROSOFT.CONCAT(IFNA(COM.MICROSOFT.CONCAT(CHAR(34);[$intermediate.D23];CHAR(34));&quot;rsvd&quot;);&quot;,&quot;)" office:value-type="string" office:string-value="&quot;Pilot_Fault_Restart&quot;," calcext:value-type="string">
            <text:p>"Pilot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</table:table-row>
        <table:table-row table:style-name="ro1">
          <table:table-cell/>
          <table:table-cell table:formula="of:=COM.MICROSOFT.CONCAT(IFNA(COM.MICROSOFT.CONCAT(CHAR(34);[$intermediate.D24];CHAR(34));&quot;rsvd&quot;);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</table:table-row>
        <table:table-row table:style-name="ro1">
          <table:table-cell/>
          <table:table-cell table:formula="of:=COM.MICROSOFT.CONCAT(IFNA(COM.MICROSOFT.CONCAT(CHAR(34);[$intermediate.D25];CHAR(34));&quot;rsvd&quot;);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</table:table-row>
        <table:table-row table:style-name="ro1">
          <table:table-cell/>
          <table:table-cell table:formula="of:=COM.MICROSOFT.CONCAT(IFNA(COM.MICROSOFT.CONCAT(CHAR(34);[$intermediate.D26];CHAR(34));&quot;rsvd&quot;);&quot;,&quot;)" office:value-type="string" office:string-value="&quot;Int_Fault_Termination&quot;," calcext:value-type="string">
            <text:p>"Int_Fault_Termination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</table:table-row>
        <table:table-row table:style-name="ro1">
          <table:table-cell/>
          <table:table-cell table:formula="of:=COM.MICROSOFT.CONCAT(IFNA(COM.MICROSOFT.CONCAT(CHAR(34);[$intermediate.D27];CHAR(34));&quot;rsvd&quot;);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</table:table-row>
        <table:table-row table:style-name="ro1">
          <table:table-cell/>
          <table:table-cell table:formula="of:=COM.MICROSOFT.CONCAT(IFNA(COM.MICROSOFT.CONCAT(CHAR(34);[$intermediate.D28];CHAR(34));&quot;rsvd&quot;);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</table:table-row>
        <table:table-row table:style-name="ro1">
          <table:table-cell/>
          <table:table-cell table:formula="of:=COM.MICROSOFT.CONCAT(IFNA(COM.MICROSOFT.CONCAT(CHAR(34);[$intermediate.D29];CHAR(34));&quot;rsvd&quot;);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</table:table-row>
        <table:table-row table:style-name="ro1">
          <table:table-cell/>
          <table:table-cell table:formula="of:=COM.MICROSOFT.CONCAT(IFNA(COM.MICROSOFT.CONCAT(CHAR(34);[$intermediate.D30];CHAR(34));&quot;rsvd&quot;);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</table:table-row>
        <table:table-row table:style-name="ro1">
          <table:table-cell/>
          <table:table-cell table:formula="of:=COM.MICROSOFT.CONCAT(IFNA(COM.MICROSOFT.CONCAT(CHAR(34);[$intermediate.D31];CHAR(34));&quot;rsvd&quot;);&quot;,&quot;)" office:value-type="string" office:string-value="&quot;Isolation_fault&quot;," calcext:value-type="string">
            <text:p>"Isolation_faul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</table:table-row>
        <table:table-row table:style-name="ro1">
          <table:table-cell/>
          <table:table-cell table:formula="of:=COM.MICROSOFT.CONCAT(IFNA(COM.MICROSOFT.CONCAT(CHAR(34);[$intermediate.D32];CHAR(34));&quot;rsvd&quot;);&quot;,&quot;)" office:value-type="string" office:string-value="&quot;Charging_Delayed&quot;," calcext:value-type="string">
            <text:p>"Charging_Delayed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</table:table-row>
        <table:table-row table:style-name="ro1">
          <table:table-cell/>
          <table:table-cell table:formula="of:=COM.MICROSOFT.CONCAT(IFNA(COM.MICROSOFT.CONCAT(CHAR(34);[$intermediate.D33];CHAR(34));&quot;rsvd&quot;);&quot;,&quot;)" office:value-type="string" office:string-value="&quot;Interrupt_Clean&quot;," calcext:value-type="string">
            <text:p>"Interrupt_Clean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</table:table-row>
        <table:table-row table:style-name="ro1">
          <table:table-cell/>
          <table:table-cell table:formula="of:=COM.MICROSOFT.CONCAT(IFNA(COM.MICROSOFT.CONCAT(CHAR(34);[$intermediate.D34];CHAR(34));&quot;rsvd&quot;);&quot;,&quot;)" office:value-type="string" office:string-value="&quot;Interrupt_Dirty&quot;," calcext:value-type="string">
            <text:p>"Interrupt_Dirty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</table:table-row>
        <table:table-row table:style-name="ro1">
          <table:table-cell/>
          <table:table-cell table:formula="of:=COM.MICROSOFT.CONCAT(IFNA(COM.MICROSOFT.CONCAT(CHAR(34);[$intermediate.D35];CHAR(34));&quot;rsvd&quot;);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</table:table-row>
        <table:table-row table:style-name="ro1">
          <table:table-cell/>
          <table:table-cell table:formula="of:=COM.MICROSOFT.CONCAT(IFNA(COM.MICROSOFT.CONCAT(CHAR(34);[$intermediate.D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</table:table-row>
        <table:table-row table:style-name="ro1">
          <table:table-cell/>
          <table:table-cell table:formula="of:=COM.MICROSOFT.CONCAT(IFNA(COM.MICROSOFT.CONCAT(CHAR(34);[$intermediate.D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</table:table-row>
        <table:table-row table:style-name="ro1">
          <table:table-cell/>
          <table:table-cell table:formula="of:=COM.MICROSOFT.CONCAT(IFNA(COM.MICROSOFT.CONCAT(CHAR(34);[$intermediate.D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</table:table-row>
        <table:table-row table:style-name="ro1">
          <table:table-cell/>
          <table:table-cell table:formula="of:=COM.MICROSOFT.CONCAT(IFNA(COM.MICROSOFT.CONCAT(CHAR(34);[$intermediate.D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</table:table-row>
        <table:table-row table:style-name="ro1">
          <table:table-cell/>
          <table:table-cell table:formula="of:=COM.MICROSOFT.CONCAT(IFNA(COM.MICROSOFT.CONCAT(CHAR(34);[$intermediate.D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</table:table-row>
        <table:table-row table:style-name="ro1">
          <table:table-cell/>
          <table:table-cell table:formula="of:=COM.MICROSOFT.CONCAT(IFNA(COM.MICROSOFT.CONCAT(CHAR(34);[$intermediate.D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</table:table-row>
        <table:table-row table:style-name="ro1">
          <table:table-cell/>
          <table:table-cell table:formula="of:=COM.MICROSOFT.CONCAT(IFNA(COM.MICROSOFT.CONCAT(CHAR(34);[$intermediate.D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</table:table-row>
        <table:table-row table:style-name="ro1">
          <table:table-cell/>
          <table:table-cell table:formula="of:=COM.MICROSOFT.CONCAT(IFNA(COM.MICROSOFT.CONCAT(CHAR(34);[$intermediate.D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</table:table-row>
        <table:table-row table:style-name="ro1">
          <table:table-cell/>
          <table:table-cell table:formula="of:=COM.MICROSOFT.CONCAT(IFNA(COM.MICROSOFT.CONCAT(CHAR(34);[$intermediate.D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</table:table-row>
        <table:table-row table:style-name="ro1">
          <table:table-cell/>
          <table:table-cell table:formula="of:=COM.MICROSOFT.CONCAT(IFNA(COM.MICROSOFT.CONCAT(CHAR(34);[$intermediate.D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</table:table-row>
        <table:table-row table:style-name="ro1">
          <table:table-cell/>
          <table:table-cell table:formula="of:=COM.MICROSOFT.CONCAT(IFNA(COM.MICROSOFT.CONCAT(CHAR(34);[$intermediate.D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</table:table-row>
        <table:table-row table:style-name="ro1">
          <table:table-cell/>
          <table:table-cell table:formula="of:=COM.MICROSOFT.CONCAT(IFNA(COM.MICROSOFT.CONCAT(CHAR(34);[$intermediate.D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</table:table-row>
        <table:table-row table:style-name="ro1">
          <table:table-cell/>
          <table:table-cell table:formula="of:=COM.MICROSOFT.CONCAT(IFNA(COM.MICROSOFT.CONCAT(CHAR(34);[$intermediate.D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</table:table-row>
        <table:table-row table:style-name="ro1">
          <table:table-cell/>
          <table:table-cell table:formula="of:=COM.MICROSOFT.CONCAT(IFNA(COM.MICROSOFT.CONCAT(CHAR(34);[$intermediate.D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</table:table-row>
        <table:table-row table:style-name="ro1">
          <table:table-cell/>
          <table:table-cell table:formula="of:=COM.MICROSOFT.CONCAT(IFNA(COM.MICROSOFT.CONCAT(CHAR(34);[$intermediate.D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</table:table-row>
        <table:table-row table:style-name="ro1">
          <table:table-cell/>
          <table:table-cell table:formula="of:=COM.MICROSOFT.CONCAT(IFNA(COM.MICROSOFT.CONCAT(CHAR(34);[$intermediate.D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</table:table-row>
        <table:table-row table:style-name="ro1">
          <table:table-cell/>
          <table:table-cell table:formula="of:=COM.MICROSOFT.CONCAT(IFNA(COM.MICROSOFT.CONCAT(CHAR(34);[$intermediate.D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</table:table-row>
        <table:table-row table:style-name="ro1">
          <table:table-cell/>
          <table:table-cell table:formula="of:=COM.MICROSOFT.CONCAT(IFNA(COM.MICROSOFT.CONCAT(CHAR(34);[$intermediate.D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</table:table-row>
        <table:table-row table:style-name="ro1">
          <table:table-cell/>
          <table:table-cell table:formula="of:=COM.MICROSOFT.CONCAT(IFNA(COM.MICROSOFT.CONCAT(CHAR(34);[$intermediate.D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</table:table-row>
        <table:table-row table:style-name="ro1">
          <table:table-cell/>
          <table:table-cell table:formula="of:=COM.MICROSOFT.CONCAT(IFNA(COM.MICROSOFT.CONCAT(CHAR(34);[$intermediate.D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</table:table-row>
        <table:table-row table:style-name="ro1">
          <table:table-cell/>
          <table:table-cell table:formula="of:=COM.MICROSOFT.CONCAT(IFNA(COM.MICROSOFT.CONCAT(CHAR(34);[$intermediate.D5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</table:table-row>
        <table:table-row table:style-name="ro1">
          <table:table-cell/>
          <table:table-cell table:formula="of:=COM.MICROSOFT.CONCAT(IFNA(COM.MICROSOFT.CONCAT(CHAR(34);[$intermediate.D5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</table:table-row>
        <table:table-row table:style-name="ro1">
          <table:table-cell/>
          <table:table-cell table:formula="of:=COM.MICROSOFT.CONCAT(IFNA(COM.MICROSOFT.CONCAT(CHAR(34);[$intermediate.D5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</table:table-row>
        <table:table-row table:style-name="ro1">
          <table:table-cell/>
          <table:table-cell table:formula="of:=COM.MICROSOFT.CONCAT(IFNA(COM.MICROSOFT.CONCAT(CHAR(34);[$intermediate.D5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</table:table-row>
        <table:table-row table:style-name="ro1">
          <table:table-cell/>
          <table:table-cell table:formula="of:=COM.MICROSOFT.CONCAT(IFNA(COM.MICROSOFT.CONCAT(CHAR(34);[$intermediate.D6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</table:table-row>
        <table:table-row table:style-name="ro1">
          <table:table-cell/>
          <table:table-cell table:formula="of:=COM.MICROSOFT.CONCAT(IFNA(COM.MICROSOFT.CONCAT(CHAR(34);[$intermediate.D6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</table:table-row>
        <table:table-row table:style-name="ro1">
          <table:table-cell/>
          <table:table-cell table:formula="of:=COM.MICROSOFT.CONCAT(IFNA(COM.MICROSOFT.CONCAT(CHAR(34);[$intermediate.D6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</table:table-row>
        <table:table-row table:style-name="ro1">
          <table:table-cell/>
          <table:table-cell table:formula="of:=COM.MICROSOFT.CONCAT(IFNA(COM.MICROSOFT.CONCAT(CHAR(34);[$intermediate.D6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</table:table-row>
        <table:table-row table:style-name="ro1">
          <table:table-cell/>
          <table:table-cell table:formula="of:=COM.MICROSOFT.CONCAT(IFNA(COM.MICROSOFT.CONCAT(CHAR(34);[$intermediate.D6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</table:table-row>
        <table:table-row table:style-name="ro1">
          <table:table-cell/>
          <table:table-cell table:formula="of:=COM.MICROSOFT.CONCAT(IFNA(COM.MICROSOFT.CONCAT(CHAR(34);[$intermediate.D6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</table:table-row>
        <table:table-row table:style-name="ro1">
          <table:table-cell/>
          <table:table-cell table:formula="of:=COM.MICROSOFT.CONCAT(IFNA(COM.MICROSOFT.CONCAT(CHAR(34);[$intermediate.D6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</table:table-row>
        <table:table-row table:style-name="ro1">
          <table:table-cell/>
          <table:table-cell table:formula="of:=COM.MICROSOFT.CONCAT(IFNA(COM.MICROSOFT.CONCAT(CHAR(34);[$intermediate.D6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</table:table-row>
        <table:table-row table:style-name="ro1">
          <table:table-cell/>
          <table:table-cell table:formula="of:=COM.MICROSOFT.CONCAT(IFNA(COM.MICROSOFT.CONCAT(CHAR(34);[$intermediate.D6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</table:table-row>
        <table:table-row table:style-name="ro1">
          <table:table-cell/>
          <table:table-cell table:formula="of:=COM.MICROSOFT.CONCAT(IFNA(COM.MICROSOFT.CONCAT(CHAR(34);[$intermediate.D6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</table:table-row>
        <table:table-row table:style-name="ro1">
          <table:table-cell/>
          <table:table-cell table:formula="of:=COM.MICROSOFT.CONCAT(IFNA(COM.MICROSOFT.CONCAT(CHAR(34);[$intermediate.D7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</table:table-row>
        <table:table-row table:style-name="ro1">
          <table:table-cell/>
          <table:table-cell table:formula="of:=COM.MICROSOFT.CONCAT(IFNA(COM.MICROSOFT.CONCAT(CHAR(34);[$intermediate.D7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</table:table-row>
        <table:table-row table:style-name="ro1">
          <table:table-cell/>
          <table:table-cell table:formula="of:=COM.MICROSOFT.CONCAT(IFNA(COM.MICROSOFT.CONCAT(CHAR(34);[$intermediate.D7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</table:table-row>
        <table:table-row table:style-name="ro1">
          <table:table-cell/>
          <table:table-cell table:formula="of:=COM.MICROSOFT.CONCAT(IFNA(COM.MICROSOFT.CONCAT(CHAR(34);[$intermediate.D7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</table:table-row>
        <table:table-row table:style-name="ro1">
          <table:table-cell/>
          <table:table-cell table:formula="of:=COM.MICROSOFT.CONCAT(IFNA(COM.MICROSOFT.CONCAT(CHAR(34);[$intermediate.D7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</table:table-row>
        <table:table-row table:style-name="ro1">
          <table:table-cell/>
          <table:table-cell table:formula="of:=COM.MICROSOFT.CONCAT(IFNA(COM.MICROSOFT.CONCAT(CHAR(34);[$intermediate.D7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</table:table-row>
        <table:table-row table:style-name="ro1">
          <table:table-cell/>
          <table:table-cell table:formula="of:=COM.MICROSOFT.CONCAT(IFNA(COM.MICROSOFT.CONCAT(CHAR(34);[$intermediate.D7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</table:table-row>
        <table:table-row table:style-name="ro1">
          <table:table-cell/>
          <table:table-cell table:formula="of:=COM.MICROSOFT.CONCAT(IFNA(COM.MICROSOFT.CONCAT(CHAR(34);[$intermediate.D7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</table:table-row>
        <table:table-row table:style-name="ro1">
          <table:table-cell/>
          <table:table-cell table:formula="of:=COM.MICROSOFT.CONCAT(IFNA(COM.MICROSOFT.CONCAT(CHAR(34);[$intermediate.D7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</table:table-row>
        <table:table-row table:style-name="ro1">
          <table:table-cell/>
          <table:table-cell table:formula="of:=COM.MICROSOFT.CONCAT(IFNA(COM.MICROSOFT.CONCAT(CHAR(34);[$intermediate.D7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</table:table-row>
        <table:table-row table:style-name="ro1">
          <table:table-cell/>
          <table:table-cell table:formula="of:=COM.MICROSOFT.CONCAT(IFNA(COM.MICROSOFT.CONCAT(CHAR(34);[$intermediate.D8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</table:table-row>
        <table:table-row table:style-name="ro1">
          <table:table-cell/>
          <table:table-cell table:formula="of:=COM.MICROSOFT.CONCAT(IFNA(COM.MICROSOFT.CONCAT(CHAR(34);[$intermediate.D8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</table:table-row>
        <table:table-row table:style-name="ro1">
          <table:table-cell/>
          <table:table-cell table:formula="of:=COM.MICROSOFT.CONCAT(IFNA(COM.MICROSOFT.CONCAT(CHAR(34);[$intermediate.D8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</table:table-row>
        <table:table-row table:style-name="ro1">
          <table:table-cell/>
          <table:table-cell table:formula="of:=COM.MICROSOFT.CONCAT(IFNA(COM.MICROSOFT.CONCAT(CHAR(34);[$intermediate.D8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</table:table-row>
        <table:table-row table:style-name="ro1">
          <table:table-cell/>
          <table:table-cell table:formula="of:=COM.MICROSOFT.CONCAT(IFNA(COM.MICROSOFT.CONCAT(CHAR(34);[$intermediate.D8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</table:table-row>
        <table:table-row table:style-name="ro1">
          <table:table-cell/>
          <table:table-cell table:formula="of:=COM.MICROSOFT.CONCAT(IFNA(COM.MICROSOFT.CONCAT(CHAR(34);[$intermediate.D8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</table:table-row>
        <table:table-row table:style-name="ro1">
          <table:table-cell/>
          <table:table-cell table:formula="of:=COM.MICROSOFT.CONCAT(IFNA(COM.MICROSOFT.CONCAT(CHAR(34);[$intermediate.D8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</table:table-row>
        <table:table-row table:style-name="ro1">
          <table:table-cell/>
          <table:table-cell table:formula="of:=COM.MICROSOFT.CONCAT(IFNA(COM.MICROSOFT.CONCAT(CHAR(34);[$intermediate.D8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</table:table-row>
        <table:table-row table:style-name="ro1">
          <table:table-cell/>
          <table:table-cell table:formula="of:=COM.MICROSOFT.CONCAT(IFNA(COM.MICROSOFT.CONCAT(CHAR(34);[$intermediate.D8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</table:table-row>
        <table:table-row table:style-name="ro1">
          <table:table-cell/>
          <table:table-cell table:formula="of:=COM.MICROSOFT.CONCAT(IFNA(COM.MICROSOFT.CONCAT(CHAR(34);[$intermediate.D8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</table:table-row>
        <table:table-row table:style-name="ro1">
          <table:table-cell/>
          <table:table-cell table:formula="of:=COM.MICROSOFT.CONCAT(IFNA(COM.MICROSOFT.CONCAT(CHAR(34);[$intermediate.D9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</table:table-row>
        <table:table-row table:style-name="ro1">
          <table:table-cell/>
          <table:table-cell table:formula="of:=COM.MICROSOFT.CONCAT(IFNA(COM.MICROSOFT.CONCAT(CHAR(34);[$intermediate.D9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</table:table-row>
        <table:table-row table:style-name="ro1">
          <table:table-cell/>
          <table:table-cell table:formula="of:=COM.MICROSOFT.CONCAT(IFNA(COM.MICROSOFT.CONCAT(CHAR(34);[$intermediate.D9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</table:table-row>
        <table:table-row table:style-name="ro1">
          <table:table-cell/>
          <table:table-cell table:formula="of:=COM.MICROSOFT.CONCAT(IFNA(COM.MICROSOFT.CONCAT(CHAR(34);[$intermediate.D9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</table:table-row>
        <table:table-row table:style-name="ro1">
          <table:table-cell/>
          <table:table-cell table:formula="of:=COM.MICROSOFT.CONCAT(IFNA(COM.MICROSOFT.CONCAT(CHAR(34);[$intermediate.D9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</table:table-row>
        <table:table-row table:style-name="ro1">
          <table:table-cell/>
          <table:table-cell table:formula="of:=COM.MICROSOFT.CONCAT(IFNA(COM.MICROSOFT.CONCAT(CHAR(34);[$intermediate.D9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</table:table-row>
        <table:table-row table:style-name="ro1">
          <table:table-cell/>
          <table:table-cell table:formula="of:=COM.MICROSOFT.CONCAT(IFNA(COM.MICROSOFT.CONCAT(CHAR(34);[$intermediate.D9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</table:table-row>
        <table:table-row table:style-name="ro1">
          <table:table-cell/>
          <table:table-cell table:formula="of:=COM.MICROSOFT.CONCAT(IFNA(COM.MICROSOFT.CONCAT(CHAR(34);[$intermediate.D9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</table:table-row>
        <table:table-row table:style-name="ro1">
          <table:table-cell/>
          <table:table-cell table:formula="of:=COM.MICROSOFT.CONCAT(IFNA(COM.MICROSOFT.CONCAT(CHAR(34);[$intermediate.D9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</table:table-row>
        <table:table-row table:style-name="ro1">
          <table:table-cell/>
          <table:table-cell table:formula="of:=COM.MICROSOFT.CONCAT(IFNA(COM.MICROSOFT.CONCAT(CHAR(34);[$intermediate.D9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</table:table-row>
        <table:table-row table:style-name="ro1">
          <table:table-cell/>
          <table:table-cell table:formula="of:=COM.MICROSOFT.CONCAT(IFNA(COM.MICROSOFT.CONCAT(CHAR(34);[$intermediate.D10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</table:table-row>
        <table:table-row table:style-name="ro1">
          <table:table-cell/>
          <table:table-cell table:formula="of:=COM.MICROSOFT.CONCAT(IFNA(COM.MICROSOFT.CONCAT(CHAR(34);[$intermediate.D10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</table:table-row>
        <table:table-row table:style-name="ro1">
          <table:table-cell/>
          <table:table-cell table:formula="of:=COM.MICROSOFT.CONCAT(IFNA(COM.MICROSOFT.CONCAT(CHAR(34);[$intermediate.D10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</table:table-row>
        <table:table-row table:style-name="ro1">
          <table:table-cell/>
          <table:table-cell table:formula="of:=COM.MICROSOFT.CONCAT(IFNA(COM.MICROSOFT.CONCAT(CHAR(34);[$intermediate.D10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</table:table-row>
        <table:table-row table:style-name="ro1">
          <table:table-cell/>
          <table:table-cell table:formula="of:=COM.MICROSOFT.CONCAT(IFNA(COM.MICROSOFT.CONCAT(CHAR(34);[$intermediate.D10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</table:table-row>
        <table:table-row table:style-name="ro1">
          <table:table-cell/>
          <table:table-cell table:formula="of:=COM.MICROSOFT.CONCAT(IFNA(COM.MICROSOFT.CONCAT(CHAR(34);[$intermediate.D10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</table:table-row>
        <table:table-row table:style-name="ro1">
          <table:table-cell/>
          <table:table-cell table:formula="of:=COM.MICROSOFT.CONCAT(IFNA(COM.MICROSOFT.CONCAT(CHAR(34);[$intermediate.D10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</table:table-row>
        <table:table-row table:style-name="ro1">
          <table:table-cell/>
          <table:table-cell table:formula="of:=COM.MICROSOFT.CONCAT(IFNA(COM.MICROSOFT.CONCAT(CHAR(34);[$intermediate.D10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</table:table-row>
        <table:table-row table:style-name="ro1">
          <table:table-cell/>
          <table:table-cell table:formula="of:=COM.MICROSOFT.CONCAT(IFNA(COM.MICROSOFT.CONCAT(CHAR(34);[$intermediate.D10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</table:table-row>
        <table:table-row table:style-name="ro1">
          <table:table-cell/>
          <table:table-cell table:formula="of:=COM.MICROSOFT.CONCAT(IFNA(COM.MICROSOFT.CONCAT(CHAR(34);[$intermediate.D10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</table:table-row>
        <table:table-row table:style-name="ro1">
          <table:table-cell/>
          <table:table-cell table:formula="of:=COM.MICROSOFT.CONCAT(IFNA(COM.MICROSOFT.CONCAT(CHAR(34);[$intermediate.D1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</table:table-row>
        <table:table-row table:style-name="ro1">
          <table:table-cell/>
          <table:table-cell table:formula="of:=COM.MICROSOFT.CONCAT(IFNA(COM.MICROSOFT.CONCAT(CHAR(34);[$intermediate.D1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</table:table-row>
        <table:table-row table:style-name="ro1">
          <table:table-cell/>
          <table:table-cell table:formula="of:=COM.MICROSOFT.CONCAT(IFNA(COM.MICROSOFT.CONCAT(CHAR(34);[$intermediate.D1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</table:table-row>
        <table:table-row table:style-name="ro1">
          <table:table-cell/>
          <table:table-cell table:formula="of:=COM.MICROSOFT.CONCAT(IFNA(COM.MICROSOFT.CONCAT(CHAR(34);[$intermediate.D1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</table:table-row>
        <table:table-row table:style-name="ro1">
          <table:table-cell/>
          <table:table-cell table:formula="of:=COM.MICROSOFT.CONCAT(IFNA(COM.MICROSOFT.CONCAT(CHAR(34);[$intermediate.D1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</table:table-row>
        <table:table-row table:style-name="ro1">
          <table:table-cell/>
          <table:table-cell table:formula="of:=COM.MICROSOFT.CONCAT(IFNA(COM.MICROSOFT.CONCAT(CHAR(34);[$intermediate.D1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</table:table-row>
        <table:table-row table:style-name="ro1">
          <table:table-cell/>
          <table:table-cell table:formula="of:=COM.MICROSOFT.CONCAT(IFNA(COM.MICROSOFT.CONCAT(CHAR(34);[$intermediate.D1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</table:table-row>
        <table:table-row table:style-name="ro1">
          <table:table-cell/>
          <table:table-cell table:formula="of:=COM.MICROSOFT.CONCAT(IFNA(COM.MICROSOFT.CONCAT(CHAR(34);[$intermediate.D1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</table:table-row>
        <table:table-row table:style-name="ro1">
          <table:table-cell/>
          <table:table-cell table:formula="of:=COM.MICROSOFT.CONCAT(IFNA(COM.MICROSOFT.CONCAT(CHAR(34);[$intermediate.D11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</table:table-row>
        <table:table-row table:style-name="ro1">
          <table:table-cell/>
          <table:table-cell table:formula="of:=COM.MICROSOFT.CONCAT(IFNA(COM.MICROSOFT.CONCAT(CHAR(34);[$intermediate.D11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</table:table-row>
        <table:table-row table:style-name="ro1">
          <table:table-cell/>
          <table:table-cell table:formula="of:=COM.MICROSOFT.CONCAT(IFNA(COM.MICROSOFT.CONCAT(CHAR(34);[$intermediate.D12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</table:table-row>
        <table:table-row table:style-name="ro1">
          <table:table-cell/>
          <table:table-cell table:formula="of:=COM.MICROSOFT.CONCAT(IFNA(COM.MICROSOFT.CONCAT(CHAR(34);[$intermediate.D12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</table:table-row>
        <table:table-row table:style-name="ro1">
          <table:table-cell/>
          <table:table-cell table:formula="of:=COM.MICROSOFT.CONCAT(IFNA(COM.MICROSOFT.CONCAT(CHAR(34);[$intermediate.D12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</table:table-row>
        <table:table-row table:style-name="ro1">
          <table:table-cell/>
          <table:table-cell table:formula="of:=COM.MICROSOFT.CONCAT(IFNA(COM.MICROSOFT.CONCAT(CHAR(34);[$intermediate.D12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</table:table-row>
        <table:table-row table:style-name="ro1">
          <table:table-cell/>
          <table:table-cell table:formula="of:=COM.MICROSOFT.CONCAT(IFNA(COM.MICROSOFT.CONCAT(CHAR(34);[$intermediate.D12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</table:table-row>
        <table:table-row table:style-name="ro1">
          <table:table-cell/>
          <table:table-cell table:formula="of:=COM.MICROSOFT.CONCAT(IFNA(COM.MICROSOFT.CONCAT(CHAR(34);[$intermediate.D12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</table:table-row>
        <table:table-row table:style-name="ro1">
          <table:table-cell/>
          <table:table-cell table:formula="of:=COM.MICROSOFT.CONCAT(IFNA(COM.MICROSOFT.CONCAT(CHAR(34);[$intermediate.D12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</table:table-row>
        <table:table-row table:style-name="ro1">
          <table:table-cell/>
          <table:table-cell table:formula="of:=COM.MICROSOFT.CONCAT(IFNA(COM.MICROSOFT.CONCAT(CHAR(34);[$intermediate.D12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</table:table-row>
        <table:table-row table:style-name="ro1">
          <table:table-cell/>
          <table:table-cell table:formula="of:=COM.MICROSOFT.CONCAT(IFNA(COM.MICROSOFT.CONCAT(CHAR(34);[$intermediate.D12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</table:table-row>
        <table:table-row table:style-name="ro1">
          <table:table-cell/>
          <table:table-cell table:formula="of:=COM.MICROSOFT.CONCAT(IFNA(COM.MICROSOFT.CONCAT(CHAR(34);[$intermediate.D12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</table:table-row>
        <table:table-row table:style-name="ro1">
          <table:table-cell/>
          <table:table-cell table:formula="of:=COM.MICROSOFT.CONCAT(IFNA(COM.MICROSOFT.CONCAT(CHAR(34);[$intermediate.D13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</table:table-row>
        <table:table-row table:style-name="ro1">
          <table:table-cell/>
          <table:table-cell table:formula="of:=COM.MICROSOFT.CONCAT(IFNA(COM.MICROSOFT.CONCAT(CHAR(34);[$intermediate.D13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</table:table-row>
        <table:table-row table:style-name="ro1">
          <table:table-cell/>
          <table:table-cell table:formula="of:=COM.MICROSOFT.CONCAT(IFNA(COM.MICROSOFT.CONCAT(CHAR(34);[$intermediate.D13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</table:table-row>
        <table:table-row table:style-name="ro1">
          <table:table-cell/>
          <table:table-cell table:formula="of:=COM.MICROSOFT.CONCAT(IFNA(COM.MICROSOFT.CONCAT(CHAR(34);[$intermediate.D13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</table:table-row>
        <table:table-row table:style-name="ro1">
          <table:table-cell/>
          <table:table-cell table:formula="of:=COM.MICROSOFT.CONCAT(IFNA(COM.MICROSOFT.CONCAT(CHAR(34);[$intermediate.D13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</table:table-row>
        <table:table-row table:style-name="ro1">
          <table:table-cell/>
          <table:table-cell table:formula="of:=COM.MICROSOFT.CONCAT(IFNA(COM.MICROSOFT.CONCAT(CHAR(34);[$intermediate.D13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</table:table-row>
        <table:table-row table:style-name="ro1">
          <table:table-cell/>
          <table:table-cell table:formula="of:=COM.MICROSOFT.CONCAT(IFNA(COM.MICROSOFT.CONCAT(CHAR(34);[$intermediate.D1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</table:table-row>
        <table:table-row table:style-name="ro1">
          <table:table-cell/>
          <table:table-cell table:formula="of:=COM.MICROSOFT.CONCAT(IFNA(COM.MICROSOFT.CONCAT(CHAR(34);[$intermediate.D1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</table:table-row>
        <table:table-row table:style-name="ro1">
          <table:table-cell/>
          <table:table-cell table:formula="of:=COM.MICROSOFT.CONCAT(IFNA(COM.MICROSOFT.CONCAT(CHAR(34);[$intermediate.D1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</table:table-row>
        <table:table-row table:style-name="ro1">
          <table:table-cell/>
          <table:table-cell table:formula="of:=COM.MICROSOFT.CONCAT(IFNA(COM.MICROSOFT.CONCAT(CHAR(34);[$intermediate.D1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</table:table-row>
        <table:table-row table:style-name="ro1">
          <table:table-cell/>
          <table:table-cell table:formula="of:=COM.MICROSOFT.CONCAT(IFNA(COM.MICROSOFT.CONCAT(CHAR(34);[$intermediate.D1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</table:table-row>
        <table:table-row table:style-name="ro1">
          <table:table-cell/>
          <table:table-cell table:formula="of:=COM.MICROSOFT.CONCAT(IFNA(COM.MICROSOFT.CONCAT(CHAR(34);[$intermediate.D1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</table:table-row>
        <table:table-row table:style-name="ro1">
          <table:table-cell/>
          <table:table-cell table:formula="of:=COM.MICROSOFT.CONCAT(IFNA(COM.MICROSOFT.CONCAT(CHAR(34);[$intermediate.D1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</table:table-row>
        <table:table-row table:style-name="ro1">
          <table:table-cell/>
          <table:table-cell table:formula="of:=COM.MICROSOFT.CONCAT(IFNA(COM.MICROSOFT.CONCAT(CHAR(34);[$intermediate.D1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</table:table-row>
        <table:table-row table:style-name="ro1">
          <table:table-cell/>
          <table:table-cell table:formula="of:=COM.MICROSOFT.CONCAT(IFNA(COM.MICROSOFT.CONCAT(CHAR(34);[$intermediate.D1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</table:table-row>
        <table:table-row table:style-name="ro1">
          <table:table-cell/>
          <table:table-cell table:formula="of:=COM.MICROSOFT.CONCAT(IFNA(COM.MICROSOFT.CONCAT(CHAR(34);[$intermediate.D1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</table:table-row>
        <table:table-row table:style-name="ro1">
          <table:table-cell/>
          <table:table-cell table:formula="of:=COM.MICROSOFT.CONCAT(IFNA(COM.MICROSOFT.CONCAT(CHAR(34);[$intermediate.D1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</table:table-row>
        <table:table-row table:style-name="ro1">
          <table:table-cell/>
          <table:table-cell table:formula="of:=COM.MICROSOFT.CONCAT(IFNA(COM.MICROSOFT.CONCAT(CHAR(34);[$intermediate.D1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</table:table-row>
        <table:table-row table:style-name="ro1">
          <table:table-cell/>
          <table:table-cell table:formula="of:=COM.MICROSOFT.CONCAT(IFNA(COM.MICROSOFT.CONCAT(CHAR(34);[$intermediate.D1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</table:table-row>
        <table:table-row table:style-name="ro1">
          <table:table-cell/>
          <table:table-cell table:formula="of:=COM.MICROSOFT.CONCAT(IFNA(COM.MICROSOFT.CONCAT(CHAR(34);[$intermediate.D1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</table:table-row>
        <table:table-row table:style-name="ro1">
          <table:table-cell/>
          <table:table-cell table:formula="of:=COM.MICROSOFT.CONCAT(IFNA(COM.MICROSOFT.CONCAT(CHAR(34);[$intermediate.D1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</table:table-row>
        <table:table-row table:style-name="ro1">
          <table:table-cell/>
          <table:table-cell table:formula="of:=COM.MICROSOFT.CONCAT(IFNA(COM.MICROSOFT.CONCAT(CHAR(34);[$intermediate.D1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</table:table-row>
        <table:table-row table:style-name="ro1">
          <table:table-cell/>
          <table:table-cell table:formula="of:=COM.MICROSOFT.CONCAT(IFNA(COM.MICROSOFT.CONCAT(CHAR(34);[$intermediate.D1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</table:table-row>
        <table:table-row table:style-name="ro1">
          <table:table-cell/>
          <table:table-cell table:formula="of:=COM.MICROSOFT.CONCAT(IFNA(COM.MICROSOFT.CONCAT(CHAR(34);[$intermediate.D1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</table:table-row>
        <table:table-row table:style-name="ro1">
          <table:table-cell/>
          <table:table-cell table:formula="of:=COM.MICROSOFT.CONCAT(IFNA(COM.MICROSOFT.CONCAT(CHAR(34);[$intermediate.D1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</table:table-row>
        <table:table-row table:style-name="ro1">
          <table:table-cell/>
          <table:table-cell table:formula="of:=COM.MICROSOFT.CONCAT(IFNA(COM.MICROSOFT.CONCAT(CHAR(34);[$intermediate.D1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</table:table-row>
        <table:table-row table:style-name="ro1">
          <table:table-cell/>
          <table:table-cell table:formula="of:=COM.MICROSOFT.CONCAT(IFNA(COM.MICROSOFT.CONCAT(CHAR(34);[$intermediate.D15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</table:table-row>
        <table:table-row table:style-name="ro1">
          <table:table-cell/>
          <table:table-cell table:formula="of:=COM.MICROSOFT.CONCAT(IFNA(COM.MICROSOFT.CONCAT(CHAR(34);[$intermediate.D15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</table:table-row>
        <table:table-row table:style-name="ro1">
          <table:table-cell/>
          <table:table-cell table:formula="of:=COM.MICROSOFT.CONCAT(IFNA(COM.MICROSOFT.CONCAT(CHAR(34);[$intermediate.D15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</table:table-row>
        <table:table-row table:style-name="ro1">
          <table:table-cell/>
          <table:table-cell table:formula="of:=COM.MICROSOFT.CONCAT(IFNA(COM.MICROSOFT.CONCAT(CHAR(34);[$intermediate.D15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</table:table-row>
        <table:table-row table:style-name="ro1">
          <table:table-cell/>
          <table:table-cell table:formula="of:=COM.MICROSOFT.CONCAT(IFNA(COM.MICROSOFT.CONCAT(CHAR(34);[$intermediate.D16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</table:table-row>
        <table:table-row table:style-name="ro1">
          <table:table-cell/>
          <table:table-cell table:formula="of:=COM.MICROSOFT.CONCAT(IFNA(COM.MICROSOFT.CONCAT(CHAR(34);[$intermediate.D16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</table:table-row>
        <table:table-row table:style-name="ro1">
          <table:table-cell/>
          <table:table-cell table:formula="of:=COM.MICROSOFT.CONCAT(IFNA(COM.MICROSOFT.CONCAT(CHAR(34);[$intermediate.D16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</table:table-row>
        <table:table-row table:style-name="ro1">
          <table:table-cell/>
          <table:table-cell table:formula="of:=COM.MICROSOFT.CONCAT(IFNA(COM.MICROSOFT.CONCAT(CHAR(34);[$intermediate.D16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</table:table-row>
        <table:table-row table:style-name="ro1">
          <table:table-cell/>
          <table:table-cell table:formula="of:=COM.MICROSOFT.CONCAT(IFNA(COM.MICROSOFT.CONCAT(CHAR(34);[$intermediate.D16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</table:table-row>
        <table:table-row table:style-name="ro1">
          <table:table-cell/>
          <table:table-cell table:formula="of:=COM.MICROSOFT.CONCAT(IFNA(COM.MICROSOFT.CONCAT(CHAR(34);[$intermediate.D16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</table:table-row>
        <table:table-row table:style-name="ro1">
          <table:table-cell/>
          <table:table-cell table:formula="of:=COM.MICROSOFT.CONCAT(IFNA(COM.MICROSOFT.CONCAT(CHAR(34);[$intermediate.D16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</table:table-row>
        <table:table-row table:style-name="ro1">
          <table:table-cell/>
          <table:table-cell table:formula="of:=COM.MICROSOFT.CONCAT(IFNA(COM.MICROSOFT.CONCAT(CHAR(34);[$intermediate.D16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</table:table-row>
        <table:table-row table:style-name="ro1">
          <table:table-cell/>
          <table:table-cell table:formula="of:=COM.MICROSOFT.CONCAT(IFNA(COM.MICROSOFT.CONCAT(CHAR(34);[$intermediate.D16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</table:table-row>
        <table:table-row table:style-name="ro1">
          <table:table-cell/>
          <table:table-cell table:formula="of:=COM.MICROSOFT.CONCAT(IFNA(COM.MICROSOFT.CONCAT(CHAR(34);[$intermediate.D16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</table:table-row>
        <table:table-row table:style-name="ro1">
          <table:table-cell/>
          <table:table-cell table:formula="of:=COM.MICROSOFT.CONCAT(IFNA(COM.MICROSOFT.CONCAT(CHAR(34);[$intermediate.D17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</table:table-row>
        <table:table-row table:style-name="ro1">
          <table:table-cell/>
          <table:table-cell table:formula="of:=COM.MICROSOFT.CONCAT(IFNA(COM.MICROSOFT.CONCAT(CHAR(34);[$intermediate.D17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</table:table-row>
        <table:table-row table:style-name="ro1">
          <table:table-cell/>
          <table:table-cell table:formula="of:=COM.MICROSOFT.CONCAT(IFNA(COM.MICROSOFT.CONCAT(CHAR(34);[$intermediate.D17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</table:table-row>
        <table:table-row table:style-name="ro1">
          <table:table-cell/>
          <table:table-cell table:formula="of:=COM.MICROSOFT.CONCAT(IFNA(COM.MICROSOFT.CONCAT(CHAR(34);[$intermediate.D17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</table:table-row>
        <table:table-row table:style-name="ro1">
          <table:table-cell/>
          <table:table-cell table:formula="of:=COM.MICROSOFT.CONCAT(IFNA(COM.MICROSOFT.CONCAT(CHAR(34);[$intermediate.D17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</table:table-row>
        <table:table-row table:style-name="ro1">
          <table:table-cell/>
          <table:table-cell table:formula="of:=COM.MICROSOFT.CONCAT(IFNA(COM.MICROSOFT.CONCAT(CHAR(34);[$intermediate.D17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</table:table-row>
        <table:table-row table:style-name="ro1">
          <table:table-cell/>
          <table:table-cell table:formula="of:=COM.MICROSOFT.CONCAT(IFNA(COM.MICROSOFT.CONCAT(CHAR(34);[$intermediate.D17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</table:table-row>
        <table:table-row table:style-name="ro1">
          <table:table-cell/>
          <table:table-cell table:formula="of:=COM.MICROSOFT.CONCAT(IFNA(COM.MICROSOFT.CONCAT(CHAR(34);[$intermediate.D17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</table:table-row>
        <table:table-row table:style-name="ro1">
          <table:table-cell/>
          <table:table-cell table:formula="of:=COM.MICROSOFT.CONCAT(IFNA(COM.MICROSOFT.CONCAT(CHAR(34);[$intermediate.D17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</table:table-row>
        <table:table-row table:style-name="ro1">
          <table:table-cell/>
          <table:table-cell table:formula="of:=COM.MICROSOFT.CONCAT(IFNA(COM.MICROSOFT.CONCAT(CHAR(34);[$intermediate.D17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</table:table-row>
        <table:table-row table:style-name="ro1">
          <table:table-cell/>
          <table:table-cell table:formula="of:=COM.MICROSOFT.CONCAT(IFNA(COM.MICROSOFT.CONCAT(CHAR(34);[$intermediate.D18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</table:table-row>
        <table:table-row table:style-name="ro1">
          <table:table-cell/>
          <table:table-cell table:formula="of:=COM.MICROSOFT.CONCAT(IFNA(COM.MICROSOFT.CONCAT(CHAR(34);[$intermediate.D18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</table:table-row>
        <table:table-row table:style-name="ro1">
          <table:table-cell/>
          <table:table-cell table:formula="of:=COM.MICROSOFT.CONCAT(IFNA(COM.MICROSOFT.CONCAT(CHAR(34);[$intermediate.D18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</table:table-row>
        <table:table-row table:style-name="ro1">
          <table:table-cell/>
          <table:table-cell table:formula="of:=COM.MICROSOFT.CONCAT(IFNA(COM.MICROSOFT.CONCAT(CHAR(34);[$intermediate.D18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</table:table-row>
        <table:table-row table:style-name="ro1">
          <table:table-cell/>
          <table:table-cell table:formula="of:=COM.MICROSOFT.CONCAT(IFNA(COM.MICROSOFT.CONCAT(CHAR(34);[$intermediate.D18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</table:table-row>
        <table:table-row table:style-name="ro1">
          <table:table-cell/>
          <table:table-cell table:formula="of:=COM.MICROSOFT.CONCAT(IFNA(COM.MICROSOFT.CONCAT(CHAR(34);[$intermediate.D18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</table:table-row>
        <table:table-row table:style-name="ro1">
          <table:table-cell/>
          <table:table-cell table:formula="of:=COM.MICROSOFT.CONCAT(IFNA(COM.MICROSOFT.CONCAT(CHAR(34);[$intermediate.D18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</table:table-row>
        <table:table-row table:style-name="ro1">
          <table:table-cell/>
          <table:table-cell table:formula="of:=COM.MICROSOFT.CONCAT(IFNA(COM.MICROSOFT.CONCAT(CHAR(34);[$intermediate.D18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</table:table-row>
        <table:table-row table:style-name="ro1">
          <table:table-cell/>
          <table:table-cell table:formula="of:=COM.MICROSOFT.CONCAT(IFNA(COM.MICROSOFT.CONCAT(CHAR(34);[$intermediate.D18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</table:table-row>
        <table:table-row table:style-name="ro1">
          <table:table-cell/>
          <table:table-cell table:formula="of:=COM.MICROSOFT.CONCAT(IFNA(COM.MICROSOFT.CONCAT(CHAR(34);[$intermediate.D18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</table:table-row>
        <table:table-row table:style-name="ro1">
          <table:table-cell/>
          <table:table-cell table:formula="of:=COM.MICROSOFT.CONCAT(IFNA(COM.MICROSOFT.CONCAT(CHAR(34);[$intermediate.D19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</table:table-row>
        <table:table-row table:style-name="ro1">
          <table:table-cell/>
          <table:table-cell table:formula="of:=COM.MICROSOFT.CONCAT(IFNA(COM.MICROSOFT.CONCAT(CHAR(34);[$intermediate.D19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</table:table-row>
        <table:table-row table:style-name="ro1">
          <table:table-cell/>
          <table:table-cell table:formula="of:=COM.MICROSOFT.CONCAT(IFNA(COM.MICROSOFT.CONCAT(CHAR(34);[$intermediate.D19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</table:table-row>
        <table:table-row table:style-name="ro1">
          <table:table-cell/>
          <table:table-cell table:formula="of:=COM.MICROSOFT.CONCAT(IFNA(COM.MICROSOFT.CONCAT(CHAR(34);[$intermediate.D19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</table:table-row>
        <table:table-row table:style-name="ro1">
          <table:table-cell/>
          <table:table-cell table:formula="of:=COM.MICROSOFT.CONCAT(IFNA(COM.MICROSOFT.CONCAT(CHAR(34);[$intermediate.D19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</table:table-row>
        <table:table-row table:style-name="ro1">
          <table:table-cell/>
          <table:table-cell table:formula="of:=COM.MICROSOFT.CONCAT(IFNA(COM.MICROSOFT.CONCAT(CHAR(34);[$intermediate.D19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</table:table-row>
        <table:table-row table:style-name="ro1">
          <table:table-cell/>
          <table:table-cell table:formula="of:=COM.MICROSOFT.CONCAT(IFNA(COM.MICROSOFT.CONCAT(CHAR(34);[$intermediate.D19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</table:table-row>
        <table:table-row table:style-name="ro1">
          <table:table-cell/>
          <table:table-cell table:formula="of:=COM.MICROSOFT.CONCAT(IFNA(COM.MICROSOFT.CONCAT(CHAR(34);[$intermediate.D19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</table:table-row>
        <table:table-row table:style-name="ro1">
          <table:table-cell/>
          <table:table-cell table:formula="of:=COM.MICROSOFT.CONCAT(IFNA(COM.MICROSOFT.CONCAT(CHAR(34);[$intermediate.D19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</table:table-row>
        <table:table-row table:style-name="ro1">
          <table:table-cell/>
          <table:table-cell table:formula="of:=COM.MICROSOFT.CONCAT(IFNA(COM.MICROSOFT.CONCAT(CHAR(34);[$intermediate.D19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</table:table-row>
        <table:table-row table:style-name="ro1">
          <table:table-cell/>
          <table:table-cell table:formula="of:=COM.MICROSOFT.CONCAT(IFNA(COM.MICROSOFT.CONCAT(CHAR(34);[$intermediate.D20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</table:table-row>
        <table:table-row table:style-name="ro1">
          <table:table-cell/>
          <table:table-cell table:formula="of:=COM.MICROSOFT.CONCAT(IFNA(COM.MICROSOFT.CONCAT(CHAR(34);[$intermediate.D20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</table:table-row>
        <table:table-row table:style-name="ro1">
          <table:table-cell/>
          <table:table-cell table:formula="of:=COM.MICROSOFT.CONCAT(IFNA(COM.MICROSOFT.CONCAT(CHAR(34);[$intermediate.D20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</table:table-row>
        <table:table-row table:style-name="ro1">
          <table:table-cell/>
          <table:table-cell table:formula="of:=COM.MICROSOFT.CONCAT(IFNA(COM.MICROSOFT.CONCAT(CHAR(34);[$intermediate.D20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</table:table-row>
        <table:table-row table:style-name="ro1">
          <table:table-cell/>
          <table:table-cell table:formula="of:=COM.MICROSOFT.CONCAT(IFNA(COM.MICROSOFT.CONCAT(CHAR(34);[$intermediate.D20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</table:table-row>
        <table:table-row table:style-name="ro1">
          <table:table-cell/>
          <table:table-cell table:formula="of:=COM.MICROSOFT.CONCAT(IFNA(COM.MICROSOFT.CONCAT(CHAR(34);[$intermediate.D20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</table:table-row>
        <table:table-row table:style-name="ro1">
          <table:table-cell/>
          <table:table-cell table:formula="of:=COM.MICROSOFT.CONCAT(IFNA(COM.MICROSOFT.CONCAT(CHAR(34);[$intermediate.D20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</table:table-row>
        <table:table-row table:style-name="ro1">
          <table:table-cell/>
          <table:table-cell table:formula="of:=COM.MICROSOFT.CONCAT(IFNA(COM.MICROSOFT.CONCAT(CHAR(34);[$intermediate.D20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</table:table-row>
        <table:table-row table:style-name="ro1">
          <table:table-cell/>
          <table:table-cell table:formula="of:=COM.MICROSOFT.CONCAT(IFNA(COM.MICROSOFT.CONCAT(CHAR(34);[$intermediate.D20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</table:table-row>
        <table:table-row table:style-name="ro1">
          <table:table-cell/>
          <table:table-cell table:formula="of:=COM.MICROSOFT.CONCAT(IFNA(COM.MICROSOFT.CONCAT(CHAR(34);[$intermediate.D20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</table:table-row>
        <table:table-row table:style-name="ro1">
          <table:table-cell/>
          <table:table-cell table:formula="of:=COM.MICROSOFT.CONCAT(IFNA(COM.MICROSOFT.CONCAT(CHAR(34);[$intermediate.D2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</table:table-row>
        <table:table-row table:style-name="ro1">
          <table:table-cell/>
          <table:table-cell table:formula="of:=COM.MICROSOFT.CONCAT(IFNA(COM.MICROSOFT.CONCAT(CHAR(34);[$intermediate.D2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</table:table-row>
        <table:table-row table:style-name="ro1">
          <table:table-cell/>
          <table:table-cell table:formula="of:=COM.MICROSOFT.CONCAT(IFNA(COM.MICROSOFT.CONCAT(CHAR(34);[$intermediate.D2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</table:table-row>
        <table:table-row table:style-name="ro1">
          <table:table-cell/>
          <table:table-cell table:formula="of:=COM.MICROSOFT.CONCAT(IFNA(COM.MICROSOFT.CONCAT(CHAR(34);[$intermediate.D2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</table:table-row>
        <table:table-row table:style-name="ro1">
          <table:table-cell/>
          <table:table-cell table:formula="of:=COM.MICROSOFT.CONCAT(IFNA(COM.MICROSOFT.CONCAT(CHAR(34);[$intermediate.D2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</table:table-row>
        <table:table-row table:style-name="ro1">
          <table:table-cell/>
          <table:table-cell table:formula="of:=COM.MICROSOFT.CONCAT(IFNA(COM.MICROSOFT.CONCAT(CHAR(34);[$intermediate.D2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</table:table-row>
        <table:table-row table:style-name="ro1">
          <table:table-cell/>
          <table:table-cell table:formula="of:=COM.MICROSOFT.CONCAT(IFNA(COM.MICROSOFT.CONCAT(CHAR(34);[$intermediate.D2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</table:table-row>
        <table:table-row table:style-name="ro1">
          <table:table-cell/>
          <table:table-cell table:formula="of:=COM.MICROSOFT.CONCAT(IFNA(COM.MICROSOFT.CONCAT(CHAR(34);[$intermediate.D2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</table:table-row>
        <table:table-row table:style-name="ro1">
          <table:table-cell/>
          <table:table-cell table:formula="of:=COM.MICROSOFT.CONCAT(IFNA(COM.MICROSOFT.CONCAT(CHAR(34);[$intermediate.D21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</table:table-row>
        <table:table-row table:style-name="ro1">
          <table:table-cell/>
          <table:table-cell table:formula="of:=COM.MICROSOFT.CONCAT(IFNA(COM.MICROSOFT.CONCAT(CHAR(34);[$intermediate.D21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</table:table-row>
        <table:table-row table:style-name="ro1">
          <table:table-cell/>
          <table:table-cell table:formula="of:=COM.MICROSOFT.CONCAT(IFNA(COM.MICROSOFT.CONCAT(CHAR(34);[$intermediate.D22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</table:table-row>
        <table:table-row table:style-name="ro1">
          <table:table-cell/>
          <table:table-cell table:formula="of:=COM.MICROSOFT.CONCAT(IFNA(COM.MICROSOFT.CONCAT(CHAR(34);[$intermediate.D22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</table:table-row>
        <table:table-row table:style-name="ro1">
          <table:table-cell/>
          <table:table-cell table:formula="of:=COM.MICROSOFT.CONCAT(IFNA(COM.MICROSOFT.CONCAT(CHAR(34);[$intermediate.D22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</table:table-row>
        <table:table-row table:style-name="ro1">
          <table:table-cell/>
          <table:table-cell table:formula="of:=COM.MICROSOFT.CONCAT(IFNA(COM.MICROSOFT.CONCAT(CHAR(34);[$intermediate.D22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</table:table-row>
        <table:table-row table:style-name="ro1">
          <table:table-cell/>
          <table:table-cell table:formula="of:=COM.MICROSOFT.CONCAT(IFNA(COM.MICROSOFT.CONCAT(CHAR(34);[$intermediate.D22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</table:table-row>
        <table:table-row table:style-name="ro1">
          <table:table-cell/>
          <table:table-cell table:formula="of:=COM.MICROSOFT.CONCAT(IFNA(COM.MICROSOFT.CONCAT(CHAR(34);[$intermediate.D22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</table:table-row>
        <table:table-row table:style-name="ro1">
          <table:table-cell/>
          <table:table-cell table:formula="of:=COM.MICROSOFT.CONCAT(IFNA(COM.MICROSOFT.CONCAT(CHAR(34);[$intermediate.D22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</table:table-row>
        <table:table-row table:style-name="ro1">
          <table:table-cell/>
          <table:table-cell table:formula="of:=COM.MICROSOFT.CONCAT(IFNA(COM.MICROSOFT.CONCAT(CHAR(34);[$intermediate.D22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</table:table-row>
        <table:table-row table:style-name="ro1">
          <table:table-cell/>
          <table:table-cell table:formula="of:=COM.MICROSOFT.CONCAT(IFNA(COM.MICROSOFT.CONCAT(CHAR(34);[$intermediate.D22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</table:table-row>
        <table:table-row table:style-name="ro1">
          <table:table-cell/>
          <table:table-cell table:formula="of:=COM.MICROSOFT.CONCAT(IFNA(COM.MICROSOFT.CONCAT(CHAR(34);[$intermediate.D22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</table:table-row>
        <table:table-row table:style-name="ro1">
          <table:table-cell/>
          <table:table-cell table:formula="of:=COM.MICROSOFT.CONCAT(IFNA(COM.MICROSOFT.CONCAT(CHAR(34);[$intermediate.D23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</table:table-row>
        <table:table-row table:style-name="ro1">
          <table:table-cell/>
          <table:table-cell table:formula="of:=COM.MICROSOFT.CONCAT(IFNA(COM.MICROSOFT.CONCAT(CHAR(34);[$intermediate.D23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</table:table-row>
        <table:table-row table:style-name="ro1">
          <table:table-cell/>
          <table:table-cell table:formula="of:=COM.MICROSOFT.CONCAT(IFNA(COM.MICROSOFT.CONCAT(CHAR(34);[$intermediate.D23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</table:table-row>
        <table:table-row table:style-name="ro1">
          <table:table-cell/>
          <table:table-cell table:formula="of:=COM.MICROSOFT.CONCAT(IFNA(COM.MICROSOFT.CONCAT(CHAR(34);[$intermediate.D23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</table:table-row>
        <table:table-row table:style-name="ro1">
          <table:table-cell/>
          <table:table-cell table:formula="of:=COM.MICROSOFT.CONCAT(IFNA(COM.MICROSOFT.CONCAT(CHAR(34);[$intermediate.D23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</table:table-row>
        <table:table-row table:style-name="ro1">
          <table:table-cell/>
          <table:table-cell table:formula="of:=COM.MICROSOFT.CONCAT(IFNA(COM.MICROSOFT.CONCAT(CHAR(34);[$intermediate.D23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</table:table-row>
        <table:table-row table:style-name="ro1">
          <table:table-cell/>
          <table:table-cell table:formula="of:=COM.MICROSOFT.CONCAT(IFNA(COM.MICROSOFT.CONCAT(CHAR(34);[$intermediate.D2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</table:table-row>
        <table:table-row table:style-name="ro1">
          <table:table-cell/>
          <table:table-cell table:formula="of:=COM.MICROSOFT.CONCAT(IFNA(COM.MICROSOFT.CONCAT(CHAR(34);[$intermediate.D2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</table:table-row>
        <table:table-row table:style-name="ro1">
          <table:table-cell/>
          <table:table-cell table:formula="of:=COM.MICROSOFT.CONCAT(IFNA(COM.MICROSOFT.CONCAT(CHAR(34);[$intermediate.D2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</table:table-row>
        <table:table-row table:style-name="ro1">
          <table:table-cell/>
          <table:table-cell table:formula="of:=COM.MICROSOFT.CONCAT(IFNA(COM.MICROSOFT.CONCAT(CHAR(34);[$intermediate.D2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</table:table-row>
        <table:table-row table:style-name="ro1">
          <table:table-cell/>
          <table:table-cell table:formula="of:=COM.MICROSOFT.CONCAT(IFNA(COM.MICROSOFT.CONCAT(CHAR(34);[$intermediate.D2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</table:table-row>
        <table:table-row table:style-name="ro1">
          <table:table-cell/>
          <table:table-cell table:formula="of:=COM.MICROSOFT.CONCAT(IFNA(COM.MICROSOFT.CONCAT(CHAR(34);[$intermediate.D2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</table:table-row>
        <table:table-row table:style-name="ro1">
          <table:table-cell/>
          <table:table-cell table:formula="of:=COM.MICROSOFT.CONCAT(IFNA(COM.MICROSOFT.CONCAT(CHAR(34);[$intermediate.D2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</table:table-row>
        <table:table-row table:style-name="ro1">
          <table:table-cell/>
          <table:table-cell table:formula="of:=COM.MICROSOFT.CONCAT(IFNA(COM.MICROSOFT.CONCAT(CHAR(34);[$intermediate.D2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</table:table-row>
        <table:table-row table:style-name="ro1">
          <table:table-cell/>
          <table:table-cell table:formula="of:=COM.MICROSOFT.CONCAT(IFNA(COM.MICROSOFT.CONCAT(CHAR(34);[$intermediate.D2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</table:table-row>
        <table:table-row table:style-name="ro1">
          <table:table-cell/>
          <table:table-cell table:formula="of:=COM.MICROSOFT.CONCAT(IFNA(COM.MICROSOFT.CONCAT(CHAR(34);[$intermediate.D2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</table:table-row>
        <table:table-row table:style-name="ro1">
          <table:table-cell/>
          <table:table-cell table:formula="of:=COM.MICROSOFT.CONCAT(IFNA(COM.MICROSOFT.CONCAT(CHAR(34);[$intermediate.D2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</table:table-row>
        <table:table-row table:style-name="ro1">
          <table:table-cell/>
          <table:table-cell table:formula="of:=COM.MICROSOFT.CONCAT(IFNA(COM.MICROSOFT.CONCAT(CHAR(34);[$intermediate.D2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</table:table-row>
        <table:table-row table:style-name="ro1">
          <table:table-cell/>
          <table:table-cell table:formula="of:=COM.MICROSOFT.CONCAT(IFNA(COM.MICROSOFT.CONCAT(CHAR(34);[$intermediate.D2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</table:table-row>
        <table:table-row table:style-name="ro1">
          <table:table-cell/>
          <table:table-cell table:formula="of:=COM.MICROSOFT.CONCAT(IFNA(COM.MICROSOFT.CONCAT(CHAR(34);[$intermediate.D2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</table:table-row>
        <table:table-row table:style-name="ro1">
          <table:table-cell/>
          <table:table-cell table:formula="of:=COM.MICROSOFT.CONCAT(IFNA(COM.MICROSOFT.CONCAT(CHAR(34);[$intermediate.D2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</table:table-row>
        <table:table-row table:style-name="ro1">
          <table:table-cell/>
          <table:table-cell table:formula="of:=COM.MICROSOFT.CONCAT(IFNA(COM.MICROSOFT.CONCAT(CHAR(34);[$intermediate.D2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</table:table-row>
        <table:table-row table:style-name="ro1">
          <table:table-cell/>
          <table:table-cell table:formula="of:=COM.MICROSOFT.CONCAT(IFNA(COM.MICROSOFT.CONCAT(CHAR(34);[$intermediate.D2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</table:table-row>
        <table:table-row table:style-name="ro1">
          <table:table-cell/>
          <table:table-cell table:formula="of:=COM.MICROSOFT.CONCAT(IFNA(COM.MICROSOFT.CONCAT(CHAR(34);[$intermediate.D2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</table:table-row>
        <table:table-row table:style-name="ro1">
          <table:table-cell/>
          <table:table-cell table:formula="of:=COM.MICROSOFT.CONCAT(IFNA(COM.MICROSOFT.CONCAT(CHAR(34);[$intermediate.D2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</table:table-row>
        <table:table-row table:style-name="ro1">
          <table:table-cell/>
          <table:table-cell table:formula="of:=COM.MICROSOFT.CONCAT(IFNA(COM.MICROSOFT.CONCAT(CHAR(34);[$intermediate.D2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</table:table-row>
        <table:table-row table:style-name="ro1">
          <table:table-cell/>
          <table:table-cell table:formula="of:=COM.MICROSOFT.CONCAT(IFNA(COM.MICROSOFT.CONCAT(CHAR(34);[$intermediate.D256];CHAR(34));&quot;rsvd&quot;);&quot;,&quot;)" office:value-type="string" office:string-value="&quot;Empty&quot;," calcext:value-type="string">
            <text:p>"Empty",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/>
        </table:table-row>
        <table:table-row table:style-name="ro1">
          <table:table-cell office:value-type="string" calcext:value-type="string">
            <text:p>const char * const SE_Info_Codes[] = {</text:p>
          </table:table-cell>
          <table:table-cell table:formula="of:=COM.MICROSOFT.CONCAT(IFNA(COM.MICROSOFT.CONCAT(CHAR(34);[$intermediate.H1];CHAR(34));&quot;rsvd&quot;);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</table:table-row>
        <table:table-row table:style-name="ro1">
          <table:table-cell/>
          <table:table-cell table:formula="of:=COM.MICROSOFT.CONCAT(IFNA(COM.MICROSOFT.CONCAT(CHAR(34);[$intermediate.H2];CHAR(34));&quot;rsvd&quot;);&quot;,&quot;)" office:value-type="string" office:string-value="&quot;Depricated_sleep&quot;," calcext:value-type="string">
            <text:p>"Depricated_sleep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</table:table-row>
        <table:table-row table:style-name="ro1">
          <table:table-cell/>
          <table:table-cell table:formula="of:=COM.MICROSOFT.CONCAT(IFNA(COM.MICROSOFT.CONCAT(CHAR(34);[$intermediate.H3];CHAR(34));&quot;rsvd&quot;);&quot;,&quot;)" office:value-type="string" office:string-value="&quot;Depricated_Energy_Unavailable&quot;," calcext:value-type="string">
            <text:p>"Depricated_Energy_Unavailable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</table:table-row>
        <table:table-row table:style-name="ro1">
          <table:table-cell/>
          <table:table-cell table:formula="of:=COM.MICROSOFT.CONCAT(IFNA(COM.MICROSOFT.CONCAT(CHAR(34);[$intermediate.H4];CHAR(34));&quot;rsvd&quot;);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</table:table-row>
        <table:table-row table:style-name="ro1">
          <table:table-cell/>
          <table:table-cell table:formula="of:=COM.MICROSOFT.CONCAT(IFNA(COM.MICROSOFT.CONCAT(CHAR(34);[$intermediate.H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</table:table-row>
        <table:table-row table:style-name="ro1">
          <table:table-cell/>
          <table:table-cell table:formula="of:=COM.MICROSOFT.CONCAT(IFNA(COM.MICROSOFT.CONCAT(CHAR(34);[$intermediate.H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</table:table-row>
        <table:table-row table:style-name="ro1">
          <table:table-cell/>
          <table:table-cell table:formula="of:=COM.MICROSOFT.CONCAT(IFNA(COM.MICROSOFT.CONCAT(CHAR(34);[$intermediate.H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</table:table-row>
        <table:table-row table:style-name="ro1">
          <table:table-cell/>
          <table:table-cell table:formula="of:=COM.MICROSOFT.CONCAT(IFNA(COM.MICROSOFT.CONCAT(CHAR(34);[$intermediate.H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</table:table-row>
        <table:table-row table:style-name="ro1">
          <table:table-cell/>
          <table:table-cell table:formula="of:=COM.MICROSOFT.CONCAT(IFNA(COM.MICROSOFT.CONCAT(CHAR(34);[$intermediate.H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</table:table-row>
        <table:table-row table:style-name="ro1">
          <table:table-cell/>
          <table:table-cell table:formula="of:=COM.MICROSOFT.CONCAT(IFNA(COM.MICROSOFT.CONCAT(CHAR(34);[$intermediate.H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</table:table-row>
        <table:table-row table:style-name="ro1">
          <table:table-cell/>
          <table:table-cell table:formula="of:=COM.MICROSOFT.CONCAT(IFNA(COM.MICROSOFT.CONCAT(CHAR(34);[$intermediate.H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</table:table-row>
        <table:table-row table:style-name="ro1">
          <table:table-cell/>
          <table:table-cell table:formula="of:=COM.MICROSOFT.CONCAT(IFNA(COM.MICROSOFT.CONCAT(CHAR(34);[$intermediate.H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</table:table-row>
        <table:table-row table:style-name="ro1">
          <table:table-cell/>
          <table:table-cell table:formula="of:=COM.MICROSOFT.CONCAT(IFNA(COM.MICROSOFT.CONCAT(CHAR(34);[$intermediate.H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</table:table-row>
        <table:table-row table:style-name="ro1">
          <table:table-cell/>
          <table:table-cell table:formula="of:=COM.MICROSOFT.CONCAT(IFNA(COM.MICROSOFT.CONCAT(CHAR(34);[$intermediate.H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</table:table-row>
        <table:table-row table:style-name="ro1">
          <table:table-cell/>
          <table:table-cell table:formula="of:=COM.MICROSOFT.CONCAT(IFNA(COM.MICROSOFT.CONCAT(CHAR(34);[$intermediate.H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</table:table-row>
        <table:table-row table:style-name="ro1">
          <table:table-cell/>
          <table:table-cell table:formula="of:=COM.MICROSOFT.CONCAT(IFNA(COM.MICROSOFT.CONCAT(CHAR(34);[$intermediate.H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</table:table-row>
        <table:table-row table:style-name="ro1">
          <table:table-cell/>
          <table:table-cell table:formula="of:=COM.MICROSOFT.CONCAT(IFNA(COM.MICROSOFT.CONCAT(CHAR(34);[$intermediate.H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</table:table-row>
        <table:table-row table:style-name="ro1">
          <table:table-cell/>
          <table:table-cell table:formula="of:=COM.MICROSOFT.CONCAT(IFNA(COM.MICROSOFT.CONCAT(CHAR(34);[$intermediate.H18];CHAR(34));&quot;rsvd&quot;);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</table:table-row>
        <table:table-row table:style-name="ro1">
          <table:table-cell/>
          <table:table-cell table:formula="of:=COM.MICROSOFT.CONCAT(IFNA(COM.MICROSOFT.CONCAT(CHAR(34);[$intermediate.H19];CHAR(34));&quot;rsvd&quot;);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</table:table-row>
        <table:table-row table:style-name="ro1">
          <table:table-cell/>
          <table:table-cell table:formula="of:=COM.MICROSOFT.CONCAT(IFNA(COM.MICROSOFT.CONCAT(CHAR(34);[$intermediate.H20];CHAR(34));&quot;rsvd&quot;);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</table:table-row>
        <table:table-row table:style-name="ro1">
          <table:table-cell/>
          <table:table-cell table:formula="of:=COM.MICROSOFT.CONCAT(IFNA(COM.MICROSOFT.CONCAT(CHAR(34);[$intermediate.H21];CHAR(34));&quot;rsvd&quot;);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</table:table-row>
        <table:table-row table:style-name="ro1">
          <table:table-cell/>
          <table:table-cell table:formula="of:=COM.MICROSOFT.CONCAT(IFNA(COM.MICROSOFT.CONCAT(CHAR(34);[$intermediate.H22];CHAR(34));&quot;rsvd&quot;);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</table:table-row>
        <table:table-row table:style-name="ro1">
          <table:table-cell/>
          <table:table-cell table:formula="of:=COM.MICROSOFT.CONCAT(IFNA(COM.MICROSOFT.CONCAT(CHAR(34);[$intermediate.H23];CHAR(34));&quot;rsvd&quot;);&quot;,&quot;)" office:value-type="string" office:string-value="&quot;Power_Fault_Restart&quot;," calcext:value-type="string">
            <text:p>"Power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</table:table-row>
        <table:table-row table:style-name="ro1">
          <table:table-cell/>
          <table:table-cell table:formula="of:=COM.MICROSOFT.CONCAT(IFNA(COM.MICROSOFT.CONCAT(CHAR(34);[$intermediate.H24];CHAR(34));&quot;rsvd&quot;);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</table:table-row>
        <table:table-row table:style-name="ro1">
          <table:table-cell/>
          <table:table-cell table:formula="of:=COM.MICROSOFT.CONCAT(IFNA(COM.MICROSOFT.CONCAT(CHAR(34);[$intermediate.H25];CHAR(34));&quot;rsvd&quot;);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</table:table-row>
        <table:table-row table:style-name="ro1">
          <table:table-cell/>
          <table:table-cell table:formula="of:=COM.MICROSOFT.CONCAT(IFNA(COM.MICROSOFT.CONCAT(CHAR(34);[$intermediate.H26];CHAR(34));&quot;rsvd&quot;);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</table:table-row>
        <table:table-row table:style-name="ro1">
          <table:table-cell/>
          <table:table-cell table:formula="of:=COM.MICROSOFT.CONCAT(IFNA(COM.MICROSOFT.CONCAT(CHAR(34);[$intermediate.H27];CHAR(34));&quot;rsvd&quot;);&quot;,&quot;)" office:value-type="string" office:string-value="&quot;User_Stop&quot;," calcext:value-type="string">
            <text:p>"User_Stop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</table:table-row>
        <table:table-row table:style-name="ro1">
          <table:table-cell/>
          <table:table-cell table:formula="of:=COM.MICROSOFT.CONCAT(IFNA(COM.MICROSOFT.CONCAT(CHAR(34);[$intermediate.H28];CHAR(34));&quot;rsvd&quot;);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</table:table-row>
        <table:table-row table:style-name="ro1">
          <table:table-cell/>
          <table:table-cell table:formula="of:=COM.MICROSOFT.CONCAT(IFNA(COM.MICROSOFT.CONCAT(CHAR(34);[$intermediate.H29];CHAR(34));&quot;rsvd&quot;);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</table:table-row>
        <table:table-row table:style-name="ro1">
          <table:table-cell/>
          <table:table-cell table:formula="of:=COM.MICROSOFT.CONCAT(IFNA(COM.MICROSOFT.CONCAT(CHAR(34);[$intermediate.H30];CHAR(34));&quot;rsvd&quot;);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</table:table-row>
        <table:table-row table:style-name="ro1">
          <table:table-cell/>
          <table:table-cell table:formula="of:=COM.MICROSOFT.CONCAT(IFNA(COM.MICROSOFT.CONCAT(CHAR(34);[$intermediate.H31];CHAR(34));&quot;rsvd&quot;);&quot;,&quot;)" office:value-type="string" office:string-value="&quot;Init_timeout&quot;," calcext:value-type="string">
            <text:p>"Init_timeou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</table:table-row>
        <table:table-row table:style-name="ro1">
          <table:table-cell/>
          <table:table-cell table:formula="of:=COM.MICROSOFT.CONCAT(IFNA(COM.MICROSOFT.CONCAT(CHAR(34);[$intermediate.H32];CHAR(34));&quot;rsvd&quot;);&quot;,&quot;)" office:value-type="string" office:string-value="&quot;Connector_Over_Temp&quot;," calcext:value-type="string">
            <text:p>"Connector_Over_Temp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</table:table-row>
        <table:table-row table:style-name="ro1">
          <table:table-cell/>
          <table:table-cell table:formula="of:=COM.MICROSOFT.CONCAT(IFNA(COM.MICROSOFT.CONCAT(CHAR(34);[$intermediate.H33];CHAR(34));&quot;rsvd&quot;);&quot;,&quot;)" office:value-type="string" office:string-value="&quot;Over_Temp&quot;," calcext:value-type="string">
            <text:p>"Over_Temp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</table:table-row>
        <table:table-row table:style-name="ro1">
          <table:table-cell/>
          <table:table-cell table:formula="of:=COM.MICROSOFT.CONCAT(IFNA(COM.MICROSOFT.CONCAT(CHAR(34);[$intermediate.H34];CHAR(34));&quot;rsvd&quot;);&quot;,&quot;)" office:value-type="string" office:string-value="&quot;Temp_Sense_Invalid&quot;," calcext:value-type="string">
            <text:p>"Temp_Sense_Invalid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</table:table-row>
        <table:table-row table:style-name="ro1">
          <table:table-cell/>
          <table:table-cell table:formula="of:=COM.MICROSOFT.CONCAT(IFNA(COM.MICROSOFT.CONCAT(CHAR(34);[$intermediate.H35];CHAR(34));&quot;rsvd&quot;);&quot;,&quot;)" office:value-type="string" office:string-value="&quot;Overcurrent&quot;," calcext:value-type="string">
            <text:p>"Overcurrent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</table:table-row>
        <table:table-row table:style-name="ro1">
          <table:table-cell/>
          <table:table-cell table:formula="of:=COM.MICROSOFT.CONCAT(IFNA(COM.MICROSOFT.CONCAT(CHAR(34);[$intermediate.H36];CHAR(34));&quot;rsvd&quot;);&quot;,&quot;)" office:value-type="string" office:string-value="&quot;Current_Sense_Invalid&quot;," calcext:value-type="string">
            <text:p>"Current_Sense_Invalid"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</table:table-row>
        <table:table-row table:style-name="ro1">
          <table:table-cell/>
          <table:table-cell table:formula="of:=COM.MICROSOFT.CONCAT(IFNA(COM.MICROSOFT.CONCAT(CHAR(34);[$intermediate.H37];CHAR(34));&quot;rsvd&quot;);&quot;,&quot;)" office:value-type="string" office:string-value="&quot;Voltage_Sense_Invalid&quot;," calcext:value-type="string">
            <text:p>"Voltage_Sense_Invalid"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</table:table-row>
        <table:table-row table:style-name="ro1">
          <table:table-cell/>
          <table:table-cell table:formula="of:=COM.MICROSOFT.CONCAT(IFNA(COM.MICROSOFT.CONCAT(CHAR(34);[$intermediate.H38];CHAR(34));&quot;rsvd&quot;);&quot;,&quot;)" office:value-type="string" office:string-value="&quot;Pilot_fault&quot;," calcext:value-type="string">
            <text:p>"Pilot_fault"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</table:table-row>
        <table:table-row table:style-name="ro1">
          <table:table-cell/>
          <table:table-cell table:formula="of:=COM.MICROSOFT.CONCAT(IFNA(COM.MICROSOFT.CONCAT(CHAR(34);[$intermediate.H39];CHAR(34));&quot;rsvd&quot;);&quot;,&quot;)" office:value-type="string" office:string-value="&quot;Contactor_fault&quot;," calcext:value-type="string">
            <text:p>"Contactor_fault"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</table:table-row>
        <table:table-row table:style-name="ro1">
          <table:table-cell/>
          <table:table-cell table:formula="of:=COM.MICROSOFT.CONCAT(IFNA(COM.MICROSOFT.CONCAT(CHAR(34);[$intermediate.H40];CHAR(34));&quot;rsvd&quot;);&quot;,&quot;)" office:value-type="string" office:string-value="&quot;Input_miswired&quot;," calcext:value-type="string">
            <text:p>"Input_miswired"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</table:table-row>
        <table:table-row table:style-name="ro1">
          <table:table-cell/>
          <table:table-cell table:formula="of:=COM.MICROSOFT.CONCAT(IFNA(COM.MICROSOFT.CONCAT(CHAR(34);[$intermediate.H41];CHAR(34));&quot;rsvd&quot;);&quot;,&quot;)" office:value-type="string" office:string-value="&quot;Input_over_voltage&quot;," calcext:value-type="string">
            <text:p>"Input_over_voltage"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</table:table-row>
        <table:table-row table:style-name="ro1">
          <table:table-cell/>
          <table:table-cell table:formula="of:=COM.MICROSOFT.CONCAT(IFNA(COM.MICROSOFT.CONCAT(CHAR(34);[$intermediate.H42];CHAR(34));&quot;rsvd&quot;);&quot;,&quot;)" office:value-type="string" office:string-value="&quot;Input_under_voltage&quot;," calcext:value-type="string">
            <text:p>"Input_under_voltage"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</table:table-row>
        <table:table-row table:style-name="ro1">
          <table:table-cell/>
          <table:table-cell table:formula="of:=COM.MICROSOFT.CONCAT(IFNA(COM.MICROSOFT.CONCAT(CHAR(34);[$intermediate.H43];CHAR(34));&quot;rsvd&quot;);&quot;,&quot;)" office:value-type="string" office:string-value="&quot;CCID_self_test_fault&quot;," calcext:value-type="string">
            <text:p>"CCID_self_test_fault"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</table:table-row>
        <table:table-row table:style-name="ro1">
          <table:table-cell/>
          <table:table-cell table:formula="of:=COM.MICROSOFT.CONCAT(IFNA(COM.MICROSOFT.CONCAT(CHAR(34);[$intermediate.H44];CHAR(34));&quot;rsvd&quot;);&quot;,&quot;)" office:value-type="string" office:string-value="&quot;CCID_tripped_retry&quot;," calcext:value-type="string">
            <text:p>"CCID_tripped_retry"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</table:table-row>
        <table:table-row table:style-name="ro1">
          <table:table-cell/>
          <table:table-cell table:formula="of:=COM.MICROSOFT.CONCAT(IFNA(COM.MICROSOFT.CONCAT(CHAR(34);[$intermediate.H45];CHAR(34));&quot;rsvd&quot;);&quot;,&quot;)" office:value-type="string" office:string-value="&quot;CCID_tripped_no_retry&quot;," calcext:value-type="string">
            <text:p>"CCID_tripped_no_retry"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</table:table-row>
        <table:table-row table:style-name="ro1">
          <table:table-cell/>
          <table:table-cell table:formula="of:=COM.MICROSOFT.CONCAT(IFNA(COM.MICROSOFT.CONCAT(CHAR(34);[$intermediate.H46];CHAR(34));&quot;rsvd&quot;);&quot;,&quot;)" office:value-type="string" office:string-value="&quot;Breaker_tripped&quot;," calcext:value-type="string">
            <text:p>"Breaker_tripped"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</table:table-row>
        <table:table-row table:style-name="ro1">
          <table:table-cell/>
          <table:table-cell table:formula="of:=COM.MICROSOFT.CONCAT(IFNA(COM.MICROSOFT.CONCAT(CHAR(34);[$intermediate.H47];CHAR(34));&quot;rsvd&quot;);&quot;,&quot;)" office:value-type="string" office:string-value="&quot;Ground_Monitor_fault&quot;," calcext:value-type="string">
            <text:p>"Ground_Monitor_fault"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</table:table-row>
        <table:table-row table:style-name="ro1">
          <table:table-cell/>
          <table:table-cell table:formula="of:=COM.MICROSOFT.CONCAT(IFNA(COM.MICROSOFT.CONCAT(CHAR(34);[$intermediate.H48];CHAR(34));&quot;rsvd&quot;);&quot;,&quot;)" office:value-type="string" office:string-value="&quot;Configuration_error&quot;," calcext:value-type="string">
            <text:p>"Configuration_error"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</table:table-row>
        <table:table-row table:style-name="ro1">
          <table:table-cell/>
          <table:table-cell table:formula="of:=COM.MICROSOFT.CONCAT(IFNA(COM.MICROSOFT.CONCAT(CHAR(34);[$intermediate.H49];CHAR(34));&quot;rsvd&quot;);&quot;,&quot;)" office:value-type="string" office:string-value="&quot;Ground_fault&quot;," calcext:value-type="string">
            <text:p>"Ground_fault"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</table:table-row>
        <table:table-row table:style-name="ro1">
          <table:table-cell/>
          <table:table-cell table:formula="of:=COM.MICROSOFT.CONCAT(IFNA(COM.MICROSOFT.CONCAT(CHAR(34);[$intermediate.H50];CHAR(34));&quot;rsvd&quot;);&quot;,&quot;)" office:value-type="string" office:string-value="&quot;Comm_Fault&quot;," calcext:value-type="string">
            <text:p>"Comm_Fault"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</table:table-row>
        <table:table-row table:style-name="ro1">
          <table:table-cell/>
          <table:table-cell table:formula="of:=COM.MICROSOFT.CONCAT(IFNA(COM.MICROSOFT.CONCAT(CHAR(34);[$intermediate.H51];CHAR(34));&quot;rsvd&quot;);&quot;,&quot;)" office:value-type="string" office:string-value="&quot;Internal_Fault&quot;," calcext:value-type="string">
            <text:p>"Internal_Fault"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</table:table-row>
        <table:table-row table:style-name="ro1">
          <table:table-cell/>
          <table:table-cell table:formula="of:=COM.MICROSOFT.CONCAT(IFNA(COM.MICROSOFT.CONCAT(CHAR(34);[$intermediate.H52];CHAR(34));&quot;rsvd&quot;);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</table:table-row>
        <table:table-row table:style-name="ro1">
          <table:table-cell/>
          <table:table-cell table:formula="of:=COM.MICROSOFT.CONCAT(IFNA(COM.MICROSOFT.CONCAT(CHAR(34);[$intermediate.H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</table:table-row>
        <table:table-row table:style-name="ro1">
          <table:table-cell/>
          <table:table-cell table:formula="of:=COM.MICROSOFT.CONCAT(IFNA(COM.MICROSOFT.CONCAT(CHAR(34);[$intermediate.H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</table:table-row>
        <table:table-row table:style-name="ro1">
          <table:table-cell/>
          <table:table-cell table:formula="of:=COM.MICROSOFT.CONCAT(IFNA(COM.MICROSOFT.CONCAT(CHAR(34);[$intermediate.H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</table:table-row>
        <table:table-row table:style-name="ro1">
          <table:table-cell/>
          <table:table-cell table:formula="of:=COM.MICROSOFT.CONCAT(IFNA(COM.MICROSOFT.CONCAT(CHAR(34);[$intermediate.H5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</table:table-row>
        <table:table-row table:style-name="ro1">
          <table:table-cell/>
          <table:table-cell table:formula="of:=COM.MICROSOFT.CONCAT(IFNA(COM.MICROSOFT.CONCAT(CHAR(34);[$intermediate.H5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</table:table-row>
        <table:table-row table:style-name="ro1">
          <table:table-cell/>
          <table:table-cell table:formula="of:=COM.MICROSOFT.CONCAT(IFNA(COM.MICROSOFT.CONCAT(CHAR(34);[$intermediate.H5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</table:table-row>
        <table:table-row table:style-name="ro1">
          <table:table-cell/>
          <table:table-cell table:formula="of:=COM.MICROSOFT.CONCAT(IFNA(COM.MICROSOFT.CONCAT(CHAR(34);[$intermediate.H5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</table:table-row>
        <table:table-row table:style-name="ro1">
          <table:table-cell/>
          <table:table-cell table:formula="of:=COM.MICROSOFT.CONCAT(IFNA(COM.MICROSOFT.CONCAT(CHAR(34);[$intermediate.H6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</table:table-row>
        <table:table-row table:style-name="ro1">
          <table:table-cell/>
          <table:table-cell table:formula="of:=COM.MICROSOFT.CONCAT(IFNA(COM.MICROSOFT.CONCAT(CHAR(34);[$intermediate.H6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</table:table-row>
        <table:table-row table:style-name="ro1">
          <table:table-cell/>
          <table:table-cell table:formula="of:=COM.MICROSOFT.CONCAT(IFNA(COM.MICROSOFT.CONCAT(CHAR(34);[$intermediate.H6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</table:table-row>
        <table:table-row table:style-name="ro1">
          <table:table-cell/>
          <table:table-cell table:formula="of:=COM.MICROSOFT.CONCAT(IFNA(COM.MICROSOFT.CONCAT(CHAR(34);[$intermediate.H6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</table:table-row>
        <table:table-row table:style-name="ro1">
          <table:table-cell/>
          <table:table-cell table:formula="of:=COM.MICROSOFT.CONCAT(IFNA(COM.MICROSOFT.CONCAT(CHAR(34);[$intermediate.H6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</table:table-row>
        <table:table-row table:style-name="ro1">
          <table:table-cell/>
          <table:table-cell table:formula="of:=COM.MICROSOFT.CONCAT(IFNA(COM.MICROSOFT.CONCAT(CHAR(34);[$intermediate.H6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</table:table-row>
        <table:table-row table:style-name="ro1">
          <table:table-cell/>
          <table:table-cell table:formula="of:=COM.MICROSOFT.CONCAT(IFNA(COM.MICROSOFT.CONCAT(CHAR(34);[$intermediate.H6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</table:table-row>
        <table:table-row table:style-name="ro1">
          <table:table-cell/>
          <table:table-cell table:formula="of:=COM.MICROSOFT.CONCAT(IFNA(COM.MICROSOFT.CONCAT(CHAR(34);[$intermediate.H6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</table:table-row>
        <table:table-row table:style-name="ro1">
          <table:table-cell/>
          <table:table-cell table:formula="of:=COM.MICROSOFT.CONCAT(IFNA(COM.MICROSOFT.CONCAT(CHAR(34);[$intermediate.H6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</table:table-row>
        <table:table-row table:style-name="ro1">
          <table:table-cell/>
          <table:table-cell table:formula="of:=COM.MICROSOFT.CONCAT(IFNA(COM.MICROSOFT.CONCAT(CHAR(34);[$intermediate.H6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</table:table-row>
        <table:table-row table:style-name="ro1">
          <table:table-cell/>
          <table:table-cell table:formula="of:=COM.MICROSOFT.CONCAT(IFNA(COM.MICROSOFT.CONCAT(CHAR(34);[$intermediate.H7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</table:table-row>
        <table:table-row table:style-name="ro1">
          <table:table-cell/>
          <table:table-cell table:formula="of:=COM.MICROSOFT.CONCAT(IFNA(COM.MICROSOFT.CONCAT(CHAR(34);[$intermediate.H7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</table:table-row>
        <table:table-row table:style-name="ro1">
          <table:table-cell/>
          <table:table-cell table:formula="of:=COM.MICROSOFT.CONCAT(IFNA(COM.MICROSOFT.CONCAT(CHAR(34);[$intermediate.H7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</table:table-row>
        <table:table-row table:style-name="ro1">
          <table:table-cell/>
          <table:table-cell table:formula="of:=COM.MICROSOFT.CONCAT(IFNA(COM.MICROSOFT.CONCAT(CHAR(34);[$intermediate.H7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</table:table-row>
        <table:table-row table:style-name="ro1">
          <table:table-cell/>
          <table:table-cell table:formula="of:=COM.MICROSOFT.CONCAT(IFNA(COM.MICROSOFT.CONCAT(CHAR(34);[$intermediate.H7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</table:table-row>
        <table:table-row table:style-name="ro1">
          <table:table-cell/>
          <table:table-cell table:formula="of:=COM.MICROSOFT.CONCAT(IFNA(COM.MICROSOFT.CONCAT(CHAR(34);[$intermediate.H7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</table:table-row>
        <table:table-row table:style-name="ro1">
          <table:table-cell/>
          <table:table-cell table:formula="of:=COM.MICROSOFT.CONCAT(IFNA(COM.MICROSOFT.CONCAT(CHAR(34);[$intermediate.H7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</table:table-row>
        <table:table-row table:style-name="ro1">
          <table:table-cell/>
          <table:table-cell table:formula="of:=COM.MICROSOFT.CONCAT(IFNA(COM.MICROSOFT.CONCAT(CHAR(34);[$intermediate.H7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</table:table-row>
        <table:table-row table:style-name="ro1">
          <table:table-cell/>
          <table:table-cell table:formula="of:=COM.MICROSOFT.CONCAT(IFNA(COM.MICROSOFT.CONCAT(CHAR(34);[$intermediate.H7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</table:table-row>
        <table:table-row table:style-name="ro1">
          <table:table-cell/>
          <table:table-cell table:formula="of:=COM.MICROSOFT.CONCAT(IFNA(COM.MICROSOFT.CONCAT(CHAR(34);[$intermediate.H7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</table:table-row>
        <table:table-row table:style-name="ro1">
          <table:table-cell/>
          <table:table-cell table:formula="of:=COM.MICROSOFT.CONCAT(IFNA(COM.MICROSOFT.CONCAT(CHAR(34);[$intermediate.H8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</table:table-row>
        <table:table-row table:style-name="ro1">
          <table:table-cell/>
          <table:table-cell table:formula="of:=COM.MICROSOFT.CONCAT(IFNA(COM.MICROSOFT.CONCAT(CHAR(34);[$intermediate.H8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</table:table-row>
        <table:table-row table:style-name="ro1">
          <table:table-cell/>
          <table:table-cell table:formula="of:=COM.MICROSOFT.CONCAT(IFNA(COM.MICROSOFT.CONCAT(CHAR(34);[$intermediate.H8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</table:table-row>
        <table:table-row table:style-name="ro1">
          <table:table-cell/>
          <table:table-cell table:formula="of:=COM.MICROSOFT.CONCAT(IFNA(COM.MICROSOFT.CONCAT(CHAR(34);[$intermediate.H8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</table:table-row>
        <table:table-row table:style-name="ro1">
          <table:table-cell/>
          <table:table-cell table:formula="of:=COM.MICROSOFT.CONCAT(IFNA(COM.MICROSOFT.CONCAT(CHAR(34);[$intermediate.H8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</table:table-row>
        <table:table-row table:style-name="ro1">
          <table:table-cell/>
          <table:table-cell table:formula="of:=COM.MICROSOFT.CONCAT(IFNA(COM.MICROSOFT.CONCAT(CHAR(34);[$intermediate.H8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</table:table-row>
        <table:table-row table:style-name="ro1">
          <table:table-cell/>
          <table:table-cell table:formula="of:=COM.MICROSOFT.CONCAT(IFNA(COM.MICROSOFT.CONCAT(CHAR(34);[$intermediate.H8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</table:table-row>
        <table:table-row table:style-name="ro1">
          <table:table-cell/>
          <table:table-cell table:formula="of:=COM.MICROSOFT.CONCAT(IFNA(COM.MICROSOFT.CONCAT(CHAR(34);[$intermediate.H8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</table:table-row>
        <table:table-row table:style-name="ro1">
          <table:table-cell/>
          <table:table-cell table:formula="of:=COM.MICROSOFT.CONCAT(IFNA(COM.MICROSOFT.CONCAT(CHAR(34);[$intermediate.H8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</table:table-row>
        <table:table-row table:style-name="ro1">
          <table:table-cell/>
          <table:table-cell table:formula="of:=COM.MICROSOFT.CONCAT(IFNA(COM.MICROSOFT.CONCAT(CHAR(34);[$intermediate.H8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</table:table-row>
        <table:table-row table:style-name="ro1">
          <table:table-cell/>
          <table:table-cell table:formula="of:=COM.MICROSOFT.CONCAT(IFNA(COM.MICROSOFT.CONCAT(CHAR(34);[$intermediate.H9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</table:table-row>
        <table:table-row table:style-name="ro1">
          <table:table-cell/>
          <table:table-cell table:formula="of:=COM.MICROSOFT.CONCAT(IFNA(COM.MICROSOFT.CONCAT(CHAR(34);[$intermediate.H9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</table:table-row>
        <table:table-row table:style-name="ro1">
          <table:table-cell/>
          <table:table-cell table:formula="of:=COM.MICROSOFT.CONCAT(IFNA(COM.MICROSOFT.CONCAT(CHAR(34);[$intermediate.H9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</table:table-row>
        <table:table-row table:style-name="ro1">
          <table:table-cell/>
          <table:table-cell table:formula="of:=COM.MICROSOFT.CONCAT(IFNA(COM.MICROSOFT.CONCAT(CHAR(34);[$intermediate.H9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</table:table-row>
        <table:table-row table:style-name="ro1">
          <table:table-cell/>
          <table:table-cell table:formula="of:=COM.MICROSOFT.CONCAT(IFNA(COM.MICROSOFT.CONCAT(CHAR(34);[$intermediate.H9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</table:table-row>
        <table:table-row table:style-name="ro1">
          <table:table-cell/>
          <table:table-cell table:formula="of:=COM.MICROSOFT.CONCAT(IFNA(COM.MICROSOFT.CONCAT(CHAR(34);[$intermediate.H9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</table:table-row>
        <table:table-row table:style-name="ro1">
          <table:table-cell/>
          <table:table-cell table:formula="of:=COM.MICROSOFT.CONCAT(IFNA(COM.MICROSOFT.CONCAT(CHAR(34);[$intermediate.H9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</table:table-row>
        <table:table-row table:style-name="ro1">
          <table:table-cell/>
          <table:table-cell table:formula="of:=COM.MICROSOFT.CONCAT(IFNA(COM.MICROSOFT.CONCAT(CHAR(34);[$intermediate.H9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</table:table-row>
        <table:table-row table:style-name="ro1">
          <table:table-cell/>
          <table:table-cell table:formula="of:=COM.MICROSOFT.CONCAT(IFNA(COM.MICROSOFT.CONCAT(CHAR(34);[$intermediate.H9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</table:table-row>
        <table:table-row table:style-name="ro1">
          <table:table-cell/>
          <table:table-cell table:formula="of:=COM.MICROSOFT.CONCAT(IFNA(COM.MICROSOFT.CONCAT(CHAR(34);[$intermediate.H9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</table:table-row>
        <table:table-row table:style-name="ro1">
          <table:table-cell/>
          <table:table-cell table:formula="of:=COM.MICROSOFT.CONCAT(IFNA(COM.MICROSOFT.CONCAT(CHAR(34);[$intermediate.H10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</table:table-row>
        <table:table-row table:style-name="ro1">
          <table:table-cell/>
          <table:table-cell table:formula="of:=COM.MICROSOFT.CONCAT(IFNA(COM.MICROSOFT.CONCAT(CHAR(34);[$intermediate.H10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</table:table-row>
        <table:table-row table:style-name="ro1">
          <table:table-cell/>
          <table:table-cell table:formula="of:=COM.MICROSOFT.CONCAT(IFNA(COM.MICROSOFT.CONCAT(CHAR(34);[$intermediate.H10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</table:table-row>
        <table:table-row table:style-name="ro1">
          <table:table-cell/>
          <table:table-cell table:formula="of:=COM.MICROSOFT.CONCAT(IFNA(COM.MICROSOFT.CONCAT(CHAR(34);[$intermediate.H10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</table:table-row>
        <table:table-row table:style-name="ro1">
          <table:table-cell/>
          <table:table-cell table:formula="of:=COM.MICROSOFT.CONCAT(IFNA(COM.MICROSOFT.CONCAT(CHAR(34);[$intermediate.H10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</table:table-row>
        <table:table-row table:style-name="ro1">
          <table:table-cell/>
          <table:table-cell table:formula="of:=COM.MICROSOFT.CONCAT(IFNA(COM.MICROSOFT.CONCAT(CHAR(34);[$intermediate.H10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</table:table-row>
        <table:table-row table:style-name="ro1">
          <table:table-cell/>
          <table:table-cell table:formula="of:=COM.MICROSOFT.CONCAT(IFNA(COM.MICROSOFT.CONCAT(CHAR(34);[$intermediate.H10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</table:table-row>
        <table:table-row table:style-name="ro1">
          <table:table-cell/>
          <table:table-cell table:formula="of:=COM.MICROSOFT.CONCAT(IFNA(COM.MICROSOFT.CONCAT(CHAR(34);[$intermediate.H10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</table:table-row>
        <table:table-row table:style-name="ro1">
          <table:table-cell/>
          <table:table-cell table:formula="of:=COM.MICROSOFT.CONCAT(IFNA(COM.MICROSOFT.CONCAT(CHAR(34);[$intermediate.H10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</table:table-row>
        <table:table-row table:style-name="ro1">
          <table:table-cell/>
          <table:table-cell table:formula="of:=COM.MICROSOFT.CONCAT(IFNA(COM.MICROSOFT.CONCAT(CHAR(34);[$intermediate.H10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</table:table-row>
        <table:table-row table:style-name="ro1">
          <table:table-cell/>
          <table:table-cell table:formula="of:=COM.MICROSOFT.CONCAT(IFNA(COM.MICROSOFT.CONCAT(CHAR(34);[$intermediate.H1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</table:table-row>
        <table:table-row table:style-name="ro1">
          <table:table-cell/>
          <table:table-cell table:formula="of:=COM.MICROSOFT.CONCAT(IFNA(COM.MICROSOFT.CONCAT(CHAR(34);[$intermediate.H1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</table:table-row>
        <table:table-row table:style-name="ro1">
          <table:table-cell/>
          <table:table-cell table:formula="of:=COM.MICROSOFT.CONCAT(IFNA(COM.MICROSOFT.CONCAT(CHAR(34);[$intermediate.H1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</table:table-row>
        <table:table-row table:style-name="ro1">
          <table:table-cell/>
          <table:table-cell table:formula="of:=COM.MICROSOFT.CONCAT(IFNA(COM.MICROSOFT.CONCAT(CHAR(34);[$intermediate.H1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</table:table-row>
        <table:table-row table:style-name="ro1">
          <table:table-cell/>
          <table:table-cell table:formula="of:=COM.MICROSOFT.CONCAT(IFNA(COM.MICROSOFT.CONCAT(CHAR(34);[$intermediate.H1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</table:table-row>
        <table:table-row table:style-name="ro1">
          <table:table-cell/>
          <table:table-cell table:formula="of:=COM.MICROSOFT.CONCAT(IFNA(COM.MICROSOFT.CONCAT(CHAR(34);[$intermediate.H1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</table:table-row>
        <table:table-row table:style-name="ro1">
          <table:table-cell/>
          <table:table-cell table:formula="of:=COM.MICROSOFT.CONCAT(IFNA(COM.MICROSOFT.CONCAT(CHAR(34);[$intermediate.H1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</table:table-row>
        <table:table-row table:style-name="ro1">
          <table:table-cell/>
          <table:table-cell table:formula="of:=COM.MICROSOFT.CONCAT(IFNA(COM.MICROSOFT.CONCAT(CHAR(34);[$intermediate.H1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</table:table-row>
        <table:table-row table:style-name="ro1">
          <table:table-cell/>
          <table:table-cell table:formula="of:=COM.MICROSOFT.CONCAT(IFNA(COM.MICROSOFT.CONCAT(CHAR(34);[$intermediate.H11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</table:table-row>
        <table:table-row table:style-name="ro1">
          <table:table-cell/>
          <table:table-cell table:formula="of:=COM.MICROSOFT.CONCAT(IFNA(COM.MICROSOFT.CONCAT(CHAR(34);[$intermediate.H11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</table:table-row>
        <table:table-row table:style-name="ro1">
          <table:table-cell/>
          <table:table-cell table:formula="of:=COM.MICROSOFT.CONCAT(IFNA(COM.MICROSOFT.CONCAT(CHAR(34);[$intermediate.H12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</table:table-row>
        <table:table-row table:style-name="ro1">
          <table:table-cell/>
          <table:table-cell table:formula="of:=COM.MICROSOFT.CONCAT(IFNA(COM.MICROSOFT.CONCAT(CHAR(34);[$intermediate.H12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</table:table-row>
        <table:table-row table:style-name="ro1">
          <table:table-cell/>
          <table:table-cell table:formula="of:=COM.MICROSOFT.CONCAT(IFNA(COM.MICROSOFT.CONCAT(CHAR(34);[$intermediate.H12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</table:table-row>
        <table:table-row table:style-name="ro1">
          <table:table-cell/>
          <table:table-cell table:formula="of:=COM.MICROSOFT.CONCAT(IFNA(COM.MICROSOFT.CONCAT(CHAR(34);[$intermediate.H12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</table:table-row>
        <table:table-row table:style-name="ro1">
          <table:table-cell/>
          <table:table-cell table:formula="of:=COM.MICROSOFT.CONCAT(IFNA(COM.MICROSOFT.CONCAT(CHAR(34);[$intermediate.H12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</table:table-row>
        <table:table-row table:style-name="ro1">
          <table:table-cell/>
          <table:table-cell table:formula="of:=COM.MICROSOFT.CONCAT(IFNA(COM.MICROSOFT.CONCAT(CHAR(34);[$intermediate.H12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</table:table-row>
        <table:table-row table:style-name="ro1">
          <table:table-cell/>
          <table:table-cell table:formula="of:=COM.MICROSOFT.CONCAT(IFNA(COM.MICROSOFT.CONCAT(CHAR(34);[$intermediate.H12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</table:table-row>
        <table:table-row table:style-name="ro1">
          <table:table-cell/>
          <table:table-cell table:formula="of:=COM.MICROSOFT.CONCAT(IFNA(COM.MICROSOFT.CONCAT(CHAR(34);[$intermediate.H12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</table:table-row>
        <table:table-row table:style-name="ro1">
          <table:table-cell/>
          <table:table-cell table:formula="of:=COM.MICROSOFT.CONCAT(IFNA(COM.MICROSOFT.CONCAT(CHAR(34);[$intermediate.H12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</table:table-row>
        <table:table-row table:style-name="ro1">
          <table:table-cell/>
          <table:table-cell table:formula="of:=COM.MICROSOFT.CONCAT(IFNA(COM.MICROSOFT.CONCAT(CHAR(34);[$intermediate.H12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</table:table-row>
        <table:table-row table:style-name="ro1">
          <table:table-cell/>
          <table:table-cell table:formula="of:=COM.MICROSOFT.CONCAT(IFNA(COM.MICROSOFT.CONCAT(CHAR(34);[$intermediate.H13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</table:table-row>
        <table:table-row table:style-name="ro1">
          <table:table-cell/>
          <table:table-cell table:formula="of:=COM.MICROSOFT.CONCAT(IFNA(COM.MICROSOFT.CONCAT(CHAR(34);[$intermediate.H13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</table:table-row>
        <table:table-row table:style-name="ro1">
          <table:table-cell/>
          <table:table-cell table:formula="of:=COM.MICROSOFT.CONCAT(IFNA(COM.MICROSOFT.CONCAT(CHAR(34);[$intermediate.H13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</table:table-row>
        <table:table-row table:style-name="ro1">
          <table:table-cell/>
          <table:table-cell table:formula="of:=COM.MICROSOFT.CONCAT(IFNA(COM.MICROSOFT.CONCAT(CHAR(34);[$intermediate.H13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</table:table-row>
        <table:table-row table:style-name="ro1">
          <table:table-cell/>
          <table:table-cell table:formula="of:=COM.MICROSOFT.CONCAT(IFNA(COM.MICROSOFT.CONCAT(CHAR(34);[$intermediate.H13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</table:table-row>
        <table:table-row table:style-name="ro1">
          <table:table-cell/>
          <table:table-cell table:formula="of:=COM.MICROSOFT.CONCAT(IFNA(COM.MICROSOFT.CONCAT(CHAR(34);[$intermediate.H13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</table:table-row>
        <table:table-row table:style-name="ro1">
          <table:table-cell/>
          <table:table-cell table:formula="of:=COM.MICROSOFT.CONCAT(IFNA(COM.MICROSOFT.CONCAT(CHAR(34);[$intermediate.H1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</table:table-row>
        <table:table-row table:style-name="ro1">
          <table:table-cell/>
          <table:table-cell table:formula="of:=COM.MICROSOFT.CONCAT(IFNA(COM.MICROSOFT.CONCAT(CHAR(34);[$intermediate.H1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</table:table-row>
        <table:table-row table:style-name="ro1">
          <table:table-cell/>
          <table:table-cell table:formula="of:=COM.MICROSOFT.CONCAT(IFNA(COM.MICROSOFT.CONCAT(CHAR(34);[$intermediate.H1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</table:table-row>
        <table:table-row table:style-name="ro1">
          <table:table-cell/>
          <table:table-cell table:formula="of:=COM.MICROSOFT.CONCAT(IFNA(COM.MICROSOFT.CONCAT(CHAR(34);[$intermediate.H1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</table:table-row>
        <table:table-row table:style-name="ro1">
          <table:table-cell/>
          <table:table-cell table:formula="of:=COM.MICROSOFT.CONCAT(IFNA(COM.MICROSOFT.CONCAT(CHAR(34);[$intermediate.H1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</table:table-row>
        <table:table-row table:style-name="ro1">
          <table:table-cell/>
          <table:table-cell table:formula="of:=COM.MICROSOFT.CONCAT(IFNA(COM.MICROSOFT.CONCAT(CHAR(34);[$intermediate.H1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</table:table-row>
        <table:table-row table:style-name="ro1">
          <table:table-cell/>
          <table:table-cell table:formula="of:=COM.MICROSOFT.CONCAT(IFNA(COM.MICROSOFT.CONCAT(CHAR(34);[$intermediate.H1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</table:table-row>
        <table:table-row table:style-name="ro1">
          <table:table-cell/>
          <table:table-cell table:formula="of:=COM.MICROSOFT.CONCAT(IFNA(COM.MICROSOFT.CONCAT(CHAR(34);[$intermediate.H1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</table:table-row>
        <table:table-row table:style-name="ro1">
          <table:table-cell/>
          <table:table-cell table:formula="of:=COM.MICROSOFT.CONCAT(IFNA(COM.MICROSOFT.CONCAT(CHAR(34);[$intermediate.H1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</table:table-row>
        <table:table-row table:style-name="ro1">
          <table:table-cell/>
          <table:table-cell table:formula="of:=COM.MICROSOFT.CONCAT(IFNA(COM.MICROSOFT.CONCAT(CHAR(34);[$intermediate.H1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</table:table-row>
        <table:table-row table:style-name="ro1">
          <table:table-cell/>
          <table:table-cell table:formula="of:=COM.MICROSOFT.CONCAT(IFNA(COM.MICROSOFT.CONCAT(CHAR(34);[$intermediate.H1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</table:table-row>
        <table:table-row table:style-name="ro1">
          <table:table-cell/>
          <table:table-cell table:formula="of:=COM.MICROSOFT.CONCAT(IFNA(COM.MICROSOFT.CONCAT(CHAR(34);[$intermediate.H1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</table:table-row>
        <table:table-row table:style-name="ro1">
          <table:table-cell/>
          <table:table-cell table:formula="of:=COM.MICROSOFT.CONCAT(IFNA(COM.MICROSOFT.CONCAT(CHAR(34);[$intermediate.H1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</table:table-row>
        <table:table-row table:style-name="ro1">
          <table:table-cell/>
          <table:table-cell table:formula="of:=COM.MICROSOFT.CONCAT(IFNA(COM.MICROSOFT.CONCAT(CHAR(34);[$intermediate.H1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</table:table-row>
        <table:table-row table:style-name="ro1">
          <table:table-cell/>
          <table:table-cell table:formula="of:=COM.MICROSOFT.CONCAT(IFNA(COM.MICROSOFT.CONCAT(CHAR(34);[$intermediate.H1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</table:table-row>
        <table:table-row table:style-name="ro1">
          <table:table-cell/>
          <table:table-cell table:formula="of:=COM.MICROSOFT.CONCAT(IFNA(COM.MICROSOFT.CONCAT(CHAR(34);[$intermediate.H1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</table:table-row>
        <table:table-row table:style-name="ro1">
          <table:table-cell/>
          <table:table-cell table:formula="of:=COM.MICROSOFT.CONCAT(IFNA(COM.MICROSOFT.CONCAT(CHAR(34);[$intermediate.H1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</table:table-row>
        <table:table-row table:style-name="ro1">
          <table:table-cell/>
          <table:table-cell table:formula="of:=COM.MICROSOFT.CONCAT(IFNA(COM.MICROSOFT.CONCAT(CHAR(34);[$intermediate.H1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</table:table-row>
        <table:table-row table:style-name="ro1">
          <table:table-cell/>
          <table:table-cell table:formula="of:=COM.MICROSOFT.CONCAT(IFNA(COM.MICROSOFT.CONCAT(CHAR(34);[$intermediate.H1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</table:table-row>
        <table:table-row table:style-name="ro1">
          <table:table-cell/>
          <table:table-cell table:formula="of:=COM.MICROSOFT.CONCAT(IFNA(COM.MICROSOFT.CONCAT(CHAR(34);[$intermediate.H1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</table:table-row>
        <table:table-row table:style-name="ro1">
          <table:table-cell/>
          <table:table-cell table:formula="of:=COM.MICROSOFT.CONCAT(IFNA(COM.MICROSOFT.CONCAT(CHAR(34);[$intermediate.H15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</table:table-row>
        <table:table-row table:style-name="ro1">
          <table:table-cell/>
          <table:table-cell table:formula="of:=COM.MICROSOFT.CONCAT(IFNA(COM.MICROSOFT.CONCAT(CHAR(34);[$intermediate.H15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</table:table-row>
        <table:table-row table:style-name="ro1">
          <table:table-cell/>
          <table:table-cell table:formula="of:=COM.MICROSOFT.CONCAT(IFNA(COM.MICROSOFT.CONCAT(CHAR(34);[$intermediate.H15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</table:table-row>
        <table:table-row table:style-name="ro1">
          <table:table-cell/>
          <table:table-cell table:formula="of:=COM.MICROSOFT.CONCAT(IFNA(COM.MICROSOFT.CONCAT(CHAR(34);[$intermediate.H15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</table:table-row>
        <table:table-row table:style-name="ro1">
          <table:table-cell/>
          <table:table-cell table:formula="of:=COM.MICROSOFT.CONCAT(IFNA(COM.MICROSOFT.CONCAT(CHAR(34);[$intermediate.H16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</table:table-row>
        <table:table-row table:style-name="ro1">
          <table:table-cell/>
          <table:table-cell table:formula="of:=COM.MICROSOFT.CONCAT(IFNA(COM.MICROSOFT.CONCAT(CHAR(34);[$intermediate.H16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</table:table-row>
        <table:table-row table:style-name="ro1">
          <table:table-cell/>
          <table:table-cell table:formula="of:=COM.MICROSOFT.CONCAT(IFNA(COM.MICROSOFT.CONCAT(CHAR(34);[$intermediate.H16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</table:table-row>
        <table:table-row table:style-name="ro1">
          <table:table-cell/>
          <table:table-cell table:formula="of:=COM.MICROSOFT.CONCAT(IFNA(COM.MICROSOFT.CONCAT(CHAR(34);[$intermediate.H16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</table:table-row>
        <table:table-row table:style-name="ro1">
          <table:table-cell/>
          <table:table-cell table:formula="of:=COM.MICROSOFT.CONCAT(IFNA(COM.MICROSOFT.CONCAT(CHAR(34);[$intermediate.H16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</table:table-row>
        <table:table-row table:style-name="ro1">
          <table:table-cell/>
          <table:table-cell table:formula="of:=COM.MICROSOFT.CONCAT(IFNA(COM.MICROSOFT.CONCAT(CHAR(34);[$intermediate.H16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</table:table-row>
        <table:table-row table:style-name="ro1">
          <table:table-cell/>
          <table:table-cell table:formula="of:=COM.MICROSOFT.CONCAT(IFNA(COM.MICROSOFT.CONCAT(CHAR(34);[$intermediate.H16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</table:table-row>
        <table:table-row table:style-name="ro1">
          <table:table-cell/>
          <table:table-cell table:formula="of:=COM.MICROSOFT.CONCAT(IFNA(COM.MICROSOFT.CONCAT(CHAR(34);[$intermediate.H16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</table:table-row>
        <table:table-row table:style-name="ro1">
          <table:table-cell/>
          <table:table-cell table:formula="of:=COM.MICROSOFT.CONCAT(IFNA(COM.MICROSOFT.CONCAT(CHAR(34);[$intermediate.H16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</table:table-row>
        <table:table-row table:style-name="ro1">
          <table:table-cell/>
          <table:table-cell table:formula="of:=COM.MICROSOFT.CONCAT(IFNA(COM.MICROSOFT.CONCAT(CHAR(34);[$intermediate.H16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</table:table-row>
        <table:table-row table:style-name="ro1">
          <table:table-cell/>
          <table:table-cell table:formula="of:=COM.MICROSOFT.CONCAT(IFNA(COM.MICROSOFT.CONCAT(CHAR(34);[$intermediate.H17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</table:table-row>
        <table:table-row table:style-name="ro1">
          <table:table-cell/>
          <table:table-cell table:formula="of:=COM.MICROSOFT.CONCAT(IFNA(COM.MICROSOFT.CONCAT(CHAR(34);[$intermediate.H17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</table:table-row>
        <table:table-row table:style-name="ro1">
          <table:table-cell/>
          <table:table-cell table:formula="of:=COM.MICROSOFT.CONCAT(IFNA(COM.MICROSOFT.CONCAT(CHAR(34);[$intermediate.H17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</table:table-row>
        <table:table-row table:style-name="ro1">
          <table:table-cell/>
          <table:table-cell table:formula="of:=COM.MICROSOFT.CONCAT(IFNA(COM.MICROSOFT.CONCAT(CHAR(34);[$intermediate.H17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</table:table-row>
        <table:table-row table:style-name="ro1">
          <table:table-cell/>
          <table:table-cell table:formula="of:=COM.MICROSOFT.CONCAT(IFNA(COM.MICROSOFT.CONCAT(CHAR(34);[$intermediate.H17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</table:table-row>
        <table:table-row table:style-name="ro1">
          <table:table-cell/>
          <table:table-cell table:formula="of:=COM.MICROSOFT.CONCAT(IFNA(COM.MICROSOFT.CONCAT(CHAR(34);[$intermediate.H17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</table:table-row>
        <table:table-row table:style-name="ro1">
          <table:table-cell/>
          <table:table-cell table:formula="of:=COM.MICROSOFT.CONCAT(IFNA(COM.MICROSOFT.CONCAT(CHAR(34);[$intermediate.H17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</table:table-row>
        <table:table-row table:style-name="ro1">
          <table:table-cell/>
          <table:table-cell table:formula="of:=COM.MICROSOFT.CONCAT(IFNA(COM.MICROSOFT.CONCAT(CHAR(34);[$intermediate.H17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</table:table-row>
        <table:table-row table:style-name="ro1">
          <table:table-cell/>
          <table:table-cell table:formula="of:=COM.MICROSOFT.CONCAT(IFNA(COM.MICROSOFT.CONCAT(CHAR(34);[$intermediate.H17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</table:table-row>
        <table:table-row table:style-name="ro1">
          <table:table-cell/>
          <table:table-cell table:formula="of:=COM.MICROSOFT.CONCAT(IFNA(COM.MICROSOFT.CONCAT(CHAR(34);[$intermediate.H17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</table:table-row>
        <table:table-row table:style-name="ro1">
          <table:table-cell/>
          <table:table-cell table:formula="of:=COM.MICROSOFT.CONCAT(IFNA(COM.MICROSOFT.CONCAT(CHAR(34);[$intermediate.H18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</table:table-row>
        <table:table-row table:style-name="ro1">
          <table:table-cell/>
          <table:table-cell table:formula="of:=COM.MICROSOFT.CONCAT(IFNA(COM.MICROSOFT.CONCAT(CHAR(34);[$intermediate.H18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</table:table-row>
        <table:table-row table:style-name="ro1">
          <table:table-cell/>
          <table:table-cell table:formula="of:=COM.MICROSOFT.CONCAT(IFNA(COM.MICROSOFT.CONCAT(CHAR(34);[$intermediate.H18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</table:table-row>
        <table:table-row table:style-name="ro1">
          <table:table-cell/>
          <table:table-cell table:formula="of:=COM.MICROSOFT.CONCAT(IFNA(COM.MICROSOFT.CONCAT(CHAR(34);[$intermediate.H18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</table:table-row>
        <table:table-row table:style-name="ro1">
          <table:table-cell/>
          <table:table-cell table:formula="of:=COM.MICROSOFT.CONCAT(IFNA(COM.MICROSOFT.CONCAT(CHAR(34);[$intermediate.H18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</table:table-row>
        <table:table-row table:style-name="ro1">
          <table:table-cell/>
          <table:table-cell table:formula="of:=COM.MICROSOFT.CONCAT(IFNA(COM.MICROSOFT.CONCAT(CHAR(34);[$intermediate.H18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</table:table-row>
        <table:table-row table:style-name="ro1">
          <table:table-cell/>
          <table:table-cell table:formula="of:=COM.MICROSOFT.CONCAT(IFNA(COM.MICROSOFT.CONCAT(CHAR(34);[$intermediate.H18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</table:table-row>
        <table:table-row table:style-name="ro1">
          <table:table-cell/>
          <table:table-cell table:formula="of:=COM.MICROSOFT.CONCAT(IFNA(COM.MICROSOFT.CONCAT(CHAR(34);[$intermediate.H18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</table:table-row>
        <table:table-row table:style-name="ro1">
          <table:table-cell/>
          <table:table-cell table:formula="of:=COM.MICROSOFT.CONCAT(IFNA(COM.MICROSOFT.CONCAT(CHAR(34);[$intermediate.H18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</table:table-row>
        <table:table-row table:style-name="ro1">
          <table:table-cell/>
          <table:table-cell table:formula="of:=COM.MICROSOFT.CONCAT(IFNA(COM.MICROSOFT.CONCAT(CHAR(34);[$intermediate.H18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</table:table-row>
        <table:table-row table:style-name="ro1">
          <table:table-cell/>
          <table:table-cell table:formula="of:=COM.MICROSOFT.CONCAT(IFNA(COM.MICROSOFT.CONCAT(CHAR(34);[$intermediate.H19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</table:table-row>
        <table:table-row table:style-name="ro1">
          <table:table-cell/>
          <table:table-cell table:formula="of:=COM.MICROSOFT.CONCAT(IFNA(COM.MICROSOFT.CONCAT(CHAR(34);[$intermediate.H19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</table:table-row>
        <table:table-row table:style-name="ro1">
          <table:table-cell/>
          <table:table-cell table:formula="of:=COM.MICROSOFT.CONCAT(IFNA(COM.MICROSOFT.CONCAT(CHAR(34);[$intermediate.H19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</table:table-row>
        <table:table-row table:style-name="ro1">
          <table:table-cell/>
          <table:table-cell table:formula="of:=COM.MICROSOFT.CONCAT(IFNA(COM.MICROSOFT.CONCAT(CHAR(34);[$intermediate.H19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</table:table-row>
        <table:table-row table:style-name="ro1">
          <table:table-cell/>
          <table:table-cell table:formula="of:=COM.MICROSOFT.CONCAT(IFNA(COM.MICROSOFT.CONCAT(CHAR(34);[$intermediate.H19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</table:table-row>
        <table:table-row table:style-name="ro1">
          <table:table-cell/>
          <table:table-cell table:formula="of:=COM.MICROSOFT.CONCAT(IFNA(COM.MICROSOFT.CONCAT(CHAR(34);[$intermediate.H19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</table:table-row>
        <table:table-row table:style-name="ro1">
          <table:table-cell/>
          <table:table-cell table:formula="of:=COM.MICROSOFT.CONCAT(IFNA(COM.MICROSOFT.CONCAT(CHAR(34);[$intermediate.H19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</table:table-row>
        <table:table-row table:style-name="ro1">
          <table:table-cell/>
          <table:table-cell table:formula="of:=COM.MICROSOFT.CONCAT(IFNA(COM.MICROSOFT.CONCAT(CHAR(34);[$intermediate.H19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</table:table-row>
        <table:table-row table:style-name="ro1">
          <table:table-cell/>
          <table:table-cell table:formula="of:=COM.MICROSOFT.CONCAT(IFNA(COM.MICROSOFT.CONCAT(CHAR(34);[$intermediate.H19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</table:table-row>
        <table:table-row table:style-name="ro1">
          <table:table-cell/>
          <table:table-cell table:formula="of:=COM.MICROSOFT.CONCAT(IFNA(COM.MICROSOFT.CONCAT(CHAR(34);[$intermediate.H19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</table:table-row>
        <table:table-row table:style-name="ro1">
          <table:table-cell/>
          <table:table-cell table:formula="of:=COM.MICROSOFT.CONCAT(IFNA(COM.MICROSOFT.CONCAT(CHAR(34);[$intermediate.H20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</table:table-row>
        <table:table-row table:style-name="ro1">
          <table:table-cell/>
          <table:table-cell table:formula="of:=COM.MICROSOFT.CONCAT(IFNA(COM.MICROSOFT.CONCAT(CHAR(34);[$intermediate.H20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</table:table-row>
        <table:table-row table:style-name="ro1">
          <table:table-cell/>
          <table:table-cell table:formula="of:=COM.MICROSOFT.CONCAT(IFNA(COM.MICROSOFT.CONCAT(CHAR(34);[$intermediate.H20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</table:table-row>
        <table:table-row table:style-name="ro1">
          <table:table-cell/>
          <table:table-cell table:formula="of:=COM.MICROSOFT.CONCAT(IFNA(COM.MICROSOFT.CONCAT(CHAR(34);[$intermediate.H20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</table:table-row>
        <table:table-row table:style-name="ro1">
          <table:table-cell/>
          <table:table-cell table:formula="of:=COM.MICROSOFT.CONCAT(IFNA(COM.MICROSOFT.CONCAT(CHAR(34);[$intermediate.H20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</table:table-row>
        <table:table-row table:style-name="ro1">
          <table:table-cell/>
          <table:table-cell table:formula="of:=COM.MICROSOFT.CONCAT(IFNA(COM.MICROSOFT.CONCAT(CHAR(34);[$intermediate.H20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</table:table-row>
        <table:table-row table:style-name="ro1">
          <table:table-cell/>
          <table:table-cell table:formula="of:=COM.MICROSOFT.CONCAT(IFNA(COM.MICROSOFT.CONCAT(CHAR(34);[$intermediate.H20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</table:table-row>
        <table:table-row table:style-name="ro1">
          <table:table-cell/>
          <table:table-cell table:formula="of:=COM.MICROSOFT.CONCAT(IFNA(COM.MICROSOFT.CONCAT(CHAR(34);[$intermediate.H20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</table:table-row>
        <table:table-row table:style-name="ro1">
          <table:table-cell/>
          <table:table-cell table:formula="of:=COM.MICROSOFT.CONCAT(IFNA(COM.MICROSOFT.CONCAT(CHAR(34);[$intermediate.H20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</table:table-row>
        <table:table-row table:style-name="ro1">
          <table:table-cell/>
          <table:table-cell table:formula="of:=COM.MICROSOFT.CONCAT(IFNA(COM.MICROSOFT.CONCAT(CHAR(34);[$intermediate.H20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</table:table-row>
        <table:table-row table:style-name="ro1">
          <table:table-cell/>
          <table:table-cell table:formula="of:=COM.MICROSOFT.CONCAT(IFNA(COM.MICROSOFT.CONCAT(CHAR(34);[$intermediate.H2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</table:table-row>
        <table:table-row table:style-name="ro1">
          <table:table-cell/>
          <table:table-cell table:formula="of:=COM.MICROSOFT.CONCAT(IFNA(COM.MICROSOFT.CONCAT(CHAR(34);[$intermediate.H2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</table:table-row>
        <table:table-row table:style-name="ro1">
          <table:table-cell/>
          <table:table-cell table:formula="of:=COM.MICROSOFT.CONCAT(IFNA(COM.MICROSOFT.CONCAT(CHAR(34);[$intermediate.H2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</table:table-row>
        <table:table-row table:style-name="ro1">
          <table:table-cell/>
          <table:table-cell table:formula="of:=COM.MICROSOFT.CONCAT(IFNA(COM.MICROSOFT.CONCAT(CHAR(34);[$intermediate.H2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</table:table-row>
        <table:table-row table:style-name="ro1">
          <table:table-cell/>
          <table:table-cell table:formula="of:=COM.MICROSOFT.CONCAT(IFNA(COM.MICROSOFT.CONCAT(CHAR(34);[$intermediate.H2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</table:table-row>
        <table:table-row table:style-name="ro1">
          <table:table-cell/>
          <table:table-cell table:formula="of:=COM.MICROSOFT.CONCAT(IFNA(COM.MICROSOFT.CONCAT(CHAR(34);[$intermediate.H2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</table:table-row>
        <table:table-row table:style-name="ro1">
          <table:table-cell/>
          <table:table-cell table:formula="of:=COM.MICROSOFT.CONCAT(IFNA(COM.MICROSOFT.CONCAT(CHAR(34);[$intermediate.H2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</table:table-row>
        <table:table-row table:style-name="ro1">
          <table:table-cell/>
          <table:table-cell table:formula="of:=COM.MICROSOFT.CONCAT(IFNA(COM.MICROSOFT.CONCAT(CHAR(34);[$intermediate.H2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</table:table-row>
        <table:table-row table:style-name="ro1">
          <table:table-cell/>
          <table:table-cell table:formula="of:=COM.MICROSOFT.CONCAT(IFNA(COM.MICROSOFT.CONCAT(CHAR(34);[$intermediate.H21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</table:table-row>
        <table:table-row table:style-name="ro1">
          <table:table-cell/>
          <table:table-cell table:formula="of:=COM.MICROSOFT.CONCAT(IFNA(COM.MICROSOFT.CONCAT(CHAR(34);[$intermediate.H21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</table:table-row>
        <table:table-row table:style-name="ro1">
          <table:table-cell/>
          <table:table-cell table:formula="of:=COM.MICROSOFT.CONCAT(IFNA(COM.MICROSOFT.CONCAT(CHAR(34);[$intermediate.H22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</table:table-row>
        <table:table-row table:style-name="ro1">
          <table:table-cell/>
          <table:table-cell table:formula="of:=COM.MICROSOFT.CONCAT(IFNA(COM.MICROSOFT.CONCAT(CHAR(34);[$intermediate.H22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</table:table-row>
        <table:table-row table:style-name="ro1">
          <table:table-cell/>
          <table:table-cell table:formula="of:=COM.MICROSOFT.CONCAT(IFNA(COM.MICROSOFT.CONCAT(CHAR(34);[$intermediate.H22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</table:table-row>
        <table:table-row table:style-name="ro1">
          <table:table-cell/>
          <table:table-cell table:formula="of:=COM.MICROSOFT.CONCAT(IFNA(COM.MICROSOFT.CONCAT(CHAR(34);[$intermediate.H22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</table:table-row>
        <table:table-row table:style-name="ro1">
          <table:table-cell/>
          <table:table-cell table:formula="of:=COM.MICROSOFT.CONCAT(IFNA(COM.MICROSOFT.CONCAT(CHAR(34);[$intermediate.H22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</table:table-row>
        <table:table-row table:style-name="ro1">
          <table:table-cell/>
          <table:table-cell table:formula="of:=COM.MICROSOFT.CONCAT(IFNA(COM.MICROSOFT.CONCAT(CHAR(34);[$intermediate.H22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</table:table-row>
        <table:table-row table:style-name="ro1">
          <table:table-cell/>
          <table:table-cell table:formula="of:=COM.MICROSOFT.CONCAT(IFNA(COM.MICROSOFT.CONCAT(CHAR(34);[$intermediate.H22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</table:table-row>
        <table:table-row table:style-name="ro1">
          <table:table-cell/>
          <table:table-cell table:formula="of:=COM.MICROSOFT.CONCAT(IFNA(COM.MICROSOFT.CONCAT(CHAR(34);[$intermediate.H22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</table:table-row>
        <table:table-row table:style-name="ro1">
          <table:table-cell/>
          <table:table-cell table:formula="of:=COM.MICROSOFT.CONCAT(IFNA(COM.MICROSOFT.CONCAT(CHAR(34);[$intermediate.H22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</table:table-row>
        <table:table-row table:style-name="ro1">
          <table:table-cell/>
          <table:table-cell table:formula="of:=COM.MICROSOFT.CONCAT(IFNA(COM.MICROSOFT.CONCAT(CHAR(34);[$intermediate.H22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</table:table-row>
        <table:table-row table:style-name="ro1">
          <table:table-cell/>
          <table:table-cell table:formula="of:=COM.MICROSOFT.CONCAT(IFNA(COM.MICROSOFT.CONCAT(CHAR(34);[$intermediate.H23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</table:table-row>
        <table:table-row table:style-name="ro1">
          <table:table-cell/>
          <table:table-cell table:formula="of:=COM.MICROSOFT.CONCAT(IFNA(COM.MICROSOFT.CONCAT(CHAR(34);[$intermediate.H23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</table:table-row>
        <table:table-row table:style-name="ro1">
          <table:table-cell/>
          <table:table-cell table:formula="of:=COM.MICROSOFT.CONCAT(IFNA(COM.MICROSOFT.CONCAT(CHAR(34);[$intermediate.H23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</table:table-row>
        <table:table-row table:style-name="ro1">
          <table:table-cell/>
          <table:table-cell table:formula="of:=COM.MICROSOFT.CONCAT(IFNA(COM.MICROSOFT.CONCAT(CHAR(34);[$intermediate.H23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</table:table-row>
        <table:table-row table:style-name="ro1">
          <table:table-cell/>
          <table:table-cell table:formula="of:=COM.MICROSOFT.CONCAT(IFNA(COM.MICROSOFT.CONCAT(CHAR(34);[$intermediate.H23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</table:table-row>
        <table:table-row table:style-name="ro1">
          <table:table-cell/>
          <table:table-cell table:formula="of:=COM.MICROSOFT.CONCAT(IFNA(COM.MICROSOFT.CONCAT(CHAR(34);[$intermediate.H23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</table:table-row>
        <table:table-row table:style-name="ro1">
          <table:table-cell/>
          <table:table-cell table:formula="of:=COM.MICROSOFT.CONCAT(IFNA(COM.MICROSOFT.CONCAT(CHAR(34);[$intermediate.H2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</table:table-row>
        <table:table-row table:style-name="ro1">
          <table:table-cell/>
          <table:table-cell table:formula="of:=COM.MICROSOFT.CONCAT(IFNA(COM.MICROSOFT.CONCAT(CHAR(34);[$intermediate.H2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</table:table-row>
        <table:table-row table:style-name="ro1">
          <table:table-cell/>
          <table:table-cell table:formula="of:=COM.MICROSOFT.CONCAT(IFNA(COM.MICROSOFT.CONCAT(CHAR(34);[$intermediate.H2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</table:table-row>
        <table:table-row table:style-name="ro1">
          <table:table-cell/>
          <table:table-cell table:formula="of:=COM.MICROSOFT.CONCAT(IFNA(COM.MICROSOFT.CONCAT(CHAR(34);[$intermediate.H2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</table:table-row>
        <table:table-row table:style-name="ro1">
          <table:table-cell/>
          <table:table-cell table:formula="of:=COM.MICROSOFT.CONCAT(IFNA(COM.MICROSOFT.CONCAT(CHAR(34);[$intermediate.H2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</table:table-row>
        <table:table-row table:style-name="ro1">
          <table:table-cell/>
          <table:table-cell table:formula="of:=COM.MICROSOFT.CONCAT(IFNA(COM.MICROSOFT.CONCAT(CHAR(34);[$intermediate.H2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</table:table-row>
        <table:table-row table:style-name="ro1">
          <table:table-cell/>
          <table:table-cell table:formula="of:=COM.MICROSOFT.CONCAT(IFNA(COM.MICROSOFT.CONCAT(CHAR(34);[$intermediate.H2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</table:table-row>
        <table:table-row table:style-name="ro1">
          <table:table-cell/>
          <table:table-cell table:formula="of:=COM.MICROSOFT.CONCAT(IFNA(COM.MICROSOFT.CONCAT(CHAR(34);[$intermediate.H2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</table:table-row>
        <table:table-row table:style-name="ro1">
          <table:table-cell/>
          <table:table-cell table:formula="of:=COM.MICROSOFT.CONCAT(IFNA(COM.MICROSOFT.CONCAT(CHAR(34);[$intermediate.H2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</table:table-row>
        <table:table-row table:style-name="ro1">
          <table:table-cell/>
          <table:table-cell table:formula="of:=COM.MICROSOFT.CONCAT(IFNA(COM.MICROSOFT.CONCAT(CHAR(34);[$intermediate.H2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</table:table-row>
        <table:table-row table:style-name="ro1">
          <table:table-cell/>
          <table:table-cell table:formula="of:=COM.MICROSOFT.CONCAT(IFNA(COM.MICROSOFT.CONCAT(CHAR(34);[$intermediate.H2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</table:table-row>
        <table:table-row table:style-name="ro1">
          <table:table-cell/>
          <table:table-cell table:formula="of:=COM.MICROSOFT.CONCAT(IFNA(COM.MICROSOFT.CONCAT(CHAR(34);[$intermediate.H2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</table:table-row>
        <table:table-row table:style-name="ro1">
          <table:table-cell/>
          <table:table-cell table:formula="of:=COM.MICROSOFT.CONCAT(IFNA(COM.MICROSOFT.CONCAT(CHAR(34);[$intermediate.H2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</table:table-row>
        <table:table-row table:style-name="ro1">
          <table:table-cell/>
          <table:table-cell table:formula="of:=COM.MICROSOFT.CONCAT(IFNA(COM.MICROSOFT.CONCAT(CHAR(34);[$intermediate.H2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</table:table-row>
        <table:table-row table:style-name="ro1">
          <table:table-cell/>
          <table:table-cell table:formula="of:=COM.MICROSOFT.CONCAT(IFNA(COM.MICROSOFT.CONCAT(CHAR(34);[$intermediate.H2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</table:table-row>
        <table:table-row table:style-name="ro1">
          <table:table-cell/>
          <table:table-cell table:formula="of:=COM.MICROSOFT.CONCAT(IFNA(COM.MICROSOFT.CONCAT(CHAR(34);[$intermediate.H2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</table:table-row>
        <table:table-row table:style-name="ro1">
          <table:table-cell/>
          <table:table-cell table:formula="of:=COM.MICROSOFT.CONCAT(IFNA(COM.MICROSOFT.CONCAT(CHAR(34);[$intermediate.H2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</table:table-row>
        <table:table-row table:style-name="ro1">
          <table:table-cell/>
          <table:table-cell table:formula="of:=COM.MICROSOFT.CONCAT(IFNA(COM.MICROSOFT.CONCAT(CHAR(34);[$intermediate.H2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</table:table-row>
        <table:table-row table:style-name="ro1">
          <table:table-cell/>
          <table:table-cell table:formula="of:=COM.MICROSOFT.CONCAT(IFNA(COM.MICROSOFT.CONCAT(CHAR(34);[$intermediate.H2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</table:table-row>
        <table:table-row table:style-name="ro1">
          <table:table-cell/>
          <table:table-cell table:formula="of:=COM.MICROSOFT.CONCAT(IFNA(COM.MICROSOFT.CONCAT(CHAR(34);[$intermediate.H2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</table:table-row>
        <table:table-row table:style-name="ro1">
          <table:table-cell/>
          <table:table-cell table:formula="of:=COM.MICROSOFT.CONCAT(IFNA(COM.MICROSOFT.CONCAT(CHAR(34);[$intermediate.H256];CHAR(34));&quot;rsvd&quot;);&quot;,&quot;)" office:value-type="string" office:string-value="&quot;Empty&quot;," calcext:value-type="string">
            <text:p>"Empty",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" number:title="User-defined">
      <number:number number:decimal-places="0" number:min-decimal-places="0" number:min-integer-digits="2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10">00/00/0000</text:date></text:span><text:span text:style-name="MT1">, </text:span><text:span text:style-name="MT1"><text:time style:data-style-name="N2" text:time-value="10:24:30.543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arrett </meta:initial-creator>
    <meta:creation-date>2021-03-03T12:47:27.602738501</meta:creation-date>
    <dc:date>2022-06-10T13:18:03.268000000</dc:date>
    <meta:editing-duration>PT8H29M35S</meta:editing-duration>
    <meta:editing-cycles>13</meta:editing-cycles>
    <meta:generator>LibreOffice/7.1.3.2$Windows_X86_64 LibreOffice_project/47f78053abe362b9384784d31a6e56f8511eb1c1</meta:generator>
    <meta:document-statistic meta:table-count="5" meta:cell-count="3278" meta:object-count="0"/>
  </office:meta>
</office:document-meta>
</file>